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Absatz-Standardschriftart" style:family="text">
      <style:text-properties fo:background-color="#FFFF00"/>
    </style:style>
    <style:style style:name="P3" style:parent-style-name="PreformattedText" style:family="paragraph">
      <style:text-properties fo:background-color="#00FF00"/>
    </style:style>
    <style:style style:name="P4" style:parent-style-name="PreformattedText" style:family="paragraph">
      <style:text-properties fo:background-color="#00FF00"/>
    </style:style>
    <style:style style:name="P5" style:parent-style-name="PreformattedText" style:family="paragraph">
      <style:text-properties fo:background-color="#00FF00"/>
    </style:style>
    <style:style style:name="P6" style:parent-style-name="PreformattedText" style:family="paragraph">
      <style:text-properties fo:background-color="#00FF00"/>
    </style:style>
    <style:style style:name="T7" style:parent-style-name="Absatz-Standardschriftart" style:family="text">
      <style:text-properties fo:background-color="#00FF00"/>
    </style:style>
    <style:style style:name="P8" style:parent-style-name="PreformattedText" style:family="paragraph">
      <style:paragraph-properties fo:break-before="page"/>
    </style:style>
    <style:style style:name="T9" style:parent-style-name="Absatz-Standardschriftart" style:family="text">
      <style:text-properties fo:background-color="#FFFF00"/>
    </style:style>
    <style:style style:name="T10" style:parent-style-name="Absatz-Standardschriftart" style:family="text">
      <style:text-properties fo:background-color="#00FFFF"/>
    </style:style>
    <style:style style:name="T11" style:parent-style-name="Absatz-Standardschriftart" style:family="text">
      <style:text-properties style:font-name="MS Gothic" style:font-name-asian="MS Gothic"/>
    </style:style>
    <style:style style:name="T12" style:parent-style-name="Absatz-Standardschriftart" style:family="text">
      <style:text-properties style:font-name="MS Gothic" style:font-name-asian="MS Gothic"/>
    </style:style>
    <style:style style:name="P13" style:parent-style-name="PreformattedText" style:family="paragraph">
      <style:paragraph-properties fo:break-before="page"/>
    </style:style>
    <style:style style:name="T14" style:parent-style-name="Absatz-Standardschriftart" style:family="text">
      <style:text-properties fo:background-color="#FFFF00"/>
    </style:style>
    <style:style style:name="T15" style:parent-style-name="Absatz-Standardschriftart" style:family="text">
      <style:text-properties fo:background-color="#00FFFF"/>
    </style:style>
    <style:style style:name="P16" style:parent-style-name="PreformattedText" style:family="paragraph">
      <style:paragraph-properties fo:break-before="page"/>
    </style:style>
    <style:style style:name="T17" style:parent-style-name="Absatz-Standardschriftart" style:family="text">
      <style:text-properties fo:background-color="#FFFF00"/>
    </style:style>
    <style:style style:name="T18" style:parent-style-name="Absatz-Standardschriftart" style:family="text">
      <style:text-properties style:font-name="MS Gothic" style:font-name-asian="MS Gothic"/>
    </style:style>
    <style:style style:name="P19" style:parent-style-name="PreformattedText" style:family="paragraph">
      <style:text-properties fo:background-color="#00FF00"/>
    </style:style>
    <style:style style:name="P20" style:parent-style-name="PreformattedText" style:family="paragraph">
      <style:text-properties fo:background-color="#00FF00"/>
    </style:style>
    <style:style style:name="P21" style:parent-style-name="PreformattedText" style:family="paragraph">
      <style:text-properties fo:background-color="#00FF00"/>
    </style:style>
    <style:style style:name="P22" style:parent-style-name="PreformattedText" style:family="paragraph">
      <style:text-properties fo:background-color="#00FF00"/>
    </style:style>
    <style:style style:name="P23" style:parent-style-name="PreformattedText" style:family="paragraph">
      <style:text-properties fo:background-color="#00FF00"/>
    </style:style>
    <style:style style:name="P24" style:parent-style-name="PreformattedText" style:family="paragraph">
      <style:text-properties fo:background-color="#00FF00"/>
    </style:style>
    <style:style style:name="T25" style:parent-style-name="Absatz-Standardschriftart" style:family="text">
      <style:text-properties fo:background-color="#00FF00"/>
    </style:style>
    <style:style style:name="T26" style:parent-style-name="Absatz-Standardschriftart" style:family="text">
      <style:text-properties fo:background-color="#00FFFF"/>
    </style:style>
    <style:style style:name="T27" style:parent-style-name="Absatz-Standardschriftart" style:family="text">
      <style:text-properties style:font-name="MS Gothic" style:font-name-asian="MS Gothic"/>
    </style:style>
    <style:style style:name="P28" style:parent-style-name="PreformattedText" style:family="paragraph">
      <style:paragraph-properties fo:break-before="page"/>
    </style:style>
    <style:style style:name="T29" style:parent-style-name="Absatz-Standardschriftart" style:family="text">
      <style:text-properties fo:background-color="#FFFF00"/>
    </style:style>
    <style:style style:name="T30" style:parent-style-name="Absatz-Standardschriftart" style:family="text">
      <style:text-properties style:font-name="MS Gothic" style:font-name-asian="MS Gothic"/>
    </style:style>
    <style:style style:name="T31" style:parent-style-name="Absatz-Standardschriftart" style:family="text">
      <style:text-properties fo:background-color="#00FFFF"/>
    </style:style>
    <style:style style:name="T32" style:parent-style-name="Absatz-Standardschriftart" style:family="text">
      <style:text-properties style:font-name="MS Gothic" style:font-name-asian="MS Gothic"/>
    </style:style>
    <style:style style:name="T33" style:parent-style-name="Absatz-Standardschriftart" style:family="text">
      <style:text-properties style:font-name="MS Gothic" style:font-name-asian="MS Gothic"/>
    </style:style>
    <style:style style:name="T34" style:parent-style-name="Absatz-Standardschriftart" style:family="text">
      <style:text-properties fo:background-color="#00FFFF"/>
    </style:style>
    <style:style style:name="T35" style:parent-style-name="Absatz-Standardschriftart" style:family="text">
      <style:text-properties style:font-name="MS Gothic" style:font-name-asian="MS Gothic"/>
    </style:style>
    <style:style style:name="T36" style:parent-style-name="Absatz-Standardschriftart" style:family="text">
      <style:text-properties style:font-name="MS Gothic" style:font-name-asian="MS Gothic"/>
    </style:style>
    <style:style style:name="T37" style:parent-style-name="Absatz-Standardschriftart" style:family="text">
      <style:text-properties fo:background-color="#00FFFF"/>
    </style:style>
    <style:style style:name="P38" style:parent-style-name="PreformattedText" style:family="paragraph">
      <style:paragraph-properties fo:break-before="page"/>
    </style:style>
    <style:style style:name="T39" style:parent-style-name="Absatz-Standardschriftart" style:family="text">
      <style:text-properties fo:background-color="#FFFF00"/>
    </style:style>
    <style:style style:name="T40" style:parent-style-name="Absatz-Standardschriftart" style:family="text">
      <style:text-properties style:font-name="MS Gothic" style:font-name-asian="MS Gothic"/>
    </style:style>
    <style:style style:name="T41" style:parent-style-name="Absatz-Standardschriftart" style:family="text">
      <style:text-properties fo:background-color="#00FFFF"/>
    </style:style>
    <style:style style:name="T42" style:parent-style-name="Absatz-Standardschriftart" style:family="text">
      <style:text-properties style:font-name="MS Gothic" style:font-name-asian="MS Gothic"/>
    </style:style>
    <style:style style:name="T43" style:parent-style-name="Absatz-Standardschriftart" style:family="text">
      <style:text-properties style:font-name="MS Gothic" style:font-name-asian="MS Gothic"/>
    </style:style>
    <style:style style:name="P44" style:parent-style-name="PreformattedText" style:family="paragraph">
      <style:text-properties fo:background-color="#00FF00"/>
    </style:style>
    <style:style style:name="P45" style:parent-style-name="PreformattedText" style:family="paragraph">
      <style:text-properties fo:background-color="#00FF00"/>
    </style:style>
    <style:style style:name="P46" style:parent-style-name="PreformattedText" style:family="paragraph">
      <style:text-properties fo:background-color="#00FF00"/>
    </style:style>
    <style:style style:name="P47" style:parent-style-name="PreformattedText" style:family="paragraph">
      <style:text-properties fo:background-color="#00FF00"/>
    </style:style>
    <style:style style:name="T48" style:parent-style-name="Absatz-Standardschriftart" style:family="text">
      <style:text-properties fo:background-color="#00FF00"/>
    </style:style>
    <style:style style:name="P49" style:parent-style-name="PreformattedText" style:family="paragraph">
      <style:paragraph-properties fo:break-before="page"/>
    </style:style>
    <style:style style:name="T50" style:parent-style-name="Absatz-Standardschriftart" style:family="text">
      <style:text-properties fo:background-color="#FFFF00"/>
    </style:style>
    <style:style style:name="T51" style:parent-style-name="Absatz-Standardschriftart" style:family="text">
      <style:text-properties fo:background-color="#00FFFF"/>
    </style:style>
    <style:style style:name="T52" style:parent-style-name="Absatz-Standardschriftart" style:family="text">
      <style:text-properties style:font-name="MS Gothic" style:font-name-asian="MS Gothic"/>
    </style:style>
    <style:style style:name="P53" style:parent-style-name="PreformattedText" style:family="paragraph">
      <style:paragraph-properties fo:break-before="page"/>
    </style:style>
    <style:style style:name="T54" style:parent-style-name="Absatz-Standardschriftart" style:family="text">
      <style:text-properties fo:background-color="#FFFF00"/>
    </style:style>
    <style:style style:name="P55" style:parent-style-name="PreformattedText" style:family="paragraph">
      <style:text-properties fo:background-color="#00FF00"/>
    </style:style>
    <style:style style:name="P56" style:parent-style-name="PreformattedText" style:family="paragraph">
      <style:text-properties fo:background-color="#00FF00"/>
    </style:style>
    <style:style style:name="P57" style:parent-style-name="PreformattedText" style:family="paragraph">
      <style:text-properties fo:background-color="#00FF00"/>
    </style:style>
    <style:style style:name="P58" style:parent-style-name="PreformattedText" style:family="paragraph">
      <style:text-properties fo:background-color="#00FF00"/>
    </style:style>
    <style:style style:name="T59" style:parent-style-name="Absatz-Standardschriftart" style:family="text">
      <style:text-properties fo:background-color="#00FF00"/>
    </style:style>
    <style:style style:name="P60" style:parent-style-name="PreformattedText" style:family="paragraph">
      <style:paragraph-properties fo:break-before="page"/>
    </style:style>
    <style:style style:name="T61" style:parent-style-name="Absatz-Standardschriftart" style:family="text">
      <style:text-properties fo:background-color="#FFFF00"/>
    </style:style>
    <style:style style:name="T62" style:parent-style-name="Absatz-Standardschriftart" style:family="text">
      <style:text-properties fo:background-color="#00FFFF"/>
    </style:style>
    <style:style style:name="T63" style:parent-style-name="Absatz-Standardschriftart" style:family="text">
      <style:text-properties style:font-name="MS Gothic" style:font-name-asian="MS Gothic"/>
    </style:style>
    <style:style style:name="P64" style:parent-style-name="PreformattedText" style:family="paragraph">
      <style:paragraph-properties fo:break-before="page"/>
    </style:style>
    <style:style style:name="T65" style:parent-style-name="Absatz-Standardschriftart" style:family="text">
      <style:text-properties fo:background-color="#FFFF00"/>
    </style:style>
    <style:style style:name="P66" style:parent-style-name="PreformattedText" style:family="paragraph">
      <style:text-properties fo:background-color="#00FF00"/>
    </style:style>
    <style:style style:name="P67" style:parent-style-name="PreformattedText" style:family="paragraph">
      <style:text-properties fo:background-color="#00FF00"/>
    </style:style>
    <style:style style:name="P68" style:parent-style-name="PreformattedText" style:family="paragraph">
      <style:text-properties fo:background-color="#00FF00"/>
    </style:style>
    <style:style style:name="P69" style:parent-style-name="PreformattedText" style:family="paragraph">
      <style:text-properties fo:background-color="#00FF00"/>
    </style:style>
    <style:style style:name="P70" style:parent-style-name="PreformattedText" style:family="paragraph">
      <style:text-properties fo:background-color="#00FF00"/>
    </style:style>
    <style:style style:name="P71" style:parent-style-name="PreformattedText" style:family="paragraph">
      <style:text-properties fo:background-color="#00FF00"/>
    </style:style>
    <style:style style:name="T72" style:parent-style-name="Absatz-Standardschriftart" style:family="text">
      <style:text-properties fo:background-color="#00FF00"/>
    </style:style>
    <style:style style:name="P73" style:parent-style-name="PreformattedText" style:family="paragraph">
      <style:paragraph-properties fo:break-before="page"/>
    </style:style>
    <style:style style:name="T74" style:parent-style-name="Absatz-Standardschriftart" style:family="text">
      <style:text-properties fo:background-color="#FFFF00"/>
    </style:style>
    <style:style style:name="P75" style:parent-style-name="PreformattedText" style:family="paragraph">
      <style:paragraph-properties fo:break-before="page"/>
    </style:style>
    <style:style style:name="T76" style:parent-style-name="Absatz-Standardschriftart" style:family="text">
      <style:text-properties fo:background-color="#FFFF00"/>
    </style:style>
    <style:style style:name="P77" style:parent-style-name="PreformattedText" style:family="paragraph">
      <style:text-properties fo:background-color="#00FF00"/>
    </style:style>
    <style:style style:name="P78" style:parent-style-name="PreformattedText" style:family="paragraph">
      <style:text-properties fo:background-color="#00FF00"/>
    </style:style>
    <style:style style:name="P79" style:parent-style-name="PreformattedText" style:family="paragraph">
      <style:text-properties fo:background-color="#00FF00"/>
    </style:style>
    <style:style style:name="P80" style:parent-style-name="PreformattedText" style:family="paragraph">
      <style:text-properties fo:background-color="#00FF00"/>
    </style:style>
    <style:style style:name="P81" style:parent-style-name="PreformattedText" style:family="paragraph">
      <style:text-properties fo:background-color="#00FF00"/>
    </style:style>
    <style:style style:name="P82" style:parent-style-name="PreformattedText" style:family="paragraph">
      <style:text-properties fo:background-color="#00FF00"/>
    </style:style>
    <style:style style:name="T83" style:parent-style-name="Absatz-Standardschriftart" style:family="text">
      <style:text-properties fo:background-color="#00FF00"/>
    </style:style>
    <style:style style:name="P84" style:parent-style-name="PreformattedText" style:family="paragraph">
      <style:paragraph-properties fo:break-before="page"/>
    </style:style>
    <style:style style:name="T85" style:parent-style-name="Absatz-Standardschriftart" style:family="text">
      <style:text-properties fo:background-color="#FFFF00"/>
    </style:style>
    <style:style style:name="T86" style:parent-style-name="Absatz-Standardschriftart" style:family="text">
      <style:text-properties fo:background-color="#00FFFF"/>
    </style:style>
    <style:style style:name="P87" style:parent-style-name="PreformattedText" style:family="paragraph">
      <style:paragraph-properties fo:break-before="page"/>
    </style:style>
    <style:style style:name="T88" style:parent-style-name="Absatz-Standardschriftart" style:family="text">
      <style:text-properties fo:background-color="#FFFF00"/>
    </style:style>
    <style:style style:name="P89" style:parent-style-name="PreformattedText" style:family="paragraph">
      <style:text-properties fo:background-color="#00FF00"/>
    </style:style>
    <style:style style:name="P90" style:parent-style-name="PreformattedText" style:family="paragraph">
      <style:text-properties fo:background-color="#00FF00"/>
    </style:style>
    <style:style style:name="P91" style:parent-style-name="PreformattedText" style:family="paragraph">
      <style:text-properties fo:background-color="#00FF00"/>
    </style:style>
    <style:style style:name="P92" style:parent-style-name="PreformattedText" style:family="paragraph">
      <style:text-properties fo:background-color="#00FF00"/>
    </style:style>
    <style:style style:name="T93" style:parent-style-name="Absatz-Standardschriftart" style:family="text">
      <style:text-properties fo:background-color="#00FF00"/>
    </style:style>
    <style:style style:name="P94" style:parent-style-name="PreformattedText" style:family="paragraph">
      <style:paragraph-properties fo:break-before="page"/>
    </style:style>
    <style:style style:name="T95" style:parent-style-name="Absatz-Standardschriftart" style:family="text">
      <style:text-properties fo:background-color="#00FFFF"/>
    </style:style>
    <style:style style:name="P96" style:parent-style-name="PreformattedText" style:family="paragraph">
      <style:paragraph-properties fo:break-before="page"/>
    </style:style>
    <style:style style:name="T97" style:parent-style-name="Absatz-Standardschriftart" style:family="text">
      <style:text-properties fo:background-color="#FFFF00"/>
    </style:style>
    <style:style style:name="T98" style:parent-style-name="Absatz-Standardschriftart" style:family="text">
      <style:text-properties fo:background-color="#00FFFF"/>
    </style:style>
    <style:style style:name="P99" style:parent-style-name="PreformattedText" style:family="paragraph">
      <style:text-properties fo:background-color="#00FF00"/>
    </style:style>
    <style:style style:name="P100" style:parent-style-name="PreformattedText" style:family="paragraph">
      <style:text-properties fo:background-color="#00FF00"/>
    </style:style>
    <style:style style:name="P101" style:parent-style-name="PreformattedText" style:family="paragraph">
      <style:text-properties fo:background-color="#00FF00"/>
    </style:style>
    <style:style style:name="P102" style:parent-style-name="PreformattedText" style:family="paragraph">
      <style:text-properties fo:background-color="#00FF00"/>
    </style:style>
    <style:style style:name="T103" style:parent-style-name="Absatz-Standardschriftart" style:family="text">
      <style:text-properties fo:background-color="#00FF00"/>
    </style:style>
    <style:style style:name="P104" style:parent-style-name="PreformattedText" style:family="paragraph">
      <style:paragraph-properties fo:break-before="page"/>
    </style:style>
    <style:style style:name="T105" style:parent-style-name="Absatz-Standardschriftart" style:family="text">
      <style:text-properties fo:background-color="#FFFF00"/>
    </style:style>
    <style:style style:name="T106" style:parent-style-name="Absatz-Standardschriftart" style:family="text">
      <style:text-properties style:font-name="MS Gothic" style:font-name-asian="MS Gothic"/>
    </style:style>
    <style:style style:name="P107" style:parent-style-name="PreformattedText" style:family="paragraph">
      <style:paragraph-properties fo:break-before="page"/>
    </style:style>
    <style:style style:name="T108" style:parent-style-name="Absatz-Standardschriftart" style:family="text">
      <style:text-properties fo:background-color="#FFFF00"/>
    </style:style>
    <style:style style:name="P109" style:parent-style-name="PreformattedText" style:family="paragraph">
      <style:paragraph-properties fo:break-before="page"/>
    </style:style>
    <style:style style:name="T110" style:parent-style-name="Absatz-Standardschriftart" style:family="text">
      <style:text-properties fo:background-color="#FFFF00"/>
    </style:style>
    <style:style style:name="P111" style:parent-style-name="PreformattedText" style:family="paragraph">
      <style:text-properties fo:background-color="#00FF00"/>
    </style:style>
    <style:style style:name="P112" style:parent-style-name="PreformattedText" style:family="paragraph">
      <style:text-properties fo:background-color="#00FF00"/>
    </style:style>
    <style:style style:name="P113" style:parent-style-name="PreformattedText" style:family="paragraph">
      <style:text-properties fo:background-color="#00FF00"/>
    </style:style>
    <style:style style:name="P114" style:parent-style-name="PreformattedText" style:family="paragraph">
      <style:text-properties fo:background-color="#00FF00"/>
    </style:style>
    <style:style style:name="T115" style:parent-style-name="Absatz-Standardschriftart" style:family="text">
      <style:text-properties fo:background-color="#00FF00"/>
    </style:style>
    <style:style style:name="P116" style:parent-style-name="PreformattedText" style:family="paragraph">
      <style:paragraph-properties fo:break-before="page"/>
    </style:style>
    <style:style style:name="T117" style:parent-style-name="Absatz-Standardschriftart" style:family="text">
      <style:text-properties fo:background-color="#FFFF00"/>
    </style:style>
    <style:style style:name="P118" style:parent-style-name="PreformattedText" style:family="paragraph">
      <style:paragraph-properties fo:break-before="page"/>
    </style:style>
    <style:style style:name="T119" style:parent-style-name="Absatz-Standardschriftart" style:family="text">
      <style:text-properties fo:background-color="#FFFF00"/>
    </style:style>
    <style:style style:name="T120" style:parent-style-name="Absatz-Standardschriftart" style:family="text">
      <style:text-properties fo:background-color="#00FFFF"/>
    </style:style>
    <style:style style:name="P121" style:parent-style-name="PreformattedText" style:family="paragraph">
      <style:paragraph-properties fo:break-before="page"/>
    </style:style>
    <style:style style:name="T122" style:parent-style-name="Absatz-Standardschriftart" style:family="text">
      <style:text-properties fo:background-color="#FFFF00"/>
    </style:style>
    <style:style style:name="T123" style:parent-style-name="Absatz-Standardschriftart" style:family="text">
      <style:text-properties style:font-name="MS Gothic" style:font-name-asian="MS Gothic"/>
    </style:style>
    <style:style style:name="T124" style:parent-style-name="Absatz-Standardschriftart" style:family="text">
      <style:text-properties fo:background-color="#00FFFF"/>
    </style:style>
    <style:style style:name="P125" style:parent-style-name="PreformattedText" style:family="paragraph">
      <style:text-properties fo:background-color="#00FF00"/>
    </style:style>
    <style:style style:name="P126" style:parent-style-name="PreformattedText" style:family="paragraph">
      <style:text-properties fo:background-color="#00FF00"/>
    </style:style>
    <style:style style:name="P127" style:parent-style-name="PreformattedText" style:family="paragraph">
      <style:text-properties fo:background-color="#00FF00"/>
    </style:style>
    <style:style style:name="P128" style:parent-style-name="PreformattedText" style:family="paragraph">
      <style:text-properties fo:background-color="#00FF00"/>
    </style:style>
    <style:style style:name="T129" style:parent-style-name="Absatz-Standardschriftart" style:family="text">
      <style:text-properties fo:background-color="#00FF00"/>
    </style:style>
    <style:style style:name="P130" style:parent-style-name="PreformattedText" style:family="paragraph">
      <style:paragraph-properties fo:break-before="page"/>
    </style:style>
    <style:style style:name="T131" style:parent-style-name="Absatz-Standardschriftart" style:family="text">
      <style:text-properties fo:background-color="#FFFF00"/>
    </style:style>
    <style:style style:name="T132" style:parent-style-name="Absatz-Standardschriftart" style:family="text">
      <style:text-properties fo:background-color="#00FFFF"/>
    </style:style>
    <style:style style:name="P133" style:parent-style-name="PreformattedText" style:family="paragraph">
      <style:paragraph-properties fo:break-before="page"/>
    </style:style>
    <style:style style:name="T134" style:parent-style-name="Absatz-Standardschriftart" style:family="text">
      <style:text-properties fo:background-color="#FFFF00"/>
    </style:style>
    <style:style style:name="T135" style:parent-style-name="Absatz-Standardschriftart" style:family="text">
      <style:text-properties style:font-name="MS Gothic" style:font-name-asian="MS Gothic"/>
    </style:style>
    <style:style style:name="T136" style:parent-style-name="Absatz-Standardschriftart" style:family="text">
      <style:text-properties fo:background-color="#00FFFF"/>
    </style:style>
    <style:style style:name="T137" style:parent-style-name="Absatz-Standardschriftart" style:family="text">
      <style:text-properties style:font-name="MS Gothic" style:font-name-asian="MS Gothic"/>
    </style:style>
    <style:style style:name="P138" style:parent-style-name="PreformattedText" style:family="paragraph">
      <style:text-properties fo:background-color="#00FF00"/>
    </style:style>
    <style:style style:name="P139" style:parent-style-name="PreformattedText" style:family="paragraph">
      <style:text-properties fo:background-color="#00FF00"/>
    </style:style>
    <style:style style:name="P140" style:parent-style-name="PreformattedText" style:family="paragraph">
      <style:text-properties fo:background-color="#00FF00"/>
    </style:style>
    <style:style style:name="P141" style:parent-style-name="PreformattedText" style:family="paragraph">
      <style:text-properties fo:background-color="#00FF00"/>
    </style:style>
    <style:style style:name="T142" style:parent-style-name="Absatz-Standardschriftart" style:family="text">
      <style:text-properties fo:background-color="#00FF00"/>
    </style:style>
    <style:style style:name="P143" style:parent-style-name="PreformattedText" style:family="paragraph">
      <style:paragraph-properties fo:break-before="page"/>
    </style:style>
    <style:style style:name="T144" style:parent-style-name="Absatz-Standardschriftart" style:family="text">
      <style:text-properties fo:background-color="#FFFF00"/>
    </style:style>
    <style:style style:name="P145" style:parent-style-name="PreformattedText" style:family="paragraph">
      <style:paragraph-properties fo:break-before="page"/>
    </style:style>
    <style:style style:name="T146" style:parent-style-name="Absatz-Standardschriftart" style:family="text">
      <style:text-properties fo:background-color="#FFFF00"/>
    </style:style>
    <style:style style:name="P147" style:parent-style-name="PreformattedText" style:family="paragraph">
      <style:paragraph-properties fo:break-before="page"/>
    </style:style>
    <style:style style:name="T148" style:parent-style-name="Absatz-Standardschriftart" style:family="text">
      <style:text-properties fo:background-color="#FFFF00"/>
    </style:style>
    <style:style style:name="P149" style:parent-style-name="PreformattedText" style:family="paragraph">
      <style:text-properties fo:background-color="#00FF00"/>
    </style:style>
    <style:style style:name="P150" style:parent-style-name="PreformattedText" style:family="paragraph">
      <style:text-properties fo:background-color="#00FF00"/>
    </style:style>
    <style:style style:name="P151" style:parent-style-name="PreformattedText" style:family="paragraph">
      <style:text-properties fo:background-color="#00FF00"/>
    </style:style>
    <style:style style:name="P152" style:parent-style-name="PreformattedText" style:family="paragraph">
      <style:text-properties fo:background-color="#00FF00"/>
    </style:style>
    <style:style style:name="T153" style:parent-style-name="Absatz-Standardschriftart" style:family="text">
      <style:text-properties fo:background-color="#00FF00"/>
    </style:style>
    <style:style style:name="T154" style:parent-style-name="Absatz-Standardschriftart" style:family="text">
      <style:text-properties fo:background-color="#00FFFF"/>
    </style:style>
    <style:style style:name="T155" style:parent-style-name="Absatz-Standardschriftart" style:family="text">
      <style:text-properties style:font-name="MS Gothic" style:font-name-asian="MS Gothic"/>
    </style:style>
    <style:style style:name="P156" style:parent-style-name="PreformattedText" style:family="paragraph">
      <style:paragraph-properties fo:break-before="page"/>
    </style:style>
    <style:style style:name="T157" style:parent-style-name="Absatz-Standardschriftart" style:family="text">
      <style:text-properties fo:background-color="#FFFF00"/>
    </style:style>
    <style:style style:name="T158" style:parent-style-name="Absatz-Standardschriftart" style:family="text">
      <style:text-properties fo:background-color="#00FFFF"/>
    </style:style>
    <style:style style:name="P159" style:parent-style-name="PreformattedText" style:family="paragraph">
      <style:paragraph-properties fo:break-before="page"/>
    </style:style>
    <style:style style:name="T160" style:parent-style-name="Absatz-Standardschriftart" style:family="text">
      <style:text-properties fo:background-color="#FFFF00"/>
    </style:style>
    <style:style style:name="T161" style:parent-style-name="Absatz-Standardschriftart" style:family="text">
      <style:text-properties style:font-name="MS Gothic" style:font-name-asian="MS Gothic"/>
    </style:style>
    <style:style style:name="T162" style:parent-style-name="Absatz-Standardschriftart" style:family="text">
      <style:text-properties fo:background-color="#00FFFF"/>
    </style:style>
    <style:style style:name="T163" style:parent-style-name="Absatz-Standardschriftart" style:family="text">
      <style:text-properties fo:background-color="#00FFFF"/>
    </style:style>
    <style:style style:name="T164" style:parent-style-name="Absatz-Standardschriftart" style:family="text">
      <style:text-properties fo:background-color="#00FFFF"/>
    </style:style>
    <style:style style:name="T165" style:parent-style-name="Absatz-Standardschriftart" style:family="text">
      <style:text-properties style:font-name="MS Gothic" style:font-name-asian="MS Gothic"/>
    </style:style>
    <style:style style:name="T166" style:parent-style-name="Absatz-Standardschriftart" style:family="text">
      <style:text-properties style:font-name="MS Gothic" style:font-name-asian="MS Gothic"/>
    </style:style>
    <style:style style:name="P167" style:parent-style-name="PreformattedText" style:family="paragraph">
      <style:text-properties fo:background-color="#00FF00"/>
    </style:style>
    <style:style style:name="P168" style:parent-style-name="PreformattedText" style:family="paragraph">
      <style:text-properties fo:background-color="#00FF00"/>
    </style:style>
    <style:style style:name="P169" style:parent-style-name="PreformattedText" style:family="paragraph">
      <style:text-properties fo:background-color="#00FF00"/>
    </style:style>
    <style:style style:name="P170" style:parent-style-name="PreformattedText" style:family="paragraph">
      <style:text-properties fo:background-color="#00FF00"/>
    </style:style>
    <style:style style:name="T171" style:parent-style-name="Absatz-Standardschriftart" style:family="text">
      <style:text-properties fo:background-color="#00FF00"/>
    </style:style>
    <style:style style:name="T172" style:parent-style-name="Absatz-Standardschriftart" style:family="text">
      <style:text-properties fo:background-color="#00FFFF"/>
    </style:style>
    <style:style style:name="T173" style:parent-style-name="Absatz-Standardschriftart" style:family="text">
      <style:text-properties style:font-name="MS Gothic" style:font-name-asian="MS Gothic"/>
    </style:style>
    <style:style style:name="P174" style:parent-style-name="PreformattedText" style:family="paragraph">
      <style:paragraph-properties fo:break-before="page"/>
    </style:style>
    <style:style style:name="T175" style:parent-style-name="Absatz-Standardschriftart" style:family="text">
      <style:text-properties fo:background-color="#FFFF00"/>
    </style:style>
    <style:style style:name="T176" style:parent-style-name="Absatz-Standardschriftart" style:family="text">
      <style:text-properties style:font-name="MS Gothic" style:font-name-asian="MS Gothic"/>
    </style:style>
    <style:style style:name="T177" style:parent-style-name="Absatz-Standardschriftart" style:family="text">
      <style:text-properties fo:background-color="#00FFFF"/>
    </style:style>
    <style:style style:name="T178" style:parent-style-name="Absatz-Standardschriftart" style:family="text">
      <style:text-properties style:font-name="MS Gothic" style:font-name-asian="MS Gothic"/>
    </style:style>
    <style:style style:name="T179" style:parent-style-name="Absatz-Standardschriftart" style:family="text">
      <style:text-properties style:font-name="MS Gothic" style:font-name-asian="MS Gothic"/>
    </style:style>
    <style:style style:name="T180" style:parent-style-name="Absatz-Standardschriftart" style:family="text">
      <style:text-properties fo:background-color="#00FFFF"/>
    </style:style>
    <style:style style:name="T181" style:parent-style-name="Absatz-Standardschriftart" style:family="text">
      <style:text-properties style:font-name="MS Gothic" style:font-name-asian="MS Gothic"/>
    </style:style>
    <style:style style:name="P182" style:parent-style-name="PreformattedText" style:family="paragraph">
      <style:paragraph-properties fo:break-before="page"/>
    </style:style>
    <style:style style:name="T183" style:parent-style-name="Absatz-Standardschriftart" style:family="text">
      <style:text-properties fo:background-color="#FFFF00"/>
    </style:style>
    <style:style style:name="T184" style:parent-style-name="Absatz-Standardschriftart" style:family="text">
      <style:text-properties fo:background-color="#00FFFF"/>
    </style:style>
    <style:style style:name="T185" style:parent-style-name="Absatz-Standardschriftart" style:family="text">
      <style:text-properties style:font-name="MS Gothic" style:font-name-asian="MS Gothic"/>
    </style:style>
    <style:style style:name="P186" style:parent-style-name="PreformattedText" style:family="paragraph">
      <style:text-properties fo:background-color="#00FF00"/>
    </style:style>
    <style:style style:name="P187" style:parent-style-name="PreformattedText" style:family="paragraph">
      <style:text-properties fo:background-color="#00FF00"/>
    </style:style>
    <style:style style:name="P188" style:parent-style-name="PreformattedText" style:family="paragraph">
      <style:text-properties fo:background-color="#00FF00"/>
    </style:style>
    <style:style style:name="P189" style:parent-style-name="PreformattedText" style:family="paragraph">
      <style:text-properties fo:background-color="#00FF00"/>
    </style:style>
    <style:style style:name="P190" style:parent-style-name="PreformattedText" style:family="paragraph">
      <style:text-properties fo:background-color="#00FF00"/>
    </style:style>
    <style:style style:name="P191" style:parent-style-name="PreformattedText" style:family="paragraph">
      <style:text-properties fo:background-color="#00FF00"/>
    </style:style>
    <style:style style:name="T192" style:parent-style-name="Absatz-Standardschriftart" style:family="text">
      <style:text-properties fo:background-color="#00FF00"/>
    </style:style>
    <style:style style:name="T193" style:parent-style-name="Absatz-Standardschriftart" style:family="text">
      <style:text-properties style:font-name="MS Gothic" style:font-name-asian="MS Gothic"/>
    </style:style>
    <style:style style:name="T194" style:parent-style-name="Absatz-Standardschriftart" style:family="text">
      <style:text-properties style:font-name="MS Gothic" style:font-name-asian="MS Gothic"/>
    </style:style>
    <style:style style:name="P195" style:parent-style-name="PreformattedText" style:family="paragraph">
      <style:paragraph-properties fo:break-before="page"/>
    </style:style>
    <style:style style:name="T196" style:parent-style-name="Absatz-Standardschriftart" style:family="text">
      <style:text-properties fo:background-color="#FFFF00"/>
    </style:style>
    <style:style style:name="T197" style:parent-style-name="Absatz-Standardschriftart" style:family="text">
      <style:text-properties fo:background-color="#00FFFF"/>
    </style:style>
    <style:style style:name="T198" style:parent-style-name="Absatz-Standardschriftart" style:family="text">
      <style:text-properties style:font-name="MS Gothic" style:font-name-asian="MS Gothic"/>
    </style:style>
    <style:style style:name="T199" style:parent-style-name="Absatz-Standardschriftart" style:family="text">
      <style:text-properties style:font-name="MS Gothic" style:font-name-asian="MS Gothic"/>
    </style:style>
    <style:style style:name="P200" style:parent-style-name="PreformattedText" style:family="paragraph">
      <style:paragraph-properties fo:break-before="page"/>
    </style:style>
    <style:style style:name="T201" style:parent-style-name="Absatz-Standardschriftart" style:family="text">
      <style:text-properties fo:background-color="#FFFF00"/>
    </style:style>
    <style:style style:name="P202" style:parent-style-name="PreformattedText" style:family="paragraph">
      <style:text-properties fo:background-color="#00FF00"/>
    </style:style>
    <style:style style:name="P203" style:parent-style-name="PreformattedText" style:family="paragraph">
      <style:text-properties fo:background-color="#00FF00"/>
    </style:style>
    <style:style style:name="P204" style:parent-style-name="PreformattedText" style:family="paragraph">
      <style:text-properties fo:background-color="#00FF00"/>
    </style:style>
    <style:style style:name="P205" style:parent-style-name="PreformattedText" style:family="paragraph">
      <style:text-properties fo:background-color="#00FF00"/>
    </style:style>
    <style:style style:name="P206" style:parent-style-name="PreformattedText" style:family="paragraph">
      <style:text-properties fo:background-color="#00FF00"/>
    </style:style>
    <style:style style:name="P207" style:parent-style-name="PreformattedText" style:family="paragraph">
      <style:text-properties fo:background-color="#00FF00"/>
    </style:style>
    <style:style style:name="T208" style:parent-style-name="Absatz-Standardschriftart" style:family="text">
      <style:text-properties fo:background-color="#00FF00"/>
    </style:style>
    <style:style style:name="T209" style:parent-style-name="Absatz-Standardschriftart" style:family="text">
      <style:text-properties style:font-name="MS Gothic" style:font-name-asian="MS Gothic"/>
    </style:style>
    <style:style style:name="T210" style:parent-style-name="Absatz-Standardschriftart" style:family="text">
      <style:text-properties style:font-name="MS Gothic" style:font-name-asian="MS Gothic"/>
    </style:style>
    <style:style style:name="T211" style:parent-style-name="Absatz-Standardschriftart" style:family="text">
      <style:text-properties fo:background-color="#00FFFF"/>
    </style:style>
    <style:style style:name="T212" style:parent-style-name="Absatz-Standardschriftart" style:family="text">
      <style:text-properties fo:background-color="#00FFFF"/>
    </style:style>
    <style:style style:name="T213" style:parent-style-name="Absatz-Standardschriftart" style:family="text">
      <style:text-properties fo:background-color="#00FFFF"/>
    </style:style>
    <style:style style:name="P214" style:parent-style-name="PreformattedText" style:family="paragraph">
      <style:paragraph-properties fo:break-before="page"/>
    </style:style>
    <style:style style:name="T215" style:parent-style-name="Absatz-Standardschriftart" style:family="text">
      <style:text-properties fo:background-color="#FFFF00"/>
    </style:style>
    <style:style style:name="T216" style:parent-style-name="Absatz-Standardschriftart" style:family="text">
      <style:text-properties style:font-name="MS Gothic" style:font-name-asian="MS Gothic"/>
    </style:style>
    <style:style style:name="P217" style:parent-style-name="PreformattedText" style:family="paragraph">
      <style:text-properties fo:background-color="#00FF00"/>
    </style:style>
    <style:style style:name="P218" style:parent-style-name="PreformattedText" style:family="paragraph">
      <style:text-properties fo:background-color="#00FF00"/>
    </style:style>
    <style:style style:name="P219" style:parent-style-name="PreformattedText" style:family="paragraph">
      <style:text-properties fo:background-color="#00FF00"/>
    </style:style>
    <style:style style:name="P220" style:parent-style-name="PreformattedText" style:family="paragraph">
      <style:text-properties fo:background-color="#00FF00"/>
    </style:style>
    <style:style style:name="P221" style:parent-style-name="PreformattedText" style:family="paragraph">
      <style:text-properties fo:background-color="#00FF00"/>
    </style:style>
    <style:style style:name="P222" style:parent-style-name="PreformattedText" style:family="paragraph">
      <style:text-properties fo:background-color="#00FF00"/>
    </style:style>
    <style:style style:name="T223" style:parent-style-name="Absatz-Standardschriftart" style:family="text">
      <style:text-properties fo:background-color="#00FF00"/>
    </style:style>
    <style:style style:name="T224" style:parent-style-name="Absatz-Standardschriftart" style:family="text">
      <style:text-properties style:font-name="MS Gothic" style:font-name-asian="MS Gothic"/>
    </style:style>
    <style:style style:name="P225" style:parent-style-name="PreformattedText" style:family="paragraph">
      <style:paragraph-properties fo:break-before="page"/>
    </style:style>
    <style:style style:name="T226" style:parent-style-name="Absatz-Standardschriftart" style:family="text">
      <style:text-properties fo:background-color="#FFFF00"/>
    </style:style>
    <style:style style:name="T227" style:parent-style-name="Absatz-Standardschriftart" style:family="text">
      <style:text-properties fo:background-color="#00FFFF"/>
    </style:style>
    <style:style style:name="T228" style:parent-style-name="Absatz-Standardschriftart" style:family="text">
      <style:text-properties fo:background-color="#00FFFF"/>
    </style:style>
    <style:style style:name="T229" style:parent-style-name="Absatz-Standardschriftart" style:family="text">
      <style:text-properties fo:background-color="#00FFFF"/>
    </style:style>
    <style:style style:name="P230" style:parent-style-name="PreformattedText" style:family="paragraph">
      <style:paragraph-properties fo:break-before="page"/>
    </style:style>
    <style:style style:name="T231" style:parent-style-name="Absatz-Standardschriftart" style:family="text">
      <style:text-properties fo:background-color="#FFFF00"/>
    </style:style>
    <style:style style:name="T232" style:parent-style-name="Absatz-Standardschriftart" style:family="text">
      <style:text-properties style:font-name="MS Gothic" style:font-name-asian="MS Gothic"/>
    </style:style>
    <style:style style:name="P233" style:parent-style-name="PreformattedText" style:family="paragraph">
      <style:text-properties fo:background-color="#00FF00"/>
    </style:style>
    <style:style style:name="P234" style:parent-style-name="PreformattedText" style:family="paragraph">
      <style:text-properties fo:background-color="#00FF00"/>
    </style:style>
    <style:style style:name="P235" style:parent-style-name="PreformattedText" style:family="paragraph">
      <style:text-properties fo:background-color="#00FF00"/>
    </style:style>
    <style:style style:name="P236" style:parent-style-name="PreformattedText" style:family="paragraph">
      <style:text-properties fo:background-color="#00FF00"/>
    </style:style>
    <style:style style:name="T237" style:parent-style-name="Absatz-Standardschriftart" style:family="text">
      <style:text-properties fo:background-color="#00FF00"/>
    </style:style>
    <style:style style:name="T238" style:parent-style-name="Absatz-Standardschriftart" style:family="text">
      <style:text-properties fo:background-color="#00FF00"/>
    </style:style>
    <style:style style:name="T239" style:parent-style-name="Absatz-Standardschriftart" style:family="text">
      <style:text-properties fo:background-color="#00FF00"/>
    </style:style>
    <style:style style:name="T240" style:parent-style-name="Absatz-Standardschriftart" style:family="text">
      <style:text-properties fo:background-color="#00FFFF"/>
    </style:style>
    <style:style style:name="T241" style:parent-style-name="Absatz-Standardschriftart" style:family="text">
      <style:text-properties style:font-name="MS Gothic" style:font-name-asian="MS Gothic"/>
    </style:style>
    <style:style style:name="T242" style:parent-style-name="Absatz-Standardschriftart" style:family="text">
      <style:text-properties style:font-name="MS Gothic" style:font-name-asian="MS Gothic"/>
    </style:style>
    <style:style style:name="P243" style:parent-style-name="PreformattedText" style:family="paragraph">
      <style:paragraph-properties fo:break-before="page"/>
    </style:style>
    <style:style style:name="T244" style:parent-style-name="Absatz-Standardschriftart" style:family="text">
      <style:text-properties fo:background-color="#FFFF00"/>
    </style:style>
    <style:style style:name="P245" style:parent-style-name="PreformattedText" style:family="paragraph">
      <style:text-properties fo:background-color="#00FF00"/>
    </style:style>
    <style:style style:name="P246" style:parent-style-name="PreformattedText" style:family="paragraph">
      <style:paragraph-properties fo:text-indent="0.4923in"/>
      <style:text-properties fo:background-color="#00FF00"/>
    </style:style>
    <style:style style:name="P247" style:parent-style-name="PreformattedText" style:family="paragraph">
      <style:text-properties fo:background-color="#00FF00"/>
    </style:style>
    <style:style style:name="P248" style:parent-style-name="PreformattedText" style:family="paragraph">
      <style:text-properties fo:background-color="#00FF00"/>
    </style:style>
    <style:style style:name="T249" style:parent-style-name="Absatz-Standardschriftart" style:family="text">
      <style:text-properties fo:background-color="#00FF00"/>
    </style:style>
    <style:style style:name="T250" style:parent-style-name="Absatz-Standardschriftart" style:family="text">
      <style:text-properties fo:background-color="#00FF00"/>
    </style:style>
    <style:style style:name="T251" style:parent-style-name="Absatz-Standardschriftart" style:family="text">
      <style:text-properties fo:background-color="#00FF00"/>
    </style:style>
    <style:style style:name="P252" style:parent-style-name="PreformattedText" style:family="paragraph">
      <style:paragraph-properties fo:break-before="page"/>
    </style:style>
    <style:style style:name="T253" style:parent-style-name="Absatz-Standardschriftart" style:family="text">
      <style:text-properties fo:background-color="#FFFF00"/>
    </style:style>
    <style:style style:name="T254" style:parent-style-name="Absatz-Standardschriftart" style:family="text">
      <style:text-properties fo:background-color="#00FFFF"/>
    </style:style>
    <style:style style:name="T255" style:parent-style-name="Absatz-Standardschriftart" style:family="text">
      <style:text-properties style:font-name="MS Gothic" style:font-name-asian="MS Gothic"/>
    </style:style>
    <style:style style:name="T256" style:parent-style-name="Absatz-Standardschriftart" style:family="text">
      <style:text-properties style:font-name="MS Gothic" style:font-name-asian="MS Gothic"/>
    </style:style>
    <style:style style:name="T257" style:parent-style-name="Absatz-Standardschriftart" style:family="text">
      <style:text-properties fo:background-color="#00FFFF"/>
    </style:style>
    <style:style style:name="P258" style:parent-style-name="PreformattedText" style:family="paragraph">
      <style:paragraph-properties fo:break-before="page"/>
    </style:style>
    <style:style style:name="T259" style:parent-style-name="Absatz-Standardschriftart" style:family="text">
      <style:text-properties fo:background-color="#FFFF00"/>
    </style:style>
    <style:style style:name="T260" style:parent-style-name="Absatz-Standardschriftart" style:family="text">
      <style:text-properties style:font-name="MS Gothic" style:font-name-asian="MS Gothic"/>
    </style:style>
    <style:style style:name="P261" style:parent-style-name="PreformattedText" style:family="paragraph">
      <style:text-properties fo:background-color="#00FF00"/>
    </style:style>
    <style:style style:name="P262" style:parent-style-name="PreformattedText" style:family="paragraph">
      <style:text-properties fo:background-color="#00FF00"/>
    </style:style>
    <style:style style:name="P263" style:parent-style-name="PreformattedText" style:family="paragraph">
      <style:text-properties fo:background-color="#00FF00"/>
    </style:style>
    <style:style style:name="P264" style:parent-style-name="PreformattedText" style:family="paragraph">
      <style:text-properties fo:background-color="#00FF00"/>
    </style:style>
    <style:style style:name="T265" style:parent-style-name="Absatz-Standardschriftart" style:family="text">
      <style:text-properties fo:background-color="#00FF00"/>
    </style:style>
    <style:style style:name="T266" style:parent-style-name="Absatz-Standardschriftart" style:family="text">
      <style:text-properties fo:background-color="#00FF00"/>
    </style:style>
    <style:style style:name="T267" style:parent-style-name="Absatz-Standardschriftart" style:family="text">
      <style:text-properties fo:background-color="#00FF00"/>
    </style:style>
    <style:style style:name="P268" style:parent-style-name="PreformattedText" style:family="paragraph">
      <style:paragraph-properties fo:break-before="page"/>
    </style:style>
    <style:style style:name="T269" style:parent-style-name="Absatz-Standardschriftart" style:family="text">
      <style:text-properties fo:background-color="#FFFF00"/>
    </style:style>
    <style:style style:name="P270" style:parent-style-name="PreformattedText" style:family="paragraph">
      <style:paragraph-properties fo:break-before="page"/>
    </style:style>
    <style:style style:name="T271" style:parent-style-name="Absatz-Standardschriftart" style:family="text">
      <style:text-properties fo:background-color="#FFFF00"/>
    </style:style>
    <style:style style:name="T272" style:parent-style-name="Absatz-Standardschriftart" style:family="text">
      <style:text-properties fo:background-color="#00FFFF"/>
    </style:style>
    <style:style style:name="T273" style:parent-style-name="Absatz-Standardschriftart" style:family="text">
      <style:text-properties fo:background-color="#00FFFF"/>
    </style:style>
    <style:style style:name="T274" style:parent-style-name="Absatz-Standardschriftart" style:family="text">
      <style:text-properties style:font-name="MS Gothic" style:font-name-asian="MS Gothic"/>
    </style:style>
    <style:style style:name="P275" style:parent-style-name="PreformattedText" style:family="paragraph">
      <style:text-properties fo:background-color="#00FF00"/>
    </style:style>
    <style:style style:name="P276" style:parent-style-name="PreformattedText" style:family="paragraph">
      <style:text-properties fo:background-color="#00FF00"/>
    </style:style>
    <style:style style:name="P277" style:parent-style-name="PreformattedText" style:family="paragraph">
      <style:text-properties fo:background-color="#00FF00"/>
    </style:style>
    <style:style style:name="P278" style:parent-style-name="PreformattedText" style:family="paragraph">
      <style:text-properties fo:background-color="#00FF00"/>
    </style:style>
    <style:style style:name="T279" style:parent-style-name="Absatz-Standardschriftart" style:family="text">
      <style:text-properties fo:background-color="#00FF00"/>
    </style:style>
    <style:style style:name="T280" style:parent-style-name="Absatz-Standardschriftart" style:family="text">
      <style:text-properties fo:background-color="#00FF00"/>
    </style:style>
    <style:style style:name="T281" style:parent-style-name="Absatz-Standardschriftart" style:family="text">
      <style:text-properties fo:background-color="#00FF00"/>
    </style:style>
    <style:style style:name="T282" style:parent-style-name="Absatz-Standardschriftart" style:family="text">
      <style:text-properties fo:background-color="#00FFFF"/>
    </style:style>
    <style:style style:name="P283" style:parent-style-name="PreformattedText" style:family="paragraph">
      <style:paragraph-properties fo:break-before="page"/>
    </style:style>
    <style:style style:name="T284" style:parent-style-name="Absatz-Standardschriftart" style:family="text">
      <style:text-properties fo:background-color="#FFFF00"/>
    </style:style>
    <style:style style:name="T285" style:parent-style-name="Absatz-Standardschriftart" style:family="text">
      <style:text-properties style:font-name="MS Gothic" style:font-name-asian="MS Gothic"/>
    </style:style>
    <style:style style:name="P286" style:parent-style-name="PreformattedText" style:family="paragraph">
      <style:paragraph-properties fo:break-before="page"/>
    </style:style>
    <style:style style:name="T287" style:parent-style-name="Absatz-Standardschriftart" style:family="text">
      <style:text-properties fo:background-color="#FFFF00"/>
    </style:style>
    <style:style style:name="P288" style:parent-style-name="PreformattedText" style:family="paragraph">
      <style:text-properties fo:background-color="#00FF00"/>
    </style:style>
    <style:style style:name="P289" style:parent-style-name="PreformattedText" style:family="paragraph">
      <style:text-properties fo:background-color="#00FF00"/>
    </style:style>
    <style:style style:name="P290" style:parent-style-name="PreformattedText" style:family="paragraph">
      <style:text-properties fo:background-color="#00FF00"/>
    </style:style>
    <style:style style:name="P291" style:parent-style-name="PreformattedText" style:family="paragraph">
      <style:text-properties fo:background-color="#00FF00"/>
    </style:style>
    <style:style style:name="T292" style:parent-style-name="Absatz-Standardschriftart" style:family="text">
      <style:text-properties fo:background-color="#00FF00"/>
    </style:style>
    <style:style style:name="T293" style:parent-style-name="Absatz-Standardschriftart" style:family="text">
      <style:text-properties fo:background-color="#00FF00"/>
    </style:style>
    <style:style style:name="T294" style:parent-style-name="Absatz-Standardschriftart" style:family="text">
      <style:text-properties fo:background-color="#00FF00"/>
    </style:style>
    <style:style style:name="P295" style:parent-style-name="PreformattedText" style:family="paragraph">
      <style:paragraph-properties fo:break-before="page"/>
    </style:style>
    <style:style style:name="T296" style:parent-style-name="Absatz-Standardschriftart" style:family="text">
      <style:text-properties fo:background-color="#FFFF00"/>
    </style:style>
    <style:style style:name="T297" style:parent-style-name="Absatz-Standardschriftart" style:family="text">
      <style:text-properties fo:background-color="#00FFFF"/>
    </style:style>
    <style:style style:name="T298" style:parent-style-name="Absatz-Standardschriftart" style:family="text">
      <style:text-properties fo:background-color="#00FFFF"/>
    </style:style>
    <style:style style:name="T299" style:parent-style-name="Absatz-Standardschriftart" style:family="text">
      <style:text-properties fo:background-color="#00FFFF"/>
    </style:style>
    <style:style style:name="T300" style:parent-style-name="Absatz-Standardschriftart" style:family="text">
      <style:text-properties style:font-name="MS Gothic" style:font-name-asian="MS Gothic"/>
    </style:style>
    <style:style style:name="P301" style:parent-style-name="PreformattedText" style:family="paragraph">
      <style:paragraph-properties fo:break-before="page"/>
    </style:style>
    <style:style style:name="T302" style:parent-style-name="Absatz-Standardschriftart" style:family="text">
      <style:text-properties fo:background-color="#FFFF00"/>
    </style:style>
    <style:style style:name="P303" style:parent-style-name="PreformattedText" style:family="paragraph">
      <style:text-properties fo:background-color="#00FF00"/>
    </style:style>
    <style:style style:name="P304" style:parent-style-name="PreformattedText" style:family="paragraph">
      <style:text-properties fo:background-color="#00FF00"/>
    </style:style>
    <style:style style:name="P305" style:parent-style-name="PreformattedText" style:family="paragraph">
      <style:text-properties fo:background-color="#00FF00"/>
    </style:style>
    <style:style style:name="P306" style:parent-style-name="PreformattedText" style:family="paragraph">
      <style:text-properties fo:background-color="#00FF00"/>
    </style:style>
    <style:style style:name="T307" style:parent-style-name="Absatz-Standardschriftart" style:family="text">
      <style:text-properties fo:background-color="#00FF00"/>
    </style:style>
    <style:style style:name="T308" style:parent-style-name="Absatz-Standardschriftart" style:family="text">
      <style:text-properties fo:background-color="#00FF00"/>
    </style:style>
    <style:style style:name="T309" style:parent-style-name="Absatz-Standardschriftart" style:family="text">
      <style:text-properties fo:background-color="#00FF00"/>
    </style:style>
    <style:style style:name="T310" style:parent-style-name="Absatz-Standardschriftart" style:family="text">
      <style:text-properties fo:background-color="#00FFFF"/>
    </style:style>
    <style:style style:name="T311" style:parent-style-name="Absatz-Standardschriftart" style:family="text">
      <style:text-properties style:font-name="MS Gothic" style:font-name-asian="MS Gothic"/>
    </style:style>
    <style:style style:name="T312" style:parent-style-name="Absatz-Standardschriftart" style:family="text">
      <style:text-properties style:font-name="MS Gothic" style:font-name-asian="MS Gothic"/>
    </style:style>
    <style:style style:name="P313" style:parent-style-name="PreformattedText" style:family="paragraph">
      <style:paragraph-properties fo:break-before="page"/>
    </style:style>
    <style:style style:name="T314" style:parent-style-name="Absatz-Standardschriftart" style:family="text">
      <style:text-properties fo:background-color="#FFFF00"/>
    </style:style>
    <style:style style:name="P315" style:parent-style-name="PreformattedText" style:family="paragraph">
      <style:paragraph-properties fo:break-before="page"/>
    </style:style>
    <style:style style:name="T316" style:parent-style-name="Absatz-Standardschriftart" style:family="text">
      <style:text-properties fo:background-color="#FFFF00"/>
    </style:style>
    <style:style style:name="P317" style:parent-style-name="PreformattedText" style:family="paragraph">
      <style:text-properties fo:background-color="#00FF00"/>
    </style:style>
    <style:style style:name="P318" style:parent-style-name="PreformattedText" style:family="paragraph">
      <style:text-properties fo:background-color="#00FF00"/>
    </style:style>
    <style:style style:name="P319" style:parent-style-name="PreformattedText" style:family="paragraph">
      <style:text-properties fo:background-color="#00FF00"/>
    </style:style>
    <style:style style:name="P320" style:parent-style-name="PreformattedText" style:family="paragraph">
      <style:text-properties fo:background-color="#00FF00"/>
    </style:style>
    <style:style style:name="T321" style:parent-style-name="Absatz-Standardschriftart" style:family="text">
      <style:text-properties fo:background-color="#00FF00"/>
    </style:style>
    <style:style style:name="T322" style:parent-style-name="Absatz-Standardschriftart" style:family="text">
      <style:text-properties fo:background-color="#00FF00"/>
    </style:style>
    <style:style style:name="T323" style:parent-style-name="Absatz-Standardschriftart" style:family="text">
      <style:text-properties fo:background-color="#00FF00"/>
    </style:style>
    <style:style style:name="P324" style:parent-style-name="PreformattedText" style:family="paragraph">
      <style:paragraph-properties fo:break-before="page"/>
    </style:style>
    <style:style style:name="T325" style:parent-style-name="Absatz-Standardschriftart" style:family="text">
      <style:text-properties fo:background-color="#FFFF00"/>
    </style:style>
    <style:style style:name="P326" style:parent-style-name="PreformattedText" style:family="paragraph">
      <style:paragraph-properties fo:break-before="page"/>
    </style:style>
    <style:style style:name="T327" style:parent-style-name="Absatz-Standardschriftart" style:family="text">
      <style:text-properties fo:background-color="#FFFF00"/>
    </style:style>
    <style:style style:name="T328" style:parent-style-name="Absatz-Standardschriftart" style:family="text">
      <style:text-properties fo:background-color="#00FFFF"/>
    </style:style>
    <style:style style:name="T329" style:parent-style-name="Absatz-Standardschriftart" style:family="text">
      <style:text-properties style:font-name="MS Gothic" style:font-name-asian="MS Gothic"/>
    </style:style>
    <style:style style:name="T330" style:parent-style-name="Absatz-Standardschriftart" style:family="text">
      <style:text-properties style:font-name="MS Gothic" style:font-name-asian="MS Gothic"/>
    </style:style>
    <style:style style:name="P331" style:parent-style-name="PreformattedText" style:family="paragraph">
      <style:paragraph-properties fo:break-before="page"/>
    </style:style>
    <style:style style:name="T332" style:parent-style-name="Absatz-Standardschriftart" style:family="text">
      <style:text-properties fo:background-color="#FFFF00"/>
    </style:style>
    <style:style style:name="P333" style:parent-style-name="PreformattedText" style:family="paragraph">
      <style:text-properties fo:background-color="#00FF00"/>
    </style:style>
    <style:style style:name="P334" style:parent-style-name="PreformattedText" style:family="paragraph">
      <style:text-properties fo:background-color="#00FF00"/>
    </style:style>
    <style:style style:name="P335" style:parent-style-name="PreformattedText" style:family="paragraph">
      <style:text-properties fo:background-color="#00FF00"/>
    </style:style>
    <style:style style:name="P336" style:parent-style-name="PreformattedText" style:family="paragraph">
      <style:text-properties fo:background-color="#00FF00"/>
    </style:style>
    <style:style style:name="P337" style:parent-style-name="PreformattedText" style:family="paragraph">
      <style:text-properties fo:background-color="#00FF00"/>
    </style:style>
    <style:style style:name="P338" style:parent-style-name="PreformattedText" style:family="paragraph">
      <style:text-properties fo:background-color="#00FF00"/>
    </style:style>
    <style:style style:name="T339" style:parent-style-name="Absatz-Standardschriftart" style:family="text">
      <style:text-properties fo:background-color="#00FF00"/>
    </style:style>
    <style:style style:name="T340" style:parent-style-name="Absatz-Standardschriftart" style:family="text">
      <style:text-properties style:font-name="MS Gothic" style:font-name-asian="MS Gothic"/>
    </style:style>
    <style:style style:name="T341" style:parent-style-name="Absatz-Standardschriftart" style:family="text">
      <style:text-properties fo:background-color="#00FFFF"/>
    </style:style>
    <style:style style:name="P342" style:parent-style-name="PreformattedText" style:family="paragraph">
      <style:paragraph-properties fo:break-before="page"/>
    </style:style>
    <style:style style:name="T343" style:parent-style-name="Absatz-Standardschriftart" style:family="text">
      <style:text-properties fo:background-color="#FFFF00"/>
    </style:style>
    <style:style style:name="T344" style:parent-style-name="Absatz-Standardschriftart" style:family="text">
      <style:text-properties style:font-name="MS Gothic" style:font-name-asian="MS Gothic"/>
    </style:style>
    <style:style style:name="T345" style:parent-style-name="Absatz-Standardschriftart" style:family="text">
      <style:text-properties fo:background-color="#00FFFF"/>
    </style:style>
    <style:style style:name="T346" style:parent-style-name="Absatz-Standardschriftart" style:family="text">
      <style:text-properties style:font-name="MS Gothic" style:font-name-asian="MS Gothic"/>
    </style:style>
    <style:style style:name="P347" style:parent-style-name="PreformattedText" style:family="paragraph">
      <style:paragraph-properties fo:break-before="page"/>
    </style:style>
    <style:style style:name="T348" style:parent-style-name="Absatz-Standardschriftart" style:family="text">
      <style:text-properties fo:background-color="#FFFF00"/>
    </style:style>
    <style:style style:name="T349" style:parent-style-name="Absatz-Standardschriftart" style:family="text">
      <style:text-properties fo:background-color="#00FFFF"/>
    </style:style>
    <style:style style:name="T350" style:parent-style-name="Absatz-Standardschriftart" style:family="text">
      <style:text-properties style:font-name="MS Gothic" style:font-name-asian="MS Gothic"/>
    </style:style>
  </office:automatic-styles>
  <office:body>
    <office:text text:use-soft-page-breaks="true">
      <text:p text:style-name="P1"><text:s/></text:p>
      <text:p text:style-name="PreformattedText">%-----------------------------------</text:p>
      <text:p text:style-name="PreformattedText"><text:span text:style-name="T2">% https://digital.slub-dresden.de/data/kitodo/BibltojeZ_478590679/BibltojeZ_478590679_tif/jpegs/00001387.tif.large.jpg</text:span></text:p>
      <text:p text:style-name="PreformattedText">%-----------------------------------------------------------</text:p>
      <text:p text:style-name="PreformattedText"/>
      <text:p text:style-name="P3">kapitl((Sćenje swjateho Lukaša))</text:p>
      <text:p text:style-name="P4"/>
      <text:p text:style-name="P5">staw((Prěni staw))</text:p>
      <text:p text:style-name="P6"/>
      <text:p text:style-name="PreformattedText"><text:span text:style-name="T7">detail((Janowy narod a dźěćatstwo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Dokelž jich wjele sebi su k rucy wzali, zo bychu po rjadu stajili te ryče wot tych wěcow, kotrež su so bjez nami zawěsće stałe;</text:p>
      <text:p text:style-name="PreformattedText"/>
      <text:p text:style-name="PreformattedText">2. Jako nam te same su ći podali, kotřiž wot spočatka je sami su widźili a su słužomnicy teho słowa byli;</text:p>
      <text:p text:style-name="PreformattedText"/>
      <text:p text:style-name="PreformattedText">3. Sym ja to tež za dobre póznał, za tym jako ja wšitko wot spočatka sym wobhonił, zo bych je tebi, mój dobry Teophile, swěrnje a po rjadu pisał. ref((Jap. zk. 1, 1.))</text:p>
      <text:p text:style-name="PreformattedText"/>
      <text:p text:style-name="PreformattedText">4. So by ty wěstosć teje wučby zhonił, w kotrejž ty rozwučeny sy.</text:p>
      <text:p text:style-name="PreformattedText"/>
      <text:p text:style-name="PreformattedText">5. W času Herodaša, teho krala židowskeje zemje, běše jedyn měšnik, z mjenom Zacharias, z Abiasoweho rjada, a jeho mandźelska běše wot Aaronowych dźowkow a jeje mjeno Hilža. ref((Mat. 2, 1. 1 Kron. 25, 10.))</text:p>
      <text:p text:style-name="PreformattedText"/>
      <text:p text:style-name="PreformattedText">6. Wobaj pak běštaj sprawnaj před Bohom a chodźeštaj po wšitkich přikaznjach a wustajenjach teho Knjeza bjez poroka. ref((Hiob. 1, 1. 8.))</text:p>
      <text:p text:style-name="PreformattedText"/>
      <text:p text:style-name="PreformattedText">7. A wonaj njeměještaj žaneho dźěsća; přetož Hilža běše njepłódna, a wobaj so běštaj zestariłaj.</text:p>
      <text:p text:style-name="PreformattedText"/>
      <text:p text:style-name="PreformattedText">8. Sta so pak, jako wón měšniskeho hamta pytaše před Bohom, w času swojeho rjada,</text:p>
      <text:p text:style-name="PreformattedText"/>
      <text:p text:style-name="PreformattedText">9. Po wašnju teho měšnistwa, a nětk na nim běše, zo by kadźił, a do templa teho Knjeza šoł bě, ref((2 Mójz. 30, 7.))</text:p>
      <text:p text:style-name="PreformattedText"/>
      <text:p text:style-name="PreformattedText">10. A cyła zhromadźizna teho luda wonka běše, modleše so k Bohu w štundźe teho kadźenja; ref((3 Mójz. 16, 17. 1 Kral. 7, 12.))</text:p>
      <text:p text:style-name="PreformattedText"/>
      <text:p text:style-name="PreformattedText">11. Tuž so jemu teho Knjeza jandźel zjewi, stejacy k prawej stronje wołtarja, na kotrymž kadźachu. ref((2 Mójz. 30, 1.))</text:p>
      <text:p text:style-name="PreformattedText"/>
      <text:p text:style-name="PreformattedText">12. A jako Zacharias jeho wuhlada, stróži wón so, a bojosć padźe na njeho.</text:p>
      <text:p text:style-name="PreformattedText"/>
      <text:p text:style-name="PreformattedText">13. Ale tón jandźel rjeknu k njemu: Njebój so, cachariaso, přetož twoja modlitwa je wusłyšana, a twoja mandźelska Hilža budźe tebi syna porodźić, teho mjeno dyrbiš Jan narjeknyć. ref((Jap. zk. 10, 31.))</text:p>
      <text:p text:style-name="PreformattedText"/>
      <text:p text:style-name="PreformattedText">14. A z teho směješ ty radosć a wjesele, a wjele budźe so jeho naroda zwjeselić. ref((Scht. 58.))</text:p>
      <text:p text:style-name="PreformattedText"/>
      <text:p text:style-name="PreformattedText">15. Přetož wón budźe wulki před Knjezom. Wino a sylne piće njebudźe wón pić, a budźe hnydom wot swojeho maćerneho žiwota ze swjatym Duchom napjelnjeny.</text:p>
      <text:p text:style-name="PreformattedText"/>
      <text:p text:style-name="PreformattedText">16. A wón budźe wjele Israelskich dźěći k Bohu, jich Knjezej, wobroćić.</text:p>
      <text:p text:style-name="PreformattedText"/>
      <text:p text:style-name="PreformattedText">17. A wón prjedy njeho póńdźe w duchu a w mocy Eliasa, zo by wobroćił te wutroby wótcow k dźěćom a njewěrnych k mudrosći tych prawych, zo by Knjezej hotowy lud přihotował.(( Mat. 11, 14.))</text:p>
      <text:p text:style-name="PreformattedText"/>
      <text:p text:style-name="PreformattedText">18. A Zacharias dźeše k temu jandźelej: Na čim mam ja to póznać? Přetož ja sym stary a moja žona je lětna. ((1 Mójz. 17, 17.))</text:p>
      <text:p text:style-name="PreformattedText"/>
      <text:p text:style-name="PreformattedText">19. Tón jandźel pak wotmołwi a dźeše k njemu: Ja sym Gabriel, kiž před Bohom steju, a sym pósłany, zo bych z tobu rěčał a tebi to dobre připowjedźił; ((Dan. 8, 16. St. 9, 21. 1 Krał. 17, 1.))</text:p>
      <text:p text:style-name="PreformattedText"/>
      <text:p text:style-name="PreformattedText">20. A hlaj, ty budźeš woněmić a njebudźeš móc rěčeć, hač do teho dnja, w kotrymž so te wěcy budźa stać, teho dla, zo ty mojim rěčam njejsy wěrił, kotrež dopjelnjene budźa w swojim času.</text:p>
      <text:p text:style-name="PreformattedText"/>
      <text:p text:style-name="PreformattedText">21. Tón lud pak wočakowaše Cachariasa a dźiwaše so, zo wón so dotal w templu komdźeše.</text:p>
      <text:p text:style-name="PreformattedText"/>
      <text:p text:style-name="PreformattedText">22. A jako wón wuńdźe, njemóžeše wón z nimi rěčeć. A woni zrozumichu, zo wón w cyrkwi je widźenje widźił; přetož wón jim kiwaše a wosta němy.</text:p>
      <text:soft-page-break/>
      <text:p text:style-name="P8"><text:s/></text:p>
      <text:p text:style-name="PreformattedText">%-----------------------------------</text:p>
      <text:p text:style-name="PreformattedText"><text:span text:style-name="T9">% https://digital.slub-dresden.de/data/kitodo/BibltojeZ_478590679/BibltojeZ_478590679_tif/jpegs/00001388.tif.large.jpg</text:span></text:p>
      <text:p text:style-name="PreformattedText">%-----------------------------------------------------------</text:p>
      <text:p text:style-name="PreformattedText"/>
      <text:p text:style-name="PreformattedText">23. A sta so, jako tón čas jeho hamta bě wušoł, woteńdźe wón do swojeho doma. ((Scht. 39. Joz. 21, 11.))</text:p>
      <text:p text:style-name="PreformattedText"/>
      <text:p text:style-name="PreformattedText">24. A po tych dnjach pak podja Hilža, jeho mandźelska, a potaji so pjeć měsacow a dźeše:</text:p>
      <text:p text:style-name="PreformattedText"/>
      <text:p text:style-name="PreformattedText">25. Tak je mi tón Knjez činił w tych dnjach, jako wón na mnje je pohladał, zo by wón moju hanibu bjez ludźimi preč wzał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0">detail((Sćenje na Marine připowědanje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26.<text:s/><text:span text:style-name="T11">[</text:span>A w šestym měsacu pak bě jandźel Gabriel pósłany wot Boha do Galilejskeho města, kotremuž rěkaju Nacaret,</text:p>
      <text:p text:style-name="PreformattedText"/>
      <text:p text:style-name="PreformattedText">27. K jenej knježnje, kotraž slubjena běše mužej, z mjenom Jozef, z Davidoweho doma; a tej knježnje rěkachu Marja. ((Mat. 1, 18. Luk. 2, 5.))</text:p>
      <text:p text:style-name="PreformattedText"/>
      <text:p text:style-name="PreformattedText">28. A tón jandźel zańdźe k njej nutř a dźeše: Strowa budź, ty z hnadu wobdarjena; tón Knjez je z tobu, ty požohnowana bjez tymi žónskimi.</text:p>
      <text:p text:style-name="PreformattedText"/>
      <text:p text:style-name="PreformattedText">29. Jako pak wona jeho wuhlada, stróži so wona na jeho rěči a pomysli sebi: Kajke je to strowjenje?</text:p>
      <text:p text:style-name="PreformattedText"/>
      <text:p text:style-name="PreformattedText">30. A tón jandźel dźeše k njej: Njebój so, Marja, ty sy hnadu pola Boha namakała.</text:p>
      <text:p text:style-name="PreformattedText"/>
      <text:p text:style-name="PreformattedText">31. Hlaj, ty budźeš samodruha w žiwoće a budźeš syna porodźić, teho mjenu dyrbiš Jezus narjec; ((Jez. 7, 14 Mat. 1,21))</text:p>
      <text:p text:style-name="PreformattedText"/>
      <text:p text:style-name="PreformattedText">32. Tón budźe wulki a Syn teho najwyšeho mjenowany; a Bóh tón Knjez budźe jemu tón stoł jeho wótca Dawida dać; ((Jez. o, 7. 2 Sam. 7, 12.))</text:p>
      <text:p text:style-name="PreformattedText"/>
      <text:p text:style-name="PreformattedText">33. A wón budźe z kralom na Jakubowym domje wěčnje, a jeho kralestwa njebudźe žadyn kónc. ((Dan. 4, 31. St. 7, 14. Mich. 4, 7.))</text:p>
      <text:p text:style-name="PreformattedText"/>
      <text:p text:style-name="PreformattedText">34. Marja pak dźeše k jandźelej: Kak móže so to stać, dokelž ja wot žaneho muža ničo njewěm?</text:p>
      <text:p text:style-name="PreformattedText"/>
      <text:p text:style-name="PreformattedText">35. A tón jandźel wotmołwi a dźeše k njej: Tón swjaty Duch budźe na tebje přińć, a ta móc teho najwyšeho budźe će wobchłódkować; teho dla tež to swjate, kotrež so wot tebje budźe narodźić, budźe Boži Syn mjenowany. ((Mat. 1, 18. 20. Dan. 9, 24.))</text:p>
      <text:p text:style-name="PreformattedText"/>
      <text:p text:style-name="PreformattedText">36. A hlaj, Hilža, twoja přećelnica, je tež samodruha ze synom na swoje stare dny a chodźi nětk w šestym měsacu, wot kotrejež so rěči, zo njepłódna je. ((Jez. 54, 6.))</text:p>
      <text:p text:style-name="PreformattedText"/>
      <text:p text:style-name="PreformattedText">37. Přetož pola Boha njeje žana wěc njemóžna. ((1 Mójz. 18, 14. Hiob. 42, 2. Pz. 135, 5. Jer. 32, 17. 27. Sach. 8, 6.))</text:p>
      <text:p text:style-name="PreformattedText"/>
      <text:p text:style-name="PreformattedText">38. Marja pak dźeše: Hlaj, ja sym Knjezowa dźowka; mi so stań, kaž ty prajił sy. A tón jandźel<text:s/><text:soft-page-break/>woteńdźe wot njeje.<text:span text:style-name="T12">]</text:span></text:p>
      <text:p text:style-name="PreformattedText"/>
      <text:p text:style-name="PreformattedText">39. Marja pak postanu w tych dnjach a dźěše spěšnje po horach k městu Judowemu. ((Joz 21, 11))</text:p>
      <text:p text:style-name="PreformattedText"/>
      <text:p text:style-name="PreformattedText">40. A přińdźe do doma Zachariasoweho a postrowi Hilžu.</text:p>
      <text:p text:style-name="PreformattedText"/>
      <text:p text:style-name="PreformattedText">41. A poda so, jako Hilža Marine postrowjenje słyšeše, poskoči to dźěćatko we jejnym žiwoće. AHilža bu ze swjatym Duchom napjelnjena,</text:p>
      <text:p text:style-name="PreformattedText"/>
      <text:p text:style-name="PreformattedText">42. A zawoła z wulkim hłosom a dźeše: Požohnowana sy ty bjez tymi žónskimi, a požohnowany je tón płód twojeho žiwota. ((Scht. 28. Kn. sudn. 5, 24.))</text:p>
      <text:p text:style-name="PreformattedText"/>
      <text:p text:style-name="PreformattedText">43. A z wotkal mi to, zo ta mać mojeho Knjeza ke mni přińdźe?</text:p>
      <text:p text:style-name="PreformattedText"/>
      <text:p text:style-name="PreformattedText">44. Přetož hlaj, jako ja tón hłós twojeho postrowjenja słyšach, poskoči to dźěćatko z wjeselom w mojim žiwoće.</text:p>
      <text:p text:style-name="PreformattedText"/>
      <text:p text:style-name="PreformattedText">45. A zbóžna sy ty, kiž sy wěriła; přetož wone budźe dokonjane, štož ći prajene je wot teho Knjeza. ((St. 11, 28.))</text:p>
      <text:p text:style-name="PreformattedText"/>
      <text:p text:style-name="PreformattedText">46. A Marja dźeše: Moja duša pozběhuje teho Knjeza,</text:p>
      <text:p text:style-name="PreformattedText"/>
      <text:p text:style-name="PreformattedText">47. A mój duch so wjeseli w Bohu, mojim zbóžniku. ((1 Sam: 2, 1: Hab. 3, 18.))</text:p>
      <text:soft-page-break/>
      <text:p text:style-name="P13"><text:s/></text:p>
      <text:p text:style-name="PreformattedText">%-----------------------------------</text:p>
      <text:p text:style-name="PreformattedText"><text:span text:style-name="T14">% https://digital.slub-dresden.de/data/kitodo/BibltojeZ_478590679/BibltojeZ_478590679_tif/jpegs/00001389.tif.large.jpg</text:span></text:p>
      <text:p text:style-name="PreformattedText">%-----------------------------------------------------------</text:p>
      <text:p text:style-name="PreformattedText"/>
      <text:p text:style-name="PreformattedText">48. Přetož wón je na swoju hubjenu dźowku pohladał. Hlaj, wot nětk budźa mje za zbóžnu chwalić wšitke narody. ((Ps. 113, 5. 6. 1 Mójz. 30, 13.))</text:p>
      <text:p text:style-name="PreformattedText"/>
      <text:p text:style-name="PreformattedText">49. Přetož wón je wulke wěcy na mni sčinił, kiž mócny je a kotrehož mjeno swjate je. ((Ps. 126, 2. 3.))</text:p>
      <text:p text:style-name="PreformattedText"/>
      <text:p text:style-name="PreformattedText">50. A jeho smilnosć traje wot jeneho naroda k druhemu při tych, kotřiž so jeho boja. ((2 Mójz. 20, 6. St. 34, 6. 7. Ps. 25, 6.))</text:p>
      <text:p text:style-name="PreformattedText"/>
      <text:p text:style-name="PreformattedText">51. Wón wopokazuje móc ze swojim ramjenjom a rozćěri tych, kotřiž hordźi su w swojich wutrobnych myslach. ((Jez. 51, 9. St. 52, 10. 2 Sam. 22, 28. Ps. 89, 11. Obad. 3, 4. 1 Pětr. 5, 5.))</text:p>
      <text:p text:style-name="PreformattedText"/>
      <text:p text:style-name="PreformattedText">52. Wón storka mócnych ze stołow a pozběhuje ponižnych. ((Ps. 147, 6. 1 Sam. 2, 7. 8. 2 Sam. 6, 21. 22.))</text:p>
      <text:p text:style-name="PreformattedText"/>
      <text:p text:style-name="PreformattedText">53. Hłódnych napjelni z kubłami, a bohatych wostaji prózdnych. ((Mat. 5, 3. 6. Jan. 10, 11. Eph. 1, 3.))</text:p>
      <text:p text:style-name="PreformattedText"/>
      <text:p text:style-name="PreformattedText">54. Wón wozmje zaso swojeho słužomnika Israela horje, zo by spominał na smilnosć; ((Jez. 41, 8. 5 Mójz. 7, 7. 8. Jez. 30, 18.))</text:p>
      <text:p text:style-name="PreformattedText"/>
      <text:p text:style-name="PreformattedText">55. Kaž wón rěčał je k našim wótcam, k Abrahamej a k jeho symjenju wěčnje. ((1 Mójz. 17, 7. 19. St. 18, 18.))</text:p>
      <text:p text:style-name="PreformattedText"/>
      <text:p text:style-name="PreformattedText">56. Marja pak wosta při njej na tři měsacy; a potom wróći so wona zaso do swojeho doma.</text:p>
      <text:p text:style-name="PreformattedText"/>
      <text:p text:style-name="PreformattedText">57. A Hilžiny čas dóńdźe, zo porodźić měješe; a wona porodźi syna.</text:p>
      <text:p text:style-name="PreformattedText"/>
      <text:p text:style-name="PreformattedText">58. A jejni susodźi a přećeljo słyšachu, zo tón Knjez wulku smilnosć běše nad njej sčinił, a zwjeselichu so z njeju.</text:p>
      <text:p text:style-name="PreformattedText"/>
      <text:p text:style-name="PreformattedText">59. A sta so, na wosmym dnju přińdźechu, zo bychu to dźěćatko wobrězali; a narjeknychu jemu po nanowym mjenje Zacharias. ((1 Mójz. 17, 12. 3 Mójz. 12, 3.))</text:p>
      <text:p text:style-name="PreformattedText"/>
      <text:p text:style-name="PreformattedText">60. A jeho mać wotmołwi a dźeše: Nic tak, ale jemu dyrbja Jan rěkać. ((Ps. 107, 9.))</text:p>
      <text:p text:style-name="PreformattedText"/>
      <text:p text:style-name="PreformattedText">61. Woni pak dźachu k njej: Wšak nichtó w twojim přećelstwje njeje, kotremuž tak rěkaju.</text:p>
      <text:p text:style-name="PreformattedText"/>
      <text:p text:style-name="PreformattedText">62. A woni kiwachu jeho nana, kak by wón jemu chcył dać narjec.</text:p>
      <text:p text:style-name="PreformattedText"/>
      <text:p text:style-name="PreformattedText">63. A wón žadaše tafličku, napisa a dźeše: Jan je jeho mjeno. A woni so wšitcy dźiwachu.</text:p>
      <text:p text:style-name="PreformattedText"/>
      <text:p text:style-name="PreformattedText">64. A hnydom wotewri so jeho kt a jazyk, a rěčeše a chwaleše Boha.</text:p>
      <text:p text:style-name="PreformattedText"/>
      <text:p text:style-name="PreformattedText">65. A bojosć přińdźe na wšitkich jich susodow. A wšitke te powěsće buchu roznjesene po wšěch židowskich horach.</text:p>
      <text:p text:style-name="PreformattedText"/>
      <text:p text:style-name="PreformattedText">66. A wšitcy, kiž to słyšachu, wzachu jo k wutrobje a dźachu: Što měniš ty, zo z teho dźěsća budźe? A Knjezowa ruka běše z nim. ((Ez 1. 3. St 3,22.))</text:p>
      <text:p text:style-name="PreformattedText"/>
      <text:soft-page-break/>
      <text:p text:style-name="PreformattedText">%-----------------------------------------------------------</text:p>
      <text:p text:style-name="PreformattedText"/>
      <text:p text:style-name="PreformattedText"><text:span text:style-name="T15">detail((Tekst na prěnju njedźelu adwenta.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67. [A jeho nan Zacharias bu ze swjatym Duchom napjelnjeny, wěšćeše a dźeše: ((2 Pětr. 1, 21.))</text:p>
      <text:p text:style-name="PreformattedText"/>
      <text:p text:style-name="PreformattedText">68. Chwaleny budź tón Knjez, tón Bóh Israelski, přetož wón je doma pytał a wumóhł swój lud; ((Ps. 41, 14. Pz.72, 18. Mat. 1, 21.))</text:p>
      <text:p text:style-name="PreformattedText"/>
      <text:p text:style-name="PreformattedText">69. A je nam postajił roh teho zboža w domje swojeho słužomnika Dapita; ((Ps. 132, 17.))</text:p>
      <text:p text:style-name="PreformattedText"/>
      <text:p text:style-name="PreformattedText">70. Kaž wón prajił je přez tón rt swojich swjatych profetow wot spočatka swěta, ((Jez. 35, 4. Jer. 23, 6.))</text:p>
      <text:p text:style-name="PreformattedText"/>
      <text:p text:style-name="PreformattedText">71. So by nas wumóhł wot našich njepřećelow a z ruki wšitkich, kiž nas hidźa; ((Pz. 106, 10.))</text:p>
      <text:p text:style-name="PreformattedText"/>
      <text:p text:style-name="PreformattedText">72. So by smilnosć wopokazał našim wótzama spomnił na swój swjaty slub, ((1 Mójz. 17, 7. 3 Mójz. 26, 42.))</text:p>
      <text:p text:style-name="PreformattedText"/>
      <text:p text:style-name="PreformattedText">73. Ana tupšisahu, kotruž wón je přisahał našemu wótcu Abrahamej, zo wón nam dać chce; ((1 Mójz. 22, 16. Mich. 7, 20.))</text:p>
      <text:p text:style-name="PreformattedText"/>
      <text:p text:style-name="PreformattedText">74. So bychmy, wumoženi z ruki našich njepřećelow, jemu słužili bjez bojosće swoje žiwe dny, ((Gal. 1, 4. Tit. 2, 12. 14. Hebr. 9, 14.))</text:p>
      <text:soft-page-break/>
      <text:p text:style-name="P16"><text:s/></text:p>
      <text:p text:style-name="PreformattedText">%-----------------------------------</text:p>
      <text:p text:style-name="PreformattedText"><text:span text:style-name="T17">% https://digital.slub-dresden.de/data/kitodo/BibltojeZ_478590679/BibltojeZ_478590679_tif/jpegs/00001390.tif.large.jpg</text:span></text:p>
      <text:p text:style-name="PreformattedText">%-----------------------------------------------------------</text:p>
      <text:p text:style-name="PreformattedText"/>
      <text:p text:style-name="PreformattedText">75. W swjatosći a prawdosći, kotraž jemu spodobna je. ((Kol. 1, 22.))</text:p>
      <text:p text:style-name="PreformattedText"/>
      <text:p text:style-name="PreformattedText">76. A ty dźěćatko budźeš profeta Boha wjeršneho mjenowany; přetož ty prjedy póńdźeš před Knjezom, zo by jeho puće přihotował, ((Mat. 3, 3.))</text:p>
      <text:p text:style-name="PreformattedText"/>
      <text:p text:style-name="PreformattedText">77. A póznaće teho zboža dał jeho ludu we wodawanju jich hrěchow, ((Jer. 31, 34.))</text:p>
      <text:p text:style-name="PreformattedText"/>
      <text:p text:style-name="PreformattedText">78. Přez tu wutrobnu smilnosć našeho Boha, z kotrejž k nam je pohladało to schadźenje z wysokosće, ((4 Mójz. 24, 17. Mal. 4, 2.))</text:p>
      <text:p text:style-name="PreformattedText"/>
      <text:p text:style-name="PreformattedText">79. So by swěćiło tym, kiž pó ćmje a w sćěnu teje smjerće sedźa, a naše nohi wjedł na šćežku teho měra.<text:span text:style-name="T18">]</text:span><text:s/>((Jez. 9, 2.))</text:p>
      <text:p text:style-name="PreformattedText"/>
      <text:p text:style-name="PreformattedText">80. To dźěćatko pak rosćeše a posylni so na duchu a běše w pusćinje hač na tón dźeń, hdyž wón před Israelski lud zjawnje stupić měješe.</text:p>
      <text:p text:style-name="PreformattedText"/>
      <text:p text:style-name="PreformattedText">%-----------------------------------------------------------</text:p>
      <text:p text:style-name="PreformattedText"/>
      <text:p text:style-name="P19">kapitl((Sćenje swjateho Lukaša))</text:p>
      <text:p text:style-name="P20"/>
      <text:p text:style-name="P21">staw((2. staw))</text:p>
      <text:p text:style-name="P22"/>
      <text:p text:style-name="P23">detail((Chrystusowy narod, wobrězanje, přinjesenje do templa a rozryčowanje.Janowy narod a dźěćatstwo))</text:p>
      <text:p text:style-name="P24"/>
      <text:p text:style-name="PreformattedText"><text:span text:style-name="T25">detail((Sćenje na Boži dźeń a tekst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[W tym samym času pak so sta, zo přikaznja wot kejžora Augusta wuńdźe, zo by wšitkón swět zapisany a ćazowany był.</text:p>
      <text:p text:style-name="PreformattedText"/>
      <text:p text:style-name="PreformattedText">2. A to zapisanje bě to najprěńše a so sta w tym času, jako žirenius z bohotom w Syriskej běše.</text:p>
      <text:p text:style-name="PreformattedText"/>
      <text:p text:style-name="PreformattedText">3. A wšitcy dźěchu, zo bychu so dali ćazować, kóždy do swojeho města.</text:p>
      <text:p text:style-name="PreformattedText"/>
      <text:p text:style-name="PreformattedText">4. Tuž zběhnu so tež Jozef z Galilejskeje, z města Nacareta, do židowskeho kraja, k městu Dawidowemu, kotremuž rěkaju Betlehem, teho dla, zo wón z doma a ze šlachty Dawidoweje běše; Mat. 2, 6. Jan. 7, 42.))</text:p>
      <text:p text:style-name="PreformattedText"/>
      <text:p text:style-name="PreformattedText">5. So by so dał zapisać z Marju, swojej slubjenej mandźelskeju, kotraž běše z ćežkim žiwotom.</text:p>
      <text:p text:style-name="PreformattedText"/>
      <text:p text:style-name="PreformattedText">6. A jako wonaj tam běštaj, dóńdźe tón čas, zo wona porodźić dyrbješe.</text:p>
      <text:p text:style-name="PreformattedText"/>
      <text:p text:style-name="PreformattedText">7. A wona porodźi swojeho prěńšeho syna a powi jeho do pjeluškow a połoži jeho do žłoba; přetož woni njemějachu hewak žaneho ruma w tej hospodźe. ((Mat. 1, 25.))</text:p>
      <text:p text:style-name="PreformattedText"/>
      <text:p text:style-name="PreformattedText">8. A pastyrjo běchu w tym samym kraju na polu pola hórdow, ći wachowachu w nocy swojeho stadła.</text:p>
      <text:p text:style-name="PreformattedText"/>
      <text:p text:style-name="PreformattedText">9. A hlaj, teho Knjeza jandźel přistupi k nim a jasnosć teho Knjeza wobswěći jich; a woni so<text:s/><text:soft-page-break/>jara wulcy bojachu.</text:p>
      <text:p text:style-name="PreformattedText"/>
      <text:p text:style-name="PreformattedText">10. A tón jandźel dźeše k nim: Njebójće so; hlaj, ja připowědam wam wulke wjesele, kotrež wšemu ludu so dostać budźe;</text:p>
      <text:p text:style-name="PreformattedText"/>
      <text:p text:style-name="PreformattedText">11. Přetož wam je so dźensa tón zbóžnik narodźił, kotryž je Chrystus tón Knjez w Da-vitowym měsće.</text:p>
      <text:p text:style-name="PreformattedText"/>
      <text:p text:style-name="PreformattedText">12. A to mějće za znamjo, wy budźeće dźěćatko namakać z pjeluškami powite a w žłobje ležo.</text:p>
      <text:p text:style-name="PreformattedText"/>
      <text:p text:style-name="PreformattedText">13. A hnydom bě tam pola teho jandźela ta syła njebjeskeho wójska; ći chwalachu Boha a dźachu: ((Dan. 7, 10.))</text:p>
      <text:p text:style-name="PreformattedText"/>
      <text:p text:style-name="PreformattedText">14. Česć budź Bohu w tej wysokosći, měr na zemi a čłowjekam dobre spodobanje. ((Jez. 57, 19. Eph. 2, 14. 17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6">detail((Sćenje na druhi swjedźeń hodow a tekst Il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5.<text:s/><text:span text:style-name="T27">[</text:span>A sta so, jako ći jandźeljo wot nich do njebjes běchu stupili, tuž dźachu ći pastyrjo bjez sobu: Pójmy dha nětk do Betlehema a wohladajmy tu wěc, kiž so stała je a tón Knjez nam k wědźenju je sčinił. ((2 Mójz. 3, 3.))</text:p>
      <text:p text:style-name="PreformattedText"/>
      <text:p text:style-name="PreformattedText">16. A woni přińdźechu chwatajcy a namakachu wobeju, Marju a Jo zepha, k temu tež to dźěćatko w žłobje ležo.</text:p>
      <text:p text:style-name="PreformattedText"/>
      <text:soft-page-break/>
      <text:p text:style-name="P28"><text:s/></text:p>
      <text:p text:style-name="PreformattedText">%-----------------------------------</text:p>
      <text:p text:style-name="PreformattedText"><text:span text:style-name="T29">% https://digital.slub-dresden.de/data/kitodo/BibltojeZ_478590679/BibltojeZ_478590679_tif/jpegs/00001391.tif.large.jpg</text:span></text:p>
      <text:p text:style-name="PreformattedText">%-----------------------------------------------------------</text:p>
      <text:p text:style-name="PreformattedText"/>
      <text:p text:style-name="PreformattedText">17. Jako woni to same pak běchu widźili, roznjesechu woni to słowo, kotrež woni wot teho dźěsća běchu słyšeli. ((Scht. 10. 11.))</text:p>
      <text:p text:style-name="PreformattedText"/>
      <text:p text:style-name="PreformattedText">18. A wšitcy, kiž to słyšachu, dźiwachu so tych wěcow, kotrež jim ći pastyrjo běchu prajili.</text:p>
      <text:p text:style-name="PreformattedText"/>
      <text:p text:style-name="PreformattedText">19. Marja pak schowa wšitke te same słowa a rozpomni je w swojej wutrobje. ((Scht. 51.))</text:p>
      <text:p text:style-name="PreformattedText"/>
      <text:p text:style-name="PreformattedText">20. A ći pastyrjo so zaso wróćichu, česćachu a chwalachu Boha za wšitko, štož běchu słyšeli a widźili, kaž tež k nim prajene běše.<text:span text:style-name="T30">]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1">detail((Sćenje na nowe lěto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21.<text:s/><text:span text:style-name="T32">[</text:span>A jako so wósom dnjow dopjelnješe, zo by to dźěćo wobrězane było, bě jeho mjeno narjeknjene Jezus, kotrež mjenowane běše wot jandźela, prjedy dyžli wón so w maćernym žiwoće podjał bě.<text:span text:style-name="T33">]</text:span><text:s/>((1 Mójz. 17, 15. Luk. 1, 31.))</text:p>
      <text:p text:style-name="PreformattedText"/>
      <text:p text:style-name="PreformattedText">22. A jako so te dny jeju wučisćenja po tym zakonju Mójzasowym dopjelnichu, přinjeseštaj wonaj Jezusa do Jerusalema, zo byštaj jeho temu Knjezej prjódkstajiłaj ((3 Mójz. 12, 2.))</text:p>
      <text:p text:style-name="PreformattedText"/>
      <text:p text:style-name="PreformattedText">23. (Kaž pisane steji w zakonju teho Knjeza: Wšitko muske, štož so prěńše narodźi, dyrbi temu Knjezej swjećene być); ((2 Mój. 13, 2.))</text:p>
      <text:p text:style-name="PreformattedText"/>
      <text:p text:style-name="PreformattedText">24. A zo byštaj dałaj tón wopor, jako prajene je w zakonju teho Knjeza, por tujawkow abo dweju młodeju hołbjow. ((3 Mójz. 12, 8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4">detail((Tekst na třoch kralow.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25.<text:s/><text:span text:style-name="T35">[</text:span>A hlaj, jedyn čłowjek běše we Jerusalemje, z mjenom Simeon; a tón samy čłowjek běše fromny a bohabojazny a čakaše na Israelski trošt a swjaty Duch bě nad nim. ((1 Mójz. 5, 29.))</text:p>
      <text:p text:style-name="PreformattedText"/>
      <text:p text:style-name="PreformattedText">26. A jemu běše wotmołwjenje wot swjateho Ducha so dostało, zo njebudźe smjerće widźeć, chiba zo by prjedy widźił Chrystusa teho Knjeza.</text:p>
      <text:p text:style-name="PreformattedText"/>
      <text:p text:style-name="PreformattedText">27. A wón přińdźe přez nawabjenje teho Ducha do templa. A jako taj staršej Jezusa, to dźěćatko, do templa přinjeseštaj, zo byštaj za njo činiłaj po wašnju teho zakonja;</text:p>
      <text:p text:style-name="PreformattedText"/>
      <text:p text:style-name="PreformattedText">28. Wza tež wón jeho na swojej rucy a chwaleše Boha a dźeše:</text:p>
      <text:p text:style-name="PreformattedText"/>
      <text:p text:style-name="PreformattedText">29. Nětk pušćiš twojeho wotročka, Knježe, po twojim słowje, z měrom; ((1 Mójz. 46, 30.))</text:p>
      <text:p text:style-name="PreformattedText"/>
      <text:p text:style-name="PreformattedText">30. Přetož mojej woči stej twojeho winika widźiłej, ((St 3, 6.))</text:p>
      <text:p text:style-name="PreformattedText"/>
      <text:soft-page-break/>
      <text:p text:style-name="PreformattedText">31. Zateho didotewat sy přede wšitkimi ludźimi, ((Jez. 11, 10. St. 49, 6.))</text:p>
      <text:p text:style-name="PreformattedText"/>
      <text:p text:style-name="PreformattedText">32. Swětło k rozswěćenju tych pohanow a k chwalbje twojeho Israelskeho luda.<text:span text:style-name="T36">]</text:span><text:s/>((Jez. 42, 6. St. 49, 6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7">detail((Sćenje na njedźelu po nowym lěće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3. [Jozef pak a jeho mać dźiwaštaj so teho, štož wot njeho rěčane bě.</text:p>
      <text:p text:style-name="PreformattedText"/>
      <text:p text:style-name="PreformattedText">34. A Simeon požohnowa jich a dźeše k Marji, jeho maćeri: Hlaj, tón budźe postajeny k padu a k horjestaću jich wjele we Israelu a k znamjenju, přećiwo kotremuž so rěčeć budźe, ((Jez. 8, 14. St. 28, 16. Mat. 21, 42. Rom. 9, 33.))</text:p>
      <text:p text:style-name="PreformattedText"/>
      <text:p text:style-name="PreformattedText">35. (A budźe so mječ přez twoju dušu drěć), zo bychu wjele wutrobow pomyslenja zjawne byłe.</text:p>
      <text:p text:style-name="PreformattedText"/>
      <text:p text:style-name="PreformattedText">36. A jena profećina běše, Hana, Phanuelowa dźowka, z Azarskeje šlachty, kiž bě habn wobstarna a bě w mandźelstwje ze swojim mužom była sydom lět po swojim knježnistwje,</text:p>
      <text:p text:style-name="PreformattedText"/>
      <text:p text:style-name="PreformattedText">37. A bě z wudowu na wósom dezac a štyri lět; ta njepřińdźe nihdy wot templa a słužeše Bohu z posćenjom a z modlenjom w nocy a wodnjo.</text:p>
      <text:p text:style-name="PreformattedText"/>
      <text:p text:style-name="PreformattedText">38. Ta sama přistupi tež tam w tej samej štundźe, chwaleše zjawnje teho Knjeza a rěčeše wot njeho k wšitkim, kiž we Jerusalemje na to wumoženje čakachu.</text:p>
      <text:soft-page-break/>
      <text:p text:style-name="P38"><text:s/></text:p>
      <text:p text:style-name="PreformattedText">%-----------------------------------</text:p>
      <text:p text:style-name="PreformattedText"><text:span text:style-name="T39">% https://digital.slub-dresden.de/data/kitodo/BibltojeZ_478590679/BibltojeZ_478590679_tif/jpegs/00001392.tif.large.jpg</text:span></text:p>
      <text:p text:style-name="PreformattedText">%-----------------------------------------------------------</text:p>
      <text:p text:style-name="PreformattedText"/>
      <text:p text:style-name="PreformattedText">39. A jako wonaj wšitko dokonjałaj běštaj po zakonju teho Knjeza, wróćištaj so wonaj zaso do Galilejskeje k swojemu městu Nacaretu.</text:p>
      <text:p text:style-name="PreformattedText"/>
      <text:p text:style-name="PreformattedText">40. Ale to dźěćatko rosćeše a bě mócne w Duchu, połne mudrosće; a Boža hnada běše nad nim.<text:span text:style-name="T40">]</text:span><text:s/>((Scht: 52. St. 1, 80.))</text:p>
      <text:p text:style-name="PreformattedText">%-----------------------------------------------------------</text:p>
      <text:p text:style-name="PreformattedText"/>
      <text:p text:style-name="PreformattedText"><text:span text:style-name="T41">detail((Sćenje na prěnju njedźe po třoch kralach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41.<text:s/><text:span text:style-name="T42">[</text:span>A jeho staršej pak chodźeštaj kóžde lěto do Jerusalema na jutrowny róčny čas. ((2 Mójz. 34, 23.))</text:p>
      <text:p text:style-name="PreformattedText"/>
      <text:p text:style-name="PreformattedText">42. A jako wón dwanaće lět stary bě, dźěchu woni do Jerusalema horje po wašnju teho róčneho časa.</text:p>
      <text:p text:style-name="PreformattedText"/>
      <text:p text:style-name="PreformattedText">43. A jako te dny dokonjane běchu a wonaj so dom wróćištaj, wosta to dźěćo Jezus we Jerusalemje, a Jozef a jeho mać to njewědźeštaj.</text:p>
      <text:p text:style-name="PreformattedText"/>
      <text:p text:style-name="PreformattedText">44. Wonaj sebi pak pomysliše taj, zo snadź je bjez towaršemi, a přińdźeštaj wo jeneho dnja puć a pytaštaj jeho bjez přećelemi a znajomnymi.</text:p>
      <text:p text:style-name="PreformattedText"/>
      <text:p text:style-name="PreformattedText">45. Jako pak jeho njenamakaštaj, wróćištaj so, jeho pytajcy k Jeruzalemu.</text:p>
      <text:p text:style-name="PreformattedText"/>
      <text:p text:style-name="PreformattedText">46. A sta so po třoch dnjach, namakaštaj jeho w templu sedźo srjedźa bjez wučerjemi, zo wón jich posłuchaše a jich woprašowaše.</text:p>
      <text:p text:style-name="PreformattedText"/>
      <text:p text:style-name="PreformattedText">47. A wšitcy, kiž na njeho posłuchachu, dźiwachu so jeho rozuma a jeho wotmołwjenja. ((Mat. 7, 28. Mark. 1, 22.))</text:p>
      <text:p text:style-name="PreformattedText"/>
      <text:p text:style-name="PreformattedText">48. A hdyž wonaj jeho wuhladaštaj, dźiwaštaj so njemóžnje. A jeho mać dźeše k njemu: Mój syno, čoho dla sy ty namaj tak sčinił? Hlaj, twój nan a ja smój će z tyšnej bolosću pytałaj.</text:p>
      <text:p text:style-name="PreformattedText"/>
      <text:p text:style-name="PreformattedText">49. A wón dźeše k nimaj: Što je, zo staj mje pytałaj? Njewěstaj wój, zo ja byćmam w tym, štož mojeho Wótca je?</text:p>
      <text:p text:style-name="PreformattedText"/>
      <text:p text:style-name="PreformattedText">50. A wonaj njezrozumištaj to słowo, kotrež wón k nimaj rěčeše.</text:p>
      <text:p text:style-name="PreformattedText"/>
      <text:p text:style-name="PreformattedText">51. A wón dźěše z nimaj dele a přińdźe do Nacareta a běše jimaj podany. A jeho mać schowa wšitke te słowa w swojej wutrobje. ((1 Mójz. 37, 11.))</text:p>
      <text:p text:style-name="PreformattedText"/>
      <text:p text:style-name="PreformattedText">52. A Jezus přibjeraše na mudrosći a na lětach a na hnadźe |pola Boha a čłowjekow.<text:span text:style-name="T43">]</text:span><text:s/>((1 Sam. 2, 26.))</text:p>
      <text:p text:style-name="PreformattedText"/>
      <text:p text:style-name="PreformattedText">%-----------------------------------------------------------</text:p>
      <text:p text:style-name="PreformattedText"/>
      <text:p text:style-name="P44">kapitl((Sćenje swjateho Lukaša))</text:p>
      <text:p text:style-name="P45"/>
      <text:p text:style-name="P46">staw((3. staw))</text:p>
      <text:p text:style-name="P47"/>
      <text:p text:style-name="PreformattedText"><text:span text:style-name="T48">detail((Janowe pokutne prědowanje a swědčenje wo Chrystusu. Chrystusowa křćeńca. Jozefowa šlachta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W pjatnatym lěće pak teho kejžorstwa kejžora Tiberiusa, jako Pontius⸗Pilatus běše bohot w židowskej, a Herodas štyri⸗fěršta w Galilejskej, a Philipp, jeho bratr, štyri⸗fěršta we Jturejzkej a w Trachonitiskim kraju, a Lizanias štyri-fěršta we Abilenskej;</text:p>
      <text:p text:style-name="PreformattedText"/>
      <text:p text:style-name="PreformattedText">2. W času wyšeju měšnikow Hannasa a Kajphasa: sta so přikaznja Boža k Janej, žachariasowemu synej, w pusćinje.</text:p>
      <text:p text:style-name="PreformattedText"/>
      <text:p text:style-name="PreformattedText">3. A wón přińdźe do wšitkeho wokolneho kraja wokoło Jordana a prědowaše křćenicu teje pokuty, k wodawanju hrěchow; ((Mat. 3, 1. 2. Mark. 1, 4.))</text:p>
      <text:p text:style-name="PreformattedText"/>
      <text:p text:style-name="PreformattedText">4. Jako steji pisane w knihach tych ryčow Jezajasowych, teho profety, kiž rjeknje: Hłós prědarja je w pusćinje; přihotujće puć teho Knjeza a čińće jeho šćežki rune. ((Jez. 40, 3. Jan. 1, 23.))</text:p>
      <text:p text:style-name="PreformattedText"/>
      <text:p text:style-name="PreformattedText">5. Wšitke dołhy budźa wupjelnjene, a wšitke hory a hórki budźa ponižene; a štož křiwe je, budźe prawe, a štož njerune budźe hładke;</text:p>
      <text:p text:style-name="PreformattedText"/>
      <text:p text:style-name="PreformattedText">6. A wšitko ćěło budźe teho zbóžnika Božeho widźeć.</text:p>
      <text:p text:style-name="PreformattedText"/>
      <text:p text:style-name="PreformattedText">7. A wón dźeše k temu ludu, kiž won dźěše, zo by so wot njeho dał křćić: Wy ješćerjowy štrycho, štó je wam pokazał, zo byšće ćekli před tym přichodnym hněwom? ((Mat. 3, 7.))</text:p>
      <text:soft-page-break/>
      <text:p text:style-name="P49"><text:s/></text:p>
      <text:p text:style-name="PreformattedText">%-----------------------------------</text:p>
      <text:p text:style-name="PreformattedText"><text:span text:style-name="T50">% https://digital.slub-dresden.de/data/kitodo/BibltojeZ_478590679/BibltojeZ_478590679_tif/jpegs/00001393.tif.large.jpg</text:span></text:p>
      <text:p text:style-name="PreformattedText">%-----------------------------------------------------------</text:p>
      <text:p text:style-name="PreformattedText"/>
      <text:p text:style-name="PreformattedText">8. Hlajće, čińće dostojne płody teje pokuty; a njerjekńće při sebi: My mamy Abrahama za nana. Přetož ja wam praju: Bóh móže temu Abrahamej z tutych kamjenjow dźěći zbudźić.</text:p>
      <text:p text:style-name="PreformattedText"/>
      <text:p text:style-name="PreformattedText">9. Ta sekera je pak nětk hižom k korjenju teho drjewa přiłožena; kotrež drjewo teho dla dobrych płodow njepřinjese, budźe porubane a do wohenja ćisnjene.</text:p>
      <text:p text:style-name="PreformattedText"/>
      <text:p text:style-name="PreformattedText">10. A lud jeho wopraša a dźeše: Što dha mamy činić?</text:p>
      <text:p text:style-name="PreformattedText"/>
      <text:p text:style-name="PreformattedText">11. Wón wotmołwi a dźeše k nim: Štóž ma dwě sukni, tón daj temu, kiž žaneje nima; a štóž jědź ma, čiń tež tak. ((1 Jan. 3, 17.))</text:p>
      <text:p text:style-name="PreformattedText"/>
      <text:p text:style-name="PreformattedText">12. Woni pak tež přińdźechu słonicy, zo bychu so dali křćić, a dźachu k njemu: Mištrje, što mamy my činić?</text:p>
      <text:p text:style-name="PreformattedText"/>
      <text:p text:style-name="PreformattedText">13. Wón pak dźeše k nim: Njebjerće wjazy, dyžli wam jepoztajene.</text:p>
      <text:p text:style-name="PreformattedText"/>
      <text:p text:style-name="PreformattedText">14., Tehdy woprašachu jeho tež wojacy a dźachu: Štoha mamy my činić? A wón dźeše k nim: Nječińće nikomu křiwdu ani njeprawdu a dajće sebi dosć być na wašej mzdźe. ((3 Mójz. 19, 13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51">detail((Tekst na 3. njedźelu adwenta.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5. [Jako so pak tón lud nadźiješe, a wšitcy w swojich wutrobach sebi myslachu wot Jana, hač wón snadź Chrystus njeje,</text:p>
      <text:p text:style-name="PreformattedText"/>
      <text:p text:style-name="PreformattedText">16. Wotmołwi Jan a dźeše k wšitkim: Ja wšak křću was z wodu; wón pak sylniši za mnu dźe, kotrehož njejsym hódny, zo bych ja te rjemjenje jeho črijow rozwjazał; tón samy budźe was ze swjatym Duchom a z wohenjom křćić; ((Mat. 3, 11. Mark. 1, 8. Jan. 1, 26. Jap. zk. 1, 5. St. 2, 2. St. 11, 16.))</text:p>
      <text:p text:style-name="PreformattedText"/>
      <text:p text:style-name="PreformattedText">17. W kotrehož rucy je tón wějeŕny łopač, a wón budźe swoje huno wučisćić;, a budźe pšeńcu do swojeje bróžnje zhromadźić a te pluwy z wěčnym wohenjom spalić.<text:span text:style-name="T52">]</text:span></text:p>
      <text:p text:style-name="PreformattedText"/>
      <text:p text:style-name="PreformattedText">18. A wjele druheho wjazy napominaše a připowědaše wón temu ludu.</text:p>
      <text:p text:style-name="PreformattedText"/>
      <text:p text:style-name="PreformattedText">19. Herodas pak, tón štyrifěršta, jako wón wot njeho bě štrafowany, teje Herodiady, swojeho bratra mandźelskeje, a wšěch tych złych wěcow dla, kiž Herodas činješe, ((Mat. 14, 3. Mark. 6, 17.))</text:p>
      <text:p text:style-name="PreformattedText"/>
      <text:p text:style-name="PreformattedText">20. Połoži wón wyše teho wšitkeho tež Jana do jastwa.</text:p>
      <text:p text:style-name="PreformattedText"/>
      <text:p text:style-name="PreformattedText">21. A sta so, jako so wšitkón. lud da křćić a Jezus tež křćeny bě a k Bohu so modleše, zo so njebjesa wotewrichu; ((Mat. 3, 16. Mark. 1, 10. Jan. 1, 32.))</text:p>
      <text:p text:style-name="PreformattedText"/>
      <text:p text:style-name="PreformattedText">22. A tón swjaty Duch stupi dele w ćělnym štalće na njeho jako hołb, a hłós přińdźe z njebjes, kiž dźeše: Ty sy mój luby Syn; na tebi mam ja dobre spodobanje. ((St. 9, 35.))</text:p>
      <text:p text:style-name="PreformattedText"/>
      <text:soft-page-break/>
      <text:p text:style-name="PreformattedText">23. Wón pak, Jezus, spočawši swój hamt, dźěše do třiceteho lěta a bě dźeržany za syna Jozefoweho, kotryž běše syn Eliowy,</text:p>
      <text:p text:style-name="PreformattedText"/>
      <text:p text:style-name="PreformattedText">24. Tón běše syn Matthatowy, tón běše syn Lewiowy, tón běše syn Melchiowy, tón běše syn Janowy, tón běše syn Jozefowy,</text:p>
      <text:p text:style-name="PreformattedText"/>
      <text:p text:style-name="PreformattedText">25. Tón běše syn Mattathiasowy, tón běše syn Amosowuy, tón běše syn Nahumowy, tón běše syn Esliowy, tón běše syn Nangiowy,</text:p>
      <text:p text:style-name="PreformattedText"/>
      <text:p text:style-name="PreformattedText">26. Tón běše syn Maathowy, tón běše syn Mattathiasowy, tón běše syn Semeowuy, tón běše syn Jozefowy, tón běše syn Judowy,</text:p>
      <text:p text:style-name="PreformattedText"/>
      <text:p text:style-name="PreformattedText">27. Tón běše syn Johanowy, tón běše syn Reziowy, tón běše syn Zorobabelowy, tón běše syn Salathielowy, tón běše syn Neriowy,</text:p>
      <text:p text:style-name="PreformattedText"/>
      <text:p text:style-name="PreformattedText">28. Tón běše syn Melchiowy, tón běše syn Addiowy, tón běše syn Kozamowuy, tón běše syn Elmadamowy, tón běše syn Herowy,</text:p>
      <text:soft-page-break/>
      <text:p text:style-name="P53"><text:s/></text:p>
      <text:p text:style-name="PreformattedText">%-----------------------------------</text:p>
      <text:p text:style-name="PreformattedText"><text:span text:style-name="T54">% https://digital.slub-dresden.de/data/kitodo/BibltojeZ_478590679/BibltojeZ_478590679_tif/jpegs/00001394.tif.large.jpg</text:span></text:p>
      <text:p text:style-name="PreformattedText">%-----------------------------------------------------------</text:p>
      <text:p text:style-name="PreformattedText"/>
      <text:p text:style-name="PreformattedText">29. Tón běše syn Jozeowy, tón běše syn Eliezerowy, tón běše syn Jorimowy, tón běše syn Matthatowy,tón běše syn Lewiowy,</text:p>
      <text:p text:style-name="PreformattedText"/>
      <text:p text:style-name="PreformattedText">30. Tón běše syn Simeonowy, tón běše syn Judowy, tón běše syn Jozefowy, tón běše syn Jonanowy, tón běše syn Eliakimowy,</text:p>
      <text:p text:style-name="PreformattedText"/>
      <text:p text:style-name="PreformattedText">31. Tón běše syn Meleowy, tón běše syn Mainanowuy, tón běše syn Mattathowy, tón běše syn Natanowy, tón běše syn Dapitowy,</text:p>
      <text:p text:style-name="PreformattedText"/>
      <text:p text:style-name="PreformattedText">32. Tón běše syn Jesowy, tón běše syn Obedowy, tón běše syn Boasowy, tón běše syn Salmonowy, tón běše syn Nahasowy,</text:p>
      <text:p text:style-name="PreformattedText"/>
      <text:p text:style-name="PreformattedText">33. Tón běše syn Aminadabowy, tón běše syn Aramowy, tón běše syn Ezromowy, tón běše syn Pharesowy, tón běše syn Judowy,</text:p>
      <text:p text:style-name="PreformattedText"/>
      <text:p text:style-name="PreformattedText">34. Tón běše syn Jakubowy, tón běše syn Izaakowy, tón běše syn Abrahamowy, tón běše syn Tharaowy, tón běše syn Nachorowy,</text:p>
      <text:p text:style-name="PreformattedText"/>
      <text:p text:style-name="PreformattedText">35. Tón běše syn Saruchowy, tón běše syn Ragahowuy, tón běše syn Phalekowy, tón běše syn Eberowy, tón běše syn Salaowy,</text:p>
      <text:p text:style-name="PreformattedText"/>
      <text:p text:style-name="PreformattedText">36. Tón běše syn Kainanowy, tón běše syn Arfachzadowy, tón běše syn Semowuy, tón běše syn Noachowy, tón běše syn Lamechowy,</text:p>
      <text:p text:style-name="PreformattedText"/>
      <text:p text:style-name="PreformattedText">37. Tón běše syn Mathuzalahowy, tón běše syn Enochowy, tón běše syn Jaredowy, tón běše syn Maleleelowy, tón běše syn Kainanowy,</text:p>
      <text:p text:style-name="PreformattedText"/>
      <text:p text:style-name="PreformattedText">38. Tón běše syn Enozowy, tón běše syn Sethowy, tón běše syn Hadamowy, tón běše Boži. ((1 Mójz. 5, 3.))</text:p>
      <text:p text:style-name="PreformattedText"/>
      <text:p text:style-name="PreformattedText">%-----------------------------------------------------------</text:p>
      <text:p text:style-name="PreformattedText"/>
      <text:p text:style-name="P55">kapitl((Sćenje swjateho Lukaša))</text:p>
      <text:p text:style-name="P56"/>
      <text:p text:style-name="P57">staw((4. staw))</text:p>
      <text:p text:style-name="P58"/>
      <text:p text:style-name="PreformattedText"><text:span text:style-name="T59">detail((Chrystus bu spytowany, prěduje a čini dźiw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Jezus pak, połny swjateho Ducha, přińdźe zaso wot Jordana a bu wot Ducha do teje pusćiny wjedźeny, ((Mat. 4, 1. Mark. 1, 12.))</text:p>
      <text:p text:style-name="PreformattedText"/>
      <text:p text:style-name="PreformattedText">2. A bu štyrcyći dnjow dołho wot djaboła spytany. A njejědźiše ničo w tych samych dnjach; a jako te same běchu skonjane, běše wón potom hłódny. ((2 Mójz. 34, 28.))</text:p>
      <text:p text:style-name="PreformattedText"/>
      <text:p text:style-name="PreformattedText">3. Tón djaboł pak dźeše k njemu: Syli Boži Syn, dha rjekń k tutemu kamjenjej, zo by chlěb był.</text:p>
      <text:p text:style-name="PreformattedText"/>
      <text:p text:style-name="PreformattedText">4. A Jezus wotmołwi a dźeše k njemu: Pisane steji: Čłowjek njeje žiwy wot chlěba sameho, ale wot kóždeho słowa Božeho. ((5 Mójz. 8, 3.))</text:p>
      <text:p text:style-name="PreformattedText"/>
      <text:p text:style-name="PreformattedText">5. A tón djaboł wjedźeše jeho na wysoku horu a pokaza jemu wšitke kralestwa teho cyłeho swěta we wokomiknjenju.</text:p>
      <text:p text:style-name="PreformattedText"/>
      <text:p text:style-name="PreformattedText">6. A tón djaboł dźeše k njemu: Tu móc chcu ja tebi wšitku dać a jich krasnosć, přetož wona je mi podata a ja dam ju, komuž chcu;</text:p>
      <text:p text:style-name="PreformattedText"/>
      <text:p text:style-name="PreformattedText">7. A budźeš-li so přede mnu modlić, budźe wšitko twoje.</text:p>
      <text:p text:style-name="PreformattedText"/>
      <text:p text:style-name="PreformattedText">8. Jezus pak wotmołwi jemu a dźeše: Dźi preč wote mnje, zatanaso; přetož pisane steji: Ty dyrbiš so k Bohu, swojemu Knjezej, modlić a jemu samemu słužić. ((5 Mójz. 6, 13. St. 10, 12. 20.))</text:p>
      <text:p text:style-name="PreformattedText"/>
      <text:p text:style-name="PreformattedText">9. Tuž wjedźeše wón jeho do Jerusalema a postaji jeho na templa wjerch a dźeše k njemu: Syli Boži Syn, pušć so wot tudy dele;</text:p>
      <text:p text:style-name="PreformattedText"/>
      <text:p text:style-name="PreformattedText">10. Přetož pisane steji: Wón budźe swojim jandźelam twoje dla přikazać, zo bychu će zwarnowali, ((Ps. 91, 11.))</text:p>
      <text:p text:style-name="PreformattedText"/>
      <text:p text:style-name="PreformattedText">11. A na rukomaj će njesli, zo by swoju nohu wo kamjeń nihdźe njestorčił.</text:p>
      <text:p text:style-name="PreformattedText"/>
      <text:p text:style-name="PreformattedText">12. Jezus pak wotmołwi a dźeše k njemu: Prajene je: Ty njedyrbiš Boha, swojeho Knjeza, spytować. ((5 Mójz. 6, 16.))</text:p>
      <text:p text:style-name="PreformattedText"/>
      <text:p text:style-name="PreformattedText">13. A jako tón djaboł wšitko spytowanje běše dokonjał, woteńdźe wón wot njeho na chwilu.</text:p>
      <text:p text:style-name="PreformattedText"/>
      <text:p text:style-name="PreformattedText">14. A Jezus wróći so zaso w Ducha mocy do Galilejskeje. A ta ryč wuńdźe wot njeho po wšěm tym wokolnym kraju. ((Mat. 4, 12.))</text:p>
      <text:soft-page-break/>
      <text:p text:style-name="P60"><text:s/></text:p>
      <text:p text:style-name="PreformattedText">%-----------------------------------</text:p>
      <text:p text:style-name="PreformattedText"><text:span text:style-name="T61">% https://digital.slub-dresden.de/data/kitodo/BibltojeZ_478590679/BibltojeZ_478590679_tif/jpegs/00001395.tif.large.jpg</text:span></text:p>
      <text:p text:style-name="PreformattedText">%-----------------------------------------------------------</text:p>
      <text:p text:style-name="PreformattedText"/>
      <text:p text:style-name="PreformattedText">15. A wón wučeše we jich šulach a bě čezćeny wot wšitkich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62">detail((Tekst na 4. njedźelu po třoch kralach.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6. [A wón přińdźe do Nacareta, hdźež běše horjećehnjeny, a dźěše do šule po swojim wašnju na sabatny dźeń a postanu, zo by lazował. ((Mat. 13, 53. 54. Mark. 6, 1.2. Neh. 8, 5.))</text:p>
      <text:p text:style-name="PreformattedText"/>
      <text:p text:style-name="PreformattedText">17. A teho profety Jezajasa knihi buchu jemu date. A jako wón te knihi wotewri, namaka wón to město, hdźež běše pisane:</text:p>
      <text:p text:style-name="PreformattedText"/>
      <text:p text:style-name="PreformattedText">18. Duch teho Knjeza je při mni, teho dla, zo wón mje je žałbował; a je mje pósłał, zo bych připowědał chudym to ewangelion; zo bych zahojił rozmjećene wutroby; zo bych prědował jatym, zo dyrbja pušćeni być, a slepym to zasowidźenje, a rozbitym, zo dyrbja k frejoće wupušćeni być; ((Jez. 61, 1.))</text:p>
      <text:p text:style-name="PreformattedText"/>
      <text:p text:style-name="PreformattedText">19. So bych prědował to spodobne lěto teho Knjeza. ((3 Mójz. 25, 10.))</text:p>
      <text:p text:style-name="PreformattedText"/>
      <text:p text:style-name="PreformattedText">20. A jako wón te knihi běše začinił, poda wón je temu słužomnikej a synu so. A wšitkich jich woči w tej šuli běchu na njeho wobroćene.</text:p>
      <text:p text:style-name="PreformattedText"/>
      <text:p text:style-name="PreformattedText">21. Wón pak poča k nim prajić: Dźens je tuto pismo dopjelnjene před wašimaj wušomaj.</text:p>
      <text:p text:style-name="PreformattedText"/>
      <text:p text:style-name="PreformattedText">22. A woni dawachu wšitcy swědčenje wot njeho a dźiwachu so tym luboznym słowam, kotrež z jeho erta dźěchu, a dźachu: Njeje tutón Jozefowy syn? ((Mat. 13, 55. Mark. 6, 3. Jan. 6, 42.))</text:p>
      <text:p text:style-name="PreformattedText"/>
      <text:p text:style-name="PreformattedText">23. A wón dźeše k nim: Wy budźeće zawěrnje to přisłowo ke mni prajić: Lěkarjo, wuztroró so sam. Přetož kajke wulke wěcy smy my słyšeli, zo su so w Kapernaumje stałe? Čiń tež tak tudy w swojim wótcnym kraju.</text:p>
      <text:p text:style-name="PreformattedText"/>
      <text:p text:style-name="PreformattedText">24. Wón pak dźeše: Zawěrnje, ja praju wam, žadyn profeta njeje spodobny w swojim wótcnym kraju. ((Mat. 13, 57. Mark. 6, 4. Jan. 4, 44.))</text:p>
      <text:p text:style-name="PreformattedText"/>
      <text:p text:style-name="PreformattedText">25. Ale we wěrnosći praju ja wam: Wjele běše wudowow we Israelu we Eliasowym času, jako njebjesa běchu zanknjene za tři lěta a za šěsć měsacow, jako wulka drohota běše po wšej zemi; ((1 Kral. 17, 1.9. St. 18, 42. Jak. 5, 17.))</text:p>
      <text:p text:style-name="PreformattedText"/>
      <text:p text:style-name="PreformattedText">26. A wšak k žanej tych samych njebě Elias pósłany, chiba do Sarepty Sidonskeje, k jenej wudowje.</text:p>
      <text:p text:style-name="PreformattedText"/>
      <text:p text:style-name="PreformattedText">27. A wjele wusadnych běše we Israelu za profeta Elizu; a wšak žadyn njebě wučisćeny, chiba jeno Naaman, tón Syriski. ((2 Kral. 5, 14.))</text:p>
      <text:p text:style-name="PreformattedText"/>
      <text:p text:style-name="PreformattedText">28. A woni buchu wšitcy napjelnjeni z hněwom w tej šuli, jako to słyšachu;</text:p>
      <text:p text:style-name="PreformattedText"/>
      <text:p text:style-name="PreformattedText">29. A postanywši wustorčichu jeho z teho města won a wjedźechu jeho hač na wjerch teje hory, na kotrejž jich město běše natwarjene, zo bychu jeho dele storčili;</text:p>
      <text:p text:style-name="PreformattedText"/>
      <text:p text:style-name="PreformattedText">30. Ale wón dźěše srjedźa přez nich preč.<text:span text:style-name="T63">]</text:span><text:s/>((Jan. 8, 59.))</text:p>
      <text:p text:style-name="PreformattedText"/>
      <text:p text:style-name="PreformattedText">31. A přińdźe do Kapernauma, do města Galilejskeje, a wučeše jich te swjate dny. ((Mat. 4, 13. Mark. 1, 21.))</text:p>
      <text:p text:style-name="PreformattedText"/>
      <text:p text:style-name="PreformattedText">32. A woni dźiwachu so jeho wučby; přetož jeho ryč běše mócna. ((Mat. 7, 28. 29. Mark. 1, 22. Jan. 7, 46.))</text:p>
      <text:p text:style-name="PreformattedText"/>
      <text:p text:style-name="PreformattedText">33. Jedyn čłowjek pak běše w šuli, tón běše wobsynjeny z nječistym duchom. A tón z wulkim hłosom zawoła,</text:p>
      <text:p text:style-name="PreformattedText"/>
      <text:p text:style-name="PreformattedText">34. A dźeše: O, što je nam z tobu, Jezuso Nacarenski? Ty sy přišoł nas skazyć; ja će znaju, štó ty sy, tón swjaty Boži. ((Mark. 1, 24. Luk. 1, 35.))</text:p>
      <text:p text:style-name="PreformattedText"/>
      <text:p text:style-name="PreformattedText">35. A Jezus jemu pohrozy a dźeše: Woněrm a wuńdź wot njeho! A tón čert powali jeho srjedźa bjez nich a wuńdźe z njeho a njewobškodźi jeho.</text:p>
      <text:p text:style-name="PreformattedText"/>
      <text:p text:style-name="PreformattedText">36. A strach přińdźe na wšitkich, a ryčachu bjez sobu a dźachu: Kajka je to wěc? Wón přikazuje z mozu a ze zamóženjom nječistym ducham, a woni wukhadźeju.</text:p>
      <text:p text:style-name="PreformattedText"/>
      <text:soft-page-break/>
      <text:p text:style-name="P64"><text:s/></text:p>
      <text:p text:style-name="PreformattedText">%-----------------------------------</text:p>
      <text:p text:style-name="PreformattedText"><text:span text:style-name="T65">% https://digital.slub-dresden.de/data/kitodo/BibltojeZ_478590679/BibltojeZ_478590679_tif/jpegs/00001396.tif.large.jpg</text:span></text:p>
      <text:p text:style-name="PreformattedText">%-----------------------------------------------------------</text:p>
      <text:p text:style-name="PreformattedText"/>
      <text:p text:style-name="PreformattedText">37. A wot njeho rozeńdźe so ryč po wšěch městach teho wokolneho kraja.</text:p>
      <text:p text:style-name="PreformattedText"/>
      <text:p text:style-name="PreformattedText">38. Wón pak postanu z teje šule a přińdźe do Šimanoweho doma. Šimanowa přichodna mać pak běše z twjerdej zymnu wobdata, a woni prošachu jeho za nju. ((Mat. 8, 14. Mark. 1, 29.))</text:p>
      <text:p text:style-name="PreformattedText"/>
      <text:p text:style-name="PreformattedText">39. A wón steješe jej k hłowje a pohrozy zymnej, a wona ju wopušći. A hnydom staže wona a słužeše jim.</text:p>
      <text:p text:style-name="PreformattedText"/>
      <text:p text:style-name="PreformattedText">40. A jako słónco běše zašło, wšitcy, kiž chorych mějachu na wšelke chorosće, přinjesechu jich k njemu. A wón na jeneho kóždeho tych samych rucy połoži a wustrowi jich. ((Mat. 8, 16. Mark. 1, 32.))</text:p>
      <text:p text:style-name="PreformattedText"/>
      <text:p text:style-name="PreformattedText">41. Ći čerći wustupichu tež wot jich wjele, wołachu a dźachu: Ty sy Chrystus, tón Syn Boži. A wón pohrozy jim a njewotpušći jim rěčeć; přetož woni wědźachu, zo wón je Chrystus.</text:p>
      <text:p text:style-name="PreformattedText"/>
      <text:p text:style-name="PreformattedText">42. Jako nětk pak dźeń bu, wuńdźe wón won na puste město; a lud jeho pytaše a přińdźechu k njemu a zdźeržachu jeho, zo by wot nich nješoł.</text:p>
      <text:p text:style-name="PreformattedText"/>
      <text:p text:style-name="PreformattedText">43. Wón dźeše pak k nim: Ja mam tež druhim městam to ewangelion prědować wot teho kralestwa Božeho; přetož k temu sym ja pósłany. ((Mark. 1, 38.))</text:p>
      <text:p text:style-name="PreformattedText"/>
      <text:p text:style-name="PreformattedText">44. A wón prědowaše w šulach Galilejskeje.</text:p>
      <text:p text:style-name="PreformattedText"/>
      <text:p text:style-name="PreformattedText">%-----------------------------------------------------------</text:p>
      <text:p text:style-name="PreformattedText"/>
      <text:p text:style-name="P66">kapitl((Sćenje swjateho Lukaša))</text:p>
      <text:p text:style-name="P67"/>
      <text:p text:style-name="P68">staw((5. staw))</text:p>
      <text:p text:style-name="P69"/>
      <text:p text:style-name="P70">detail((Pětra ryby łowjenje; wo wusadnym a jichtnym; Mattheja powołanje a wučomnikow požćenje.))</text:p>
      <text:p text:style-name="P71"/>
      <text:p text:style-name="PreformattedText"><text:span text:style-name="T72">detail((Sćenje na 5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Sta so pak, jako so lud k njemu ćišćeše, posłuchać Bože słowo, zo wón steješe pódla Genezarethzkeho jězora, ((Mat. 4, 18. Mark. 1, 16.))</text:p>
      <text:p text:style-name="PreformattedText"/>
      <text:p text:style-name="PreformattedText">2. A wuhlada dwě łódźi na jězorje stejo; rybakojo pak běchu z njeju wustupili a płokachu swoje syće;</text:p>
      <text:p text:style-name="PreformattedText"/>
      <text:p text:style-name="PreformattedText">3. Dha stupi wón do jedneje wot teju łódźow, kotraž Šimanowa běše, a prošeše jeho, zo by ju trochu wot brjoha hnuł. A wón sedźo wučeše lud z teje łódźe.</text:p>
      <text:p text:style-name="PreformattedText"/>
      <text:p text:style-name="PreformattedText">4. A hdyž wón běše přestał rěčeć, dźeše wón k Šimanej: Wjes so na hłubinu a přestrějće swoje syće k łowjenju.</text:p>
      <text:p text:style-name="PreformattedText"/>
      <text:p text:style-name="PreformattedText">5. A Šiman wotmołwi a dźeše k njemu: Mištrje, my smy so cyličku nóc prócowali a njejsmy ničo nałowili; ale na twoje słowo chcu ja syć přestrěć.</text:p>
      <text:p text:style-name="PreformattedText"/>
      <text:soft-page-break/>
      <text:p text:style-name="PreformattedText">6. A jako to sčinichu, wobzanknychu woni wulku syłu rybow, a jich syć so torhaše.</text:p>
      <text:p text:style-name="PreformattedText"/>
      <text:p text:style-name="PreformattedText">7. A woni kiwachu swojich towaršow, kotřiž w druhej łódźi běchu, zo bychu přišli a jim pomhali ćahnyć. A woni přińdźechu a napjelnichu wobě łódźi, tak zo so ponurještej.</text:p>
      <text:p text:style-name="PreformattedText"/>
      <text:p text:style-name="PreformattedText">8. Jako to Šiman Pětr widźeše, padźe wón k Jezusowymaj kolenomaj a dźeše: Knježe, dźi wote mnje won, přetož ja sym hrěšny čłowjek.</text:p>
      <text:p text:style-name="PreformattedText"/>
      <text:p text:style-name="PreformattedText">9. Přetož bojosć běše jeho wobdała a wšitkich, kiž z nim běchu, na tym ryby łowjenju, kotrež běchu hromadźe warbowali;</text:p>
      <text:p text:style-name="PreformattedText"/>
      <text:p text:style-name="PreformattedText">10. Teho runja tež Jakuba a Jana, Zebedeoweju synow, kiž běštaj Šimanowaj towaršej. A Jezus dźeše k Šimanej: Njebój so; přetož wot nětk budźeš ty ludźi łowić.</text:p>
      <text:p text:style-name="PreformattedText"/>
      <text:p text:style-name="PreformattedText">11. A woni wjedźechu tej łódźi k brjohej a wopušćichu wšitko a dźěchu za nim.)</text:p>
      <text:p text:style-name="PreformattedText"/>
      <text:p text:style-name="PreformattedText">12. A sta so, jako wón w jenym měsće běše, a hlaj, tam běše muž połny wusada. Jako tón Jezusa wuhlada, padźe wón na swoje wobličo a prošeše jeho a dźeše: Knježe, chzešsli, dha móžeš ty mje wučisćić. ((Mat. 8, 2. Mark. 1, 40.))</text:p>
      <text:soft-page-break/>
      <text:p text:style-name="P73"><text:s/></text:p>
      <text:p text:style-name="PreformattedText">%-----------------------------------</text:p>
      <text:p text:style-name="PreformattedText"><text:span text:style-name="T74">% https://digital.slub-dresden.de/data/kitodo/BibltojeZ_478590679/BibltojeZ_478590679_tif/jpegs/00001397.tif.large.jpg</text:span></text:p>
      <text:p text:style-name="PreformattedText">%-----------------------------------------------------------</text:p>
      <text:p text:style-name="PreformattedText"/>
      <text:p text:style-name="PreformattedText">13. A wón přestrě tu ruku a dótkny so jeho a dźeše: Ja chcu, budź čisty. A hnydom woteńdźe tón wusad wot njeho.</text:p>
      <text:p text:style-name="PreformattedText"/>
      <text:p text:style-name="PreformattedText">14. A wón poruči jemu, zo by to same nikomu njeprajił; ale woteńdź a pokaž so měšnikej a wopruj za swoje wučisćenje, jako Mójzas je přikazał, jim k swědčenju. ((3 Mójz. 14, 2.))</text:p>
      <text:p text:style-name="PreformattedText"/>
      <text:p text:style-name="PreformattedText">15. Ta ryč wot njeho so pak přeco bóle rozeńdźe; a wjele ludźi so zhromadźi, zo bychu jeho słyšeli a přez njeho wustrowjeni byli wot swojich chorosćow.</text:p>
      <text:p text:style-name="PreformattedText"/>
      <text:p text:style-name="PreformattedText">16. Wón pak wustupi do pusćinow a modleše so k Bohu. ((Mark. 1, 35.))</text:p>
      <text:p text:style-name="PreformattedText"/>
      <text:p text:style-name="PreformattedText">17. A sta so na jedyn dźeń, zo wón wučeše, a sedźichu tam Farizejscy a pismawučeni, kotřiž běchu so zešli ze wšitkich městow Galilejskeje a Židowskeje a wot Jerusalema. A móc teho Knjeza dźěše wot njeho a wustrowi jich.</text:p>
      <text:p text:style-name="PreformattedText"/>
      <text:p text:style-name="PreformattedText">18. A hlaj, někotři mužojo přinjesechu čłowjeka na poslešću, kotryž běše jichtny; a woni pytachu, kak bychu jeho nutř přinjesli a před njeho połožili. ((Mat. 9, 2. Mark. 2, 3. Jap. zk. 9, 33.))</text:p>
      <text:p text:style-name="PreformattedText"/>
      <text:p text:style-name="PreformattedText">19. Jako pak luda dla njenamakachu, na kotrym měsće jeho bychu nutř přinjesli, stupichu woni na chěžu horje a pušćichu jeho přez cyhele dele z tym poslešćom, srjedźa bjez nich, před Jezusa.</text:p>
      <text:p text:style-name="PreformattedText"/>
      <text:p text:style-name="PreformattedText">20. A jako wón jich wěru widźeše, dźeše wón k njemu: Čłowječe, twoje hrěchi su tebi wodate. ((Jer. 5, 3. Luk. 7, 48))</text:p>
      <text:p text:style-name="PreformattedText"/>
      <text:p text:style-name="PreformattedText">21. A pismawučeni a Farizejscy počachu sebi pomyslić a dźachu: Štó je tutón, zo wón Bože hanjenje rěči? Štó móže hrěchi wodać, chiba sam Bóh? ((Mat. 9, 3. Jez. 43, 25.))</text:p>
      <text:p text:style-name="PreformattedText"/>
      <text:p text:style-name="PreformattedText">22. Jako pak Jezus jich mysle pytny, wotmołwi wón a dźeše k nim: Što wy sebi mysliće we wašich wutrobach? 283. Kotre je lóže, rjeknyć: Twoje hrěchi su tebi wodate? Abo rjeknyć: Postań a chodź? ((Mat. 9, 5.))</text:p>
      <text:p text:style-name="PreformattedText"/>
      <text:p text:style-name="PreformattedText">24. Ale zo byšće wědźeli, zo čłowjeka syn móc ma, na zemi hrěchi wodać, dźeše wón k jichtnemu: Ja praju tebi, stań a wzmi swoje poslešćo a dźi do swojeho doma.</text:p>
      <text:p text:style-name="PreformattedText"/>
      <text:p text:style-name="PreformattedText">25. A hnydom wón stanu před jich wočomaj a wza to poslešćo, na kotrymž wón běše ležał, a dźěše do swojeho doma a chwaleše Boha.</text:p>
      <text:p text:style-name="PreformattedText"/>
      <text:p text:style-name="PreformattedText">26. A woni so wšitcy nastróžichu a chwalachu Boha a buchu połni bojosće a dźachu: My smy dźens dźiwne wěcy widźili.</text:p>
      <text:p text:style-name="PreformattedText"/>
      <text:p text:style-name="PreformattedText">27. A potom wón wuńdźe a wuhlada złonika, z mjenom Lewi, při złi sedźo, a dźeše k njemu: Pój za mnu. ((Mat. 9, 9. Mark. 2, 14.))</text:p>
      <text:p text:style-name="PreformattedText"/>
      <text:p text:style-name="PreformattedText">28. A wón wopušći wšitko, stanu a dźěše za nim.</text:p>
      <text:p text:style-name="PreformattedText"/>
      <text:p text:style-name="PreformattedText">29. A tón Lewi přihotowa jemu wulku hosćinu w swojim domje, a wjele słonikow a druhich ludźi sydachu so z nim k blidu. ((Mat. 9, 10.))</text:p>
      <text:p text:style-name="PreformattedText"/>
      <text:p text:style-name="PreformattedText">30. A pismawučeni a Farizejscy mórčachu přećiwo jim a dźachu k jeho wučomnikam: Čoho dla jěsće a<text:s/><text:soft-page-break/>pijeće wy z złotnikami a z hrěšnikami? ((St. 7, 39.))</text:p>
      <text:p text:style-name="PreformattedText"/>
      <text:p text:style-name="PreformattedText">31. A Jezus wotmołwi a dźeše k nim: Čerstwi njepotrjebaju lěkarja, ale chori.</text:p>
      <text:p text:style-name="PreformattedText"/>
      <text:p text:style-name="PreformattedText">32. Ja sym přišoł, zo bych. hrěšnikow k pokuće wołał, a nic prawych. ((Mat. 9, 13.))</text:p>
      <text:p text:style-name="PreformattedText"/>
      <text:p text:style-name="PreformattedText">33. Woni pak dźachu k njemu: Čoho dla požća so Janowi wučomnicy tak často a činja modlitwu k Bohu tak husto, teho runja tež Farizejskich wučomnicy; twoji pat jědźa a pija? ((Mat. 9, 14, Mank. 2, 18.))</text:p>
      <text:p text:style-name="PreformattedText"/>
      <text:p text:style-name="PreformattedText">34. Wón pak dźeše k nim: Móžeće wy tež kwasarjow k požćenju honić, tak dołho hač nawoženja při nich je?</text:p>
      <text:p text:style-name="PreformattedText"/>
      <text:p text:style-name="PreformattedText">35. Čas pak přińć budźe, zo tón nawoženja wot nich wzaty budźe; tehdy w tych dnjach budźa so woni posćić.</text:p>
      <text:p text:style-name="PreformattedText"/>
      <text:soft-page-break/>
      <text:p text:style-name="P75"><text:s/></text:p>
      <text:p text:style-name="PreformattedText">%-----------------------------------</text:p>
      <text:p text:style-name="PreformattedText"><text:span text:style-name="T76">% https://digital.slub-dresden.de/data/kitodo/BibltojeZ_478590679/BibltojeZ_478590679_tif/jpegs/00001398.tif.large.jpg</text:span></text:p>
      <text:p text:style-name="PreformattedText">%-----------------------------------------------------------</text:p>
      <text:p text:style-name="PreformattedText"/>
      <text:p text:style-name="PreformattedText">36. Wón pak tež dźeše k nim přirunanje: So nichtó zapłatu wot noweje drasty njepřišije k starej drasće; hewak tež to nowe so rostorha; a zapłata wot noweho so njehodźi na stare. ((Mat. o, 16. Mark. 2, 21.))</text:p>
      <text:p text:style-name="PreformattedText"/>
      <text:p text:style-name="PreformattedText">37. A nichtó njepjelni mošt do starych sudobjow; tón mošt rostorha hewak to sudobje a budźe rozlaty, a to sudobje so skazy;</text:p>
      <text:p text:style-name="PreformattedText"/>
      <text:p text:style-name="PreformattedText">38. Ale mošt ma so do nowych sudobjow pjelnić, a tak budźe woboje zachowane.</text:p>
      <text:p text:style-name="PreformattedText"/>
      <text:p text:style-name="PreformattedText">39. A njeje nichtó, hdyž pije stare, zo by chcył na měsće noweho; přetož wón rjeknje: Stare je lěpše.</text:p>
      <text:p text:style-name="PreformattedText"/>
      <text:p text:style-name="PreformattedText">%-----------------------------------------------------------</text:p>
      <text:p text:style-name="PreformattedText"/>
      <text:p text:style-name="P77">kapitl((Sćenje swjateho Lukaša))</text:p>
      <text:p text:style-name="P78"/>
      <text:p text:style-name="P79">staw((6. staw))</text:p>
      <text:p text:style-name="P80"/>
      <text:p text:style-name="P81">detail((Wo wutorhanych kłosach, wuschnjenej rucy, japoštołow powołanju a Chrystusowym prědowanju na polu.))</text:p>
      <text:p text:style-name="P82"/>
      <text:p text:style-name="PreformattedText"><text:span text:style-name="T83">detail((Sćenje na 5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Sta so pak na druhi sabat, zo wón přez žita dźěše; a jeho wučomnicy torhachu kłosy a jědźichu te same, łupawši je sebi z rukomaj. ((Mat. 12, 1. Mark. 2, 23.))</text:p>
      <text:p text:style-name="PreformattedText"/>
      <text:p text:style-name="PreformattedText">2. Někotři pak wot tych Farizejskich dźachu k nim: Čoho dla činiće wy, štož so njehodźi činić na te swjate dny?</text:p>
      <text:p text:style-name="PreformattedText"/>
      <text:p text:style-name="PreformattedText">3. A Jezus wotmołwi a dźeše k nim: Njejsće wy to lazowali, štož Dawid činješe, jako wón hłódny běše, a ći, kotřiž z nim běchu?</text:p>
      <text:p text:style-name="PreformattedText"/>
      <text:p text:style-name="PreformattedText">4. Kak wón do teho doma Božeho dźěše a te chlěby teho prjódkkładźenja wza a jědźiše a dawaše tež tym, kotřiž při nim běchu; kotrež wšak nichtó jěsć njesmědźeše, chiba sami ći měšnicy? ((1 Sam. 21, 6. 2 Mójz. 29, 33. 3 Mójz. 24, 9.))</text:p>
      <text:p text:style-name="PreformattedText"/>
      <text:p text:style-name="PreformattedText">5. A dźeše k nim: Čłowjeka syn je tež knjez teho sabata. ((Mat. 12, 8.))</text:p>
      <text:p text:style-name="PreformattedText"/>
      <text:p text:style-name="PreformattedText">6. Sta so pak na druhi sabat, zo wón do šule dźěše a wučeše. A tam běše čłowjek, kotrehož prawa ruka běše wuschnyła. ((Mat. 12, 9. Mark. 3, 1.))</text:p>
      <text:p text:style-name="PreformattedText"/>
      <text:p text:style-name="PreformattedText">7. Ale pismawučeni a Farizejscy kedźbowachu na njeho, hač by wón tež na sabat hojił, zo bychu winu měli jeho wobskoržić.</text:p>
      <text:p text:style-name="PreformattedText"/>
      <text:p text:style-name="PreformattedText">8. Wón pak pytny jich mysle a dźeše k temu čłowjekej z tej suchej ruku: Stawaj a stup hew srjedźa. A wón stanu a stupi tam.</text:p>
      <text:p text:style-name="PreformattedText"/>
      <text:p text:style-name="PreformattedText">9. Tuž dźeše Jezus k nim: Ja prašam was, što słuša so činić na te sabaty, dobre abo złe?<text:s/><text:soft-page-break/>Žiwjenje zdźeržeć abo skazyć?</text:p>
      <text:p text:style-name="PreformattedText"/>
      <text:p text:style-name="PreformattedText">10. A wón pohlada na wšitkich wokoło a dźeše k temu čłowjekej: Přestrěj swoju ruku. A wón činješe tak. A jeho rucy bu zaso pomhane, zo strowa bu jako ta druha.</text:p>
      <text:p text:style-name="PreformattedText"/>
      <text:p text:style-name="PreformattedText">11. Woni pak wšitcy buchu tórni a zrěčachu so hromadźe, što bychu Jezusej činili.</text:p>
      <text:p text:style-name="PreformattedText"/>
      <text:p text:style-name="PreformattedText">12. Poda so pak w tym času, zo wón so k Bohu modlić na horu woteńdźe; a wón tam wosta přez nóc na modlitwje k Bohu.</text:p>
      <text:p text:style-name="PreformattedText"/>
      <text:p text:style-name="PreformattedText">13. A hdyž dźeń bu, zawoła wón swojich wučomnikow k sebi a wuzwoli wot nich dwanaće, kotrychž wón tež japoštołow mjenowaše: ((Mat. 10, 1. Mark. 3, 13. 14.))</text:p>
      <text:p text:style-name="PreformattedText"/>
      <text:p text:style-name="PreformattedText">14. Šimana, kotremuž wón tež to mjeno Pětr da; a Handrija, jeho bratra; Jakuba a Jana, Philippa a Bartromja;</text:p>
      <text:p text:style-name="PreformattedText"/>
      <text:p text:style-name="PreformattedText">15. Mattheja a Thomaša; Jakuba, Alfeoweho syna, a Šimana, kotryž bu mjenowany surownik.</text:p>
      <text:p text:style-name="PreformattedText"/>
      <text:p text:style-name="PreformattedText">16. Judaša, Jakuboweho syna; a Judaša Jšariotha, kotryž pak jeho přeradnik bu.</text:p>
      <text:p text:style-name="PreformattedText"/>
      <text:p text:style-name="PreformattedText">17. A wón dźěše dele z nimi a zasta na polu, tež ta syła jeho wučomnikow a wulka zhromadźizna ludźi ze wšeho židowskeho kraja a z Jerusalema a z Tira a ze Sidona, z po mórskich městow,</text:p>
      <text:p text:style-name="PreformattedText"/>
      <text:p text:style-name="PreformattedText">18. Kotřiž běchu přišli, zo bychu jeho słyšeli a zahojeni byli wot swojich chorosćow; a kotřiž wot nječistych duchow běchu čwilowani, ći sami buchu wšitcy wustrowjeni.</text:p>
      <text:p text:style-name="PreformattedText"/>
      <text:soft-page-break/>
      <text:p text:style-name="P84"><text:s/></text:p>
      <text:p text:style-name="PreformattedText">%-----------------------------------</text:p>
      <text:p text:style-name="PreformattedText"><text:span text:style-name="T85">% https://digital.slub-dresden.de/data/kitodo/BibltojeZ_478590679/BibltojeZ_478590679_tif/jpegs/00001399.tif.large.jpg</text:span></text:p>
      <text:p text:style-name="PreformattedText">%-----------------------------------------------------------</text:p>
      <text:p text:style-name="PreformattedText"/>
      <text:p text:style-name="PreformattedText">19. A wšitkón lud žadaše so jeho dótknyć; přetož móc dźěše wot njeho, a wón zahoji wšitkich.</text:p>
      <text:p text:style-name="PreformattedText"/>
      <text:p text:style-name="PreformattedText">20. Wón pak pozběhnu swojej woči na swojich wučomnikow a dźeše: Zbóžni sće wy chudźi; přetož to kralestwo Bože je waše. (Mat. 5, 3.))</text:p>
      <text:p text:style-name="PreformattedText"/>
      <text:p text:style-name="PreformattedText">21. Zbóžni sće wy, kiž wy tudy hłodźiće; přetož wy budźeće nasyćeni. Zbóžni sće wy, kiž wy tudy płakaće; přetož wy budźeće so smjeć. ((Zjew. 7, 16. Ps. 126, 5. 6. Jez. 61, 3.))</text:p>
      <text:p text:style-name="PreformattedText"/>
      <text:p text:style-name="PreformattedText">22. Zbóžni sće wy, hdyž was ludźo hidźa a hdyž was wustorkaju a swarja was a zaćisnu waše mjen jako złe, čłowjekoweho syna dla.</text:p>
      <text:p text:style-name="PreformattedText"/>
      <text:p text:style-name="PreformattedText">23. Wjeselće so tehdy a poskočće; přetož hlajće, waša mzda je wulka w njebjesach. Přetož teho runja činjachu jich wótcojo tež profetam.</text:p>
      <text:p text:style-name="PreformattedText"/>
      <text:p text:style-name="PreformattedText">24. Ale běda wam bohatym; přetož wy maće swój trošt preč. ((Am. 6, 1.))</text:p>
      <text:p text:style-name="PreformattedText"/>
      <text:p text:style-name="PreformattedText">25. Běda wam, kiž wy nasyćeni sće; přetož wy budźeće hłódni. Běda wam, kiž wy so tudy smějeće; přetož wy budźeće płakać a skiwlić. ((Jez. 10, 16. St. 65, 13. 14.))</text:p>
      <text:p text:style-name="PreformattedText"/>
      <text:p text:style-name="PreformattedText">26. Běda wam, hdyž wšitcy wot was derje ryča; teho runja činjachu jich wótcojo tež falšnym profetam.</text:p>
      <text:p text:style-name="PreformattedText"/>
      <text:p text:style-name="PreformattedText">27. Ale wam ja praju, kiž wy posłuchaće: Lubujće swojich njepřećelow. Čińće tym derje, kotřiž was hidźa. ((Mat. 5, 44.))</text:p>
      <text:p text:style-name="PreformattedText"/>
      <text:p text:style-name="PreformattedText">28. Žohnujće tych, kiž was pokleja. A prošće za tych, kiž wam njeprawje činja.</text:p>
      <text:p text:style-name="PreformattedText"/>
      <text:p text:style-name="PreformattedText">29. A štóž će dyri na lico, nastaj jemu tež to druhe. A štóž tebi mantl wozmje, temu ty tež tu suknju njewobaraj.</text:p>
      <text:p text:style-name="PreformattedText"/>
      <text:p text:style-name="PreformattedText">30. Štóž će pak prosy, temu daj; a štóž tebi to twoje wozmje, nježadaj jo zaso.</text:p>
      <text:p text:style-name="PreformattedText"/>
      <text:p text:style-name="PreformattedText">31. A kaž wy chceće, zo bychu wam ludźo činili, tak wy tež jim čińće. ((Tob. 4, 16. Mat. 7, 12.))</text:p>
      <text:p text:style-name="PreformattedText"/>
      <text:p text:style-name="PreformattedText">32. Přetož hdyž tych lubujeće, kiž was lubuja, kajki maće wy z teho dźak? Přetož hrěšnicy lubuja tež tych, wot kotrychž woni budźa lubowani. ((Mat. 5, 46.))</text:p>
      <text:p text:style-name="PreformattedText"/>
      <text:p text:style-name="PreformattedText">33. A hdyž budźeće derje činić jeno tym, kiž wam derje činja, kajki dźak wy z teho maće? Přetož hrěšnicy to same tež činja.</text:p>
      <text:p text:style-name="PreformattedText"/>
      <text:p text:style-name="PreformattedText">34. A budźeće-li jeno tym požčować, wot kotrychž so nadźijeće zaso brać, kajki maće wy dźak z teho? Přetož hrěšnicy hrěšnikam tež tak požčuja, zo bychu woni teho runja zaso brali. ((5 Mójz. 15, 8. Mat. 5, 42.))</text:p>
      <text:p text:style-name="PreformattedText"/>
      <text:p text:style-name="PreformattedText">35. Tuž wšak lubujće tež wašich njepřećelow; a čińće dobre a požčujće tak, zo ničo za to so njenadźijeće: dha budźe waša mzda wulka a budźeće dźěći teho najwyšeho; přetož wón tež je dobroćiwy nad njedźakomnymi a złymi. ((Ps. 37, 26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86">detail((Sćenje na 4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6. [Teho dla budźće smilni, jako tež waš Wóćez smilny je.</text:p>
      <text:p text:style-name="PreformattedText"/>
      <text:p text:style-name="PreformattedText">37. Njesudźće, dha tež wy njebudźeće sudźeni. Njezatamajće, dha tež wy njebudźeće zatamani. Wodajće, dha wam budźe wodate. ((Rom. 2, 1.))</text:p>
      <text:p text:style-name="PreformattedText"/>
      <text:p text:style-name="PreformattedText">38. Dawajće, dha wam budźe date. Dobra, natłóčena, natšasena a kopata měra budźe wam do wašeho klina data; přetož runje z tej měru, z kotrejž wy měriće, budźe wam zaso měrjene. ((Mat. 7, 2. Mark. 4, 24.))</text:p>
      <text:p text:style-name="PreformattedText"/>
      <text:p text:style-name="PreformattedText">39. Wón pak praješe jim jene přirunanje: Móže tež slepy slepemu puć pokazać? Njebudźetaj wonaj wobaj do jamy padnyć? ((Mat. 15, 14.))</text:p>
      <text:soft-page-break/>
      <text:p text:style-name="P87"><text:s/></text:p>
      <text:p text:style-name="PreformattedText">%-----------------------------------</text:p>
      <text:p text:style-name="PreformattedText"><text:span text:style-name="T88">% https://digital.slub-dresden.de/data/kitodo/BibltojeZ_478590679/BibltojeZ_478590679_tif/jpegs/00001400.tif.large.jpg</text:span></text:p>
      <text:p text:style-name="PreformattedText">%-----------------------------------------------------------</text:p>
      <text:p text:style-name="PreformattedText"/>
      <text:p text:style-name="PreformattedText">40. Wučomnik njeje přez swojeho mištra; hdyž wučomnik je jako jeho mištr, dha je wón došoł. ((Mat. 10, 24. Jan. 13, 16. St. 15, 20.))</text:p>
      <text:p text:style-name="PreformattedText"/>
      <text:p text:style-name="PreformattedText">41. Što pak widźiš třěsku w swojeho bratra woku, a hrjady ty w swojim woku njepytnješ? ((Mat. 7, 3.))</text:p>
      <text:p text:style-name="PreformattedText"/>
      <text:p text:style-name="PreformattedText">42. Abo kak móžeš rjeknyć k swojemu bratrej: Bratře, njech tebi tu třěsku z twojeho woka wućahnu; a ty sam njewidźiš teje hrjady w swojim woku? Ty hejchlerjo, wućehń prjedy tu hrjadu ze swojeho woka a dohladaj so potom, zo by tu třěsku ze swojeho bratra woka wućahnył.)</text:p>
      <text:p text:style-name="PreformattedText"/>
      <text:p text:style-name="PreformattedText">43. Přetož tón dobry štom njeje, kiž zhniły płód přinjese; a žadyn zhniły štom njeje, kiž by dobry płód přinjesł. ((Mat. 7, 17. St. 12, 33.))</text:p>
      <text:p text:style-name="PreformattedText"/>
      <text:p text:style-name="PreformattedText">44. Přetož kóždy dobry štom budźe po swojim płodźe póznaty. Přetož wot ćernjow nješćipaju figi, ani z hłowonza winowe kiće.</text:p>
      <text:p text:style-name="PreformattedText"/>
      <text:p text:style-name="PreformattedText">45. Dobry čłowjek přinjese dobre z dobreho šaza swojeje wutroby; a zły čłowjek přinjese złe z teho złeho šaza swojeje wutroby. Přetož čohož wutroba połna je, to přez rt wuńdźe. ((Mat. 12, 35.))</text:p>
      <text:p text:style-name="PreformattedText"/>
      <text:p text:style-name="PreformattedText">46. Što wy mi pak rěkaće Knjez Knjez, a nječiniće, štož ja wam praju? ((Mat. 7, 21.))</text:p>
      <text:p text:style-name="PreformattedText"/>
      <text:p text:style-name="PreformattedText">47. Štóž ke mni přińdźe a słyši moje ryče a čini te same, ja chcu wam teho zjewić, komu wón je podobny. ((Rom.2, 13. Jak. 1, 22.))</text:p>
      <text:p text:style-name="PreformattedText"/>
      <text:p text:style-name="PreformattedText">48. Wón je podobny tajkemu čłowjekej, kiž chěžu twarješe, kopaše a hłuboko ryješe, a załoži grunt na skału. Jako so pak powodźenje sta, wobroći so ta rěka na tu samu chěžu, ale njemóžeše ju hnuć; přetož wona běše na skału załožena.</text:p>
      <text:p text:style-name="PreformattedText"/>
      <text:p text:style-name="PreformattedText">49. Štóž pak słyši a nječini te same, tón je podobny na tajkeho čłowjeka, kotryž swój dom staji na zemju bjez grunta; a ta rěka na njón biješe, a wón hnydom padźe, a sta so na tym domje wulki torh.</text:p>
      <text:p text:style-name="PreformattedText"/>
      <text:p text:style-name="PreformattedText">%-----------------------------------------------------------</text:p>
      <text:p text:style-name="PreformattedText"/>
      <text:p text:style-name="P89">kapitl((Sćenje swjateho Lukaša))</text:p>
      <text:p text:style-name="P90"/>
      <text:p text:style-name="P91">staw((7. staw))</text:p>
      <text:p text:style-name="P92"/>
      <text:p text:style-name="PreformattedText"><text:span text:style-name="T93">detail((Wo hejtmanowym wotročku; młodźencu w Nainje; Janu a jeho wučomnikach; wulkej hrěšn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Jako wón pak před tym ludom běše wurěčał, dźěše wón do Kapernauma.</text:p>
      <text:p text:style-name="PreformattedText"/>
      <text:p text:style-name="PreformattedText">2. A jeneho hejtmana słužomnik, kotrehož wón sebi wysocy wažeše, ležeše smjertnje chory. ((Mat. 8, 5.))</text:p>
      <text:p text:style-name="PreformattedText"/>
      <text:p text:style-name="PreformattedText">3. Jako tón pak wot Jezusa słyšeše, pósła wón k njemu tych. Židow staršich a da jeho prosyć, zo by přišoł a jeho słužomnika wustrowił.</text:p>
      <text:p text:style-name="PreformattedText"/>
      <text:p text:style-name="PreformattedText">4. Jako woni pak k Jezusej přińdźechu, prošachu jeho swěru a dźachu: Wón je hódny, zo by ty jemu to sčinił;</text:p>
      <text:p text:style-name="PreformattedText"/>
      <text:p text:style-name="PreformattedText">5. Přetož wón lubuje naš lud a je nam šulu natwarił.</text:p>
      <text:p text:style-name="PreformattedText"/>
      <text:p text:style-name="PreformattedText">6. Jezus teho dla dźěše z nimi tam. A jako wón nětk njedaloko wot chěže běše, pósła tón hejtman k njemu přećelow a da jemu prajić: Knježe, njeprócuj so, přetož ja hódny njejsym, zo by ty pod moju třěchu šoł; ((Mat. 8, 8.))</text:p>
      <text:p text:style-name="PreformattedText"/>
      <text:p text:style-name="PreformattedText">7. A teho dla ja tež so sameho za hódneho njejsym dźeržał, zo bych k tebi přišoł. Ale rjekń jeno słowo, dha budźe mój słužomnik wustrowjeny.</text:p>
      <text:p text:style-name="PreformattedText"/>
      <text:p text:style-name="PreformattedText">8. Přetož tež ja sym čłowjek, wyšnosći podaty, a mam wojakow pod sobu; a rjeknu k jenemu: Dźi tam, a wón dźe tam; a k druhemu: Přińdź sem, a wón přińdźe; a k mojemu słužomnikej: Čiń ty to, a wón čini.</text:p>
      <text:p text:style-name="PreformattedText"/>
      <text:p text:style-name="PreformattedText">9. Jako pak Jezus to słyšeše, dźiwaše wón so jemu a wobroći so k ludu, kotryž za nim dźěše, a dźeše: Ja praju wam: Tajku wěru njejsym ja we Israelu namakał.</text:p>
      <text:p text:style-name="PreformattedText"/>
      <text:p text:style-name="PreformattedText">10. A jako zaso dom přińdźechu, kotřiž běchu pósłani, namakachu woni teho choreho wotročka čerstweho.</text:p>
      <text:soft-page-break/>
      <text:p text:style-name="P94"><text:s/></text:p>
      <text:p text:style-name="PreformattedText">%-----------------------------------</text:p>
      <text:p text:style-name="PreformattedText">% https://digital.slub-dresden.de/data/kitodo/BibltojeZ_478590679/BibltojeZ_478590679_tif/jpegs/00001401.tif.large.jpg</text:p>
      <text:p text:style-name="PreformattedText">%-----------------------------------------------------------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95">detail((Sćenje na 16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1. A nazajtra so sta, zo wón do města z mjenom Nain dźěše; a jeho pósłow dźěše wjele z nim a wjele luda.</text:p>
      <text:p text:style-name="PreformattedText"/>
      <text:p text:style-name="PreformattedText">12. Jako wón pak blisko k měšćanskim wrotam přińdźe, hlaj, tam njesechu morweho won, kiž běše jedyn jenički syn swojeje maćerje, a wona běše z wudowu; a wjele luda z města dźěše z njeju. ((1 Kral. 17, 17.))</text:p>
      <text:p text:style-name="PreformattedText"/>
      <text:p text:style-name="PreformattedText">13. A jako ju tón Knjez wuhlada, bě jemu teje sameje žel a dźeše k njej: Njepłač! ((Mat. 9, 36. Jer. 31, 16.))</text:p>
      <text:p text:style-name="PreformattedText"/>
      <text:p text:style-name="PreformattedText">14. A přistupiwši dótknu so teho kašća; ći nošerjo pak zastachu. A wón dźeše: Młodźenco, ja praju ći, stań horje! ((Mark. 5, 41.))</text:p>
      <text:p text:style-name="PreformattedText"/>
      <text:p text:style-name="PreformattedText">15. A tón morwy zebra so horje a poča rěčeć. A wón da jeho jeho maćeri. ((2 Kral. 4, 36.))</text:p>
      <text:p text:style-name="PreformattedText"/>
      <text:p text:style-name="PreformattedText">16. Bojosć pak jich wšitkich zapopadźe, a chwalachu Boha a dźachu: Wulki profeta je bjez nami postanył, a Bóh je k swojemu ludu pohladał.</text:p>
      <text:p text:style-name="PreformattedText"/>
      <text:p text:style-name="PreformattedText">17. A ta ryč wot njeho wuńdźe po cyłym židowskim a po wšěm wokolnym kraju.</text:p>
      <text:p text:style-name="PreformattedText"/>
      <text:p text:style-name="PreformattedText">18. A to wšitko zjewichu Janej jeho wučomnicy. Tuž zawoła Jan swojeju wučomnikow dweju, ((Mat. 11, 2.))</text:p>
      <text:p text:style-name="PreformattedText"/>
      <text:p text:style-name="PreformattedText">19. Pósła jeju k Jezusej a da jemu powjedźić: Sy ty tón samy, kotryž ma přińć, abo dyrbimy druheho čakać?</text:p>
      <text:p text:style-name="PreformattedText"/>
      <text:p text:style-name="PreformattedText">20. Jako teho dla taj mužej k njemu přińdźeštaj, dźeštaj wonaj: Jan, tón křćenik, je naju k tebi pósłał a da tebi powjedźić: Sy ty, kotryž přińć ma, abo dyrbimy druheho čakać?</text:p>
      <text:p text:style-name="PreformattedText"/>
      <text:p text:style-name="PreformattedText">21. W tej samej štundźe zahoji wón pak jich wjele wot chorosćow a čwilow a złych duchow, a wjele slepym da wón z hnadu, zo widźichu.</text:p>
      <text:p text:style-name="PreformattedText"/>
      <text:p text:style-name="PreformattedText">22. A Jezus wotmołwi a dźeše k nimaj: Dźitaj a powjeztaj Janej, štož wój staj widźiłaj a słyšałaj: Sslepi widźa, chromi chodźa, wusadni budźa čisći, hłuši słyša, morwi budźa zbudźeni a chudym budźe to ewangelion prědowane; ((Jez. 35, 5. Mat. 11,5.))</text:p>
      <text:p text:style-name="PreformattedText"/>
      <text:p text:style-name="PreformattedText">23. A zbóžny je, kiž so na mni njepohórši. ((Mat. 11, 6.))</text:p>
      <text:p text:style-name="PreformattedText"/>
      <text:p text:style-name="PreformattedText">24. Hdyž pak taj pósłaj Janowaj běštaj wotešłaj, poča wón k ludu wot Jana rěčeć: Što sće wy do teje pusćiny wušli hladać? Chcyšće sćinu widźeć, kotruž wětr tam a sem chabła?</text:p>
      <text:p text:style-name="PreformattedText"/>
      <text:p text:style-name="PreformattedText">25. Abo što sće wy wušli hladać: Chcyšće čłowjeka w mjechkich drastach widźeć? Hlajće, kiž w krasnych drastach a w lóštach žiwi su, ći su w kralowskich hrodach.</text:p>
      <text:p text:style-name="PreformattedText"/>
      <text:soft-page-break/>
      <text:p text:style-name="PreformattedText">26. Abo što sće wy wušli hladać? Chcyšće profeta widźeć? Haj, ja praju wam, kotryž wjazy je, dyžli profeta.</text:p>
      <text:p text:style-name="PreformattedText"/>
      <text:p text:style-name="PreformattedText">27. Wón je tón samy, wot kotrehož steji pisane: Hlaj, ja pósćelu mojeho jandźela prjedy twojeho wobliča, kotryž přihotować ma twój puć prjedy tebje. ((Mal. 3, 1. Mat. 11, 10.))</text:p>
      <text:p text:style-name="PreformattedText"/>
      <text:p text:style-name="PreformattedText">28. Přetož ja praju wam, zo bjez tymi, kiž so wot žónskich su narodźili, njeje žadyn wjetši profeta, dyžli Jan, tón křćenik; kotryž pak mjeńši je w kralestwje Božim, tón je wjetši, dyžli wón. ((St. 1, 15.))</text:p>
      <text:p text:style-name="PreformattedText"/>
      <text:p text:style-name="PreformattedText">29. A wšitkón lud, kotryž jeho słyšeše, a słonicy póznachu Boha za praweho a dachu so křćić z Janowej křćenicu.</text:p>
      <text:p text:style-name="PreformattedText"/>
      <text:p text:style-name="PreformattedText">30. Ale Farizejscy a pismawučeni zacpěchu Božu radu přećiwo samym sebi a njedachu so wot njeho křćić.</text:p>
      <text:p text:style-name="PreformattedText"/>
      <text:p text:style-name="PreformattedText">31. Ale tón Knjez dźeše: Komu dyrbju ja teho dla tych ludźi tuteje šlachty přirunać, a komu su woni podobni? ((Mat. 11, 16.))</text:p>
      <text:p text:style-name="PreformattedText"/>
      <text:p text:style-name="PreformattedText">32. Woni su podobni dźěćom, kiž na torhošću sedźa a jene na druhe wołaju a praja: My smy wam pizkali, a wy njejsće rejwali; my smy wam na płač zpěwali, a wy njejsće płakali.</text:p>
      <text:soft-page-break/>
      <text:p text:style-name="P96"><text:s/></text:p>
      <text:p text:style-name="PreformattedText">%-----------------------------------</text:p>
      <text:p text:style-name="PreformattedText"><text:span text:style-name="T97">% https://digital.slub-dresden.de/data/kitodo/BibltojeZ_478590679/BibltojeZ_478590679_tif/jpegs/00001402.tif.large.jpg</text:span></text:p>
      <text:p text:style-name="PreformattedText">%-----------------------------------------------------------</text:p>
      <text:p text:style-name="PreformattedText"/>
      <text:p text:style-name="PreformattedText">33. Přetož Jan, tón křćenik, je přišoł a njejědźiše chlěba ani njepiješe wina; a wy prajiće, zo ma čerta.</text:p>
      <text:p text:style-name="PreformattedText"/>
      <text:p text:style-name="PreformattedText">34. Čłowjeka syn je tež přišoł, jě a pije; a wy prajiće: Hlaj, tón čłowjek je žračk a winowy wopiłc, słonikow a hrěšnikow přećel.</text:p>
      <text:p text:style-name="PreformattedText"/>
      <text:p text:style-name="PreformattedText">35. A ta mudrosć dyrbi so dać k prawu wodźić wot wšitkich swojich dźěći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98">detail((Tekst na 22. njedźelu po swj. Trojicy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6. [Jedyn pak bjez Farizejskimi prošeše jeho, zo by z nim jědł. A wón zańdźe do doma teho Farizejskeho a synu so za blido.</text:p>
      <text:p text:style-name="PreformattedText"/>
      <text:p text:style-name="PreformattedText">37. A hlaj, žónska běše w měsće, ta běše hrěšnica. Jako tuta zhoni, zo wón so běše k blidu sydnył w domje teho Farizejskeho, přinjese wona škleńcu ze žałbu,</text:p>
      <text:p text:style-name="PreformattedText"/>
      <text:p text:style-name="PreformattedText">38. A stupi zady k jeho nohomaj a płakaše; a poča jeho nohi ze sylzami mačeć a trěješe je z włosami swojeje hłowy a wokošowaše jeho nohi a namaza je ze žałbu.</text:p>
      <text:p text:style-name="PreformattedText"/>
      <text:p text:style-name="PreformattedText">39. Jako pak to tón Farizejski widźeše, kiž jeho prosył běše, praješe wón při sebi sam a dźeše: Hdy by tón profeta był, dha by wón wědźał, štó a kajka ta žónska je, kiž so jeho dótka; přetož wona je hrěšnica.</text:p>
      <text:p text:style-name="PreformattedText"/>
      <text:p text:style-name="PreformattedText">40. Jezus pak wotmołwi a dźeše k njemu: Šimanje, ja mam ći něšto prajić. Wón pak dźeše: Praj, mištrje.</text:p>
      <text:p text:style-name="PreformattedText"/>
      <text:p text:style-name="PreformattedText">41. Někajki lichownik měješe dweju dołžnikow; jedyn bě winowaty pjeć stow krošow, tón druhi pak poł sta.</text:p>
      <text:p text:style-name="PreformattedText"/>
      <text:p text:style-name="PreformattedText">42. Hdyž pak wonaj njeměještaj zapłaćić, spušći wón woběmaj tón dołh. Kotry dha, powjes mi, bjez nimaj budźe jeho najbóle lubować?</text:p>
      <text:p text:style-name="PreformattedText"/>
      <text:p text:style-name="PreformattedText">43. Šiman wotmołwi a dźeše: Mi so zda, zo tón, kotremuž wón najwjacy je spušćił. Wón pak dźeše k njemu: Ty sy prawje sudźił.</text:p>
      <text:p text:style-name="PreformattedText"/>
      <text:p text:style-name="PreformattedText">44. A wón so wobroći k tej žónskej a dźeše k Šimanej: Widźiš ty tu žónsku? Ja sym přišoł do twojeho doma, ty mi njejsy wody dał k mojimaj nohomaj; ta pak je mojej nocy ze sylzami mačała a z włosami swojeje hłowy trěła. ((1 Mójz. 18, 4.))</text:p>
      <text:p text:style-name="PreformattedText"/>
      <text:p text:style-name="PreformattedText">45. Ty njejsy mje wokošał; ta pak, po tym hač je nutř přišła, njeje přestała mojej nocy wokošować.</text:p>
      <text:p text:style-name="PreformattedText"/>
      <text:p text:style-name="PreformattedText">46. Ty njejsy moju hłowu z wolijom pomazał; wona pak je mojej nocy ze žałbu namazała.</text:p>
      <text:p text:style-name="PreformattedText"/>
      <text:p text:style-name="PreformattedText">47. Teho dla praju ći: Jej je wjele hrěchow spušćene, dha je wona wjele lubowała; komuž pak mało spušćene budźe, tón mało lubuje.</text:p>
      <text:p text:style-name="PreformattedText"/>
      <text:p text:style-name="PreformattedText">48. A wón dźeše k njej: Tebi su twoje hrěchi wodate. ((Mat. 9, 2.))</text:p>
      <text:p text:style-name="PreformattedText"/>
      <text:p text:style-name="PreformattedText">49. Tuž počachu ći, kiž z nim za blidom sedźichu, sami při sebi prajić: Štó je tón, kiž tež hrěchi wodawa? ((Mat. 9, 3.))</text:p>
      <text:p text:style-name="PreformattedText"/>
      <text:p text:style-name="PreformattedText">50. Wón pak dźeše k žónskej: Twoja wěra je će wozbožiła; dźi z měrom. ((Mark. 5, 34.))</text:p>
      <text:p text:style-name="PreformattedText"/>
      <text:p text:style-name="PreformattedText">%-----------------------------------------------------------</text:p>
      <text:p text:style-name="PreformattedText"/>
      <text:p text:style-name="P99">kapitl((Sćenje swjateho Lukaša))</text:p>
      <text:p text:style-name="P100"/>
      <text:p text:style-name="P101">staw((8. staw))</text:p>
      <text:p text:style-name="P102"/>
      <text:p text:style-name="PreformattedText"><text:span text:style-name="T103">detail((Wo symjenju Božeho słowa, njewjedrje na morju, wobsynjenym, chorej žonje a Jairowej dźowčič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A sta so potom, zo wón chodźeše po městach a měztkach a prědowaše a připowědaše to ewangelion wot kralestwa Božeho; a ći dwanaćo běchu z nim,</text:p>
      <text:p text:style-name="PreformattedText"/>
      <text:p text:style-name="PreformattedText">2. K temu tež někotre žónske, kotrež wón běše wustrowił wot złych duchow a chorosćow; te běchu Marja, kotrejž Madlena rěkachu, wot kotrejež běše sydom čertow wuchło, ((Mark. 15, 40.))</text:p>
      <text:soft-page-break/>
      <text:p text:style-name="P104"><text:s/></text:p>
      <text:p text:style-name="PreformattedText">%-----------------------------------</text:p>
      <text:p text:style-name="PreformattedText"><text:span text:style-name="T105">% https://digital.slub-dresden.de/data/kitodo/BibltojeZ_478590679/BibltojeZ_478590679_tif/jpegs/00001403.tif.large.jpg</text:span></text:p>
      <text:p text:style-name="PreformattedText">%-----------------------------------------------------------</text:p>
      <text:p text:style-name="PreformattedText"/>
      <text:p text:style-name="PreformattedText">3. A Johanna, Chuzowa mandźelska, teho zastojnika Herodašoweho, a Suzanna, a wjele druhich, kotrež jemu słužachu wot swojeho zamóženja. Sćenje na njedźelu Sexagezima.</text:p>
      <text:p text:style-name="PreformattedText"/>
      <text:p text:style-name="PreformattedText">4. [Jako so pak wjele luda běše hromadu zešło a ze wšěch městow k Jezusej chwatachu, dźeše wón přez přirunanje: ((Mat. 13, 3. Mark. 4, 2.))</text:p>
      <text:p text:style-name="PreformattedText"/>
      <text:p text:style-name="PreformattedText">5. Syjer dźěše, zo by rozsył swoje symjo; a jako wón syješe, padźe někotre při puću a bu podteptane, a ptaki pod njebjesami zežrachu jo.</text:p>
      <text:p text:style-name="PreformattedText"/>
      <text:p text:style-name="PreformattedText">6. A někotre padźe na skału; a hdyž zeńdźe, wuschnu wone, teho dla, zo włohi njeměješe.</text:p>
      <text:p text:style-name="PreformattedText"/>
      <text:p text:style-name="PreformattedText">7. A někotre padźe srjedźa do ćernjow; a te ćernje rosćechu sobu a zadusychu jo.</text:p>
      <text:p text:style-name="PreformattedText"/>
      <text:p text:style-name="PreformattedText">8. A někotre padźe na dobru rolu; a jako bě zešło, přinjese stokróćne płody. A hdyž to wurjeknu, zawoła wón: Štóž ma wuši k posłuchanju, tón posłuchaj! ((1 Mójz. 26, 12.))</text:p>
      <text:p text:style-name="PreformattedText"/>
      <text:p text:style-name="PreformattedText">9. Jeho wučomnicy pak jeho woprašachu a dźachu: Što by to přirunanje było?</text:p>
      <text:p text:style-name="PreformattedText"/>
      <text:p text:style-name="PreformattedText">10. Wón pak dźeše: Wam je date, zo byšće wědźeli te potajnstwa Božeho kralestwa; druhim pak w přirunanjach, zo bychu njewidźeli, hač runje widźa, a njezrozumili, hač runje słyša. ((Jez. 6, 9. 10. Mat. 13, 14. Mark. 4, 12. Jan. 12, 40. Jap. zk. 28, 26. Rom. 11, 8.))</text:p>
      <text:p text:style-name="PreformattedText"/>
      <text:p text:style-name="PreformattedText">11. To pak je to přirunanje: To symjo je słowo Bože.</text:p>
      <text:p text:style-name="PreformattedText"/>
      <text:p text:style-name="PreformattedText">12. Ći pak při puću su, kotřiž jo słyša, potom přińdźe čert a zebjerje to słowo z jich wutrobow, zo bychu njewěrili a zbóžni njebyli.</text:p>
      <text:p text:style-name="PreformattedText"/>
      <text:p text:style-name="PreformattedText">13. Ći pak na skale, hdyž słowo słyša, wozmu to same z wjesołosću horje; a ći nimaju korjenja; na čas woni wěrja, ale w času spytowanja přestupja.</text:p>
      <text:p text:style-name="PreformattedText"/>
      <text:p text:style-name="PreformattedText">14. Kotrež pak do ćernjow padźe, su ći, hdyž jo su słyšeli, dha chodźa pod starosćemi, bohatstwom a lóštami teho žiwjenja a budźa zadušeni a njepřinjesu žane płody.</text:p>
      <text:p text:style-name="PreformattedText"/>
      <text:p text:style-name="PreformattedText">15. To pak na dobrej roli su ći, kiž słowo słyša a zachowaju jo w pěknej a dobrej wutrobje a přinjesu płody w sćerpliwosći.<text:span text:style-name="T106">]</text:span><text:s/>((Hebr. 10, 36.))</text:p>
      <text:p text:style-name="PreformattedText"/>
      <text:p text:style-name="PreformattedText">16. Nichtó pak njezaswěći swěcu a přikrywa ju ze sudobjom abo staji ju pod ławu; ale wón ju na swěčnik staji, zo bychu ći, kotřiž nutskhodźa, swětło widźili. ((Mat. 5, 15. Mark. 4, 21.))</text:p>
      <text:p text:style-name="PreformattedText"/>
      <text:p text:style-name="PreformattedText">17. Přetož ničo njeje tak potajene, zo by zjewjene njebyło a njeje ničo tak skradźu, zo by póznate njebyło a na swětło njepřišło. ((Mat. 10, 26. Mark. 4, 22. Luk. 12, 2.))</text:p>
      <text:p text:style-name="PreformattedText"/>
      <text:p text:style-name="PreformattedText">18. Hlajće teho dla, kak posłuchaće. Přetož štóž ma, temu budźe date, a štóž nima, wot teho budźe wzate tež to, štož so jemu zda, zo wón ma. ((Mat. 13, 12. St. 25, 29. Mark. 4, 25.))</text:p>
      <text:p text:style-name="PreformattedText"/>
      <text:p text:style-name="PreformattedText">19. Tehdy pak přińdźechu k njemu jeho mać a bratřjo a njemóžachu luda dla k njemu přistupić. ((Mat. 12, 46. Mark. 3, 31.))</text:p>
      <text:p text:style-name="PreformattedText"/>
      <text:p text:style-name="PreformattedText">20. A woni jemu to powědźichu, rjeknywši: Twoja mać a twoji bratřjo steja wonkach a chcedźa će widźeć.</text:p>
      <text:p text:style-name="PreformattedText"/>
      <text:p text:style-name="PreformattedText">21. Wón pak wotmołwi a dźeše k nim: Moja mać a moji bratřjo su ći, kotřiž Bože słowo słyša a činja to same.</text:p>
      <text:p text:style-name="PreformattedText"/>
      <text:p text:style-name="PreformattedText">22. A sta so w tych dnjach jenym, zo wón do łódźe stupi ze swojimi wučomnikami. A wón dźeše k nim: Přewjezmy so přez jězor. A woni wotstorčichu tu łódź wot brjoha. ((Mat. 8, 23. Mark. 4, 36.))</text:p>
      <text:p text:style-name="PreformattedText"/>
      <text:p text:style-name="PreformattedText">23. A jako woni so wjezechu, wusny wón. A wichor přińdźe na tón jězor, a žołmy nadpadźechu jich, a běchu we wulkej strachosći.</text:p>
      <text:p text:style-name="PreformattedText"/>
      <text:p text:style-name="PreformattedText">24. Woni pak zbudźichu jeho přistupiwši a dźachu: Mištrje, mištrje, my wozmjemy kónc! A wón postanu a naswari tón wětr a to šumjenje teje wody; a wone přesta a bu ćišina.</text:p>
      <text:soft-page-break/>
      <text:p text:style-name="P107"><text:s/></text:p>
      <text:p text:style-name="PreformattedText">%-----------------------------------</text:p>
      <text:p text:style-name="PreformattedText"><text:span text:style-name="T108">% https://digital.slub-dresden.de/data/kitodo/BibltojeZ_478590679/BibltojeZ_478590679_tif/jpegs/00001404.tif.large.jpg</text:span></text:p>
      <text:p text:style-name="PreformattedText">%-----------------------------------------------------------</text:p>
      <text:p text:style-name="PreformattedText"/>
      <text:p text:style-name="PreformattedText">25. Wón dźeše pak k nim: Hdźe je waša wěra? Woni so pak bojachu a dźiwachu so a dźachu bjez sobu: Štó wšak je tutón? Přetož wón přikaže tež wěträm a wodźe, a wone su jemu posłušne. ((Mat. 8, 26.))</text:p>
      <text:p text:style-name="PreformattedText"/>
      <text:p text:style-name="PreformattedText">26. A woni wjezechu so dale do kraja Gadarenskeho, kotryž je napřećiwo Galilejskemu. ((Mat. 8, 28. Mark. 5, 1.))</text:p>
      <text:p text:style-name="PreformattedText"/>
      <text:p text:style-name="PreformattedText">27. A hdyž wón na zemju wustupi, zetka jeho jedyn muž z teho města, kotryž měješe čertow wot dołheho časa; a wón njewoblekaše so žanu drastu a njewosta w žanej chěži, ale w rowach.</text:p>
      <text:p text:style-name="PreformattedText"/>
      <text:p text:style-name="PreformattedText">28. Jako wón pak Jezusa wuhlada, wołaše wón a padnu před nim dele a zawoła z wulkim hłosom a dźeše: Što je mi z tobu, Jezuso, ty Syno Boha wjeršneho? Ja prošu će, nječwiluj mje. ((Mat. 8, 20.))</text:p>
      <text:p text:style-name="PreformattedText"/>
      <text:p text:style-name="PreformattedText">29. Přetož wón přikaza temu nječistemu duchu, zo by z teho čłowjeka wušoł; přetož wón běše jeho dołhi čas čwilował. A wón běše z rjećazami zwjazany a w putach jaty; wón pak rostorže te zwjazki a bu honjeny wot čerta do pusćinow.</text:p>
      <text:p text:style-name="PreformattedText"/>
      <text:p text:style-name="PreformattedText">30. A Jezus wopraša jeho a dźeše: Kajke maš mjeno? Wón dźeše: Legion; přetož wjele čertow běše do njeho zalězło.</text:p>
      <text:p text:style-name="PreformattedText"/>
      <text:p text:style-name="PreformattedText">31. A woni prošachu jeho, zo by jim njepřikazał do teje hłubokosće hić.</text:p>
      <text:p text:style-name="PreformattedText"/>
      <text:p text:style-name="PreformattedText">32. Wulke stadło swini so pak tam na horje paseše. A woni jeho prošachu, zo by jim wotpušćił do tych samych zańć; a wón jim wotpušći.</text:p>
      <text:p text:style-name="PreformattedText"/>
      <text:p text:style-name="PreformattedText">33. Tuž wuńdźechu ći čerći z teho čłowjeka a stupichu do tych swini; a to stadło storči so jene dobo do jězora a tepichu so.</text:p>
      <text:p text:style-name="PreformattedText"/>
      <text:p text:style-name="PreformattedText">34. Jako pak pastyrjo widźichu, što so sta, ćeknychu woni a připowjedachu šedši to same w měsće a na wsach.</text:p>
      <text:p text:style-name="PreformattedText"/>
      <text:p text:style-name="PreformattedText">35. A woni wuńdźechu, zo bychu widźili, što so běše stało; a přińdźechu k Jezusej a namakachu teho čłowjeka, wot kotrehož ći čerći běchu wušli, sedźo k Jezusowymaj nohomaj, woblečeneho a rozumneho, a stróžichu so.</text:p>
      <text:p text:style-name="PreformattedText"/>
      <text:p text:style-name="PreformattedText">36. A kotřiž to běchu widźili, připowjedachu tež to same jim, kak tón wobsynjeny běše wočerstwił.</text:p>
      <text:p text:style-name="PreformattedText"/>
      <text:p text:style-name="PreformattedText">37. A wšitka zhromadźizna tych wokolnych Gadarenskich krajow prošeše jeho, zo by wot nich wotešoł. Přetož woni běchu z wulkej bojosću napjelnjeni. A wón stupi do teje łódźe a wróći so zaso.</text:p>
      <text:p text:style-name="PreformattedText"/>
      <text:p text:style-name="PreformattedText">38. Tón muž pak jeho prošeše, wot kotrehož ći čerći běchu wušli, zo by směł při nim być. Ale Jezus pušći jeho preč wot sebje a dźeše:</text:p>
      <text:p text:style-name="PreformattedText"/>
      <text:p text:style-name="PreformattedText">39. Dźi zaso do swojeho doma a praj, kajku wulku wěc tebi Bóh činił je. A wón woteńdźe a prědowaše po cyłym měsće, kak wulke wěcy jemu Jezus činił běše.</text:p>
      <text:p text:style-name="PreformattedText"/>
      <text:p text:style-name="PreformattedText">40. A sta so, jako Jezus zaso přińdźe, wza jeho tón lud horje; přetož woni wšitcy na njeho<text:s/><text:soft-page-break/>wočakowachu.</text:p>
      <text:p text:style-name="PreformattedText"/>
      <text:p text:style-name="PreformattedText">41. A hlaj, muž přińdźe, z mjenom Jairus, kotryž wyši teje šule běše, a padźe Jezusej k nohomaj a prošeše jeho, zo by chcył sobu do jeho doma zańć. ((Mat. 9, 18. Mark. 5, 22.))</text:p>
      <text:p text:style-name="PreformattedText"/>
      <text:p text:style-name="PreformattedText">42. Přetož wón měješe jeničku dźowku, kotraž běše wokoło dwanaće lět, a ta mrěješe. A jako wón dźěše, ćišćachu jeho ludźo.</text:p>
      <text:p text:style-name="PreformattedText"/>
      <text:p text:style-name="PreformattedText">43. A běše žónska, kotraž dwanaće lět swoju krejnicu běše ćerpiła a swoje cyłe zamóženje na lěkarjow wažiła a njemóžeše wot | hnydom staže. žaneho wustrowjena być. ((Mat. 9, 20. Mark. 5, 25.))</text:p>
      <text:p text:style-name="PreformattedText"/>
      <text:soft-page-break/>
      <text:p text:style-name="P109"><text:s/></text:p>
      <text:p text:style-name="PreformattedText">%-----------------------------------</text:p>
      <text:p text:style-name="PreformattedText"><text:span text:style-name="T110">% https://digital.slub-dresden.de/data/kitodo/BibltojeZ_478590679/BibltojeZ_478590679_tif/jpegs/00001405.tif.large.jpg</text:span></text:p>
      <text:p text:style-name="PreformattedText">%-----------------------------------------------------------</text:p>
      <text:p text:style-name="PreformattedText"/>
      <text:p text:style-name="PreformattedText">44. Ta přistupi zady a dótknu so jeho drasty wobruba, a hnydom přesta jej ta njemóc.</text:p>
      <text:p text:style-name="PreformattedText"/>
      <text:p text:style-name="PreformattedText">45. A Jezus dźeše: Štó je so mje dótknył? Jako woni pak wšitcy prějachu, dźeše Pětr a kotřiž z nim běchu: Mištrje, tón lud će ćišći a tłóči; a ty prajiš: Štó je so mje dótknył?</text:p>
      <text:p text:style-name="PreformattedText"/>
      <text:p text:style-name="PreformattedText">46. Jezus pak dźeše: Wón je so mje něchtó dótknył; přetož ja čuju, zo je móc wote mnje šła.</text:p>
      <text:p text:style-name="PreformattedText"/>
      <text:p text:style-name="PreformattedText">47. Jako pak ta sama žónska widźeše, zo potajna njeběše, přińdźe wona třepotajo a padźe před njeho; a powědaše jemu přede wšěm ludom, čoho dla so jeho je dótkła a kak hnydom je wustrowjena.</text:p>
      <text:p text:style-name="PreformattedText"/>
      <text:p text:style-name="PreformattedText">48. Wón pak dźeše k njej: Budź dobreje nadźije, moja dźowka, twoja wěra je tebi pomhała; dźi z měrom.</text:p>
      <text:p text:style-name="PreformattedText"/>
      <text:p text:style-name="PreformattedText">49. Jako wón hišće rěčeše, přińdźe jedyn wot čeledźe teho šulskeho wyšeho a dźeše k njemu: Twoja dźowka je wumrěła; njeprócuj teho mištra.</text:p>
      <text:p text:style-name="PreformattedText"/>
      <text:p text:style-name="PreformattedText">50. Jako pak Jezus to słyšeše, wotmołwi wón jemu a dźeše: Njebój so; wěr jeno, dha budźe wona strowa.</text:p>
      <text:p text:style-name="PreformattedText"/>
      <text:p text:style-name="PreformattedText">51. Jako wón pak do teje chěže dźěše, njewotpušći wón nikomu sobu nutř hić, chiba Pětrej a Jakubej a Janej a teho dźěsća nanej a maćeri.</text:p>
      <text:p text:style-name="PreformattedText"/>
      <text:p text:style-name="PreformattedText">52. Woni pak płakachu wšitcy a žarowachu ju. Wón pak dźeše: fěršta, Njepłačće; wona njeje wumrěła, ale spi.</text:p>
      <text:p text:style-name="PreformattedText"/>
      <text:p text:style-name="PreformattedText">53. A woni so jemu wusmjachu; přetož woni wědźachu derje, zo běše wumrěła.</text:p>
      <text:p text:style-name="PreformattedText"/>
      <text:p text:style-name="PreformattedText">54. Wón pak wuhna wšitkich won a wza ju za ruku, zawoła a dźeše: Holčo, stań!</text:p>
      <text:p text:style-name="PreformattedText"/>
      <text:p text:style-name="PreformattedText">55. A jeje duch wróći so, a wona N. t. A wón přikaza, zo bychu jej jěsć dali.</text:p>
      <text:p text:style-name="PreformattedText"/>
      <text:p text:style-name="PreformattedText">56. A jeje staršej dźiwaštaj so njemóžnje. Wón pak přikaza jim, zo bychu nikomu njeprajili to, štož so běše stało. ((St. 5, 14. Mark. 7, 36.))</text:p>
      <text:p text:style-name="PreformattedText"/>
      <text:p text:style-name="PreformattedText">%-----------------------------------------------------------</text:p>
      <text:p text:style-name="PreformattedText"/>
      <text:p text:style-name="P111">kapitl((Sćenje swjateho Lukaša))</text:p>
      <text:p text:style-name="P112"/>
      <text:p text:style-name="P113">staw((9. staw))</text:p>
      <text:p text:style-name="P114"/>
      <text:p text:style-name="PreformattedText"><text:span text:style-name="T115">detail((Wo dwanaće japoštołach, pjeć pokrutach, Chrystusowym překrasnjenju a ćerpjenju, wučomnikow lakomnosći po prózdnej česći a chodźenju za Jezusom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Wón zawoła pak swojich dwanaće wučomnikow hromadu a da jim móc a zamóženje nade wšitkimi djabołami a zo bychu chorosće zahojili. ((Mat. 10, 1. Mark. 3, 13. St. 6, 7.))</text:p>
      <text:p text:style-name="PreformattedText"/>
      <text:p text:style-name="PreformattedText">2. A pósła jich, zo bychu to kralestwo Bože prědowali a chorych wustrowili;</text:p>
      <text:p text:style-name="PreformattedText"/>
      <text:soft-page-break/>
      <text:p text:style-name="PreformattedText">3. A dźeše k nim: Ničo njebjerće sobu na puć, ani kija ani wačoka ani chlěba ani pjenjez; ani po dwěmaj suknjomaj jedyn njemějće. ((Mat. 10, 9. Mark. 6, 8.))</text:p>
      <text:p text:style-name="PreformattedText"/>
      <text:p text:style-name="PreformattedText">4. A hdźež do doma póńdźeće, tam wostańće, hač wy tam wuńdźeće.</text:p>
      <text:p text:style-name="PreformattedText"/>
      <text:p text:style-name="PreformattedText">5. A kotřiž was horje njewozmu, wuńdźće z teho sameho města a střasće tež tón proch z wašich nohow, k swědčenju na nich. ((Mat. 10, 14. Jap. zk. 13, 51.))</text:p>
      <text:p text:style-name="PreformattedText"/>
      <text:p text:style-name="PreformattedText">6. Tuž wuńdźechu woni a chodźachu po měztkach a prědowachu to ewangelion a hojachu wšudźom.</text:p>
      <text:p text:style-name="PreformattedText"/>
      <text:p text:style-name="PreformattedText">7. Herodas pak, tón štyrisłyšeše wšitko, štož so přez njeho sta; a staraše so jara, dokelž wot někotrych bě prajene, zo Jan wot morwych je stanył; ((Mat. 14, 1. Mark. 6, 14.))</text:p>
      <text:p text:style-name="PreformattedText"/>
      <text:p text:style-name="PreformattedText">8. Wot někotrych pak, zo so Elias je zjewił; a wot někotrych, zo tych starych profetow jedyn je stanył.</text:p>
      <text:p text:style-name="PreformattedText"/>
      <text:p text:style-name="PreformattedText">9. A Herodas dźeše: Janej sym ja sćał; štó je pak tón samy, wot kotrehož ja tajke wěcy słyšu? A žadaše jeho wohladać.</text:p>
      <text:p text:style-name="PreformattedText"/>
      <text:p text:style-name="PreformattedText">10. A ći japoštoli přińdźechu zaso a prajachu jemu, kak wulke wěcy běchu činili; a wón wza jich k sebi a wotztupi wosebje do puzteho města při tym měsće, kotremuž rěkachu Bethzaida. ((Mat. 14, 13. Mark. 6, 32.))</text:p>
      <text:p text:style-name="PreformattedText"/>
      <text:soft-page-break/>
      <text:p text:style-name="P116"><text:s/></text:p>
      <text:p text:style-name="PreformattedText">%-----------------------------------</text:p>
      <text:p text:style-name="PreformattedText"><text:span text:style-name="T117">% https://digital.slub-dresden.de/data/kitodo/BibltojeZ_478590679/BibltojeZ_478590679_tif/jpegs/00001406.tif.large.jpg</text:span></text:p>
      <text:p text:style-name="PreformattedText">%-----------------------------------------------------------</text:p>
      <text:p text:style-name="PreformattedText"/>
      <text:p text:style-name="PreformattedText">11. Jako to pak ludźo pytnychu, ćehnjechu woni za nim; a wón jich k sebi pušći a praješe jim wot kralestwa Božeho a zahoji, kotřiž zahojenja potrjebachu.</text:p>
      <text:p text:style-name="PreformattedText"/>
      <text:p text:style-name="PreformattedText">12. Dźeń so pak poča pochileć. Tuž přistupichu ći dwanaćo a dźachu k njemu: Pušć tón lud wot sebje, zo bychu woni do tych městow wokoło a do wsow šli, tak zo bychu woni hospodu a jědź sebi namakali; přetož my smy tudy w pusćinje. ((Mat. 14, 15. Mark. 6, 35. Jan. 6, 5.))</text:p>
      <text:p text:style-name="PreformattedText"/>
      <text:p text:style-name="PreformattedText">13. Wón pak dźeše k nim: Dajće wy jim pojěsć. A woni dźachu: My nimamy wjazy hač pjeć pokrutkow a dwě rybje; chiba zo bychmy šli a nakupili na wšitkón tutón lud jědźe.</text:p>
      <text:p text:style-name="PreformattedText"/>
      <text:p text:style-name="PreformattedText">14 (Přetož muskich běše wokoło pjeć tawzynt.) Wón pak dźeše k swojim wučomnikam: Njech woni so zesydaju, w kóždym rjadu po pjeć dźesać.</text:p>
      <text:p text:style-name="PreformattedText"/>
      <text:p text:style-name="PreformattedText">15. A woni sčinichu tak a zesydachu so wšitcy.</text:p>
      <text:p text:style-name="PreformattedText"/>
      <text:p text:style-name="PreformattedText">16. A wón wza te pjeć pokroty a tej dwě rybje a pohlada k njebjesam a požohnowa a łamaše je a poda je tym wučomnikam, zo bychu před lud kładli.</text:p>
      <text:p text:style-name="PreformattedText"/>
      <text:p text:style-name="PreformattedText">17. A woni jědźichu a buchu wšitcy nasyćeni; a bu zebrane, štož běše jim zbytka wostało, kruškow dwanaće korbow. ((2 Kral. 4, 44.))</text:p>
      <text:p text:style-name="PreformattedText"/>
      <text:p text:style-name="PreformattedText">18. A sta so, jako wón so wosebje sam modleše a jeho wučomnicy při nim běchu; tuž wopraša wón jich a dźeše: Štó praja ludźo, zo ja sym?</text:p>
      <text:p text:style-name="PreformattedText"/>
      <text:p text:style-name="PreformattedText">19. Woni pak wotmołwichu a dźachu: Woni praja, zo sy Jan, tón křćenik; někotři pak praja, zo sy Elias; a někotři, zo tych starych profetow jedyn je postanył. ((Mat. 14, 2. Mark. 6, 14.))</text:p>
      <text:p text:style-name="PreformattedText"/>
      <text:p text:style-name="PreformattedText">20. A wón dźeše k nim: Štó pak wy prajiće, zo ja sym? Tuž wotmołwi Pětr a dźeše: Ty sy Chrystus, Boži Syn. ((Mat. 16, 16. Mark. 8, 29. Jan. 1, 49.))</text:p>
      <text:p text:style-name="PreformattedText"/>
      <text:p text:style-name="PreformattedText">21. A wón pohrozy jim a přikaza, zo bychu to nikomu njepowědźeli,</text:p>
      <text:p text:style-name="PreformattedText"/>
      <text:p text:style-name="PreformattedText">22. A dźeše: Přetož člorózki syn dyrbi wjele ćerpić a być zaćisnjeny wot staršich a wyšich měšnikow a pismawučenych a morjeny być a na třeći dźeń horje stanuć. ((Mat. 17, 22. St. 20, 17. 18. Mark. 9, 31. Luk. 18, 32. 33.))</text:p>
      <text:p text:style-name="PreformattedText"/>
      <text:p text:style-name="PreformattedText">23. K nim wšitkim pak dźeše wón: Chce-li štó za mnu přińć, tón zaprěj so sam a bjer swój křiž na so wšědnje a pój za mnu. ((Mat. 10, 38. St. 16, 24. Mark. 8, 34.))</text:p>
      <text:p text:style-name="PreformattedText"/>
      <text:p text:style-name="PreformattedText">24. Přetož štóž swoje žiwjenje chce zachować, tón budźe jo zhubić; štóž pak swoje žiwjenje zhubi moje dla, tón budźe to same zachować.</text:p>
      <text:p text:style-name="PreformattedText"/>
      <text:p text:style-name="PreformattedText">25. A kajki wužitk by čłowjek měł, hdy by runje wšitkón swět dobył a zhubił so sam abo so sam wobškodźił?</text:p>
      <text:p text:style-name="PreformattedText"/>
      <text:p text:style-name="PreformattedText">26. Štóž so pak mje a mojich słowow hanibuje, teho budźe so tón člorózki syn tež hanibować, hdyž wón budźe přińć w swojej krasnosći a teho Wótca a tych swjatych jandźelow. ((Mat. 10, 33. Mark. 8, 38. Luk. 12, 9. 2 Tim. 1, 12. St.2, 12.))</text:p>
      <text:p text:style-name="PreformattedText"/>
      <text:p text:style-name="PreformattedText">27. Ja pak wam zawěrnje praju, zo někotři wot tych, kiž tudy steja, smjerće njebudźa woptać, hač<text:s/><text:soft-page-break/>su to kralestwo Bože widźili.</text:p>
      <text:p text:style-name="PreformattedText"/>
      <text:p text:style-name="PreformattedText">28. A sta so po tych samych ryčach, jako za wósom dnjow, zo wón k sebi wza Pětra a Jana a Jakuba a stupi na horu, zo by so modlił. ((Mat. 17, 1. Mark. 9, 2.))</text:p>
      <text:p text:style-name="PreformattedText"/>
      <text:p text:style-name="PreformattedText">29. A jako wón so modleše, bu tón štalt jeho wobliča hinaši, a jeho drasta bu běła a jasnješe so.</text:p>
      <text:soft-page-break/>
      <text:p text:style-name="P118"><text:s/></text:p>
      <text:p text:style-name="PreformattedText">%-----------------------------------</text:p>
      <text:p text:style-name="PreformattedText"><text:span text:style-name="T119">% https://digital.slub-dresden.de/data/kitodo/BibltojeZ_478590679/BibltojeZ_478590679_tif/jpegs/00001407.tif.large.jpg</text:span></text:p>
      <text:p text:style-name="PreformattedText">%-----------------------------------------------------------</text:p>
      <text:p text:style-name="PreformattedText"/>
      <text:p text:style-name="PreformattedText">30. A hlaj, dwaj mužej ryčeštaj z nim, kotrajž běštaj Mójzas a Elias.</text:p>
      <text:p text:style-name="PreformattedText"/>
      <text:p text:style-name="PreformattedText">31. Taj zjewištaj so w krasnosći a ryčeštaj wot jeho wuchoda, kotryž wón dyrbješe dopjelnić we Jerusalemje.</text:p>
      <text:p text:style-name="PreformattedText"/>
      <text:p text:style-name="PreformattedText">32. Pětr pak a kotrajž z nim běštaj, běchu połni spanja. A jako wotzućichu, widźichu woni jeho krasnosć a teju dweju mužow při nim stejo.</text:p>
      <text:p text:style-name="PreformattedText"/>
      <text:p text:style-name="PreformattedText">33. A poda so, jako wonaj wot njeho běštaj wotešłaj, dźeše Pětr k Jezusej: Mištrje, tudy nam je dobre być; teho dla sčińmy tři hěty, tebi jenu, Mójzasej jenu a Eliasej jenu. A wón njewědźeše, što rěčeše.</text:p>
      <text:p text:style-name="PreformattedText"/>
      <text:p text:style-name="PreformattedText">34. Jako wón pak to rěčeše, přińdźe mróčel a wobchłódkowa jich. A woni so stróžichu, jako jich ta mróčel wobćahnu.</text:p>
      <text:p text:style-name="PreformattedText"/>
      <text:p text:style-name="PreformattedText">35. A hłós so sta z teje mróčele, kiž dźeše: Tutón je mój luby Syn, teho wy posłuchajće. ((Mat. 3, 17. Mark. 1, 11.))</text:p>
      <text:p text:style-name="PreformattedText"/>
      <text:p text:style-name="PreformattedText">36. A hdyž so tón hłós sta, bě Jezus sam namakany. A woni zamjelčachu a njezjewichu nikomu ničo w tych samych dnjach, štož běchu widźili.</text:p>
      <text:p text:style-name="PreformattedText"/>
      <text:p text:style-name="PreformattedText">37. Sta so pak nazajtra, jako woni z teje hory dele dźěchu, přińdźe jim napřećiwo wulki lud. ((Mat. 17, 14. Mark. 9, 14.))</text:p>
      <text:p text:style-name="PreformattedText"/>
      <text:p text:style-name="PreformattedText">38. A hlaj, muž z teho luda zawoła a dźeše: Mištrje, ja prošu će, wohladaj wšak mojeho syna; přetož wón je mój jenički syn.</text:p>
      <text:p text:style-name="PreformattedText"/>
      <text:p text:style-name="PreformattedText">39. A hlaj, tón duch jeho popanje, a wón hnydom zakřiči, a wón jeho torha, zo pěni; a lědom wot njeho woteńdźe, hdyž jeho je potorhał.</text:p>
      <text:p text:style-name="PreformattedText"/>
      <text:p text:style-name="PreformattedText">40. A ja sym twojich wučomnikow prosył, zo bychu jeho wuhnali; ale woni njemóžachu.</text:p>
      <text:p text:style-name="PreformattedText"/>
      <text:p text:style-name="PreformattedText">41. Tuž wotmołwi Jezus a dźeše: O ty njewěrna a přewróćena šlachta, kak dołho dyrbju ja při was być a was ćerpić? Přiwjedź hew twojeho syna.</text:p>
      <text:p text:style-name="PreformattedText"/>
      <text:p text:style-name="PreformattedText">42. A w tym, jako wón k njemu přińdźe, torhaše a drěješe jeho tón čert. Jezus pak pohrozy temu nječistemu duchu a wustrowi teho hólca a poda jeho jeho nanej zaso.</text:p>
      <text:p text:style-name="PreformattedText"/>
      <text:p text:style-name="PreformattedText">43. A woni nastróžichu so wšitcy na tej krasnosći bójskej. Jako woni so pak wšitcy dźiwachu na wšitkim, štož Jezus činješe, dźeše wón k swojim wučomnikam:</text:p>
      <text:p text:style-name="PreformattedText"/>
      <text:p text:style-name="PreformattedText">44. Wzmiće wy k wašimaj wušomaj tute ryče; přetož člorózki syn dyrbi podaty być do rukow tych čłowjekow. ((Mat. 17, 22.))</text:p>
      <text:p text:style-name="PreformattedText"/>
      <text:p text:style-name="PreformattedText">45. Ale to słowo woni njezrozumichu, a běše před nimi potajene, zo woni to njewopšijachu; a bojachu so, zo bychu jeho wo to same słowo woprašeli. ((St. 18, 34.))</text:p>
      <text:p text:style-name="PreformattedText"/>
      <text:p text:style-name="PreformattedText">46. Mysl pak tež přińdźe bjez nich, kotry by bjez nimi dyrbjał najwjetši być. ((Mat. 18, 1. Mark. 9, 34.))</text:p>
      <text:p text:style-name="PreformattedText"/>
      <text:soft-page-break/>
      <text:p text:style-name="PreformattedText">47. Jako pak Jezus tu mysl jich wutroby widźeše, wza wón dźěćo a postaji to same pódla sebje,</text:p>
      <text:p text:style-name="PreformattedText"/>
      <text:p text:style-name="PreformattedText">48. A dźeše k nim: Štóž tuto dźěćo horje wozmje w mojim mjenje, tón wozmje mje horje; a štóž mje horje wozmje, tón wozmje teho horje, kiž mje je pósłał. Štóž pak mjeńši je bjez wami wšitkimi, tón budźe wulki. ((Mat. 10, 40. Jan. 13, 20.))</text:p>
      <text:p text:style-name="PreformattedText"/>
      <text:p text:style-name="PreformattedText">49. Tuž wotmołwi Jan a dźeše: Mištrje, my widźichmy jeneho, kotryž čertow won honješe w twojim mjenje; a my jemu njewotpušćichmy, teho dla, zo njechodźi za tobu z nami. ((Mark. 9, 38. 4 Mójz. 11, 27.))</text:p>
      <text:p text:style-name="PreformattedText"/>
      <text:p text:style-name="PreformattedText">50. A Jezus dźeše k njemu: Njewobarajće jemu; přetož štóž přećiwo nam njeje, tón je za nas. ((St. 11, 23. Mat. 12, 30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20">detail((Tekst na njedźelu Reminizcere.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51. Sta so pak, jako čas běše dopjelnjeny, zo wón dyrbješe wot tudy preč wzaty być, wobroći wón swoje wobličo runje, zo by do Jerusalema šoł.</text:p>
      <text:p text:style-name="PreformattedText"/>
      <text:soft-page-break/>
      <text:p text:style-name="P121"><text:s/></text:p>
      <text:p text:style-name="PreformattedText">%-----------------------------------</text:p>
      <text:p text:style-name="PreformattedText"><text:span text:style-name="T122">% https://digital.slub-dresden.de/data/kitodo/BibltojeZ_478590679/BibltojeZ_478590679_tif/jpegs/00001408.tif.large.jpg</text:span></text:p>
      <text:p text:style-name="PreformattedText">%-----------------------------------------------------------</text:p>
      <text:p text:style-name="PreformattedText"/>
      <text:p text:style-name="PreformattedText">52. A wón pósła prjedy sebje pósłow, a ći dźěchu a přińdźechu do jeneho Samaritskeho městka, zo bychu jemu hospodu přihotowali. ((Jan. 4, 4.))</text:p>
      <text:p text:style-name="PreformattedText"/>
      <text:p text:style-name="PreformattedText">53. Ale ći jeho njewzachu horje, dokelž wón swoje wobličo běše wobroćił k hiću do Jerusalema.</text:p>
      <text:p text:style-name="PreformattedText"/>
      <text:p text:style-name="PreformattedText">54. Jako pak to jeho wučomnikaj, Jakub a Jan, widźeštaj, dźeštaj wonaj: Knježe, chceš-li, dha chcemój mój rjeknyć, zo by woheń z njebjes panuł a spalił jich, jako tež Elias činješe? ((2 Kral. 1, 10. 12.))</text:p>
      <text:p text:style-name="PreformattedText"/>
      <text:p text:style-name="PreformattedText">55. Ale Jezus so wobroći, pohrozy jimaj a dźeše: Njewěstaj, kajkeho ducha dźěsći wój staj?</text:p>
      <text:p text:style-name="PreformattedText"/>
      <text:p text:style-name="PreformattedText">56. Přetož čłoski syn njeje přišoł, zo by čłowjekow duše skazył, ale zo by je zdźeržał.<text:span text:style-name="T123">]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24">detail((Tekst na 3. njedźelu po swj. Trojicy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[A woni dźěchu do druheho městka. ((Jan. 3, 17. St. 12, 47.))</text:p>
      <text:p text:style-name="PreformattedText"/>
      <text:p text:style-name="PreformattedText">57. Sta so pak, zo ducy na puću jedyn k njemu dźeše: Ja za tobu póńdu, hdźež ty póńdźeš, Knježe. ((Mat. 8, 19.))</text:p>
      <text:p text:style-name="PreformattedText"/>
      <text:p text:style-name="PreformattedText">58. A Jezus dźeše k njemu: Liški maju jamy, a ptaki pod njebjesami maju hnězda; ale čłowjeka syn nima, hdźež by hłowu pochilił.</text:p>
      <text:p text:style-name="PreformattedText"/>
      <text:p text:style-name="PreformattedText">59. Tež pak k druhemu dźeše wón: Pój za mnu. Tón pak dźeše: Knježe, wotpušć mi, zo bych prjedy šoł mojeho nana pohrjebać. ((Mat. 8, 21.))</text:p>
      <text:p text:style-name="PreformattedText"/>
      <text:p text:style-name="PreformattedText">60. Ale Jezus dźeše k njemu: Njech morwi swojich morwych hrjebaju; ale ty dźi a připowědaj to kralestwo Bože. ((Mat. 8, 22.))</text:p>
      <text:p text:style-name="PreformattedText"/>
      <text:p text:style-name="PreformattedText">61. Tež pak druhi dźeše: Knježe, ja chcu za tobu hić; wotpušć mi pak prjedy, zo so wužohnuju z tymi, kiž w mojim domje su. ((1 Kral. 19, 20.))</text:p>
      <text:p text:style-name="PreformattedText"/>
      <text:p text:style-name="PreformattedText">62. Jezus pak dźeše k njemu: Žadyn, kotryž swojej rucy k płuhej přiłoži a wohlada so nazady, njeje derje přihotowany k kralestwu Božemu.] ((Přisł 26, 11. 2 Pětr. 2,20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125">kapitl((Sćenje swjateho Lukaša))</text:p>
      <text:p text:style-name="P126"/>
      <text:p text:style-name="P127">staw((10. staw))</text:p>
      <text:p text:style-name="P128"/>
      <text:p text:style-name="PreformattedText"><text:span text:style-name="T129">detail((Wo 70 wučomnikach, běženju ewangelija, puću k žiwjenju a Marćinej prócy.))</text:span></text:p>
      <text:p text:style-name="PreformattedText"/>
      <text:p text:style-name="PreformattedText">%-----------------------------------------------------------</text:p>
      <text:p text:style-name="PreformattedText"/>
      <text:soft-page-break/>
      <text:p text:style-name="PreformattedText">1. Potom wuzwoli tón Knjez tež druhich sydom dźesać a pósła jich po dwěmaj prjedy so do wšitkich městow a wsow, hdźež wón mysleše přińć;</text:p>
      <text:p text:style-name="PreformattedText"/>
      <text:p text:style-name="PreformattedText">2. A dźeše k nim: žně su wulke, ale dźěłaćerjow je mało; prošće teho Knjeza tych žnjow, zo by wón dźěłaćerjow pósłał do swojich žnjow. ((Jan. 4, 35. Mat. 9, 37. 38.))</text:p>
      <text:p text:style-name="PreformattedText"/>
      <text:p text:style-name="PreformattedText">3. Dźiće; hlaj, ja pósćelu was jako jehnjata srjedźa bjez wjelki. ((Mat. 10, 16.))</text:p>
      <text:p text:style-name="PreformattedText"/>
      <text:p text:style-name="PreformattedText">4. Njenošće ani móšnje ani rancy ani črije; a njepoztrorbóće nikoho na drozy. ((Mat. 10, 9. Mark. 6, 8.))</text:p>
      <text:p text:style-name="PreformattedText"/>
      <text:p text:style-name="PreformattedText">5. A do kajkehož doma wy zańdźeće, dha rjekńće najprjedy: Měr temu domej!</text:p>
      <text:p text:style-name="PreformattedText"/>
      <text:p text:style-name="PreformattedText">6. A budźe-li tam dźěćo měra, dha budźe waš měr na nim wotpočować; jeli zo pak nic, dha budźe so waš měr zaso k wam wobroćić.</text:p>
      <text:p text:style-name="PreformattedText"/>
      <text:p text:style-name="PreformattedText">7. W tym samym domje pak wostańće; jěsće a pijće, štož woni maju. Přetož dźěłaćer je swojeje mzdy hódny. Njechodźće z doma do doma. ((5 Mójz. 24, 14. Mat. 10, 10. 1 Kor. 9, 14. 1 Tim. 5, 18.))</text:p>
      <text:p text:style-name="PreformattedText"/>
      <text:p text:style-name="PreformattedText">8. A do kajkehož města wy přińdźeće, a woni was horje wozmu, dha jěsće, štož wam budźe prjódknošene; ((Mat. 10, 11.))</text:p>
      <text:p text:style-name="PreformattedText"/>
      <text:p text:style-name="PreformattedText">9. A zahojće chorych, kotřiž tam su, a powěsće jim: Kralestwo Bože je blisko k wam přišło.</text:p>
      <text:p text:style-name="PreformattedText"/>
      <text:p text:style-name="PreformattedText">10. Do kajkehož města wy pak přińdźeće, a woni was horje njewozmu, dźiće won na jeho hasy a rjekńće:</text:p>
      <text:p text:style-name="PreformattedText"/>
      <text:p text:style-name="PreformattedText">11. Tež tón proch, kiž so nas je přijał wot wašeho města, wotbijemy my na was; ale wšak to wjedźić dyrbiće, zo to kralestwo Bože je blisko k wam přišło. ((Mat. 10, 14.))</text:p>
      <text:soft-page-break/>
      <text:p text:style-name="P130"><text:s/></text:p>
      <text:p text:style-name="PreformattedText">%-----------------------------------</text:p>
      <text:p text:style-name="PreformattedText"><text:span text:style-name="T131">% https://digital.slub-dresden.de/data/kitodo/BibltojeZ_478590679/BibltojeZ_478590679_tif/jpegs/00001409.tif.large.jpg</text:span></text:p>
      <text:p text:style-name="PreformattedText">%-----------------------------------------------------------</text:p>
      <text:p text:style-name="PreformattedText"/>
      <text:p text:style-name="PreformattedText">12. Ja praju pak wam, zo Sodomej lóže budźe na tamnym dnju dyžli tajkemu městu.</text:p>
      <text:p text:style-name="PreformattedText"/>
      <text:p text:style-name="PreformattedText">13. Běda tebi, Chorazin! Běda tebi, Bethzaida! Přetož hdy bychu tajke skutki w Tirusu a Sidonje so | stałe, kajkež pola was so su stałe, woni bychu dawno w měše a w popjele sedźeli a pokutu činili. ((Mat. 11, 21.))</text:p>
      <text:p text:style-name="PreformattedText"/>
      <text:p text:style-name="PreformattedText">14. Dha wšak Tirej a Sidonej lóže budźe na sudźe, dyžli wam.</text:p>
      <text:p text:style-name="PreformattedText"/>
      <text:p text:style-name="PreformattedText">15. A ty Kapernaum, kiž sy hač do tych njebjes pozběhnjene, ty budźeš hač do hele dele storčene.</text:p>
      <text:p text:style-name="PreformattedText"/>
      <text:p text:style-name="PreformattedText">16. Štóž was posłucha, tón posłucha mje; a štóž was zaspi, tón zaspi mje; štóž pak mje zaspi, tón teho zaspi, kotryž mje pósłał je. ((Mat. 10, 40. Jan. 13, 20.))</text:p>
      <text:p text:style-name="PreformattedText"/>
      <text:p text:style-name="PreformattedText">17. Ći sydomdźesaćo pak přińdźechu zaso z wjesołosću a dźachu: Knježe, tež čerći su nam w twojim mjenje podaći.</text:p>
      <text:p text:style-name="PreformattedText"/>
      <text:p text:style-name="PreformattedText">18. Wón pak dźeše k nim: Ja sym widźił satana jako błysk padaceho z njebja. ((Zjew. 12, 8. 9.))</text:p>
      <text:p text:style-name="PreformattedText"/>
      <text:p text:style-name="PreformattedText">19. Hlajće, ja sym wam móc dał, zo byšće teptali na hady a na skorpiony a na wšitku móc teho njepřećela; a ničo was njebudźe wobškodźić. ((Ps. 91, 13.))</text:p>
      <text:p text:style-name="PreformattedText"/>
      <text:p text:style-name="PreformattedText">20. Dha wšak na tym so njezwjeselće, zo wam duchojo su podaći; wjeselće so pak, zo waše mjena w njebjesach su pisane. ((Phil. 4, 3.))</text:p>
      <text:p text:style-name="PreformattedText"/>
      <text:p text:style-name="PreformattedText">21. W tej samej štundźe zwjeseli so Jezus w duchu a dźeše: Ja chwalu će, Wótče a Knježe njebjes a zemje, zo ty to rozumnym a mudrym sy potajił a sy to same zjewił tym móličkim. Haj, Wótče, tak je so lubiło před tobu. ((Mat. 11, 25. 1 Kor. 1, 27.))</text:p>
      <text:p text:style-name="PreformattedText"/>
      <text:p text:style-name="PreformattedText">22. Wšitko je mi podate wot mojeho Wótca. A nichtó njewě, štó tón Syn je, chiba jeno tón Wótc; a štó tón Wótc je, chiba jeno tón Syn, a komuž tón Syn by chcył zjewić. ((Ps. 8, 7. Mat. 11, 27. St. 28, 18. Jan. 1, 18. St. 6, 46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32">detail((Sćenje na 13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23. [A wón wobroći so k swojim wučomnikam a dźeše wosebnje: Zbóžne su te woči, kiž widźa, štož wy widźiće. ((Mat. 13, 16. 1 Kral. 10, 8.))</text:p>
      <text:p text:style-name="PreformattedText"/>
      <text:p text:style-name="PreformattedText">24. Přetož ja praju wam, zo wjele profetow a kralow su chcyli widźeć, štož wy widźiće, a njejsu jo widźili; a słyšeć, štož wy słyšiće, a njejsu jo słyšeli. ((1 Pětr. 1, 10.))</text:p>
      <text:p text:style-name="PreformattedText"/>
      <text:p text:style-name="PreformattedText">25. A hlaj, tuž stanu někajki pismawučeny, spytowaše jeho a dźeše: Mištrje, što mam ja činić, zo bych wěčne žiwjenje herbował? ((Mat. 22, 35. Mark. 12, 28.))</text:p>
      <text:p text:style-name="PreformattedText"/>
      <text:p text:style-name="PreformattedText">26. Wón pak dźeše k njemu: Kak steji pisane w zakonju? kak lazuješ?</text:p>
      <text:p text:style-name="PreformattedText"/>
      <text:p text:style-name="PreformattedText">27. Wón wotmołwi a dźeše: Ty dyrbiš Boha, swojeho Knjeza, lubować z cyłej swojej wutrobu, z<text:s/><text:soft-page-break/>cyłej swojej dušu, z cyłej swojej mozu a ze wšej swojej myslu; a swojeho bližšeho jako sam so. ((5 Mójz. 6, 5. 3 Mójz. 19, 18. Mark. 12, 30. 31.))</text:p>
      <text:p text:style-name="PreformattedText"/>
      <text:p text:style-name="PreformattedText">28. Wón pak dźeše k njemu: Ty sy prawje wotmołwił; čiń to, dha budźeš žiwy. ((3 Mójz. 18, 5.))</text:p>
      <text:p text:style-name="PreformattedText"/>
      <text:p text:style-name="PreformattedText">29. Wón pak chcyše so sam prawy činić a dźeše k Jezusej: Štóha dha je mój bližši? ((2 Mójz. 2, 18.))</text:p>
      <text:p text:style-name="PreformattedText"/>
      <text:p text:style-name="PreformattedText">30. Jezus pak wotmołwi a dźeše: Jedyn čłowjek dźěše wot Jerusalema dele k Jerichu a padźe bjez rubježnikow; ći wuslekachu a zranichu jeho, dźěchu swój puć a wostajichu jeho napoł morweho ležo.</text:p>
      <text:p text:style-name="PreformattedText"/>
      <text:p text:style-name="PreformattedText">31. Sta so pak njenadźujzy, zo jedyn měšnik po tej samej drozy dźěše; a jako wón jeho pytnu, winu so na bok a pominu so jeho.</text:p>
      <text:p text:style-name="PreformattedText"/>
      <text:p text:style-name="PreformattedText">32. Teho runja tež Lewita, jako wón tam přińdźe a jeho wuhlada, dźěše wón nimo na bok.</text:p>
      <text:p text:style-name="PreformattedText"/>
      <text:p text:style-name="PreformattedText">33. Jedyn Samaritski pak ćehnješe po drozy, přińdźe k njemu; a jako wón jeho wuhlada, bě jemu jeho žel, ((Ez. 16, 6.))</text:p>
      <text:p text:style-name="PreformattedText"/>
      <text:soft-page-break/>
      <text:p text:style-name="P133"><text:s/></text:p>
      <text:p text:style-name="PreformattedText">%-----------------------------------</text:p>
      <text:p text:style-name="PreformattedText"><text:span text:style-name="T134">% https://digital.slub-dresden.de/data/kitodo/BibltojeZ_478590679/BibltojeZ_478590679_tif/jpegs/00001410.tif.large.jpg</text:span></text:p>
      <text:p text:style-name="PreformattedText">%-----------------------------------------------------------</text:p>
      <text:p text:style-name="PreformattedText"/>
      <text:p text:style-name="PreformattedText">34. A přistupiwši k njemu wobali jeho rany a linu do nich wolij a wino; a zběhnywši jeho na swoje skoćo wjedźeše jeho do hospody a pytaše jeho.</text:p>
      <text:p text:style-name="PreformattedText"/>
      <text:p text:style-name="PreformattedText">35. Nazajtra pak da wón so na puć a wućeže dwaj krošej a da jeju hospodarjej a dźeše k njemu: Pytaj jeho; a budźeš-li što wjazy na njeho wažić, chcu ja ći zapłaćić, hdyž zaso přińdu.</text:p>
      <text:p text:style-name="PreformattedText"/>
      <text:p text:style-name="PreformattedText">36. Kotry dha bjez tymi třjomi zda so tebi, zo je bližši był temu, kiž bjez rubježnikow panuł běše?</text:p>
      <text:p text:style-name="PreformattedText"/>
      <text:p text:style-name="PreformattedText">37. Wón pak dźeše: Tón, kiž smilnosć na nim wopokazał je. Tuž dźeše Jezus k njemu: Dźi a čiń tež teje runosće<text:span text:style-name="T135">]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36">detail((Sćenje na 21. njedźelu po swjatej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8. [Sta so pak, jako woni na puću běchu, zo wón do jeneho městka zańdźe. A jena žónska, z mjenom Martha, wza jeho horje do swojeho doma. ((Jan. 11, 1. St. 12,2.3.))</text:p>
      <text:p text:style-name="PreformattedText"/>
      <text:p text:style-name="PreformattedText">39. A ta měješe sotru, tej rěkachu Marja, kotraž sedźo k Jezusowymaj nohomaj na jeho ryč posłuchaše.</text:p>
      <text:p text:style-name="PreformattedText"/>
      <text:p text:style-name="PreformattedText">40. Martha pak tam a sem běhajo so jara prócowaše, zo by jemu słužiła. A přistupiwši k njemu dźeše: Knježe, njerodźiš ty ničo, zo moja sotra wostajiwši mje da mi samej słužić? Rjekń jej teho dla, zo by mi tež pomhała.</text:p>
      <text:p text:style-name="PreformattedText"/>
      <text:p text:style-name="PreformattedText">41. Jezus pak wotmołwi a dźeše k njej: Martha, Martha, ty so jara staraš a so wulcy prócuješ;</text:p>
      <text:p text:style-name="PreformattedText"/>
      <text:p text:style-name="PreformattedText">42. Ale jene je nuzne. Marja pak je sebi dobry dźěl wuzwoliła, kotryž wot njeje wzaty njebudźe.<text:span text:style-name="T137">]</text:span><text:s/>((Ps. 27, 4. Mat. 6, 33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138">kapitl((Sćenje swjateho Lukaša))</text:p>
      <text:p text:style-name="P139"/>
      <text:p text:style-name="P140">staw((11. staw))</text:p>
      <text:p text:style-name="P141"/>
      <text:p text:style-name="PreformattedText"><text:span text:style-name="T142">detail((Knjezowa modlitwa, móc modlenja, wuhnaće čerta, žadanje zejchow, wo hóstnym a chłostacym prědowanju Chrystusowym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A sta so, zo wón běše na jenym měsće a so modleše. A jako wón běše přestał, dźeše jedyn wot jeho wučomnikow k njemu: Knježe, nawuč nas k Bohu so modlić, jako tež Jan swojich wučomnikow je wučił.</text:p>
      <text:p text:style-name="PreformattedText"/>
      <text:p text:style-name="PreformattedText">2. Wón pak dźeše k nim: Hdyž wy so k Bohu modliće, dha rjekńće: Naš Wótče, kiž sy w njebjesach,<text:s/><text:soft-page-break/>swjećene budź twoje mjeno. Twoje kralestwo přińdź. Twoja wola so stań, kaž w njebjesach, tak tež na zemi.<text:s/>((Mat. 6, 9.))</text:p>
      <text:p text:style-name="PreformattedText"/>
      <text:p text:style-name="PreformattedText">3. Daj nam naš wšědny chlěb přeco.</text:p>
      <text:p text:style-name="PreformattedText"/>
      <text:p text:style-name="PreformattedText">4. A wodaj nam naše hrěchi; přetož tež my wodawamy wšitkim, kiž nam winowaći su. A njewjedź nas do spytowanja, ale wumož nas wot teho złeho.</text:p>
      <text:p text:style-name="PreformattedText"/>
      <text:p text:style-name="PreformattedText">5. Tež dźeše wón k nim: Štó je bjez wami, kiž ma přećela a šoł k njemu wo połnocy a rjeknył k njemu: Luby přećelo, požč mi třoch pokrutow chlěba;</text:p>
      <text:p text:style-name="PreformattedText"/>
      <text:p text:style-name="PreformattedText">6. Přetož mój přećel je ke mni z drohi přišoł, a ja nimam ničo, zo bych jemu prjódk połožił;</text:p>
      <text:p text:style-name="PreformattedText"/>
      <text:p text:style-name="PreformattedText">7. A wón nutřkach wotmołwił a prajił: Njebudź mi wobćežny; durje su hižom zanknjene a moje dźěćatka su zo mnu w komorje; ja njemóžu stanuć, zo bych tebi dał.</text:p>
      <text:p text:style-name="PreformattedText"/>
      <text:p text:style-name="PreformattedText">8. Ja praju wam, hdy by wón runje njestanuł a jemu njedał, dokelž jeho přećel je, dha wšak jeho njehanibiteho prošenja dla budźe wón stanuć a jemu dać, kaž wjele wón potrjeba.<text:s/>((St. 18, 5.))</text:p>
      <text:p text:style-name="PreformattedText"/>
      <text:p text:style-name="PreformattedText">9. A ja wam tež praju: Prošće, a budźe wam date; pytajće, a budźeće namakać; kłapajće, a wam budźe wotewrjene.<text:s/>((Mat. 7, 7. Mark. 11, 24. Jan. 16, 23. 24.))</text:p>
      <text:p text:style-name="PreformattedText"/>
      <text:p text:style-name="PreformattedText">10. Přetož kóždy, kiž prosy, bjerje; a štóž pyta, tón namaka; a štóž kłapa, temu budźe wotewrjene.</text:p>
      <text:soft-page-break/>
      <text:p text:style-name="P143"><text:s/></text:p>
      <text:p text:style-name="PreformattedText">%-----------------------------------</text:p>
      <text:p text:style-name="PreformattedText"><text:span text:style-name="T144">% https://digital.slub-dresden.de/data/kitodo/BibltojeZ_478590679/BibltojeZ_478590679_tif/jpegs/00001411.tif.large.jpg</text:span></text:p>
      <text:p text:style-name="PreformattedText">%-----------------------------------------------------------</text:p>
      <text:p text:style-name="PreformattedText"/>
      <text:p text:style-name="PreformattedText">11. Hdźe pak prosy bjez wami syn nana pře chlěb, kotryž by jemu kamjeń za njón podał? A hdyž wón pře rybu prosy, a wón jemu za rybu hada podał?</text:p>
      <text:p text:style-name="PreformattedText"/>
      <text:p text:style-name="PreformattedText">12. Abo tež hdyž wón pře jejo prosy, zo by wón jemu skorpiona za to dał?</text:p>
      <text:p text:style-name="PreformattedText"/>
      <text:p text:style-name="PreformattedText">13. Hdyž teho dla wuy, kiž złi sće, móžeće wašim dźěćom dobre dary dawać, wjele wjazy budźe waš njebjeski Wótc teho swjateho Ducha dać tym, kotřiž jeho proša.</text:p>
      <text:p text:style-name="PreformattedText"/>
      <text:p text:style-name="PreformattedText">14. A wón wuhna čerta, a tón bě němy. Wono so pak sta, jako čert bě wušoł, rěčeše tón němy. A ludźo so dźiwachu.<text:s/>((Mat. 12, 22.))</text:p>
      <text:p text:style-name="PreformattedText"/>
      <text:p text:style-name="PreformattedText">15. Někotři pak bjez nimi dźachu: Wón honi čertow won přez Beelzebuba, tych čertow wyšeho.<text:s/>((Mat. 12, 24.))</text:p>
      <text:p text:style-name="PreformattedText"/>
      <text:p text:style-name="PreformattedText">16. Druzy pak spytowachu jeho a žadachu zejch wot njeho z njebjes.<text:s/>((Mat. 9, 34. St. 12, 38. 39. Mark. 3, 22.))</text:p>
      <text:p text:style-name="PreformattedText"/>
      <text:p text:style-name="PreformattedText">17. Wón pak zrozumi jich mysle a dźeše k nim: Kóžde kralestwo, kotrež samo ze sobu přez jene njeje, budźe wupusćene, a jena chěža pada na druhu.</text:p>
      <text:p text:style-name="PreformattedText"/>
      <text:p text:style-name="PreformattedText">18. Njeje-li pak tež zatan sam ze sobu přez jene, kak chce jeho kralestwo wobstać? Dokelž wy prajiće, zo ja čertow přez Beelzebuba won honju.</text:p>
      <text:p text:style-name="PreformattedText"/>
      <text:p text:style-name="PreformattedText">19. Hdyž ja pak přez Beelzebuba čertow won honju, přez koho dha honja jich waše dźěći won? Teho dla budźa wone waši sudnicy.</text:p>
      <text:p text:style-name="PreformattedText"/>
      <text:p text:style-name="PreformattedText">20. Jeli zo ja pak přez Boži porst čertow won honju, dha přińdźe ždyn Bože kralestwo k wam.<text:s/>((2 Mójz. 8, 19.))</text:p>
      <text:p text:style-name="PreformattedText"/>
      <text:p text:style-name="PreformattedText">21. Hdyž sylny wobrónjeny swój hród wobarnuje, dha wostanje jeho zamóženje z měrom.</text:p>
      <text:p text:style-name="PreformattedText"/>
      <text:p text:style-name="PreformattedText">22. Ale hdyž sylniši na njeho přińdźe a jeho přewinje, dha wozmje jemu cyłu bróń, na kotruž wón so spušćeše, a rozdźěli jeho rubjenstwo.<text:s/>((Kol. 2, 15.))</text:p>
      <text:p text:style-name="PreformattedText"/>
      <text:p text:style-name="PreformattedText">23. Štóž zo mnu njeje, tón je přećiwo mi; a štóž zo mnu njehromadźi, tón rozsypje.<text:s/>((Mat. 12, 30.))</text:p>
      <text:p text:style-name="PreformattedText"/>
      <text:p text:style-name="PreformattedText">24. Hdyž nječisty duch z čłowjeka wuńdźe, přechodźi wón suche města a pyta wotpočinka; a hdyž njenamaka, rjeknje wón: Ja chcu so zaso wróćić do swojeho doma, z kotrehož wušoł sym.<text:s/>((Mat. 12, 43.))</text:p>
      <text:p text:style-name="PreformattedText"/>
      <text:p text:style-name="PreformattedText">25. A hdyž přińdźe, namaka wón tón dom z chošćišćemi mjećeny a wuhotowany.</text:p>
      <text:p text:style-name="PreformattedText"/>
      <text:p text:style-name="PreformattedText">26. Tehdy dźe wón a wozmje sydom druhich duchow k sebi, kotřiž hórši su dyžli wón sam; a hdyž tam zańdu, bydla woni tam, a budźe na posledku z tym samym čłowjekom hórje, dyžli z prědka bě.<text:s/>((Jan. 5, 14.))</text:p>
      <text:p text:style-name="PreformattedText"/>
      <text:p text:style-name="PreformattedText">27. Poda so pak, jako wón to rěčeše, dha pozběže jena žónska bjez ludom swój hłós a dźeše k njemu: Zbóžny je tón žiwot, kiž će nosył je, a te nadra, kotrež ty zyzał sy.<text:s/>((Luk. 1, 28. 30. 48.))</text:p>
      <text:p text:style-name="PreformattedText"/>
      <text:p text:style-name="PreformattedText">28. Wón pak dźeše: Haj, zbóžni su ći, kiž Bože słowo słyša a to same wobarnuja.<text:s/>((Mat. 7, 21.))</text:p>
      <text:p text:style-name="PreformattedText"/>
      <text:p text:style-name="PreformattedText">29. Tón lud so pak přićišća. Tuž poča wón a dźeše: Tuta šlachta je zła, wona požada zejch; a ji njebudźe žadyn zejch daty, chiba zejch teho profety Jonasa.<text:s/>((Mat. 16, 4.))</text:p>
      <text:p text:style-name="PreformattedText"/>
      <text:p text:style-name="PreformattedText">30. Přetož jako Jonas běše zejch tym Niniwitiskim, tak tež budźe člorózki syn tutej šlachće.<text:s/>((Jon. 2, 12.))</text:p>
      <text:p text:style-name="PreformattedText"/>
      <text:p text:style-name="PreformattedText">31. Ta kralowa wot połdnja budźe postanyć před sudom z tymi ludźimi tuteje šlachty a budźe jich zatamać; přetož wona přińdźe wot kóncow teje zemje, zo by słyšała tu mudrosć Salomonowu. A hlaj, tudy je wjazy dyžli Salomo.<text:s/>((1 Kral. 10, 1. 2 Kron. 9, 1. Mat. 12, 42.))</text:p>
      <text:p text:style-name="PreformattedText"/>
      <text:p text:style-name="PreformattedText">32. Ludźo z Niniwa budźa postupić před sudom z tej šlachtu a budźa ju zatamać; přetož woni činjachu pokutu na Jonasowe prě<text:s/>dowanje. A hlaj, tudy je wjazy dyžli Jonas. ((Jon. 3, 5. Mat. 12, 41.))</text:p>
      <text:soft-page-break/>
      <text:p text:style-name="P145"><text:s/></text:p>
      <text:p text:style-name="PreformattedText">%-----------------------------------</text:p>
      <text:p text:style-name="PreformattedText"><text:span text:style-name="T146">% https://digital.slub-dresden.de/data/kitodo/BibltojeZ_478590679/BibltojeZ_478590679_tif/jpegs/00001412.tif.large.jpg</text:span></text:p>
      <text:p text:style-name="PreformattedText">%-----------------------------------------------------------</text:p>
      <text:p text:style-name="PreformattedText"/>
      <text:p text:style-name="PreformattedText">33. Nichtó pak swěcu njezaswěći a staji ju do potajneho města, tež nic pod kórc, ale na swěčnik, tak zo kotřiž nutř chodźa, to swětło widźa.<text:s/>((St. 8, 16. Mat. 5, 15. Mark. 4, 21.))</text:p>
      <text:p text:style-name="PreformattedText"/>
      <text:p text:style-name="PreformattedText">34. Twojeho ćěła swěca je twoje woko. Budźe-li teho dla twoje woko čiste, dha budźe twoje cyłe ćěło jasne. Budźe-li pak twoje woko złe, dha tež twoje ćěło ćěmne budźe.</text:p>
      <text:p text:style-name="PreformattedText"/>
      <text:p text:style-name="PreformattedText">35. Hladaj teho dla, zo by to swětło, kotrež je w tebi, ćěmnosć njebyło.</text:p>
      <text:p text:style-name="PreformattedText"/>
      <text:p text:style-name="PreformattedText">36. Hdyž teho dla twoje ćěło cyłe jasne budźe, tak zo žaneho kusa wot ćěmneho nima, dha budźe wone wšitko tak jasne, zo će jako swěca z jasnosću rozswětlić budźe.</text:p>
      <text:p text:style-name="PreformattedText"/>
      <text:p text:style-name="PreformattedText">37. Jako wón pak w tej rěči běše, prošeše jeho jedyn Farizejski, zo by z nim wobjedował. A wón dźěše nutř a synu so za blido.</text:p>
      <text:p text:style-name="PreformattedText"/>
      <text:p text:style-name="PreformattedText">38. Jako pak tón Farizejski to widźeše, podźiwa wón so, zo so do wobjeda zmył njeběše.<text:s/>((Mat. 15, 2.))</text:p>
      <text:p text:style-name="PreformattedText"/>
      <text:p text:style-name="PreformattedText">39. Tón Knjez pak dźeše k njemu: Wy Farizejscy čisćiće zwonka khany a šklě; ale to, štož nutřkach we was je, je połne rubježnistwa a złósće.<text:s/>((St. 18, 11. 12. Mat. 15, 3. St. 23, 25.))</text:p>
      <text:p text:style-name="PreformattedText"/>
      <text:p text:style-name="PreformattedText">40. Wy błazni, měniće wy, zo znutskach je čiste, štož je čiste zwonkach?</text:p>
      <text:p text:style-name="PreformattedText"/>
      <text:p text:style-name="PreformattedText">41. Ale wšak z teho, štož nutřkach je, dajće jałmožinu, a hlaj, dha budźe wam wšitko čiste.</text:p>
      <text:p text:style-name="PreformattedText"/>
      <text:p text:style-name="PreformattedText">42. Ale běda wam Farizejskim, kiž wy dźesatk dawaće wot mjetlički a ruty a wot wšelkeho zela, nimo pak chodźiće před prawdosću a před lubosću Božej. To by trjeba było, zo byšće jo činili a tamne tež njewostajili.<text:s/>((Mat. 23, 28.))</text:p>
      <text:p text:style-name="PreformattedText"/>
      <text:p text:style-name="PreformattedText">43. Běda wam Farizejskim, zo wy radźi w šulach na wyšich městach sydaće a słyšiće radźi, hdyž was ludźo na torhošćach postrowja.((<text:s/>Mat. 23, 6. Mark. 12, 39. Luk. 20, 46.))</text:p>
      <text:p text:style-name="PreformattedText"/>
      <text:p text:style-name="PreformattedText">44. Běda wam, wy pismawučeni a Farizejscy, wy ludakojo, wy sće jako te zakryte rowy, po kotrychž ludźo chodźa a wo nich njewědźa.<text:s/>((Mat. 23, 27.))</text:p>
      <text:p text:style-name="PreformattedText"/>
      <text:p text:style-name="PreformattedText">45. Tuž wotmołwi jedyn wot tych zakonikow a dźeše k njemu: Mištrje, z tymi słowami haniš ty tež nas.</text:p>
      <text:p text:style-name="PreformattedText"/>
      <text:p text:style-name="PreformattedText">46. Wón pak dźeše: A běda tež wam zakonikam; přetož wy wobćežujeće čłowjekow z njenošnymi brěmjenjemi a sami so tych brěmjenjow tež nic z jenym porstom njedótkaće.<text:s/>((Jezj. 10, 1. Mat. 23, 4. Jap. zk. 15, 10.))</text:p>
      <text:p text:style-name="PreformattedText"/>
      <text:p text:style-name="PreformattedText">47. Běda wam, přetož wy twariće rowy tych profetow; waši wótcojo su jich pak morili.<text:s/>((Mat. 23, 29.))</text:p>
      <text:p text:style-name="PreformattedText"/>
      <text:p text:style-name="PreformattedText">48. Zawěsće, tak wy wobswědčiće, zo přizwoliće k wašich wótcow jich skutkam; přetož woni su jich skóncowali, wy pak twariće jich rowy.</text:p>
      <text:p text:style-name="PreformattedText"/>
      <text:p text:style-name="PreformattedText">49. Teho dla praji ta mudrosć Boža: Ja chcu profetow a japoštołow k nim pósłać, a wot tych samych budźa woni někotrych morić a někotrych přesćěhać;<text:s/>((Mat. 10, 16.))</text:p>
      <text:p text:style-name="PreformattedText"/>
      <text:soft-page-break/>
      <text:p text:style-name="PreformattedText">50. Tak zo by požadana była wot tuteje šlachty krej wšitkich tych profetow, kiž je rozlata wot załoženja teho swěta,</text:p>
      <text:p text:style-name="PreformattedText"/>
      <text:p text:style-name="PreformattedText">51. Wot Abeloweje krwě hač do krwě Zachariasoweje, kotryž kónc wza bjez wołtarjom a templom. Zawěsće, ja praju wam: To budźe wot teje šlachty požadane.<text:s/>((1 Mójz. 4, 8. 2 Kron. 24, 20. 21. Mat. 23, 35.))</text:p>
      <text:p text:style-name="PreformattedText"/>
      <text:p text:style-name="PreformattedText">52. Běda wam zakonikam; přetož wy sće kluč teho póznaća preč wzali. Wy nutř njepřińdźeće a wobaraće tym, kiž nutř chcedźa.</text:p>
      <text:p text:style-name="PreformattedText"/>
      <text:p text:style-name="PreformattedText">53. Jako wón pak to k nim rěčeše, počachu ći pismawučeni<text:s/>a Farizejscy so surowje na njeho dać a jemu ze wšelkim woprašowanjom hubje zatykać;</text:p>
      <text:soft-page-break/>
      <text:p text:style-name="P147"><text:s/></text:p>
      <text:p text:style-name="PreformattedText">%-----------------------------------</text:p>
      <text:p text:style-name="PreformattedText"><text:span text:style-name="T148">% https://digital.slub-dresden.de/data/kitodo/BibltojeZ_478590679/BibltojeZ_478590679_tif/jpegs/00001413.tif.large.jpg</text:span></text:p>
      <text:p text:style-name="PreformattedText">%-----------------------------------------------------------</text:p>
      <text:p text:style-name="PreformattedText"/>
      <text:p text:style-name="PreformattedText">54. Łakawši na njeho a pytawši, hdy bychu něšto wuhnać móhli z jeho erta, zo bychu jeho wobskoržili.<text:s/>((Kn. mudr. 2, 12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149">kapitl((Sćenje swjateho Lukaša))</text:p>
      <text:p text:style-name="P150"/>
      <text:p text:style-name="P151">staw((12. staw))</text:p>
      <text:p text:style-name="P152"/>
      <text:p text:style-name="PreformattedText"><text:span text:style-name="T153">detail((Wo wěry wosebnosćach a zadźěwkach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Na to pak, jako so tón lud zhromadźi a jich na někotry tawzynt běše, tak zo jedyn na druheho teptaše; tuž poča wón powjedać swojim wučomnikam a dźeše: Najprjedy hladajće so Farizejskeho kwasa, kotryž je to hejchleŕztwo.<text:s/>((Mat. 16, 6. Mark. 8, 15.))</text:p>
      <text:p text:style-name="PreformattedText"/>
      <text:p text:style-name="PreformattedText">2. Přetož ničo njeje potajene, zo by njebyło zjewjene, ani skradnje, zo by njepřišło k wědźenju.<text:s/>((Mark. 4, 22.))</text:p>
      <text:p text:style-name="PreformattedText"/>
      <text:p text:style-name="PreformattedText">3. Teho dla, štož wy w ćmje prajiće, to budźe na swětłym słyšane; a štož wy w komorach šeptaće do wucha, to<text:s/>budźe na třěchach připowědane. ((Mat. 10, 26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54">detail((Tekst na nowe lěto. II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4. [Ja praju pak wam, mojim přećelam: Njestrachujće so tych, kiž ćěło zabija a potom ničo wjazy činić njemóža.<text:s/>((Mat. 10, 28.))</text:p>
      <text:p text:style-name="PreformattedText"/>
      <text:p text:style-name="PreformattedText">5. Ja chcu pak wam zjewić, koho so bojeć maće: Bójće so teho, kotryž, hdyž wón je morił, tež móc ma, ćisnyć do teje hele. Haj, ja praju wam, teho so bójće.</text:p>
      <text:p text:style-name="PreformattedText"/>
      <text:p text:style-name="PreformattedText">6. Njepředawaju pjeć wroblow za dwaj małaj pjenježkaj? Dha wšak před Bohom wot tych samych tež nic jedyn njeje zapomnjeny.</text:p>
      <text:p text:style-name="PreformattedText"/>
      <text:p text:style-name="PreformattedText">7. Tež su te włosy na wašich hłowach wšitke rachnowane. Teho dla njebójće so; wy sće lěpši, dyžli wjele wroblow.<text:s/>((2 Sam. 14, 11.))</text:p>
      <text:p text:style-name="PreformattedText"/>
      <text:p text:style-name="PreformattedText">8. Ja pak wam praju: Štóž mje póznaje před čłowjekami, teho budźe tež člorózki syn póznać před Božimi jandźelemi.<text:s/>((Mat. 10, 82.))</text:p>
      <text:p text:style-name="PreformattedText"/>
      <text:p text:style-name="PreformattedText">9. Štóž mje pak zaprě před čłowjekami, tón budźe zaprěty před Božimi jandźelemi.<text:span text:style-name="T155">]</text:span></text:p>
      <text:p text:style-name="PreformattedText"/>
      <text:p text:style-name="PreformattedText">10. A štóž rěči słowo přećiwo čłorskemu synej, temu dyrbi wodate być; štóž pak hani swjateho Ducha, temu njebudźe wodate.<text:s/>((Mat. 12, 31. Mark. 3, 28. 29.))</text:p>
      <text:p text:style-name="PreformattedText"/>
      <text:soft-page-break/>
      <text:p text:style-name="PreformattedText">11. Hdyž woni was pak budźa wodźić do swojich šulow a před tu wyšnosć a před tych mócnych; dha njestarajće so, kak abo što wy wotmołwić, abo što wy prajić maće.<text:s/>((Mat. 10, 19.))</text:p>
      <text:p text:style-name="PreformattedText"/>
      <text:p text:style-name="PreformattedText">12. Přetož swjaty Duch budźe was w tej samej štundźe nawučić, što wy prajić maće.</text:p>
      <text:p text:style-name="PreformattedText"/>
      <text:p text:style-name="PreformattedText">13. Jedyn pak z teho luda dźeše k njemu: Mištrje, rjekń mojemu bratrej, zo by wón zo mnu to herbstwo rozdźělił.</text:p>
      <text:p text:style-name="PreformattedText"/>
      <text:p text:style-name="PreformattedText">14. Wón pak dźeše k njemu: Čłowječe, štó je mje za sudnika postajił abo za dźělnika nad wamaj?</text:p>
      <text:p text:style-name="PreformattedText"/>
      <text:p text:style-name="PreformattedText">15. A dźeše k nimaj: Hladajće a warnujće so před lakomstwom; přetož nichtó njeje žiwy wot teho, zo ma wjele kubłow.<text:s/>((1 Tim. 6, 10. Mat. 4, 4.))</text:p>
      <text:p text:style-name="PreformattedText"/>
      <text:p text:style-name="PreformattedText">16. A wón praješe jim přirunanje a dźeše: Bohaty muž běše, teho polo běše derje přinjesło.</text:p>
      <text:p text:style-name="PreformattedText"/>
      <text:p text:style-name="PreformattedText">17. Teho dla wón při sebi sam mysleše a dźeše: Što mam ja činić? Ja nimam rum, hdźež bych swoje płody zhromadźił.</text:p>
      <text:p text:style-name="PreformattedText"/>
      <text:p text:style-name="PreformattedText">18. A dźeše: To chcu ja činić: Ja chcu swoju bróžeń wotłamać a wjetšu natwarić, a chcu do njeje zhromadźić wšitko, štož mi je narostło, a swoje kubła;</text:p>
      <text:p text:style-name="PreformattedText"/>
      <text:p text:style-name="PreformattedText">19. A chcu rjeknyć k swojej duši: Luba duša, ty maš wjele kubła nahromadźeneho na wjele lět; měj nětk wotpočink; jěs, pij a budź dobreje mysle.<text:s/>((Sir. 11, 18. 19.))</text:p>
      <text:p text:style-name="PreformattedText"/>
      <text:p text:style-name="PreformattedText">20. Ale Bóh dźeše k njemu: Ty błaznje, w tej nocy budźe twoja duša wot tebje zaso žadana; a čeje budźe, štož ty sy přihotował?</text:p>
      <text:soft-page-break/>
      <text:p text:style-name="P156"><text:s/></text:p>
      <text:p text:style-name="PreformattedText">%-----------------------------------</text:p>
      <text:p text:style-name="PreformattedText"><text:span text:style-name="T157">% https://digital.slub-dresden.de/data/kitodo/BibltojeZ_478590679/BibltojeZ_478590679_tif/jpegs/00001414.tif.large.jpg</text:span></text:p>
      <text:p text:style-name="PreformattedText">%-----------------------------------------------------------</text:p>
      <text:p text:style-name="PreformattedText"/>
      <text:p text:style-name="PreformattedText">21. Tak je, štóž sebi ćazy zhromadźuje a njeje bohaty w Bosy.</text:p>
      <text:p text:style-name="PreformattedText"/>
      <text:p text:style-name="PreformattedText">22. Wón pak dźeše k swojim wučomnikam: Teho dla praju ja wam: Njestarajće so wo waše žiwjenje, što byšće jědli; ani wo waš žiwot, z čim byšće so wodźewali.<text:s/>((Mat. 6, 25. 31. 1 Pětr. 5, 7.))</text:p>
      <text:p text:style-name="PreformattedText"/>
      <text:p text:style-name="PreformattedText">23. Žiwjenje je wjazy, dyžli khošt, a žiwot wjazy, dyžli drasta.</text:p>
      <text:p text:style-name="PreformattedText"/>
      <text:p text:style-name="PreformattedText">24. Kedźbujće na rapaki; wone njesyju, tež něžnu, tež nimaju pincu ani bróžeń, a Bóh je wšak zežiwi. Kak wjele sće pak wy lěpši, dyžli ptaki! ((Ps. 147, 9.))</text:p>
      <text:p text:style-name="PreformattedText"/>
      <text:p text:style-name="PreformattedText">25. Štó pak je bjez wami, kiž so by mohł jedyn łoć dlěžši činić, hač wón so runje wo to stara?</text:p>
      <text:p text:style-name="PreformattedText"/>
      <text:p text:style-name="PreformattedText">26. Hdyž teho dla to mjeńše njezamóžeće, čoho dla staraće so wy wo to druhe?</text:p>
      <text:p text:style-name="PreformattedText"/>
      <text:p text:style-name="PreformattedText">27. Kedźbujće na te lilije na polu, kak wone rostu; wone njedźěłaju, tež njepřadu. Ja praju pak wam, zo tež Salomon we wšitkej swojej krasnosći njeje tak wodźety był, jako jena tych samych.</text:p>
      <text:p text:style-name="PreformattedText"/>
      <text:p text:style-name="PreformattedText">28. Hdyž pak tu trawu, kotraž dźens na polu je a jutzje do pjezy budźe ćisnjena, Bóh tak wodźewa, čim bóle budźe wón was wodźewać, wy małowěrni!</text:p>
      <text:p text:style-name="PreformattedText"/>
      <text:p text:style-name="PreformattedText">29. Teho dla tež wy njepytajće teho, što byšće jědli abo što byšće pili; a njelětajće wysoko z wašimi myslemi.</text:p>
      <text:p text:style-name="PreformattedText"/>
      <text:p text:style-name="PreformattedText">30. Přetož wšěch tych wěcow hladaju póhanjo na swěće; ale waš Wótc wě derje, zo wy to potrjebaće.<text:s/>((Mat. 6, 32.))</text:p>
      <text:p text:style-name="PreformattedText"/>
      <text:p text:style-name="PreformattedText">31. Wjele wjazy pytajće kralestwo Bože, dha budźe wam to wšitko přidate.</text:p>
      <text:p text:style-name="PreformattedText"/>
      <text:p text:style-name="PreformattedText">32. Njebój so, ty móličke stadło; přetož wašeho Wótca spodobanje je, wam to kralestwo dać.<text:s/>((Mat. 11, 26.))</text:p>
      <text:p text:style-name="PreformattedText"/>
      <text:p text:style-name="PreformattedText">33. Předajće, štož maće, a dajće jałmožinu. Čińće sebi měški, kotrež so njezestarja, šaz, kiž w njebjesach njehinje, k kotremuž žadyn paduch přińć njemóže ani mól jón njeskazy.<text:s/>((Mat. 6, 20.))</text:p>
      <text:p text:style-name="PreformattedText"/>
      <text:p text:style-name="PreformattedText">34 Přetož hdźež je waš šaz, tam budźe tež waša wutroba.</text:p>
      <text:p text:style-name="PreformattedText"/>
      <text:p text:style-name="PreformattedText">35. Njech su waše bjedra wopasane a waše swěcy zaswěćene;<text:s/>((Jer. 1, 17. 1 Pětr. 1, 13. Mat. 25, 1.))</text:p>
      <text:p text:style-name="PreformattedText"/>
      <text:p text:style-name="PreformattedText">36. A budźće podobni tym ludźom, kotřiž na swojeho knjeza čakaju, hdyž wón z kwasa zaso dom dźe, zo bychu jemu, hdyž přińdźe a kłapa, hnydom wotewrili.</text:p>
      <text:p text:style-name="PreformattedText"/>
      <text:p text:style-name="PreformattedText">37. Zbóžni su ći sami wotročcy, kotrychž tón Knjez přišedši namaka, zo woni wachuja. Zawěrnje, ja praju wam, wón budźe so podpasać a jim kazać, so za blido sydnyć, a budźe přistupić a jim słužić.<text:s/>((Jan. 13, 4.))</text:p>
      <text:p text:style-name="PreformattedText"/>
      <text:p text:style-name="PreformattedText">38. A přińdźe-li wón w druhej waše abo w třećej waše a jich tak namaka; zbóžni su tajcy wotročcy.</text:p>
      <text:p text:style-name="PreformattedText"/>
      <text:p text:style-name="PreformattedText">39. To pak maće wjedźić: Hdy by hozpodar wědźał, w kotrej štundźe by paduch přišoł, by wón<text:s/><text:soft-page-break/>zawěsće wachował a njedał do swojeho doma so łamać.<text:s/>((1 Thes. 5, 2.))</text:p>
      <text:p text:style-name="PreformattedText"/>
      <text:p text:style-name="PreformattedText">40. Teho dla budźće wy tež hotowi; přetož člorózki syn budźe přińć w tej štundźe, w kotrejž so wy njenadźijeće.<text:s/>((Mat. 24, 44.))</text:p>
      <text:p text:style-name="PreformattedText"/>
      <text:p text:style-name="PreformattedText">41. Pětr pak dźeše k njemu: Knježe, ryčiš ty to přirunanje jeno k nam, abo tež k wšitkim?<text:s/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58">detail((Tekst na 9. njedźelu po swj. Trojicy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42. [Tón Knjez pak dźeše: Što měniš ty, je tón najaty swěrny a mudry zastojnik, kotrehož jeho knjez je postajił na swoju čeledź, zo by jim w prawym času jich potrjebu dał?<text:s/>((Mat. 24, 45.))</text:p>
      <text:p text:style-name="PreformattedText"/>
      <text:p text:style-name="PreformattedText">43. Zbóžny je tón wotročk, hdyž jeho knjez tak jeho činjo namaka, hdyž přińdźe.</text:p>
      <text:p text:style-name="PreformattedText"/>
      <text:p text:style-name="PreformattedText">44. Ja praju wam zawěrnje, wón budźe jeho na wšitko, štož wón ma, postajić.</text:p>
      <text:soft-page-break/>
      <text:p text:style-name="P159"><text:s/></text:p>
      <text:p text:style-name="PreformattedText">%-----------------------------------</text:p>
      <text:p text:style-name="PreformattedText"><text:span text:style-name="T160">% https://digital.slub-dresden.de/data/kitodo/BibltojeZ_478590679/BibltojeZ_478590679_tif/jpegs/00001415.tif.large.jpg</text:span></text:p>
      <text:p text:style-name="PreformattedText">%-----------------------------------------------------------</text:p>
      <text:p text:style-name="PreformattedText"/>
      <text:p text:style-name="PreformattedText">45. Budźe-li pak tón samy wotročk w swojej wutrobje rjeknyć: Mój knjez so dlěji přińć; a póčnje bić wotročkow a dźowki, tež jěsć a pić a so wopić:</text:p>
      <text:p text:style-name="PreformattedText"/>
      <text:p text:style-name="PreformattedText">46. Dha budźe teho sameho wotročka knjez přińć tón dźeń, kotryž so njenadźije, a w tej štundźe, wo kotrejž wón njewě; a budźe jeho wotehnać a jemu jeho mzdu dać z njeswěrnymi.</text:p>
      <text:p text:style-name="PreformattedText"/>
      <text:p text:style-name="PreformattedText">47. Tón samy wotročk pak, kiž swojeho knjeza wolu znaje a njeje so přihotował, njeje tež činił po jeho woli, tón budźe jara šwikany.<text:s/>((Jak. 4, 17.))</text:p>
      <text:p text:style-name="PreformattedText"/>
      <text:p text:style-name="PreformattedText">48. Štóž pak njeznaje a čini, zo šwikanja hódne je, tón budźe mjenje šwikany. Komuž pak wjele date je, wot teho budźe so wjele pytać; a komuž je wjele poručene, wot teho budźe so tež wjele póžadać.<text:span text:style-name="T161">]</text:span></text:p>
      <text:p text:style-name="PreformattedText"/>
      <text:p text:style-name="PreformattedText">49. Ja sym přišoł, zo bych woheń zapalił na zemi; a što chcył ja radšo, hač zo by so hižom horił!</text:p>
      <text:p text:style-name="PreformattedText"/>
      <text:p text:style-name="PreformattedText">50. Ale ja mam so prjedy dać křćić z křćenicu; a kak tyšnje mi je, hač dokonjane budźe!<text:s/>((Mat. 20, 22.))</text:p>
      <text:p text:style-name="PreformattedText"/>
      <text:p text:style-name="PreformattedText">51. Nadźijeće so, zo sym přišoł měr dać na zemi? wam: Ně, ale njejednotu.<text:s/>((Mat. 10, 34.))</text:p>
      <text:p text:style-name="PreformattedText"/>
      <text:p text:style-name="PreformattedText">52. Přetož wot nětk budźa pjećo w jenym domje, kiž přez jene njejsu; třjo budźa přećiwo dwěmaj, a dwaj přećiwo třjom.</text:p>
      <text:p text:style-name="PreformattedText"/>
      <text:p text:style-name="PreformattedText">53. Nan budźe přećiwo synej a syn přećiwo nanej; mać přećiwo dźowcy a dźowka přećiwo maćeri; přichodna mać přećiwo přichodnej dźowcy a přichodna dźowka přećiwo přichodnej maćeri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62">detail((</text:span><text:span text:style-name="T163">Tekst na 27. njedźelu po swj. Trojicy. IV.</text:span><text:span text:style-name="T164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54.<text:s/><text:span text:style-name="T165">[</text:span>Wón tež pak k tym ludźom dźeše: Hdyž widźiće, zo mróčel wot wječora horje dźe, dha wy hnydom prajiće: Dešć póńdźe; tež so tak stanje.<text:s/>((Mat. 16, 2.))</text:p>
      <text:p text:style-name="PreformattedText"/>
      <text:p text:style-name="PreformattedText">55. A hdyž wot połdnja wětr duje, prajiće wy : Horco budźe; a stanje so tak.</text:p>
      <text:p text:style-name="PreformattedText"/>
      <text:p text:style-name="PreformattedText">56. Wy błudnicy, na zemju a na njebjesa wy so wustejiće; kak dha, zo wy so nětk do teho časa njewustejiće?<text:s/>((Jan. 4, 35.))</text:p>
      <text:p text:style-name="PreformattedText"/>
      <text:p text:style-name="PreformattedText">57. Čoho dla pak wy njesudźiće sami po sebi, štož prawe je?<text:span text:style-name="T166">]</text:span></text:p>
      <text:p text:style-name="PreformattedText"/>
      <text:p text:style-name="PreformattedText">58. Hdyž ty teho dla ze swojim přećiwnikom před knjeza dźeš, prócuj so hnydom wo to na puću, zo by ty jeho mohł z dobrym wotbyć; zo by tebje wón snadnje njećahnył před sudnika, a sudnik by će njepodał běrcej, a běrc ćisnył će do jastwa.<text:s/>((Přisł. 25, 8. Mat. 5, 25.))</text:p>
      <text:p text:style-name="PreformattedText"/>
      <text:p text:style-name="PreformattedText">59. Ja praju ći, ty tam njebudźeš wuńć, hač tež najposlenju šerpatku njezapłaćiš.</text:p>
      <text:p text:style-name="PreformattedText"/>
      <text:p text:style-name="PreformattedText"/>
      <text:soft-page-break/>
      <text:p text:style-name="PreformattedText">%-----------------------------------------------------------</text:p>
      <text:p text:style-name="PreformattedText"/>
      <text:p text:style-name="P167">kapitl((Sćenje swjateho Lukaša))</text:p>
      <text:p text:style-name="P168"/>
      <text:p text:style-name="P169">staw((13. staw))</text:p>
      <text:p text:style-name="P170"/>
      <text:p text:style-name="PreformattedText"><text:span text:style-name="T171">detail((Pokutne prědowanje wo wutupjenju Galilejskich, figowym štomje, wo chorej žonje, wo ewangeliju, wuskich wrotach a wupusćenju Jerusalemskim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Někotři pak w tym samym času tam běchu, kotřiž jemu připowjedachu wot tych Galilejskich, kotrychž krej Pilatus z jich woporami běše změšał.</text:p>
      <text:p text:style-name="PreformattedText"/>
      <text:p text:style-name="PreformattedText">2. A Jezus wotmołwi a dźeše k nim: Zda so wam, zo ći sami Galilejscy su wjetši hrěšnicy byli, dyžli wšitcy druzy Galilejscy, dokelž woni to su ćerpili?</text:p>
      <text:p text:style-name="PreformattedText"/>
      <text:p text:style-name="PreformattedText">3. Ja praju: Ně; ale, njebudźeće-li so wy polěpšeć, budźeće wy runje tak wšitcy kónc wzać.</text:p>
      <text:p text:style-name="PreformattedText"/>
      <text:p text:style-name="PreformattedText">4. Abo zda so wam, zo ći wósomnaćo, na kotrychž tón tórm w Silohi padźe a zarazy jich, su sami wina přede wšitkimi čłowjekami byli, kiž we Jerusalemje přebywaju?</text:p>
      <text:p text:style-name="PreformattedText"/>
      <text:p text:style-name="PreformattedText">5. Ja praju: Ně; ale njebudźeće-li wy so polěpšeć, budźeće<text:s/>wy runje tak wšitcy kónc wzać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72">detail((Sćenje na 20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6.<text:s/><text:span text:style-name="T173">[</text:span>Wón powědaše jim pak to přirunanje: Jedyn čłowjek měješe figowy štom, kiž běše šćěpjeny w jeho winicy; a wón přińdźe a pytaše płody na nim a njenamaka ničo.</text:p>
      <text:soft-page-break/>
      <text:p text:style-name="P174"><text:s/></text:p>
      <text:p text:style-name="PreformattedText">%-----------------------------------</text:p>
      <text:p text:style-name="PreformattedText"><text:span text:style-name="T175">% https://digital.slub-dresden.de/data/kitodo/BibltojeZ_478590679/BibltojeZ_478590679_tif/jpegs/00001416.tif.large.jpg</text:span></text:p>
      <text:p text:style-name="PreformattedText">%-----------------------------------------------------------</text:p>
      <text:p text:style-name="PreformattedText"/>
      <text:p text:style-name="PreformattedText">7. Tuž dźeše wón k winicarjej: Hlaj, ja sym tři lěta přišoł a płody pytał na tym figowcu a ničo njenamakał; porubaj jón; što wón zemju zadźěwa?</text:p>
      <text:p text:style-name="PreformattedText"/>
      <text:p text:style-name="PreformattedText">8. Wón pak wotmołwi a dźeše k njemu: Knježe, wostaj jón hišće to lěto, hač jón wobkopam a pohnoju,</text:p>
      <text:p text:style-name="PreformattedText"/>
      <text:p text:style-name="PreformattedText">9. Hdy by wón chcył płody přinjesć; jeli zo njepřinjese, dha potom jón porubaj.<text:span text:style-name="T176">]</text:span></text:p>
      <text:p text:style-name="PreformattedText"/>
      <text:p text:style-name="PreformattedText">10. Wón wučeše pak w jenej šuli na sabat.</text:p>
      <text:p text:style-name="PreformattedText"/>
      <text:p text:style-name="PreformattedText">11. A hlaj, tam běše žónska, kotraž měješe ducha teje chorosće wósomnaće lět, a wona běše pochilena, tak zo njemóžeše nikak prawje horje pohladać.</text:p>
      <text:p text:style-name="PreformattedText"/>
      <text:p text:style-name="PreformattedText">12. Jako ju pak Jezus wuhlada, zawoła wón ju k sebi a dźeše k njej: Zónska, budź spušćena wot swojeje chorosće.</text:p>
      <text:p text:style-name="PreformattedText"/>
      <text:p text:style-name="PreformattedText">13. A połoži rucy na nju; a hnydom bě wona prosta a chwaleše Boha.<text:s/>((Mark. 7, 32.))</text:p>
      <text:p text:style-name="PreformattedText"/>
      <text:p text:style-name="PreformattedText">14. Tuž wotmołwi tón šulski wyši, kiž so hněwaše, zo Jezus na sabat běše hojił, a dźeše k ludu: Šěsć dnjow je, přez kotrež my móžemy dźěłać; na tych samych přińdźće a dajće so zahojić, a nic na sabatnym dnju.</text:p>
      <text:p text:style-name="PreformattedText"/>
      <text:p text:style-name="PreformattedText">15. Tón Knjez pak wotmołwi jemu a dźeše: Ty ludako, njewotwježe kóždy bjez wami swojeho woła abo wósła wot žłoba na sabaće a wjedźe jeho k napowanju?<text:s/>((2 Mójz. 23, 5.))</text:p>
      <text:p text:style-name="PreformattedText"/>
      <text:p text:style-name="PreformattedText">16. Njedyrbjała pak tuta, kiž wšak Abrahamowa dźowka je, kotruž zatanas, hlaj, wósomnaće lět je zwjazał, so wotwjazać wot teho zwjazka na sabatnym dnju?</text:p>
      <text:p text:style-name="PreformattedText"/>
      <text:p text:style-name="PreformattedText">17. A jako wón to praješe, dyrbjachu so wšitcy hanibować, kiž přećiwo njemu byli běchu; a wšitkón lud zwjeseleše so na wšěch tych krasnych skutkach, kotrež so wot njeho stachu.<text:s/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77">detail((Tekst na druhi swjedźeń swjatkow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8.<text:s/><text:span text:style-name="T178">[</text:span>Wón dźeše pak: Komu je to kralestwo Bože podobne? a komu ja jo dyrbju přirunać?</text:p>
      <text:p text:style-name="PreformattedText"/>
      <text:p text:style-name="PreformattedText">19. Žonopowemu zornu je wone podobne, kotrež čłowjek wza a ćisnu to same do swojeje zahrody; a wone rosćeše a sčini so wulki štom, a ptaki tych njebjes činjachu sebi hnězda na jeho hałozach.<text:s/>((Mat. 13, 31. Mark. 4, 31.))</text:p>
      <text:p text:style-name="PreformattedText"/>
      <text:p text:style-name="PreformattedText">20. A zaso dźeše wón: Komu dyrbju ja to kralestwo Bože přirunać?</text:p>
      <text:p text:style-name="PreformattedText"/>
      <text:p text:style-name="PreformattedText">21. Wone je kwasu podobne, kotryž žónska wza a zaměša tón samy do třoch kórcow muki, hač wšitko wokisnu.<text:span text:style-name="T179">]</text:span><text:s/>((1 Mójz. 18, 6.))</text:p>
      <text:p text:style-name="PreformattedText"/>
      <text:p text:style-name="PreformattedText">22. Wón pak chodźeše po městach a po wsach a wučeše, a běše so nastajił do Jerusalema.<text:s/></text:p>
      <text:p text:style-name="PreformattedText"/>
      <text:soft-page-break/>
      <text:p text:style-name="PreformattedText">%-----------------------------------------------------------</text:p>
      <text:p text:style-name="PreformattedText"/>
      <text:p text:style-name="PreformattedText"><text:span text:style-name="T180">detail((Tekst na 25. njedźelu po swj. Trojicy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23. [Jedyn pak dźeše k njemu: Knježe, je dha tych mało, kiž zbóžni budźa? Wón pak dźeše k nim:</text:p>
      <text:p text:style-name="PreformattedText"/>
      <text:p text:style-name="PreformattedText">24. Wojujće wo to, zo byšće přez te ćěsne wrota nutř šli; přetož wjele jich budźe, to ja wam praju, za tym stać, kak bychu nutř přišli, ale njebudźa móc.<text:s/>((Mat. 7, 13. Phil. 3, 12.))</text:p>
      <text:p text:style-name="PreformattedText"/>
      <text:p text:style-name="PreformattedText">25. W tym času, hdyž hozpodar je stanył a durje je zawrjeł, a wy budźeće počinać wonkach stać a so wo durje kłapać a rjeknyć: Knježe, knježe, wotewr nam. A wón pak budźe wotmołwić a k wam prajić: Ja was njeznaju, zwotkal sće.<text:span text:style-name="T181">]</text:span><text:s/>((Mat. 7, 23.))</text:p>
      <text:p text:style-name="PreformattedText"/>
      <text:p text:style-name="PreformattedText">26. Tehdy budźeće wy počeć prajić. My smy před tobu jědli a pili, a na našich hasach sy ty nas wučił.</text:p>
      <text:soft-page-break/>
      <text:p text:style-name="P182"><text:s/></text:p>
      <text:p text:style-name="PreformattedText">%-----------------------------------</text:p>
      <text:p text:style-name="PreformattedText"><text:span text:style-name="T183">% https://digital.slub-dresden.de/data/kitodo/BibltojeZ_478590679/BibltojeZ_478590679_tif/jpegs/00001417.tif.large.jpg</text:span></text:p>
      <text:p text:style-name="PreformattedText">%-----------------------------------------------------------</text:p>
      <text:p text:style-name="PreformattedText"/>
      <text:p text:style-name="PreformattedText">27. A wón budźe rjeknyć: Ja wam praju, zo was njeznaju, zwotkal wy sće; woteńdźće wote mnje wšitcy, wy złóstnicy! ((Ps. 6, 9. Mat. 7, 23.))</text:p>
      <text:p text:style-name="PreformattedText"/>
      <text:p text:style-name="PreformattedText">28. A tam budźe skiwlenje a zubow křipjenje, hdyž budźeće widźeć Abrahama a Izaaka a Jakuba a wšitkich profetow w Božim kralestwje, was pak wustorčenych.</text:p>
      <text:p text:style-name="PreformattedText"/>
      <text:p text:style-name="PreformattedText">29. Tehdy budźa přińć wot ranja a wot wječora a wot połnocy a wot połdnja, a budźa so k blidu sydać w Božim kralestwje.<text:s/>((Mat. 8, 11.))</text:p>
      <text:p text:style-name="PreformattedText"/>
      <text:p text:style-name="PreformattedText">30. A hlaj, nětk su ći posleni, kotřiž prěni budźa; a su nětk ći prěni, kotřiž budźa posleni.<text:s/>((Mat. 19, 30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84">detail((Tekst na 10. njedźelu po swj. Trojicy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1. [Tón samy dźeń přińdźechu někotři Farizejscy a dźachu k njemu: Wuńdź a nastaj so wot tudy; přetož Herodas chce će skóncować.</text:p>
      <text:p text:style-name="PreformattedText"/>
      <text:p text:style-name="PreformattedText">32. A wón dźeše k nim: Dźiće a powěsće tej lišcy: Hlaj, ja honju čertow won a wustrowju dźensa a jutzje, a na třeći dźeń budu ja kónc wzać.</text:p>
      <text:p text:style-name="PreformattedText"/>
      <text:p text:style-name="PreformattedText">33. K temu tež mam ja dźensa a jutzje a po jutřišim chodźić; přetož njemóže być, zo mohł profeta druhdźe kónc wzać, chiba we Jerusalemje.</text:p>
      <text:p text:style-name="PreformattedText"/>
      <text:p text:style-name="PreformattedText">34. Jerusalem, Jerusalem, kiž ty moriš profetow a kamjenjuješ, kotřiž k tebi su pósłani; kak husto sym ja twoje dźěći chcył zhromadźić, jako pata swoje kurjatka pod swoje křidła; a wy sće njechali.<text:s/>((Mat. 23, 37.))</text:p>
      <text:p text:style-name="PreformattedText"/>
      <text:p text:style-name="PreformattedText">35. Hlajće, waš dom budźe wam pusty wostajeny. Zawěsće, ja praju wam, wy mje njebudźeće widźeć, hač čas přińdźe, zo wy prajić budźeće: Chwaleny budź tón, kiž přińdźe w mjenje teho Knjeza.<text:span text:style-name="T185">]</text:span><text:s/>((Mat. 23, 38. Pj. 118, 26. Pj. 6o, 27.))</text:p>
      <text:p text:style-name="PreformattedText"/>
      <text:p text:style-name="PreformattedText">%-----------------------------------------------------------</text:p>
      <text:p text:style-name="PreformattedText"/>
      <text:p text:style-name="P186">kapitl((Sćenje swjateho Lukaša))</text:p>
      <text:p text:style-name="P187"/>
      <text:p text:style-name="P188">staw((14. staw))</text:p>
      <text:p text:style-name="P189"/>
      <text:p text:style-name="P190">detail((Wo wódniwym, Chrystusowym hóstnym prědowanju, wulkej wječeri a chodźenju za Jezusom.))</text:p>
      <text:p text:style-name="P191"/>
      <text:p text:style-name="PreformattedText"><text:span text:style-name="T192">detail((Sćenje na 17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<text:s/><text:span text:style-name="T193">[</text:span>A poda so, zo wón přińdźe do doma jeneho wyšeho tych Farizejskich na sabat, zo by chlěba pojědł; a woni łakachu na njeho.<text:s/>((Mark. 3, 2.))</text:p>
      <text:p text:style-name="PreformattedText"/>
      <text:soft-page-break/>
      <text:p text:style-name="PreformattedText">2. A hlaj, tam běše jedyn wódniwy čłowjek před nim.</text:p>
      <text:p text:style-name="PreformattedText"/>
      <text:p text:style-name="PreformattedText">3. A Jezus wotmołwicy rěčeše k pismawučenym a k Farizejskim a dźeše: Hodźi so tež na sabat hojić?</text:p>
      <text:p text:style-name="PreformattedText"/>
      <text:p text:style-name="PreformattedText">4. Woni so pak wotmjelknychu. A wón dosahnywši zahoji jeho a pušći jeho wot sebje.</text:p>
      <text:p text:style-name="PreformattedText"/>
      <text:p text:style-name="PreformattedText">5. A wotmołwi a dźeše k nim: Štó je bjez wami, hdy by jemu wosoł abo woł do studnje panuł, zo by wón jeho na měsće njewućahnył sabatny dźeń?</text:p>
      <text:p text:style-name="PreformattedText"/>
      <text:p text:style-name="PreformattedText">6. A woni njemóžachu ničo přećiwo njemu na to wotmołwić.</text:p>
      <text:p text:style-name="PreformattedText"/>
      <text:p text:style-name="PreformattedText">7. Wón pak hosćam přirunanje powědaše, jako wón pytny, kak woni wuzwolichu na wyšim měsće sedźić, a dźeše k nim:</text:p>
      <text:p text:style-name="PreformattedText"/>
      <text:p text:style-name="PreformattedText">8. Hdyž ty wot někoho na kwas prošeny budźeš, dha njesuń so na wyše město, zo by něhdźe česniši, dyžli ty sy, wot njeho prošeny njebył;</text:p>
      <text:p text:style-name="PreformattedText"/>
      <text:p text:style-name="PreformattedText">9. A hdy by tón přišoł, kiž tebje a jeho prosył je, a rjeknył k tebi: Wotstup temu to město, dha dyrbjał ty z hanibu so k nižšemu městu dźeržeć.</text:p>
      <text:p text:style-name="PreformattedText"/>
      <text:p text:style-name="PreformattedText">10. Ale hdyž ty prošeny budźeš, dha dźi a sydń so na to nižše město; tak hdyž tón přińdźe, kiž tebje prosył je, k tebi rjeknje: Přećelo, sydń so bóle horje; tehdy směješ ty česć před tymi, kiž z tobu za blidom sedźa.</text:p>
      <text:p text:style-name="PreformattedText"/>
      <text:p text:style-name="PreformattedText">11. Přetož štóž so sam powyšuje, tón budźe poniženy; a štóž so sam ponižuje,<text:s/>tón budźe powyšeny.<text:span text:style-name="T194">]</text:span><text:s/>((Mat. 23, 12. Luk. 18, 14.))</text:p>
      <text:soft-page-break/>
      <text:p text:style-name="P195"><text:s/></text:p>
      <text:p text:style-name="PreformattedText">%-----------------------------------</text:p>
      <text:p text:style-name="PreformattedText"><text:span text:style-name="T196">% https://digital.slub-dresden.de/data/kitodo/BibltojeZ_478590679/BibltojeZ_478590679_tif/jpegs/00001418.tif.large.jpg</text:span></text:p>
      <text:p text:style-name="PreformattedText">%-----------------------------------------------------------</text:p>
      <text:p text:style-name="PreformattedText"/>
      <text:p text:style-name="PreformattedText">12. Wón pak tež dźeše k temu, kotryž jeho běše prosył: Hdyž wobjed činiš abo wječer, njeproš swojich přećelow ani swojich bratrow ani swojich přirodnych ani swojich bohatych susodow, tak zo bychu woni tebje snadnje zaso njeprosyli a tebi zaso zapłaćene było;</text:p>
      <text:p text:style-name="PreformattedText"/>
      <text:p text:style-name="PreformattedText">13. Ale hdyž hosćinu činiš, dha proš chudych, chromych, bědnych, slepych;<text:s/>((Tob. 4,7. Sir. 4,1. St.14, 13.))</text:p>
      <text:p text:style-name="PreformattedText"/>
      <text:p text:style-name="PreformattedText">14. Dha budźeš ty zbóžny; přetož woni ći njemóža zapłaćić; tebi pak budźe zapłaćene w tym horjestawanju tych prawych.<text:s/>((St. 5, 29. Mat. 6, 4. Jan. 11, 24.))</text:p>
      <text:p text:style-name="PreformattedText"/>
      <text:p text:style-name="PreformattedText">15. Jako to pak słyšeše jedyn wot tych, kiž z nim za blidom sedźichu, dźeše wón k njemu: Zbóžny je tón, kiž chlěb jě w Božim kralestwje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197">detail((Sćenje na 2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6.<text:s/><text:span text:style-name="T198">[</text:span>Wón pak dźeše k njemu: Jedyn čłowjek hotowaše wulku wječer a prošeše jich wjele na nju.</text:p>
      <text:p text:style-name="PreformattedText"/>
      <text:p text:style-name="PreformattedText">17. A pósła swojeho wotročka won w štundźe teje wječerje, zo by prajił tym prošenym: Pójće, přetož wšitko je hotowe.<text:s/>((Přisł. 9, 5.))</text:p>
      <text:p text:style-name="PreformattedText"/>
      <text:p text:style-name="PreformattedText">18. A woni počinachu wšitcy so po rjadu zamołwić. Prěni dźeše k njemu: Ja sym sebi polo kupił a mam won hić, zo bych to wohladał; ja će prošu, zamolró mje.</text:p>
      <text:p text:style-name="PreformattedText"/>
      <text:p text:style-name="PreformattedText">19. A druhi dźeše: Ja sym sebi pjeć přahow wołow kupił a sym na puću, zo bych je spytał; ja će prošu, zamolró mje.</text:p>
      <text:p text:style-name="PreformattedText"/>
      <text:p text:style-name="PreformattedText">20. A třeći dźeše: Ja sym so woženił, a teho dla ja přińć njemóžu.</text:p>
      <text:p text:style-name="PreformattedText"/>
      <text:p text:style-name="PreformattedText">21. A tón samy wotročk přińdźe zaso a powjedźi to swojemu knjezej. Tuž rozhněwa so tón hozpodar a dźeše k swojemu wotročkej: Dźi hnydom won na měšćanske hasy a na torhošća a přiwjedź hew nutř chudych a bědnych a chromych a slepych.</text:p>
      <text:p text:style-name="PreformattedText"/>
      <text:p text:style-name="PreformattedText">22. A wotročk dźeše: Knježe, wone je so stało, štož sy přikazał; a je hišće rum tudy.</text:p>
      <text:p text:style-name="PreformattedText"/>
      <text:p text:style-name="PreformattedText">23. A tón knjez dźeše k wotročkej: Dźi won na drohi a k płotam; a nuzuj jich, zo bychu nutř zašli, tak zo mój dom połny budźe.</text:p>
      <text:p text:style-name="PreformattedText"/>
      <text:p text:style-name="PreformattedText">24. Ja pak praju wam, zo žadyn tych samych mužow, kotřiž prošeni su, mojeje wječerje woptać njebudźe.<text:span text:style-name="T199">]</text:span></text:p>
      <text:p text:style-name="PreformattedText"/>
      <text:p text:style-name="PreformattedText">25. Wjele luda pak dźěše z nim. A wón wobroći so a dźeše k nim:</text:p>
      <text:p text:style-name="PreformattedText"/>
      <text:p text:style-name="PreformattedText">26. Dźe-li štó ke mni a njehidźi swojeho nana a maćer a žonu a dźěći a bratrow a sotry, a k temu tež swoje žiwjenje; tón njemóže mój wučomnik być.<text:s/>((5 Mójz. 33, 9. Mat. 10, 37.))</text:p>
      <text:p text:style-name="PreformattedText"/>
      <text:p text:style-name="PreformattedText">27. A štóž swojeho křiža njenjese a za mnu njeńdźe, tón njemóže mój wučomnik być.</text:p>
      <text:p text:style-name="PreformattedText"/>
      <text:p text:style-name="PreformattedText">28. Štó je pak bjez wami, kiž chce tórm natwarić, zo by wón sedźo prjedy njewurachnował te wukłady a hač to ma, čohož je trjeba, zo by jón dokonjał?</text:p>
      <text:p text:style-name="PreformattedText"/>
      <text:p text:style-name="PreformattedText">29. Tak zo něhdźe, hdyž by załoženje połožił a njemohł to dokonjeć, wšitcy, kiž bychu to widźili, počeli so jemu smjeć,</text:p>
      <text:p text:style-name="PreformattedText"/>
      <text:p text:style-name="PreformattedText">30. A prajić: Tutón čłowjek počinaše twarić a njemóžeše to same wuwjesć.</text:p>
      <text:p text:style-name="PreformattedText"/>
      <text:p text:style-name="PreformattedText">31. Abo kotry kral ćehnje na wójnu přećiwo druhemu kralej a sedźo prjedy radu njedźerži, hač by mohł z dźesać tawzyntami napřećiwo ćahnyć temu, kotryž z dwacyći tawzyntami ćehnje přećiwo njemu?</text:p>
      <text:p text:style-name="PreformattedText"/>
      <text:p text:style-name="PreformattedText">32. Jeli zo nic, pósćele wón pósłow k njemu, hdyž hišće daloko wot njeho je, a prosy pře měr.</text:p>
      <text:p text:style-name="PreformattedText"/>
      <text:p text:style-name="PreformattedText">33. Tak teho dla tež kóždy bjez wami, kiž so njewotrjeknje wšitkemu temu, štož ma, njemóže mój wučomnik być.</text:p>
      <text:soft-page-break/>
      <text:p text:style-name="P200"><text:s/></text:p>
      <text:p text:style-name="PreformattedText">%-----------------------------------</text:p>
      <text:p text:style-name="PreformattedText"><text:span text:style-name="T201">% https://digital.slub-dresden.de/data/kitodo/BibltojeZ_478590679/BibltojeZ_478590679_tif/jpegs/00001419.tif.large.jpg</text:span></text:p>
      <text:p text:style-name="PreformattedText">%-----------------------------------------------------------</text:p>
      <text:p text:style-name="PreformattedText"/>
      <text:p text:style-name="PreformattedText">34. Sól je dobra wěc; jeli zo pak sól stuchnje, z čim budźa selić?<text:s/>((Mat. 5, 13. Mark. 9, 50.))</text:p>
      <text:p text:style-name="PreformattedText"/>
      <text:p text:style-name="PreformattedText">35. Ani do zemje, ani do hnoja so njehodźi, ale preč ju ćisnu. Štóž ma wuši k słyšenju, tón słyš.<text:s/>((St. 8, 8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02">kapitl((Sćenje swjateho Lukaša))</text:p>
      <text:p text:style-name="P203"/>
      <text:p text:style-name="P204">staw((15. staw))</text:p>
      <text:p text:style-name="P205"/>
      <text:p text:style-name="P206">detail((Chwalba Božeje smilnosće přez přirunanja.))</text:p>
      <text:p text:style-name="P207"/>
      <text:p text:style-name="PreformattedText"><text:span text:style-name="T208">detail((Sćenje na 3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<text:s/><text:span text:style-name="T209">[</text:span>Přibližowachu so pak k njemu wšelcy słonicy a hrěšnicy, zo bychu jeho posłuchali.<text:s/>((Mat. o, 10.))</text:p>
      <text:p text:style-name="PreformattedText"/>
      <text:p text:style-name="PreformattedText">2. A ći Farizejscy a pismawučeni mórčachu a dźachu: Tón bjerje hrěšnikow horje a jě z nimi.<text:s/>((St. 7, 39.))</text:p>
      <text:p text:style-name="PreformattedText"/>
      <text:p text:style-name="PreformattedText">3. Wón pak praješe jim to přirunanje a dźeše:</text:p>
      <text:p text:style-name="PreformattedText"/>
      <text:p text:style-name="PreformattedText">4. Kotry čłowjek je bjez wami, kiž ma sto wowcow, a hdyž wón jenu wot nich zhubi, zo by wón te dźewjeć a dźewjećdźesać njewostajił w pusćinje a nješoł za tej zhubjenej tak dołho, hač by ju namakał?<text:s/>((Ez. 34, 11. 16. Luk. 19, 10. Mat. 18, 12.))</text:p>
      <text:p text:style-name="PreformattedText"/>
      <text:p text:style-name="PreformattedText">5. A hdyž ju namakał je, połoži wón ju na swojej ramjeni z wjesołosću.</text:p>
      <text:p text:style-name="PreformattedText"/>
      <text:p text:style-name="PreformattedText">6. A hdyž dom přińdźe, zawoła wón swojich přećelow a susodow a rjeknje k nim: Wjeselće so zo mnu; přetož ja sym swoju wowcu namakał, kotraž zhubjena běše.</text:p>
      <text:p text:style-name="PreformattedText"/>
      <text:p text:style-name="PreformattedText">7. Ja praju wam, zo runje tak wjesełosć budźe w njebjesach na jenym hrěšniku, kiž pokutu čini, před dźewjeć a dźewjećdźesać prawymi, kotřiž pokuty njepotrjebaju.<text:s/>((St. 5, 32.))</text:p>
      <text:p text:style-name="PreformattedText"/>
      <text:p text:style-name="PreformattedText">8. Abo kotra žónska je, kiž dźesać krošow ma, hdyž wona jedyn zhubi, zo by swěčku njezaswěćiła a chěžu njemjetła a swěru njepytała, hač wona jón namaka?</text:p>
      <text:p text:style-name="PreformattedText"/>
      <text:p text:style-name="PreformattedText">9. A hdyž jón namakała je, zawoła wona swoje přećelnicy a susodnicy a rjeknje: Wjeselće so zo mnu; přetož ja sym swój kroš namakała, kotryž běch zhubiła.<text:s/>((St. 1, 58.))</text:p>
      <text:p text:style-name="PreformattedText"/>
      <text:p text:style-name="PreformattedText">10. Runje tak, praju wam, budźe wjesełosć před Božimi jandźelemi na jenym hrěšniku, kiž pokutu čini.<text:span text:style-name="T210">]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11">detail((</text:span><text:span text:style-name="T212">Tekst na 11. njedźelu po swj. Trojicy. IV.</text:span><text:span text:style-name="T213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1. [Dale dźeše wón: Jedyn čłowjek měješe dweju synow.</text:p>
      <text:p text:style-name="PreformattedText"/>
      <text:p text:style-name="PreformattedText">12. A tón młódši bjez nimaj dźeše k nanej: Nano, daj mi, štož wot teho kubła na mnje přińdźe. A wón rozdźěli jimaj tu žiwnosć.</text:p>
      <text:p text:style-name="PreformattedText"/>
      <text:p text:style-name="PreformattedText">13. A po někotrych dnjach zebra tón młódši syn wšitko, ćehnješe daloko preč; a tam wón swoje kubło přečini a wjedźeše wrótne žiwjenje.<text:s/>((Přisł. 29, 3.))</text:p>
      <text:p text:style-name="PreformattedText"/>
      <text:p text:style-name="PreformattedText">14. Jako wón pak wšitko to swoje běše přečinił, bě wulka drohota po tym samym cyłym kraju, a wón poča tradać.</text:p>
      <text:p text:style-name="PreformattedText"/>
      <text:p text:style-name="PreformattedText">15. Teho dla dźěše wón a přistaji so k jenemu měšćanej teho sameho kraja; tón pósła jeho na swoje polo, zo by swinje pasł.</text:p>
      <text:p text:style-name="PreformattedText"/>
      <text:p text:style-name="PreformattedText">16. A wón požadaše swój brjuch napjelnić ze słodźiznami, kotrež swinje žerjechu, a nichtó jemu je njedawaše.</text:p>
      <text:p text:style-name="PreformattedText"/>
      <text:p text:style-name="PreformattedText">17. Tuž dźěše wón do so a dźeše: Kak wjele dźěłaćerjow ma mój nan, kotřiž maja chlěba dosć jěsć, a ja hłoda mru!<text:s/>((Přisł. 23, 21.))</text:p>
      <text:p text:style-name="PreformattedText"/>
      <text:p text:style-name="PreformattedText">18. Ja chcu postanyć a k swojemu nanej hić a k njemu rjec: Ja sym zhrěšił w njebju a před tobu,<text:s/>((Jer. 3, 14.))</text:p>
      <text:p text:style-name="PreformattedText"/>
      <text:p text:style-name="PreformattedText">19. A njejsym dale hódny, zo bych twój syn mjenowany był; čiń mje jako jeneho twojich dźěłaćerjow.</text:p>
      <text:p text:style-name="PreformattedText"/>
      <text:p text:style-name="PreformattedText">20. A wón postanu a dźěše k swojemu nanej. Jako wón pak hišće daloko běše, wuhlada jeho jeho nan, a běše jemu jeho žel, běžeše a padźe jemu wokoło jeho šije a wokoša jeho.<text:s/>((2 Sam. 14, 33.))</text:p>
      <text:p text:style-name="PreformattedText"/>
      <text:p text:style-name="PreformattedText">21. Tón syn pak dźeše k njemu: Nano, ja sym zhrěšił w njebju a před tobu; a dale njejsym hódny, zo budu twój syn mjenowany.</text:p>
      <text:p text:style-name="PreformattedText"/>
      <text:soft-page-break/>
      <text:p text:style-name="P214"><text:s/></text:p>
      <text:p text:style-name="PreformattedText">%-----------------------------------</text:p>
      <text:p text:style-name="PreformattedText"><text:span text:style-name="T215">% https://digital.slub-dresden.de/data/kitodo/BibltojeZ_478590679/BibltojeZ_478590679_tif/jpegs/00001420.tif.large.jpg</text:span></text:p>
      <text:p text:style-name="PreformattedText">%-----------------------------------------------------------</text:p>
      <text:p text:style-name="PreformattedText"/>
      <text:p text:style-name="PreformattedText">22. Ale tón nan dźeše k swojim wotročkam: Přinjesće tu najlěpšu drastu a woblečće jeho a dajće pjeršćeń na jeho ruku a črije na nohi;</text:p>
      <text:p text:style-name="PreformattedText"/>
      <text:p text:style-name="PreformattedText">23. A přiwjedźće sem to kormjene ćelo, zarěžće to same, zo bychmy jědli a wjesołi byli;</text:p>
      <text:p text:style-name="PreformattedText"/>
      <text:p text:style-name="PreformattedText">24. Přetož tón mój syn běše morwy a je zaso wožiwił; wón tež běše zhubjeny a je so zaso namakał. A zawjeselichu so.<text:s/>((Eph. 2, 1. 5. St. 5, 14.))</text:p>
      <text:p text:style-name="PreformattedText"/>
      <text:p text:style-name="PreformattedText">25. Ale jeho starši syn běše na polu; a jako přińdźe a wón so k domej přibližowaše, wusłyša wón to piskanje a rejwanje;</text:p>
      <text:p text:style-name="PreformattedText"/>
      <text:p text:style-name="PreformattedText">26. A zawoła k sebi swojich wotročkow jeneho a wopraša, što to je?</text:p>
      <text:p text:style-name="PreformattedText"/>
      <text:p text:style-name="PreformattedText">27. Tón pak dźeše k njemu: Twój bratr je přišoł; a twój nan je to kormjene ćelo dał zarězać, zo je jeho stroweho zaso dóstał.</text:p>
      <text:p text:style-name="PreformattedText"/>
      <text:p text:style-name="PreformattedText">28. Tuž so wón rozhněwa a njechaše nutř hić. Ale jeho nan wuńdźe a prošeše jeho.</text:p>
      <text:p text:style-name="PreformattedText"/>
      <text:p text:style-name="PreformattedText">29. Wón pak wotmołwi a dźeše k nanej: Hlaj, ja telko lět tebi słužu, a njejsym hišće nihdy twoju přikaznju přestupił; a wšak mi njejsy nihdy kózlika dał, zo bych ja ze swojimi přećelemi wjesoły pobył;</text:p>
      <text:p text:style-name="PreformattedText"/>
      <text:p text:style-name="PreformattedText">30. Ale hdyž tón twój syn přišoł je, kiž twoju žiwnosć z kurwami je póžrjeł, sy ty jemu na měsće to kormjene ćelo zarězał.<text:s/>((Přisł. 29, 3.))</text:p>
      <text:p text:style-name="PreformattedText"/>
      <text:p text:style-name="PreformattedText">31. Wón pak dźeše k njemu: Mój syno, ty sy přeco při mni, a wšitko, štož moje je, to je twoje;</text:p>
      <text:p text:style-name="PreformattedText"/>
      <text:p text:style-name="PreformattedText">32. Ty dyrbjał pak so zwjeselić a zradować; přetož tón twój bratr běše morwy a je zaso wožiwił; wón tež běše<text:s/>zhubjeny a je so zaso namakał.<text:span text:style-name="T216">]</text:span>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17">kapitl((Sćenje swjateho Lukaša))</text:p>
      <text:p text:style-name="P218"/>
      <text:p text:style-name="P219">staw((16. staw))</text:p>
      <text:p text:style-name="P220"/>
      <text:p text:style-name="P221">detail((Njewužitne wužiwanje bohatstwa zaćisnjene.))</text:p>
      <text:p text:style-name="P222"/>
      <text:p text:style-name="PreformattedText"><text:span text:style-name="T223">detail((Sćenje na 9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Wón pak dźeše tež k swojim pósłam: Jedyn bohaty muž běše, kiž měješe zastojnika; a tón bě před nim wobskorženy, jako by wón jemu jeho kubła přečinił.</text:p>
      <text:p text:style-name="PreformattedText"/>
      <text:p text:style-name="PreformattedText">2. A wón zawoła jeho k sebi a dźeše k njemu: Što to słyšu wot tebje? Čiń rachnowanje wot swojeho zastojnstwa; přetož ty njebudźeš móc dale za zastojnika być.</text:p>
      <text:p text:style-name="PreformattedText"/>
      <text:p text:style-name="PreformattedText">3. Tón zastojnik pak dźeše sam při sebi: Što dyrbju ja činić, dokelž mój knjez to zastojnstwo<text:s/><text:soft-page-break/>wote mnje bjerje? Kopać ja njemóžu, prosyć so hanibuju.<text:s/>((Sir. 40, ⸗0. 32.))</text:p>
      <text:p text:style-name="PreformattedText"/>
      <text:p text:style-name="PreformattedText">4. Ja wěm, štož ja činić chcu, hdyž ja wot teho zastojnstwa wotstorčeny budu, zo bychu mje do swojich domow horje wzali.</text:p>
      <text:p text:style-name="PreformattedText"/>
      <text:p text:style-name="PreformattedText">5. A wón zawoła wšitkich dołžnikow swojeho knjeza a dźeše k prěnjemu: Kak wjele sy ty mojemu knjezej winojty?</text:p>
      <text:p text:style-name="PreformattedText"/>
      <text:p text:style-name="PreformattedText">6. Wón pak dźeše: Sto tunow wolija. A wón dźeše k njemu: Wzmi swój list, sydń so a napiš z molom pjećdźesat.</text:p>
      <text:p text:style-name="PreformattedText"/>
      <text:p text:style-name="PreformattedText">7. Potom dźeše wón k druhemu: Ty pak, kak wjele sy ty winojty? Wóndźeše: Sto brěmjenjowpšeńzy. A wón dźeše k njemu: Wzmi swój list a napiš wósomdźesać.</text:p>
      <text:p text:style-name="PreformattedText"/>
      <text:p text:style-name="PreformattedText">8. A tón knjez pochwali teho njepraweho zastojnika, zo wón běše mudrje činił; přetož dźěći teho swěta su mudriše, dyžli dźěći teho swětła w swojej šlachće.<text:s/>((Eph. 5, 9. 1 Thes. 5, 5.))</text:p>
      <text:p text:style-name="PreformattedText"/>
      <text:p text:style-name="PreformattedText">9. A ja praju wam: Čińće sebi přećelow z njeprawym mammonom, zo woni, hdyž wy tradaće, was bychu horje wzali do wěčnych hětow.<text:span text:style-name="T224">]</text:span><text:s/>((Mat. 6, 20. St. 19, 21. 1 Tim. 6, 19.))</text:p>
      <text:p text:style-name="PreformattedText"/>
      <text:p text:style-name="PreformattedText">10. Štóž je w snadnišim swěrny, tón je tež we wulkim swěrny;<text:s/>a štóž w snadnišim je njeprawy, tón je tež we wulkim njeprawy. ((St. 19, 17.))</text:p>
      <text:p text:style-name="PreformattedText"/>
      <text:soft-page-break/>
      <text:p text:style-name="P225"><text:s/></text:p>
      <text:p text:style-name="PreformattedText">%-----------------------------------</text:p>
      <text:p text:style-name="PreformattedText"><text:span text:style-name="T226">% https://digital.slub-dresden.de/data/kitodo/BibltojeZ_478590679/BibltojeZ_478590679_tif/jpegs/00001421.tif.large.jpg</text:span></text:p>
      <text:p text:style-name="PreformattedText">%-----------------------------------------------------------</text:p>
      <text:p text:style-name="PreformattedText"/>
      <text:p text:style-name="PreformattedText">11. Hdyž wy teho dla w tym njepawn mammonje swěrni njejsće byli, štó chcył wam to prawe dowěrić?</text:p>
      <text:p text:style-name="PreformattedText"/>
      <text:p text:style-name="PreformattedText">12. A hdyž w cuzym njejsće swěrni byli, štó chcył wam to waše dać?</text:p>
      <text:p text:style-name="PreformattedText"/>
      <text:p text:style-name="PreformattedText">13. Žadyn domjacy wotročk njemóže dwěmaj knjezomaj słužić; chiba wón budźe teho jeneho hidźić a teho druheho lubować; abo budźe so k jenemu dźeržeć a teho druheho zacpěć. Wy njemóžeće Bohu słužić a mammonej.<text:s/>((Mat. 6, 24.))</text:p>
      <text:p text:style-name="PreformattedText"/>
      <text:p text:style-name="PreformattedText">14. To wšitko pak tež słyšachu ći Farizejscy, kotřiž lakomni běchu, a smějachu so jemu. ((Mat. 23, 14.))</text:p>
      <text:p text:style-name="PreformattedText"/>
      <text:p text:style-name="PreformattedText">15. Wón pak dźeše k nim; Wy sće ći, kiž so sami za prawych před čłowjekami činiće, ale Bóh znaje waše wutroby; přetož štož wysoke je před čłowjekami, to je před Bohom<text:s/>hroznosć. ((St. 18, 9. Pj. 7, 10.))</text:p>
      <text:p text:style-name="PreformattedText"/>
      <text:p text:style-name="PreformattedText">16. Zakoń a profetojo <text:s/>wěšća hač do Jana; a wot teho časa budźe to kralestwo Bože přez to ewangelion prědowane, a kóždy ćišći so z mozu do njeho.<text:s/>((Mat. 11, 13.))</text:p>
      <text:p text:style-name="PreformattedText"/>
      <text:p text:style-name="PreformattedText">17. Lóže pak je, zo njebjo a zemja zahinjetej, dyžli zo by wot zakonja jedyn kónčik zahinył.<text:s/>((St. 21, 33. Mat. 5, 18.))</text:p>
      <text:p text:style-name="PreformattedText"/>
      <text:p text:style-name="PreformattedText">18. Kóždy, štóž swoju mandźelsku preč pušći a wozmje sebi druhu, tón mandźelstwo łama; a kóždy, štóž tu prečpušćenu wot muža sebi wozmje, tón tež mandźelstwo łama.<text:s/>((Mat. 5, 31. St. 9, 19. Mark. 10, 11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27">detail((</text:span><text:span text:style-name="T228">Sćenje na 1. njedźelu po swj. Trojicy.</text:span><text:span text:style-name="T229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9. [Někajki bohaty muž pak běše, tón chodźeše w purpurzkej a wot droheho płata drasće a mějej še so wšědnje derje w krasnym wjeselu.</text:p>
      <text:p text:style-name="PreformattedText"/>
      <text:p text:style-name="PreformattedText">20. Běše pak jedyn chudy, z mjenom Lazarus, tón ležeše před jeho durjemi połny brjodow,<text:s/>((Sur. 14, 14.))</text:p>
      <text:p text:style-name="PreformattedText"/>
      <text:p text:style-name="PreformattedText">21. A žadaše so nasyćić z tymi drjebjeńčkami, kotrež z blida teho bohateho padachu. Dha wšak přińdźechu psy a lizachu jeho brjody.</text:p>
      <text:p text:style-name="PreformattedText"/>
      <text:p text:style-name="PreformattedText">22. Poda so pak, zo tón chudy wumrě a bě njeseny wot jandźelow do Abrahamoweho klina. Tón bohaty pak tež wumrě a bu pohrjebany.</text:p>
      <text:p text:style-name="PreformattedText"/>
      <text:p text:style-name="PreformattedText">23. A jako wón w heli a w čwili běše, pozběhnu wón swojej woči a wuhlada Abrahama nazdala a Lazara na jeho klinje;</text:p>
      <text:p text:style-name="PreformattedText"/>
      <text:p text:style-name="PreformattedText">24. A zawołajo dźeše wón: Wótče Abrahamje, smil so nade mnu a pósćel Lazara, zo by wón tón kónčik swojeho porsta we wodźe womačał a wochłoźił mój jazyk; přetož ja ćerpju čwilu w tutym płomjenju.<text:s/>((Jez. 66, 24.))</text:p>
      <text:p text:style-name="PreformattedText"/>
      <text:soft-page-break/>
      <text:p text:style-name="PreformattedText">25. Abraham pak dźeše: Spomń, syno, zo ty swoje dobre sy wužiwał w swojim žiwjenju, ale Lazarus je lute złe ćerpił. Nětk pak budźe wón troštowany, a ty budźeš čwilowany.</text:p>
      <text:p text:style-name="PreformattedText"/>
      <text:p text:style-name="PreformattedText">26. A wyše teho wšeho je bjez nami a bjez wami wulka hłubina wobtwjerdźena, zo ći, kiž bychu chcyli tudy wot nas k wam dele hić, njemóža, tež nic tam wot was k nam horje přińć.<text:s/>((Jez. 30, 33.))</text:p>
      <text:p text:style-name="PreformattedText"/>
      <text:p text:style-name="PreformattedText">27. Tuž dźeše wón: Dha će prošu, wótče, zo by ty jeho pósłał do mojeho nanoweho doma;</text:p>
      <text:p text:style-name="PreformattedText"/>
      <text:p text:style-name="PreformattedText">28. Přetož ja mam hišće pjeć bratrow, zo by wón jim wobswědčił, zo tež woni njebychu sem přišli na to město teje čwile.</text:p>
      <text:p text:style-name="PreformattedText"/>
      <text:p text:style-name="PreformattedText">29. Abraham dźeše k njemu: Woni maju Mójzasa a profetow; njech tych samych posłuchaju.<text:s/>((Jez. 8, 20. St. 34, 16.))</text:p>
      <text:p text:style-name="PreformattedText"/>
      <text:p text:style-name="PreformattedText">30. Wón pak dźeše: Ně, wótče Abrahamje; ale hdy by štó wot morwych k nim šoł, dha bychu pokutu činili.</text:p>
      <text:soft-page-break/>
      <text:p text:style-name="P230"><text:s/></text:p>
      <text:p text:style-name="PreformattedText">%-----------------------------------</text:p>
      <text:p text:style-name="PreformattedText"><text:span text:style-name="T231">% https://digital.slub-dresden.de/data/kitodo/BibltojeZ_478590679/BibltojeZ_478590679_tif/jpegs/00001422.tif.large.jpg</text:span></text:p>
      <text:p text:style-name="PreformattedText">%-----------------------------------------------------------</text:p>
      <text:p text:style-name="PreformattedText"/>
      <text:p text:style-name="PreformattedText">31. Wón dźeše k njemu: Njeposłuchaju woni Mójzasa a profetow, dha tež njebudźa wěrić, hdy by runje štó wot morwych stanył.<text:span text:style-name="T232">]</text:span>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33">kapitl((Sćenje swjateho Lukaša))</text:p>
      <text:p text:style-name="P234"/>
      <text:p text:style-name="P235">staw((17. staw))</text:p>
      <text:p text:style-name="P236"/>
      <text:p text:style-name="PreformattedText"><text:span text:style-name="T237">detail((</text:span><text:span text:style-name="T238">Wo pohóršenju, wujednanju, wěrje a skutkach, dźesać wusadnych a přichodźe Božeho kralestwa.</text:span><text:span text:style-name="T239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Wón dźeše pak k wučomnikam: Móžno njeje, zo bychu pohóršenja njepřišłe; běda pak temu, přez kohož přińdu.</text:p>
      <text:p text:style-name="PreformattedText"/>
      <text:p text:style-name="PreformattedText">2. Lěpje by jemu było, zo by młynski kamjeń za jeho šiju był załoženy a zo by ćisnjeny był do morja, hač zo by wón jeneho tutych móličkich pohóršił.<text:s/>((Mat. 18, 6. Mark. 9, 42.))</text:p>
      <text:p text:style-name="PreformattedText"/>
      <text:p text:style-name="PreformattedText">3. Derje so sami hladajće. Hdy by pak twój bratr přećiwo tebi zhrěšił, naswar jeho; a jeli zo so wón polěpši, wodaj jemu.<text:s/>((3 Mójz. 19, 17. Mat. 18, 15.))</text:p>
      <text:p text:style-name="PreformattedText"/>
      <text:p text:style-name="PreformattedText">4. A hdy by wón sydom króć za dźeń přećiwo tebi zhrěšił a sydom króć za dźeń so k tebi wobroćił a rjekł: Mi je teho žel; dyrbiš ty jemu wodać.</text:p>
      <text:p text:style-name="PreformattedText"/>
      <text:p text:style-name="PreformattedText">5. Tuž dźachu ći japoštoli k temu Knjezej: Přispor nam wěru.<text:s/>((Mark. 9, 24.))</text:p>
      <text:p text:style-name="PreformattedText"/>
      <text:p text:style-name="PreformattedText">6. Tón Knjez pak dźeše: Hdy byšće wěru měli jako žonopowe zorno a byšće rjekli k tutemu lěsnemu figowcej: Wutorhń so z korjenjom a přesadź so do morja, dha budźe wón was posłuchać.<text:s/>((Mat. 17, 20.))</text:p>
      <text:p text:style-name="PreformattedText"/>
      <text:p text:style-name="PreformattedText">7. Štó je pak bjez wami, kiž ma wotročka, kotryž wora abo skót pase, zo by jemu, hdyž wón z pola dom přińdźe, hnydom rjekł: Pój a sydń so za blido?</text:p>
      <text:p text:style-name="PreformattedText"/>
      <text:p text:style-name="PreformattedText">8. Njeje temu tak, zo wón k njemu praji: Přihotuj, zo bych powječerjał, podpasaj so a słuž mi, hač ja so najěm a napiju; a potom dyrbiš ty so tež najěsć a napić?</text:p>
      <text:p text:style-name="PreformattedText"/>
      <text:p text:style-name="PreformattedText">9. Dźakuje so wón tež temu samemu wotročkej, zo wón je činił, štož jemu běše přikazane? so njezda.</text:p>
      <text:p text:style-name="PreformattedText"/>
      <text:p text:style-name="PreformattedText">10. Tak tež wy, hdyž wšitko sće činili, štož wam je přikazane, rjekńće: My smy njewužitni wotročkojo; my smy činili, štož činić winojći běchmy.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40">detail((Sćenje na 14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1.<text:s/><text:span text:style-name="T241">[</text:span>A poda so, jako wón ćehnješe do Jerusalema, dźěše wón srjedźa přez Samariski a Galilejski kraj.<text:s/>((Jan. 4, 4.))</text:p>
      <text:p text:style-name="PreformattedText"/>
      <text:p text:style-name="PreformattedText">12. A jako wón do jeneho městka přińdźe, zetkachu jeho dźesaćo wusadni mucy, ći stejachu nazdala,</text:p>
      <text:p text:style-name="PreformattedText"/>
      <text:p text:style-name="PreformattedText">13. A pozběžechu swój hłós a dźachu: Jezu, luby mištrje, smil so nad nami!</text:p>
      <text:p text:style-name="PreformattedText"/>
      <text:p text:style-name="PreformattedText">14. A hdyž wón jich wuhlada, dźeše wón k nim: Dźiće a pokažće so měšnikam. A sta so, jako tam dźěchu, buchu woni wučisćeni.<text:s/>((3 Mójz. 14, 2. St. 13, 2.))</text:p>
      <text:p text:style-name="PreformattedText"/>
      <text:p text:style-name="PreformattedText">15. Jedyn pak bjez nimi, jako widźeše, zo wón wustrowjeny bě, wróći so a chwaleše Boha z wulkim hłosom,</text:p>
      <text:p text:style-name="PreformattedText"/>
      <text:p text:style-name="PreformattedText">16. A padnywši na swoje wobličo k jeho nohomaj, dźakowaše so. A tón běše Samariski.</text:p>
      <text:p text:style-name="PreformattedText"/>
      <text:p text:style-name="PreformattedText">17. Jezus pak wotmołwi a dźeše: Njeje jich dźesać wučisćenych? Hdźe ha pak su ći dźewjećo?</text:p>
      <text:p text:style-name="PreformattedText"/>
      <text:p text:style-name="PreformattedText">18. Njeje so hewak žadyn namakał, kiž by so wróćił, zo by Bohu česć dał, hač jeno tón cuzobnik?</text:p>
      <text:p text:style-name="PreformattedText"/>
      <text:p text:style-name="PreformattedText">19. A wón dźeše k njemu: Stań a dźi, twoja wěra je će wustrowiła.<text:span text:style-name="T242">]</text:span></text:p>
      <text:p text:style-name="PreformattedText"/>
      <text:p text:style-name="PreformattedText">20. Jako wón pak woprašany bě wot Farizejskich: Hdy dha přińdźe kralestwo Bože? wotmołwi wón jim a dźeše: Kralestwo Bože njepřińdźe ze zwonkownym nałoženjom;<text:s/>((1 Kor. 4, 20.))</text:p>
      <text:p text:style-name="PreformattedText"/>
      <text:p text:style-name="PreformattedText">21. Woni tež prajić njebudźa: Hlaj tudy, abo, hlaj tam. Přetož hlaj, Bože kralestwo je znutskach we was.<text:s/>((Mat. 24, 23.))</text:p>
      <text:p text:style-name="PreformattedText"/>
      <text:p text:style-name="PreformattedText">22. Wón dźeše pak k wučomnikam: Čas budźe přińć, zo budźeće wy požadać, widźeć jedyn dźeń teho člorózkeho syna, a njebudźeće jeho widźeć.</text:p>
      <text:soft-page-break/>
      <text:p text:style-name="P243"><text:s/></text:p>
      <text:p text:style-name="PreformattedText">%-----------------------------------</text:p>
      <text:p text:style-name="PreformattedText"><text:span text:style-name="T244">% https://digital.slub-dresden.de/data/kitodo/BibltojeZ_478590679/BibltojeZ_478590679_tif/jpegs/00001423.tif.large.jpg</text:span></text:p>
      <text:p text:style-name="PreformattedText">%-----------------------------------------------------------</text:p>
      <text:p text:style-name="PreformattedText"/>
      <text:p text:style-name="PreformattedText">23. A woni budźa k wam rjeknyć: Hlaj tudy, abo, hlaj tam. Njechodźće tam, ani njeposłuchajće jich.<text:s/>((St. 21, 8. Mat. 24, 23. Mark. 13, 21.))</text:p>
      <text:p text:style-name="PreformattedText"/>
      <text:p text:style-name="PreformattedText">24. Přetož runje jako błysk z njebjes dele błyska a swěći na wšitko, štož pod njebjesami je: tak tež budźe člorózki syn na swojim dnju.<text:s/>((Mat. 24, 27.))</text:p>
      <text:p text:style-name="PreformattedText"/>
      <text:p text:style-name="PreformattedText">25. Ale prjedy dyrbi wón wjele ćerpić a zaćisnjeny być wot tuteho naroda.<text:s/>((Mat. 16, 21.))</text:p>
      <text:p text:style-name="PreformattedText"/>
      <text:p text:style-name="PreformattedText">26. A jako so sta w času Noachowym, tak budźe tež w dnjach teho člorózkeho syna:<text:s/>((Mat. 24, 37.))</text:p>
      <text:p text:style-name="PreformattedText"/>
      <text:p text:style-name="PreformattedText">27. Woni jědźichu, woni pijachu, woni so ženjachu, woni so wudawachu, hač do teho dnja, w kotrymž Noa do kašća dźěše, a přińdźe ta lijeńca a skóncowa jich wšitkich.<text:s/>((1 Mójz. 7, 7.))</text:p>
      <text:p text:style-name="PreformattedText"/>
      <text:p text:style-name="PreformattedText">28. Teho runja tež, jako so sta w Lotowym času: Woni jědźichu, woni pijachu, woni kupowachu, woni předawachu, woni šćěpjachu, woni twarjachu;</text:p>
      <text:p text:style-name="PreformattedText"/>
      <text:p text:style-name="PreformattedText">29. Tón samy dźeń pak, jako Loth ze Sodoma běše wušoł, dešćowaše woheń a šwabl z njebjes a skóncowa jich wšitkich.<text:s/>((1 Mójz. 19, 15. 16.))</text:p>
      <text:p text:style-name="PreformattedText"/>
      <text:p text:style-name="PreformattedText">30. Na tajke wašnje tež budźe w tym dnju, hdyž člorózki syn zjewjeny budźe.</text:p>
      <text:p text:style-name="PreformattedText"/>
      <text:p text:style-name="PreformattedText">31. Tón samy dźeń, štóž na třěše je, a jeho dobytk w domje, tón njelěs dele, zo by tón samy zebrał. Tak tež, štóž na polu je, tón so njewróćej po to, štož zady so je wostajił.<text:s/>((Mat. 24, 17.))</text:p>
      <text:p text:style-name="PreformattedText"/>
      <text:p text:style-name="PreformattedText">32. Spomńće na Lotowu žonu!<text:s/>((1 Mójz. 19, 26.))</text:p>
      <text:p text:style-name="PreformattedText"/>
      <text:p text:style-name="PreformattedText">33. Štóž pyta, zo by swoju dušu zachował, tón budźe ju zhubić; a štóž ju budźe zhubić, tón budźe jej k žiwjenju pomhać.<text:s/>((St. 9, 24. Mat. 10, 39. St. 16, 25.))</text:p>
      <text:p text:style-name="PreformattedText"/>
      <text:p text:style-name="PreformattedText">34. Ja praju wam: W tej samej nocy budźetaj dwaj na jenym łožu; jedyn budźe horje wzaty, a druhi budźe wopušćeny. ((Mat. 24, 40. 41.))</text:p>
      <text:p text:style-name="PreformattedText"/>
      <text:p text:style-name="PreformattedText">35. Dwě budźetej na jene mlěć; jena budźe horje wzata, a druha budźe wopušćena.</text:p>
      <text:p text:style-name="PreformattedText"/>
      <text:p text:style-name="PreformattedText">36. Dwaj budźetaj na polu; jedyn budźe horje wzaty, a druhi budźe wopušćeny.</text:p>
      <text:p text:style-name="PreformattedText"/>
      <text:p text:style-name="PreformattedText">37. A woni wotmołwichu a dźachu k njemu: Hdźe, Knježe? Wón pak dźeše k nim: Hdźež sćerb je, tam so hodlerje zhromadźuja.<text:s/>((Hiob. 39, 33. Hab. 1, 8. Mat. 24, 28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45">kapitl((Sćenje swjateho Lukaša))</text:p>
      <text:p text:style-name="P246"/>
      <text:p text:style-name="P247">staw((18. staw))</text:p>
      <text:p text:style-name="P248"/>
      <text:p text:style-name="PreformattedText"><text:span text:style-name="T249">detail((</text:span><text:span text:style-name="T250">Wučba wo modlenju a pokuće, křižu a ćerpjenju, přez hekzemple wułožena.</text:span><text:span text:style-name="T251">))</text:span></text:p>
      <text:p text:style-name="PreformattedText"/>
      <text:soft-page-break/>
      <text:p text:style-name="PreformattedText">%-----------------------------------------------------------</text:p>
      <text:p text:style-name="PreformattedText"/>
      <text:p text:style-name="PreformattedText">1. Wón jim pak tež powjedźi přirunanje wot teho, kak my so přeco k Bohu modlić mamy a nam so to wostudźić njedyrbi,<text:s/>((Rom. 12, 12. Kol. 4, 2. 1 Thes. 5, 17.))</text:p>
      <text:p text:style-name="PreformattedText"/>
      <text:p text:style-name="PreformattedText">2. A dźeše: Jedyn sudnik běše w jenym měsće, kiž so ani Boha njeboješe, ani so před žanym čłowjekom njehanibowaše.</text:p>
      <text:p text:style-name="PreformattedText"/>
      <text:p text:style-name="PreformattedText">3. Wudowa pak tež běše w tym samym měsće, ta přińdźe k njemu a dźeše: Wumóž mje wot mojeho přećiwnika!</text:p>
      <text:p text:style-name="PreformattedText"/>
      <text:p text:style-name="PreformattedText">4. A wón njechaše za dołhi čas. Potom pak dźeše wón sam při sebi: Hač ja runje so Boha njeboju ani před žanym čłowjekom so njehanibuju;</text:p>
      <text:p text:style-name="PreformattedText"/>
      <text:p text:style-name="PreformattedText">5. Dokelž mi pak ta wudowa tak wjele prócy načini, chcu ja ju wumóž, tak zo wona naposledk přišedši mje njepohłuši.</text:p>
      <text:p text:style-name="PreformattedText"/>
      <text:p text:style-name="PreformattedText">6. Tuž dźeše tón Knjez: Posłuchajće, što tón njeprawy sudnik praji.</text:p>
      <text:p text:style-name="PreformattedText"/>
      <text:p text:style-name="PreformattedText">7. Njedyrbjał pak tež Bóh wumóž swojich wuzwolenych, kiž so wodnjo a w nocy k njemu wołaju, a njedyrbjał sćer pliwy być nad nimi?</text:p>
      <text:p text:style-name="PreformattedText"/>
      <text:p text:style-name="PreformattedText">8. Ja praju wam: Bórzy bu-dźe wón jich wumóž. Ale hdyž člorózki syn budźe přińć, hač budźe wón tež wěru na zemi namakać?</text:p>
      <text:soft-page-break/>
      <text:p text:style-name="P252"><text:s/></text:p>
      <text:p text:style-name="PreformattedText">%-----------------------------------</text:p>
      <text:p text:style-name="PreformattedText"><text:span text:style-name="T253">% https://digital.slub-dresden.de/data/kitodo/BibltojeZ_478590679/BibltojeZ_478590679_tif/jpegs/00001424.tif.large.jpg</text:span></text:p>
      <text:p text:style-name="PreformattedText">%-----------------------------------------------------------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54">detail((Sćenje na 11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9.<text:s/><text:span text:style-name="T255">[</text:span>Wón pak tež dźeše k někotrym, kiž sami wjele do so dźeržachu, jako bychu prawi byli, a druhich za ničo mějachu, to přirunanje:</text:p>
      <text:p text:style-name="PreformattedText"/>
      <text:p text:style-name="PreformattedText">10. Dwaj čłowjekaj dźěštaj horje do templa so modlić. Jedyn běše Farizejski, tón druhi pak słonik.</text:p>
      <text:p text:style-name="PreformattedText"/>
      <text:p text:style-name="PreformattedText">11. Tón Farizejski stejo tak so modleše sam při sebi: Ja so ći dźakuju, Božo, zo njejsym jako druzy ludźo, rubježnicy, njeprawi, mandźelstwo-łamarjo, ani jako tón słonik;<text:s/>((Mat. 5, 20. Jez. 58, 2.))</text:p>
      <text:p text:style-name="PreformattedText"/>
      <text:p text:style-name="PreformattedText">12. Ja požću so dwójcy za tydźeń a dawam dźesatk wot wšeho, štož mam.</text:p>
      <text:p text:style-name="PreformattedText"/>
      <text:p text:style-name="PreformattedText">13. A tón słonik stejo nazdala njechaše tež swojej woči k njebjesam pozběhnuć, ale dyri na swoju wutrobu a dźeše: Božo, budź mi hrěšnikej hnadny!</text:p>
      <text:p text:style-name="PreformattedText"/>
      <text:p text:style-name="PreformattedText">14. Ja praju wam: Tón dźěše za praweho do swojeho doma před tamnym. Přetož štóž so sam powyšuje, tón budźe poniženy; a štóž so sam ponižuje, tón budźe powyšeny.<text:span text:style-name="T256">]</text:span><text:s/>((Mat. 23, 12. Luk. 14, 11. 1 Pětr. 5, 5.))</text:p>
      <text:p text:style-name="PreformattedText"/>
      <text:p text:style-name="PreformattedText">15. Woni pak tež k njemu přinjesechu dźěćatka, zo by wón so jich dótknył. Jako to pak wučomnicy widźichu, naswarichu woni jich.<text:s/>((Jez. 49, 22. Mat. 19, 13. 14. Mark. 10, 18.))</text:p>
      <text:p text:style-name="PreformattedText"/>
      <text:p text:style-name="PreformattedText">16. Ale Jezus zawoła je k sebi a dźeše: Njech dźěćatka ke mni přińdu a njewobarajće jim; přetož tajkich je to kralestwo Bože.</text:p>
      <text:p text:style-name="PreformattedText"/>
      <text:p text:style-name="PreformattedText">17. Zawěrnje, ja praju wam: Štóž Bože kralestwo njewozmje jako dźěćo, tón njebudźe do njeho přińć.<text:s/>((Mark. 10, 15.))</text:p>
      <text:p text:style-name="PreformattedText"/>
      <text:p text:style-name="PreformattedText">18. A jedyn wyši jeho wopraša a dźeše: Dobry mištrje, što mam ja činić, zo bych wěčne žiwjenje herbował?<text:s/>((Mat. 19, 16. Mark. 10, 17.))</text:p>
      <text:p text:style-name="PreformattedText"/>
      <text:p text:style-name="PreformattedText">19. Jezus pak dźeše k njemu: Što mi rěkaš dobry? Nichtó njeje dobry, chiba tón jenički Bóh.</text:p>
      <text:p text:style-name="PreformattedText"/>
      <text:p text:style-name="PreformattedText">20. Ty wěš te kaznje derje: Ty njedyrbiš mandźelstwo łamać. Ty njedyrbiš morić. Ty njedyrbiš kranyć. Ty njedyrbiš falšneho swědčenja rěčeć. Česć swojeho nana a swoju maćer.<text:s/>((2 Mójz. 20, 12.))</text:p>
      <text:p text:style-name="PreformattedText"/>
      <text:p text:style-name="PreformattedText">21. Wón pak dźeše: To sym ja wšitko dźeržał wot swojeje młodosće.</text:p>
      <text:p text:style-name="PreformattedText"/>
      <text:p text:style-name="PreformattedText">22. Jako Jezus to słyšeše, dźeše wón k njemu: Hišće jene ty nimaš; wšitko, štož maš, předaj a rozdaj chudym, dha budźeš bohatstwo měć w njebjesach; a pój, dźi za mnu.<text:s/>((Mat. 6, 20.))</text:p>
      <text:p text:style-name="PreformattedText"/>
      <text:p text:style-name="PreformattedText">23. Jako pak wón to słyšeše, zrudźi wón so jara; přetož wón běše jara bohaty.</text:p>
      <text:p text:style-name="PreformattedText"/>
      <text:soft-page-break/>
      <text:p text:style-name="PreformattedText">24. Jako pak jeho Jezus widźeše, zo běše so rozrudźił, dźeše wón: Kak ćežcy budźa bohaći do Božeho kralestwa přińć!<text:s/>((Mat. 19, 23. Mark. 10, 23.))</text:p>
      <text:p text:style-name="PreformattedText"/>
      <text:p text:style-name="PreformattedText">25. Přetož lóže je, zo kamel přez jehline wucho přeńdźe, dyžli zo bohaty do Božeho kralestwa přińdźe.</text:p>
      <text:p text:style-name="PreformattedText"/>
      <text:p text:style-name="PreformattedText">26. Tuž dźachu ći, kiž to słyšachu: Štóha móže zbóžny być?</text:p>
      <text:p text:style-name="PreformattedText"/>
      <text:p text:style-name="PreformattedText">27. Wón pak dźeše: Štož pola čłowjekow je njemóžne, to je pola Boha móžne.<text:s/>((Hiob. 42, 2.))</text:p>
      <text:p text:style-name="PreformattedText"/>
      <text:p text:style-name="PreformattedText">28. Pětr pak dźeše: Hlaj, my smy wšitko wopušćili a smy za tobu šli.<text:s/>((Mat. 19, 27. Mark. 10, 28.))</text:p>
      <text:p text:style-name="PreformattedText"/>
      <text:p text:style-name="PreformattedText">29. Wón pak dźeše k nim: Zawěrnje, ja praju wam: Nichtó njeje, kiž dom wopušći abo staršich abo bratrow abo žonu abo dźěći, Božeho kralestwa dla,<text:s/>((5 Mójz. 33, 9.))</text:p>
      <text:p text:style-name="PreformattedText"/>
      <text:p text:style-name="PreformattedText">30. Kiž by teho zaso njedóstał w tymčasu wjele wjazy, aw tympšichodnym swěće wěčne žiwjenje.<text:s/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57">detail((Sćenje na njedźelu Eztomih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1. |Wón wza pak k sebi tych dwanaće a dźeše k nim: Hlaj, my dźemy horje do Jerusalema, a<text:s/>wšitko budźe dokonjane, štož pisane je přez profetow wot člozkeho syna;</text:p>
      <text:soft-page-break/>
      <text:p text:style-name="P258"><text:s/></text:p>
      <text:p text:style-name="PreformattedText">%-----------------------------------</text:p>
      <text:p text:style-name="PreformattedText"><text:span text:style-name="T259">% https://digital.slub-dresden.de/data/kitodo/BibltojeZ_478590679/BibltojeZ_478590679_tif/jpegs/00001425.tif.large.jpg</text:span></text:p>
      <text:p text:style-name="PreformattedText">%-----------------------------------------------------------</text:p>
      <text:p text:style-name="PreformattedText"/>
      <text:p text:style-name="PreformattedText">32. Přetož wón budźe podaty póhanam a budźe wusměšeny a hanjeny a zapluwany, ((Mat. 27,2.))</text:p>
      <text:p text:style-name="PreformattedText"/>
      <text:p text:style-name="PreformattedText">33. A woni budźa jeho krjudować a morić; a na třeći dźeń budźe wón zaso stanuć.</text:p>
      <text:p text:style-name="PreformattedText"/>
      <text:p text:style-name="PreformattedText">34. A woni ničo wot teho njezrozumichu, a ta ryč běše jim potajena, a njewědźachu, štož prajene bě.</text:p>
      <text:p text:style-name="PreformattedText"/>
      <text:p text:style-name="PreformattedText">35. Sta so pak, jako wón so k Jerichu přibližowaše, sedźeše jedyn slepy při puću a prošeše.<text:s/>((Mat. 20, 29. 30. Mark. 10, 46.))</text:p>
      <text:p text:style-name="PreformattedText"/>
      <text:p text:style-name="PreformattedText">36. Jako wón pak słyšeše tón lud, kotryž nimo dźěše, wobhoni so wot nich, što by to było.</text:p>
      <text:p text:style-name="PreformattedText"/>
      <text:p text:style-name="PreformattedText">37. Tuž zjewichu jemu, zo Jezus Nacarenski nimo dźe.</text:p>
      <text:p text:style-name="PreformattedText"/>
      <text:p text:style-name="PreformattedText">38. A wón zawoła a dźeše: Jezu, ty syno Dawidowy, smil so nade mnu!</text:p>
      <text:p text:style-name="PreformattedText"/>
      <text:p text:style-name="PreformattedText">39. Ći pak, kotřiž najprjedy dźěchu, swarjachu jeho, zo by mjelčał. Wón pak ćim bóle wołaše: Ty syno Dawidowy, smil so nade mnu!</text:p>
      <text:p text:style-name="PreformattedText"/>
      <text:p text:style-name="PreformattedText">40. Jezus pak wosta stejo a kazaše jeho k sebi přiwjesć. A hdyž wón so přibližowa, wopraša wón jeho,</text:p>
      <text:p text:style-name="PreformattedText"/>
      <text:p text:style-name="PreformattedText">41. A dźeše: Štoha chceš, zo bych tebi činił? Wón dźeše: Knježe, zo bych zaso widźił.</text:p>
      <text:p text:style-name="PreformattedText"/>
      <text:p text:style-name="PreformattedText">42. A Jezus dźeše k njemu: Budź zaso widźacy! Twoja wěra je će wustrowiła.<text:s/>((Mat. 9, 22.))</text:p>
      <text:p text:style-name="PreformattedText"/>
      <text:p text:style-name="PreformattedText">43. A hnydom widźeše wón zaso a dźěše za nim a chwaleše Boha. A wšitkón lud, kiž to widźeše, dawaše Bohu chwalbu.<text:span text:style-name="T260">]</text:span>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61">kapitl((Sćenje swjateho Lukaša))</text:p>
      <text:p text:style-name="P262"/>
      <text:p text:style-name="P263">staw((19. staw))</text:p>
      <text:p text:style-name="P264"/>
      <text:p text:style-name="PreformattedText"><text:span text:style-name="T265">detail((</text:span><text:span text:style-name="T266">Wo Cacheu, dowěrjenych puntach, Chrystusowym jědźenju do Jerusalema, zrudnym wěšćenju a wótrym poswarjenju.</text:span><text:span text:style-name="T267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A wón ćehnješe nutř a dźěše přez Jericho.</text:p>
      <text:p text:style-name="PreformattedText"/>
      <text:p text:style-name="PreformattedText">2. A hlaj, tam běše jedyn muž, z mjenom cacheus; tón bě wyši tych słonikow a bě bohaty;</text:p>
      <text:p text:style-name="PreformattedText"/>
      <text:p text:style-name="PreformattedText">3. A žadaše sebi Jezusa wohladać, štó by wón był, a njemóžeše před ludom; přetož wón běše mały wot paršony.<text:s/>((Jan. 12, 21.))</text:p>
      <text:p text:style-name="PreformattedText"/>
      <text:p text:style-name="PreformattedText">4. A wón běžeše prjedy a lězeše na lěsny figowy štom, zo by jeho widźił; přetož tam měješe nimo hić.</text:p>
      <text:p text:style-name="PreformattedText"/>
      <text:p text:style-name="PreformattedText">5. A jako Jezus tam přińdźe, pohlada wón horje a pytnu jeho a dźeše k njemu: Cacheo, lěs ruče dele; přetož ja mam dźensa w twojim domje wostać.</text:p>
      <text:p text:style-name="PreformattedText"/>
      <text:p text:style-name="PreformattedText">6. A wón zlěze ruče dele a wza jeho z wjeselom horje.</text:p>
      <text:p text:style-name="PreformattedText"/>
      <text:p text:style-name="PreformattedText">7. Jako woni to widźichu, morkotachu wšitcy, zo pola hrěšnika na hospodu zańdźe.</text:p>
      <text:p text:style-name="PreformattedText"/>
      <text:p text:style-name="PreformattedText">8. Cacheus pak dźeše přistupiwši k temu Knjezej: Hlaj, Knježe, połojcu swojeho kubła dam ja chudym; a sym-li někoho zjebał, dam jo štyri króć zaso.<text:s/>((2 Mójz. 22, 1. Jez. 58, 6.))</text:p>
      <text:p text:style-name="PreformattedText"/>
      <text:p text:style-name="PreformattedText">9. Jezus dźeše k njemu: Dźensa je so tutemu domu zbože dostało, dokelž wón tež Abrahamowy syn je.<text:s/>((St. 13, 16.))</text:p>
      <text:p text:style-name="PreformattedText"/>
      <text:p text:style-name="PreformattedText">10. Přetož čłoski syn je přišoł, zo by pytał a zbóžne činił, štož zhubjene je.<text:s/>((Mat. 18, 11. St. 9, 13.))</text:p>
      <text:p text:style-name="PreformattedText"/>
      <text:p text:style-name="PreformattedText">11. Jako woni na to posłuchachu, powědaše wón dale přirunanje, teho dla, zo wón blisko při Jerusalemje běše, a jim so zdaše, zo kralestwo Bože so hnydom ma zjewić;</text:p>
      <text:p text:style-name="PreformattedText"/>
      <text:p text:style-name="PreformattedText">12. A wón dźeše: Jedyn knjejski woteńdźe do dalokeho kraja, zo by sebi kralestwo nutř wzał a potom zaso přišoł.<text:s/>((Mat. 25, 14. Mark. 13, 34.))</text:p>
      <text:p text:style-name="PreformattedText"/>
      <text:p text:style-name="PreformattedText">13. Wón zawoła pak dźesać swojich wotročkow a da jim dźesać puntow a dźeše k nim: Wikujće, hač zaso přińdu.</text:p>
      <text:p text:style-name="PreformattedText"/>
      <text:p text:style-name="PreformattedText">14. Jeho měšćenjo pak jeho hidźichu a pósłachu poselstwo za nim a dachu jemu powjedźić: My<text:s/>nochzemy, zo by tón nad nami knježił. ((Jan. 1, 11.))</text:p>
      <text:soft-page-break/>
      <text:p text:style-name="P268"><text:s/></text:p>
      <text:p text:style-name="PreformattedText">%-----------------------------------</text:p>
      <text:p text:style-name="PreformattedText"><text:span text:style-name="T269">% https://digital.slub-dresden.de/data/kitodo/BibltojeZ_478590679/BibltojeZ_478590679_tif/jpegs/00001426.tif.large.jpg</text:span></text:p>
      <text:p text:style-name="PreformattedText">%-----------------------------------------------------------</text:p>
      <text:p text:style-name="PreformattedText"/>
      <text:p text:style-name="PreformattedText">15. A sta so, zo wón zaso přińdźe, jako to kralestwo běše nutř wzał; tuž kazaše wón tych samych wotročkow k sebi zawołać, kotrymž wón te pjenjezy dał běše, zo by zhonił, što kóždy je nawikował.</text:p>
      <text:p text:style-name="PreformattedText"/>
      <text:p text:style-name="PreformattedText">16. Tuž přistupi tón prěni a dźeše: Knježe, twój punt je dźesać puntow nadobył.</text:p>
      <text:p text:style-name="PreformattedText"/>
      <text:p text:style-name="PreformattedText">17. A wón dźeše k njemu: Derje, dobry wotročko, dokelž sy na snadnišim swěrny był, dyrbiš ty móc měć na dźesać městach.<text:s/>((Mat. 25, 21. Luk. 16, 10.))</text:p>
      <text:p text:style-name="PreformattedText"/>
      <text:p text:style-name="PreformattedText">18. Tón druhi přińdźe tež a dźeše: Knježe, twój punt je pjeć puntow přinjesł.</text:p>
      <text:p text:style-name="PreformattedText"/>
      <text:p text:style-name="PreformattedText">19. A k temu dźeše wón tež: A ty dyrbiš być na pjeći městach.</text:p>
      <text:p text:style-name="PreformattedText"/>
      <text:p text:style-name="PreformattedText">20. Tež třeći přińdźe a dźeše: Knježe, hlaj, tudy je twój punt, kotryž ja sym schowany měł w rubišku;</text:p>
      <text:p text:style-name="PreformattedText"/>
      <text:p text:style-name="PreformattedText">21. Přetož ja so tebje bojach, dokelž ty twjerdy muž sy; ty wozmješ, štož njejsy połožił, a žnješ, štož njejsy rozsył.</text:p>
      <text:p text:style-name="PreformattedText"/>
      <text:p text:style-name="PreformattedText">22. Wón pak dźeše k njemu: S twojeho erta sudźu ja će, ty zły wotročko. Wjedźeše ty, zo ja twjerdy muž sym, bjeru, štož njejsym połožił, a žnu, štož njejsym rozsywał;<text:s/>((2 Sam. 1, 16.))</text:p>
      <text:p text:style-name="PreformattedText"/>
      <text:p text:style-name="PreformattedText">23. Čoho dla dha ty njejsy mojich pjenjez na přeměnjenje wudał? Dha bych ja přišedši z wužitkom je zaso brał.</text:p>
      <text:p text:style-name="PreformattedText"/>
      <text:p text:style-name="PreformattedText">24. A wón dźeše k tym, kotřiž pódla stejachu: Wzmiće tón punt wot njeho a dajće jón temu, kiž ma te dźesać puntow.</text:p>
      <text:p text:style-name="PreformattedText"/>
      <text:p text:style-name="PreformattedText">25. Woni pak dźachu k njemu: Knježe, wšak wón ma dźesać puntow.</text:p>
      <text:p text:style-name="PreformattedText"/>
      <text:p text:style-name="PreformattedText">26. Ale ja praju wam, zo kóždemu, kiž ma, budźe date; ale wot teho, kotryž nima, budźe tež to wzate, štož wón ma.<text:s/>((Mat. 13, 12. Luk. 8, 18.))</text:p>
      <text:p text:style-name="PreformattedText"/>
      <text:p text:style-name="PreformattedText">27. Tež tych samych mojich njepřećelow, kiž njechachu, zo bych ja nad nimi knježił, přiwjedźće sem a skóncujće jich přede mnu.</text:p>
      <text:p text:style-name="PreformattedText"/>
      <text:p text:style-name="PreformattedText">28. A hdyž wón to praješe, dźěše wón dale a ćehnješe horje do Jerusalema.<text:s/>((Mark. 10, 32.))</text:p>
      <text:p text:style-name="PreformattedText"/>
      <text:p text:style-name="PreformattedText">29. A sta so, jako wón so přibližowa k Bethfagu a k Bethanii a přińdźe k tej wolijowej horje, pósła wón swojich wučomnikow dweju,<text:s/>((Mat. 21, 1. Mark. 11, 1. Jan. 12, 12.))</text:p>
      <text:p text:style-name="PreformattedText"/>
      <text:p text:style-name="PreformattedText">30. A dźeše: Dźitaj do teho městka, kotrež prjedy waju leži; a hdyž nutř zańdźetaj, budźetaj wój wóslatko přiwjazane namakać, na kotrymž nihdy žadyn čłowjek njeje sedźał. Wotwježtaj to same a přiwjedźtaj jo ke mni.</text:p>
      <text:p text:style-name="PreformattedText"/>
      <text:p text:style-name="PreformattedText">31. A budźe-li waju štó prašeć, čoho dla jo wotwjazujetaj, rjekńtaj k njemu tak: Tón Knjez jo potrjeba.</text:p>
      <text:p text:style-name="PreformattedText"/>
      <text:p text:style-name="PreformattedText">32. A taj pósłanaj woteńdźeštaj a namakaštaj, kaž wón jimaj běše powědźił.</text:p>
      <text:p text:style-name="PreformattedText"/>
      <text:soft-page-break/>
      <text:p text:style-name="PreformattedText">33. Jako wonaj pak to wóslatko wotwjazaštaj, dźachu jeho knježa k nimaj: Čoho dla wotwjazataj to wóslatko?</text:p>
      <text:p text:style-name="PreformattedText"/>
      <text:p text:style-name="PreformattedText">34. Tuž dźeštaj wonaj: Tón Knjez jeho trjeba.</text:p>
      <text:p text:style-name="PreformattedText"/>
      <text:p text:style-name="PreformattedText">35. A wonaj přiwjedźeštaj to same k Jezusej a ćisnyštaj swoju drastu na to wóslatko a sadźištaj Jezusa na njo.</text:p>
      <text:p text:style-name="PreformattedText"/>
      <text:p text:style-name="PreformattedText">36. Jako wón pak jědźiše, přestrěchu woni swoju drastu na puć.</text:p>
      <text:p text:style-name="PreformattedText"/>
      <text:p text:style-name="PreformattedText">37. A hdyž wón so přibližeše a po tej wolijowej horje dele ćehnješe, poča cyła zhromadźizna jeho wučomnikow z wjesołosću Boha chwalić z wulkim hłosom za wšitke skutki, kotrež běchu widźili,</text:p>
      <text:p text:style-name="PreformattedText"/>
      <text:p text:style-name="PreformattedText">38. A dźachu: Chwaleny budź, kiž přińdźe, kral, w mjenje teho Knjeza! Měr budź na njebju a česć w tej wysokosći.<text:s/>((Jan. 12, 13. Luk. 2, 14.))</text:p>
      <text:p text:style-name="PreformattedText"/>
      <text:p text:style-name="PreformattedText">39. A někotři tych Farizejskich bjez ludźom dźachu k njemu: Mištrje, naswar wšak swojich wučomnikow.</text:p>
      <text:soft-page-break/>
      <text:p text:style-name="P270"><text:s/></text:p>
      <text:p text:style-name="PreformattedText">%-----------------------------------</text:p>
      <text:p text:style-name="PreformattedText"><text:span text:style-name="T271">% https://digital.slub-dresden.de/data/kitodo/BibltojeZ_478590679/BibltojeZ_478590679_tif/jpegs/00001427.tif.large.jpg</text:span></text:p>
      <text:p text:style-name="PreformattedText">%-----------------------------------------------------------</text:p>
      <text:p text:style-name="PreformattedText"/>
      <text:p text:style-name="PreformattedText">40. Wón wotmołwi pak a dźeše k nim: Ja praju wam: Budźa-li ći mjelčeć, dha budźa te kamjenje wrěšćeć.<text:s/>((Hab. 2, 11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72">detail((</text:span><text:span text:style-name="T273">Sćenje na 10. njedźelu po swj. Trojicy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41. [A jako so wón přibliža, pohlada wón na to město a płakaše na njo,<text:s/>((2 Kral. 8, 11.))</text:p>
      <text:p text:style-name="PreformattedText"/>
      <text:p text:style-name="PreformattedText">42. A dźeše: Hdy by wšak ty wjedźiło, dha by ty tež wopomniło w tym swojim času, što so k twojemu měrej hodźi. Ale nětk je před twojimaj wočomaj potajene.<text:s/>((5 Mójz. 32, 29.))</text:p>
      <text:p text:style-name="PreformattedText"/>
      <text:p text:style-name="PreformattedText">43. Přetož čas budźe přińć na tebje, zo twoji njepřećeljo budźa tebje a twoje dźěći w tebi ze šansu wobzanknuć, tebje woblehnyć a na wšěch stronach će tyšić;</text:p>
      <text:p text:style-name="PreformattedText"/>
      <text:p text:style-name="PreformattedText">44. A budźa tebje zemi zrunać a žadyn kamjeń na kamjenju njewostajić, teho dla, zo ty njejsy póznało tón čas, w kotrymž ty sy doma pytane.<text:s/>((1 Kral. 9, 7. Jer. 26, 18. Mich. 3, 12. Mat. 24, 1 Mark. 13, 2.))</text:p>
      <text:p text:style-name="PreformattedText"/>
      <text:p text:style-name="PreformattedText">45. A wón zańdźe do templa a poča won honić tych, kiž w tym samym předawachu a kupowachu,<text:s/>((Mat. 21, 12. Mark. 11, 17.))</text:p>
      <text:p text:style-name="PreformattedText"/>
      <text:p text:style-name="PreformattedText">46. A dźeše k nim: Pisane steji: Mój dom je dom teje modlitwy; wy pak sće jón sčinili k mordarskej jamje.<text:s/>((Jez. 56, 7. Jer. 7, 11.))</text:p>
      <text:p text:style-name="PreformattedText"/>
      <text:p text:style-name="PreformattedText">47. A wón wučeše wšědnje w templu. Ale ći wyši měšnicy a pismawučeni a ći wosebniši bjez ludom pytachu, zo bychu jeho skóncowali;</text:p>
      <text:p text:style-name="PreformattedText"/>
      <text:p text:style-name="PreformattedText">48. A njenamakachu, kak to bychu činili; přetož wšitkón lud wisaše na nim a posłuchaše jeho.<text:span text:style-name="T274">]</text:span>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75">kapitl((Sćenje swjateho Lukaša))</text:p>
      <text:p text:style-name="P276"/>
      <text:p text:style-name="P277">staw((20. staw))</text:p>
      <text:p text:style-name="P278"/>
      <text:p text:style-name="PreformattedText"><text:span text:style-name="T279">detail((</text:span><text:span text:style-name="T280">Chrystusowe rozryčenje wo swojej paršonje a swojim hamće, wo dańskim krošu a morwych horjestaću.</text:span><text:span text:style-name="T281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A sta so tych dnjow jedyn, zo wón tón lud wučeše w templu a prědowaše to ewangelion; tuž přistupichu k njemu wyši měšnicy a pismawučeni ze staršimi,<text:s/>((Mat. 21, 23. Mark. 11, 27.))</text:p>
      <text:p text:style-name="PreformattedText"/>
      <text:p text:style-name="PreformattedText">2. A ryčachu k njemu a dźachu: Powjes nam, z kajkej mozu činiš ty to? Abo štó je tebi tu móc dał?<text:s/>((Jap. zk. 4, 7.))</text:p>
      <text:p text:style-name="PreformattedText"/>
      <text:soft-page-break/>
      <text:p text:style-name="PreformattedText">3. Wón pak wotmołwi a dźeše k nim: A ja chcu was tež jene słowo woprašeć, a powěsće to mi:</text:p>
      <text:p text:style-name="PreformattedText"/>
      <text:p text:style-name="PreformattedText">4. Ta křćenica Janowa, běše wona z njebjes, abo wot čłowjekow?</text:p>
      <text:p text:style-name="PreformattedText"/>
      <text:p text:style-name="PreformattedText">5. Woni sebi pak pomyslichu a dźachu: Rjeknjemy my, z njebjes, dha budźe wón prajić: Čoho dla dha wy njejsće jemu wěrili?</text:p>
      <text:p text:style-name="PreformattedText"/>
      <text:p text:style-name="PreformattedText">6. Prajimy my pak, zo je była wot čłowjekow, dha budźe nas wšitkón lud kamjenjować; přetož woni cyle za to dźerža, zo Jan je profeta.</text:p>
      <text:p text:style-name="PreformattedText"/>
      <text:p text:style-name="PreformattedText">7. A woni wotmołwichu, zo njewjedźa, z wotkal wona je.</text:p>
      <text:p text:style-name="PreformattedText"/>
      <text:p text:style-name="PreformattedText">8. A Jezus dźeše k nim: Dha ja wam tež njepowěm, z kajkej mozu to činju.<text:s/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82">detail((Sćenje na njedźelu Oculi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9. [Wón pak poča ludu powjedać tajke přirunanje: Jedyn čłowjek płodźeše sebi winicu a přenaja ju winicarjam, a wón woteńdźe preč přez polo na dołhi čas. ((Ps. 80, 9. Jez. 5, 1. Mat.21, 33. Mark.12,1.))</text:p>
      <text:p text:style-name="PreformattedText"/>
      <text:p text:style-name="PreformattedText">10. A w swojim času pósła wón wotročka k tym winicarjam, zo bychu jemu dali wot wužitka teje winicy. Ći winicarjo pak bijachu jeho a pušćichu jeho prócneho wot sebje.<text:s/>((2 Kron. 36, 15. 16.))</text:p>
      <text:p text:style-name="PreformattedText"/>
      <text:p text:style-name="PreformattedText">11. A dale pósła wón hišće druheho wotročka; woni pak nabichu teho tež a hanjachu jeho a pušćichu jeho prócneho wot sebje.<text:s/>((Mat. 22, 6.))</text:p>
      <text:p text:style-name="PreformattedText"/>
      <text:p text:style-name="PreformattedText">12. A wyše teho pósła wón hišče třećeho; woni pak zranichu teho sameho tež a wustorčichu jeho won.</text:p>
      <text:p text:style-name="PreformattedText"/>
      <text:p text:style-name="PreformattedText">13. Tuž dźeše tón knjez teje winicy: Što dyrbju činić? Ja chcu swojeho lubeho syna pósłać; snadź,<text:s/>hdyž teho sameho widźa, woni so budźa ztrachować.</text:p>
      <text:soft-page-break/>
      <text:p text:style-name="P283"><text:s/></text:p>
      <text:p text:style-name="PreformattedText">%-----------------------------------</text:p>
      <text:p text:style-name="PreformattedText"><text:span text:style-name="T284">% https://digital.slub-dresden.de/data/kitodo/BibltojeZ_478590679/BibltojeZ_478590679_tif/jpegs/00001428.tif.large.jpg</text:span></text:p>
      <text:p text:style-name="PreformattedText">%-----------------------------------------------------------</text:p>
      <text:p text:style-name="PreformattedText"/>
      <text:p text:style-name="PreformattedText">14. Jako pak winicarjo teho syna widźichu, rozryčachu woni so bjez sobu a dźachu: Tón je tón herba; pójće, chcemy jeho zabić, zo by to herbstwo naše było.<text:s/>((Ps. 2, 8.))</text:p>
      <text:p text:style-name="PreformattedText"/>
      <text:p text:style-name="PreformattedText">15. A wustorčichu jeho z winicy won a zabichu jeho. Što teho dla budźe tón knjez teje winicy tym samym činić?</text:p>
      <text:p text:style-name="PreformattedText"/>
      <text:p text:style-name="PreformattedText">16. Wón budźe přińć a budźe tych samych winicarjow skóncować a swoju winicu druhim dać. Jako woni to słyšachu, dźachu woni: Bóh to njedaj!</text:p>
      <text:p text:style-name="PreformattedText"/>
      <text:p text:style-name="PreformattedText">17. Wón pak pohlada na nich a dźeše: Što je teho dla to, štož pisane steji: Tón samy kamjeń, kotryž su ćěslojo zaćisli, tón je so róžkny kamjeń sčinił?<text:s/>((Ps. 118, 22. Mat. 21, 42. Jap. zk. 4, 11. 1 Pětr. 2, 7.))</text:p>
      <text:p text:style-name="PreformattedText"/>
      <text:p text:style-name="PreformattedText">18. Kóždy, kiž na tón kamjeń panje, rozrazy so; na kohož pak wón panje, teho budźe wón rozmjasć.</text:p>
      <text:p text:style-name="PreformattedText"/>
      <text:p text:style-name="PreformattedText">19. A wyši měšnicy a pismawučeni stejachu za tym, kak bychu rucy w tej samej štundźe na njeho połožili; ale teho luda so bojachu; přetož woni zrozumichu, zo wón na nich to přirunanje běše rěčał.<text:s/>((St. 19, 48.))</text:p>
      <text:p text:style-name="PreformattedText"/>
      <text:p text:style-name="PreformattedText">20. Teho dla kedźbowachu woni na njeho a pósłachu łakarjow won, kiž dyrbjachu so za prawych wudawać, zo bychu jeho na jeho rěči zasłapali a tak jeho podali<text:s/>wyšnosći a do bohotoweje mocy.<text:span text:style-name="T285">]</text:span><text:s/>((Mat. 22, 15. Mark. 12, 13.))</text:p>
      <text:p text:style-name="PreformattedText"/>
      <text:p text:style-name="PreformattedText">21. A ći woprašachu jeho a dźachu: Mištrje, my wěmy, zo ty prawje ryčiš a wučiš a nimaš nikoho kedźbu, ale wučiš tón puć Boži w prawdźe;<text:s/>((Mat. 22, 16.))</text:p>
      <text:p text:style-name="PreformattedText"/>
      <text:p text:style-name="PreformattedText">22. Je prawje, zo my chěžorej dawki dawamy, abo nic?</text:p>
      <text:p text:style-name="PreformattedText"/>
      <text:p text:style-name="PreformattedText">23. Wón pak zrozumi jich lesnosć a dźešek nim: Što mje spytujeće?</text:p>
      <text:p text:style-name="PreformattedText"/>
      <text:p text:style-name="PreformattedText">24. Pokažće mi kroš; čeji wobraz a napismo ma wón? Woni pak wotmołwichu a dźachu: Teho kejžora.</text:p>
      <text:p text:style-name="PreformattedText"/>
      <text:p text:style-name="PreformattedText">25. Tuž dźeše wón k nim: Dha dajće chěžorej, štož je chěžorowe, a Bohu, štož je Bože.<text:s/>((Rom. 13, 7.))</text:p>
      <text:p text:style-name="PreformattedText"/>
      <text:p text:style-name="PreformattedText">26. A woni njemóžachu jeho na žanym słowje zasłapać před ludom; ale dźiwachu so jeho wotmołwjenja a mjelknychu.</text:p>
      <text:p text:style-name="PreformattedText"/>
      <text:p text:style-name="PreformattedText">27. Přistupichu pak někotři tych Sadduzejzkich (kotřiž praja, zo njeje žane horjestawanje)a prašachu jeho,</text:p>
      <text:p text:style-name="PreformattedText"/>
      <text:p text:style-name="PreformattedText">28. A dźachu: Mištrje, Mójzas je nam napisał: Hdy by komu bratr wumrěł bjez dźěći, zo by jeho bratr tu žonu wzał a swojemu bratrej symjo zbudźił.<text:s/>((1 Mójz. 38, 8. 5 Mójz. 25, 5. Mat. 22, 24. Mark. 12, 19.))</text:p>
      <text:p text:style-name="PreformattedText"/>
      <text:p text:style-name="PreformattedText">29. Sedmjo bratřa pak běchu, a prěni wza sebi žonu a wumrě bjez dźěći.</text:p>
      <text:p text:style-name="PreformattedText"/>
      <text:p text:style-name="PreformattedText">30. A tuž wza tón druhi tu žonu a tón wumrě tež bjez dźěći.</text:p>
      <text:p text:style-name="PreformattedText"/>
      <text:p text:style-name="PreformattedText">31. Tež tón třeći wza ju. Teje runosće tež ći druzy wot tych sydom, a zemrjechu a njewostajichu<text:s/><text:soft-page-break/>žanych dźěći.</text:p>
      <text:p text:style-name="PreformattedText"/>
      <text:p text:style-name="PreformattedText">32. Naposledk po wšěch wumrě tež ta žona.</text:p>
      <text:p text:style-name="PreformattedText"/>
      <text:p text:style-name="PreformattedText">33. W horjestawanju teho dla, kotreho bjez tymi žona budźe wona? Přetož wšitcy sedmjo su ju za mandźelsku měli.</text:p>
      <text:p text:style-name="PreformattedText"/>
      <text:p text:style-name="PreformattedText">34. A Jezus wotmołwi a dźeše k nim: Dźěći teho swěta woženja a wudawaja so;</text:p>
      <text:p text:style-name="PreformattedText"/>
      <text:p text:style-name="PreformattedText">35. Kotřiž pak dostojni budźa, tón tamny swět dostać a to horjestawanje wot morwych, ći njebudźa so ani ženić ani wudawać;</text:p>
      <text:p text:style-name="PreformattedText"/>
      <text:p text:style-name="PreformattedText">36. Přetož woni dale wjazy njemóža wumrjeć; přetož woni su jandźelam runi a su Bože dźěći, kotřiž su dźěći teho horjestawanja.<text:s/>((Mat. 22, 30.))</text:p>
      <text:p text:style-name="PreformattedText"/>
      <text:p text:style-name="PreformattedText">37. So pak morwi horjestawaju, to tež Mójzas wobswědči při tym lěsu, hdyž wón rjeknje: Tón Knjez je Bóh Abrahama a Bóh Izaaka a Bóh Jakuba.<text:s/>((2 Mójz. 3, 6.))</text:p>
      <text:soft-page-break/>
      <text:p text:style-name="P286"><text:s/></text:p>
      <text:p text:style-name="PreformattedText">%-----------------------------------</text:p>
      <text:p text:style-name="PreformattedText"><text:span text:style-name="T287">% https://digital.slub-dresden.de/data/kitodo/BibltojeZ_478590679/BibltojeZ_478590679_tif/jpegs/00001429.tif.large.jpg</text:span></text:p>
      <text:p text:style-name="PreformattedText">%-----------------------------------------------------------</text:p>
      <text:p text:style-name="PreformattedText"/>
      <text:p text:style-name="PreformattedText">38. Bóh pak njeje tych morwych, ale tych žiwych Bóh; přetož jemu su wšitcy žiwi.</text:p>
      <text:p text:style-name="PreformattedText"/>
      <text:p text:style-name="PreformattedText">39. Tuž wotmołwichu někotři tych pismawučenych a dźachu: Mištrje, ty sy derje rěčał.</text:p>
      <text:p text:style-name="PreformattedText"/>
      <text:p text:style-name="PreformattedText">40. A woni jeho dale njesmědźachu woprašeć.</text:p>
      <text:p text:style-name="PreformattedText"/>
      <text:p text:style-name="PreformattedText">41. Wón dźeše pak k nim: Kak praja woni, zo Chrystus je Dawidowy syn?<text:s/>((Mat. 22, 42. Mark. 12, 35.))</text:p>
      <text:p text:style-name="PreformattedText"/>
      <text:p text:style-name="PreformattedText">42. Přetož Dawid sam praji w psalmowych knihach: Tón Knjez je prajił k mojemu Knjezej: Syn so k mojej prawicy,<text:s/>((Ps. 110, 1. Mat. 22, 44.))</text:p>
      <text:p text:style-name="PreformattedText"/>
      <text:p text:style-name="PreformattedText">43. Hač ja połožu twojich njepřećelow k podnóžkej twojich nohow.</text:p>
      <text:p text:style-name="PreformattedText"/>
      <text:p text:style-name="PreformattedText">44. Teho dla, hdyž Dawid mjenuje jeho swojeho Knjeza, kak dha wón je jeho Syn?</text:p>
      <text:p text:style-name="PreformattedText"/>
      <text:p text:style-name="PreformattedText">45. Jako pak cyły lud posłuchaše, dźeše wón k swojim wučomnikam:</text:p>
      <text:p text:style-name="PreformattedText"/>
      <text:p text:style-name="PreformattedText">46. Hladajće so pismawučenych, kotřiž chcedźa chodźić w dołhich drastach a dadźa so radźi postrowić na torhošćach a sydaju radźi wysoko w šulach a za blidom;<text:s/>((Mat. 23, 3.))</text:p>
      <text:p text:style-name="PreformattedText"/>
      <text:p text:style-name="PreformattedText">47. Woni zežeru wudowam jich domy a wudawaju so z dołhimi modlitwami. Ći sami budźa ćim ćežše satamanstwo dostać.<text:s/>((Mat. 23, 14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288">kapitl((Sćenje swjateho Lukaša))</text:p>
      <text:p text:style-name="P289"/>
      <text:p text:style-name="P290">staw((21. staw))</text:p>
      <text:p text:style-name="P291"/>
      <text:p text:style-name="PreformattedText"><text:span text:style-name="T292">detail((</text:span><text:span text:style-name="T293">Wo wudowy jałmožinje, zahubjenju Jerusalemskim a kóncu swěta.</text:span><text:span text:style-name="T294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Wón pak pohlada horje a přihladowaše, kak bohaći swoje dary do Božeho kašća składowachu.<text:s/>((Mark. 12, 41.))</text:p>
      <text:p text:style-name="PreformattedText"/>
      <text:p text:style-name="PreformattedText">2. Wón pak tež wuhlada jenu chudu wudowu, kotraž tam dwě šerpatcy połoži.</text:p>
      <text:p text:style-name="PreformattedText"/>
      <text:p text:style-name="PreformattedText">3. Tuž dźeše wón: Woprawdźe, ja praju wam, zo tuta chuda wudowa je wjazy złožiła, dyžli woni wšitcy.</text:p>
      <text:p text:style-name="PreformattedText"/>
      <text:p text:style-name="PreformattedText">4. Přetož woni su z teho, štož jim je zbytne, składowali k Božemu woporu; ta je pak ze swojeje chudoby wšitku swoju žiwnosć, kotruž měješe, nutř połožiła.</text:p>
      <text:p text:style-name="PreformattedText"/>
      <text:p text:style-name="PreformattedText">5. A jako někotři ryčachu wot templa, zo běše z pěknymi kamjenjemi a z wopomnikami rjenje wuhotowany, dźeše wón:<text:s/>((Mat. 24, 1. Mark. 13, 1. 2.))</text:p>
      <text:p text:style-name="PreformattedText"/>
      <text:p text:style-name="PreformattedText">6. Na to wy hladaće? Čas budźe přińć, w kotrymž wot teho wšeho nic kamjeń na kamjenju wostać<text:s/><text:soft-page-break/>njebudźe, kotryž by njebył rozłamany.<text:s/>((St. 19, 44. Jer. 26, 18. Mich. 3, 12.))</text:p>
      <text:p text:style-name="PreformattedText"/>
      <text:p text:style-name="PreformattedText">7. Woni prašachu jeho pak a dźachu: Mištrje, hdy dha to budźe? A kajki zejch budźe, hdyž so to budźe stać?</text:p>
      <text:p text:style-name="PreformattedText"/>
      <text:p text:style-name="PreformattedText">8. Wón pak dźeše: Hladajće so, zo byšće njebyli zawjedźeni. Přetož wjele jich budźe přińć w mojim mjenje a budźa prajić: Ja sym Chrystus, a tón čas je so přibližał. Njechodźće teho dla za nimi.<text:s/>((Mark. 13, 22.))</text:p>
      <text:p text:style-name="PreformattedText"/>
      <text:p text:style-name="PreformattedText">9. Hdyž pak budźeće słyšeć wot wójnow a wot zestawanjow, njestrachujće so: přetož to ma so prjedy stać; ale kónc njeje hišće hnydom.</text:p>
      <text:p text:style-name="PreformattedText"/>
      <text:p text:style-name="PreformattedText">10. Tehdy dźeše wón dale k nim: Lud budźe přećiwo ludu postanyć a kralestwo přećiwo kralestwu.</text:p>
      <text:p text:style-name="PreformattedText"/>
      <text:p text:style-name="PreformattedText">11. A wulke zemjerženja budźa tam a sem, a hłody a mór; tež budźa strachi a wulke zejchi z njebjes so stać.</text:p>
      <text:p text:style-name="PreformattedText"/>
      <text:p text:style-name="PreformattedText">12. Ale přede wšitkim tym budźa woni swojej rucy na was połožić a was přesćěhać, a budźa was do swojich šulow a jastwow podać a před kralow a před knježich wodźić mojeho mjena dla;<text:s/>((Mat. 24, 9. Mark. 13, 9.))</text:p>
      <text:p text:style-name="PreformattedText"/>
      <text:p text:style-name="PreformattedText">13. To pak budźe so wam stać na to swědčenje.</text:p>
      <text:p text:style-name="PreformattedText"/>
      <text:p text:style-name="PreformattedText">14. Wzmiće dha teho dla k wutrobje, zo byšće so před časom njestarali, kak byšće so zamołwili.</text:p>
      <text:p text:style-name="PreformattedText"/>
      <text:p text:style-name="PreformattedText">15. Přetož ja chcu wam rt a<text:s/>mudrosć dać, kotrejž njebudźa móc přećiwo rěčeć, ani so pšećiwić wšitcy waši pšećiwnizy.</text:p>
      <text:soft-page-break/>
      <text:p text:style-name="P295"><text:s/></text:p>
      <text:p text:style-name="PreformattedText">%-----------------------------------</text:p>
      <text:p text:style-name="PreformattedText"><text:span text:style-name="T296">% https://digital.slub-dresden.de/data/kitodo/BibltojeZ_478590679/BibltojeZ_478590679_tif/jpegs/00001430.tif.large.jpg</text:span></text:p>
      <text:p text:style-name="PreformattedText">%-----------------------------------------------------------</text:p>
      <text:p text:style-name="PreformattedText"/>
      <text:p text:style-name="PreformattedText">16. Wy budźeće pak tež podaći wot staršich a wot bratrow, wot přirodnych a wot přećelow; a woni budźa někotrych wot was morić.<text:s/>((Mich. 7, 6. Jap. zk. 7, 58.))</text:p>
      <text:p text:style-name="PreformattedText"/>
      <text:p text:style-name="PreformattedText">17. A wy budźeće wot kóždeho hidźeni mojeho mjena dla.<text:s/>((Mat. 10, 22.))</text:p>
      <text:p text:style-name="PreformattedText"/>
      <text:p text:style-name="PreformattedText">18. Ale ani włós z wašeje hłowy njedyrbi wam kónc wzać.<text:s/>((St. 12, 7. Mat. 10, 30.))</text:p>
      <text:p text:style-name="PreformattedText"/>
      <text:p text:style-name="PreformattedText">19. Wobsyńće waše duše z wašej sćerpliwosću.<text:s/>((2 Kron. 15, 7.))</text:p>
      <text:p text:style-name="PreformattedText"/>
      <text:p text:style-name="PreformattedText">20. Hdyž wy pak budźeće widźeć Jerusalem woblehnjene wot wójska, tehdy póznajće, zo so je přibližało jeho skaženje.<text:s/>((Mat. 24, 15. Mark. 13, 14.))</text:p>
      <text:p text:style-name="PreformattedText"/>
      <text:p text:style-name="PreformattedText">21. Kotřiž tehdy su w židowskej zemi, ći njech ćeknu k horam; a kotřiž su srjedźa teje sameje, njech wuběhnu won; a kotřiž na polach su, ći njech njechodźa do njeje;</text:p>
      <text:p text:style-name="PreformattedText"/>
      <text:p text:style-name="PreformattedText">22. Přetož to su te dny teho wjećenja, zo by dopjelnjene było wšitko, štož pisane je.</text:p>
      <text:p text:style-name="PreformattedText"/>
      <text:p text:style-name="PreformattedText">23. Běda pak samodruhim a ćěšnym w tych samych dnjach; přetož wulka nuza budźe na zemi a hněw na tym ludu.</text:p>
      <text:p text:style-name="PreformattedText"/>
      <text:p text:style-name="PreformattedText">24. A budźa padać wot wótreho mječa a jeći wodźeni bjez wšitkich ludźi; a Jerusalem budźe rozteptane wot pohanow, hač pohanow čas je dopjelnjeny.<text:s/>((Rom. 11, 25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297">detail((</text:span><text:span text:style-name="T298">Sćenje na 2. njedźelu adwenta.</text:span><text:span text:style-name="T299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25. A zejchi budźa na słóncu a na měsacu a na hwězdach; a na zemi budźe so ludźom styskać a njebudźa wjedźić, što činić; a morjo a žołmy budźa šumić;<text:s/>((Jez. 13, 10. Mat. 24, 9.))</text:p>
      <text:p text:style-name="PreformattedText"/>
      <text:p text:style-name="PreformattedText">26. A ludźom budźe so zeznać před strachotu a wočakowanjom tych wěcow, kiž na zemju přińć dyrbja; přetož tež njebjesow mocy budźa so hnuć.</text:p>
      <text:p text:style-name="PreformattedText"/>
      <text:p text:style-name="PreformattedText">27. A tehdy budźa widźeć člorózkeho syna přińdźo w mróčeli z wulkej mozu a krasnosću.<text:s/>((Dan. 7, 13.))</text:p>
      <text:p text:style-name="PreformattedText"/>
      <text:p text:style-name="PreformattedText">28. Hdyž so pak to wšitko budźe započeć, dha hladajće horje a pozběhńće swoje hłowy, teho dla, zo so waše wumoženje přibližuje.<text:s/>((Jez. 40, 26. Rom. 8, 21. 23.))</text:p>
      <text:p text:style-name="PreformattedText"/>
      <text:p text:style-name="PreformattedText">29. A wón praješe jim přirunanje: Pohladajće na figowc a na wšitke štomy;<text:s/>((Mat. 24, 32.))</text:p>
      <text:p text:style-name="PreformattedText"/>
      <text:p text:style-name="PreformattedText">30. Hdyž so nětk pukaju, dha to widźo sami wot sebje wěsće, zo nětk lětny čas blisko je.</text:p>
      <text:p text:style-name="PreformattedText"/>
      <text:p text:style-name="PreformattedText">31. Tak tež wy, hdyž widźeć budźeće te wěcy so započeć, dha wěsće, zo Bože kralestwo blisko je.</text:p>
      <text:p text:style-name="PreformattedText"/>
      <text:p text:style-name="PreformattedText">32. Zawěrnje, ja praju wam, zo ta šlachta njebudźe zańć, hač so to wšitko stanje.</text:p>
      <text:p text:style-name="PreformattedText"/>
      <text:p text:style-name="PreformattedText">33. Njebjo a zemja budźetej zahinyć, ale moje słowa<text:s/>njebudźa zahinyć. ((St. 16, 17. Ps. 102, 27.<text:s/><text:soft-page-break/>Jez. 51, 6. Mat. 5, 18.))</text:p>
      <text:p text:style-name="PreformattedText"/>
      <text:p text:style-name="PreformattedText">34. Hladajće so pak, zo waše wutroby njebudźa wobćežene z wobžranztwom, z wopiłstwom a ze starosćemi teje žiwnosće, a tón dźeń was njepřechwatał;<text:s/>((Rom. 15, 13. Eph. 5, 18.))</text:p>
      <text:p text:style-name="PreformattedText"/>
      <text:p text:style-name="PreformattedText">35. Přetož runje jako powlečena syć budźe wón přińć na wšěch, kiž na zemi bydla.<text:s/>((1 Thes. 5, 3.))</text:p>
      <text:p text:style-name="PreformattedText"/>
      <text:p text:style-name="PreformattedText">36. Teho dla wachujće kóždy čas a modlće so, zo byšće dostojni byli ćeknyć temu wšitkemu, štož so podać budźe,<text:s/>a wobstać před čłoróskim synom.<text:span text:style-name="T300">]</text:span></text:p>
      <text:p text:style-name="PreformattedText"/>
      <text:p text:style-name="PreformattedText">37. Wón wučeše pak wodnjo w templu; ale w nocy chodźeše wón won a přebywaše na wolijowej horje.</text:p>
      <text:p text:style-name="PreformattedText"/>
      <text:p text:style-name="PreformattedText">38. A wšitkón lud přichadźowaše k njemu rano w templu, zo by jeho posłuchał.</text:p>
      <text:soft-page-break/>
      <text:p text:style-name="P301"><text:s/></text:p>
      <text:p text:style-name="PreformattedText">%-----------------------------------</text:p>
      <text:p text:style-name="PreformattedText"><text:span text:style-name="T302">% https://digital.slub-dresden.de/data/kitodo/BibltojeZ_478590679/BibltojeZ_478590679_tif/jpegs/00001431.tif.large.jpg</text:span></text:p>
      <text:p text:style-name="PreformattedText">%-----------------------------------------------------------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303">kapitl((Sćenje swjateho Lukaša))</text:p>
      <text:p text:style-name="P304"/>
      <text:p text:style-name="P305">staw((22. staw))</text:p>
      <text:p text:style-name="P306"/>
      <text:p text:style-name="PreformattedText"><text:span text:style-name="T307">detail((</text:span><text:span text:style-name="T308">Wo Judašu, přeradniku, jutrownym jehnjeću a wječeri, wučomnikow lakomstwje po prózdnej česći, Chrystusowym ćerpjenju w zahrodźe a před Kajphasom; Pětrowy hrěšny pad.</text:span><text:span text:style-name="T309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Wón so pak přibližowaše tón róčny čas tych słódkich chlěbow, jutry mjenowany.<text:s/>((Mat. 26, 2. Mark. 14, 1. Jan. 13, 1.))</text:p>
      <text:p text:style-name="PreformattedText"/>
      <text:p text:style-name="PreformattedText">2. A wyši měšnicy a pismawučeni pytachu, kak bychu jeho skóncowali; přetož woni so luba bojachu.<text:s/>((Jan. 11, 47.))</text:p>
      <text:p text:style-name="PreformattedText"/>
      <text:p text:style-name="PreformattedText">3. Tón zatan pak běše stupił do Judaša, kotrehož mjeno je Jšarioth, kiž jedyn wot tych dwanaće běše.<text:s/>((Mat. 26, 14. Mark. 14, 10.))</text:p>
      <text:p text:style-name="PreformattedText"/>
      <text:p text:style-name="PreformattedText">4. A wón woteńdźe a rěčeše z wyšimi měšnikami a z hejtmanami, kak by jeho jim podał.</text:p>
      <text:p text:style-name="PreformattedText"/>
      <text:p text:style-name="PreformattedText">5. A ći so zwjeselichu a slubichu jemu pjenjezy dać.</text:p>
      <text:p text:style-name="PreformattedText"/>
      <text:p text:style-name="PreformattedText">6. A wón přirjeknu so a hladaše sprawneho časa, zo by jeho jim podał bjez hawtowanja.</text:p>
      <text:p text:style-name="PreformattedText"/>
      <text:p text:style-name="PreformattedText">7. Přińdźe pak dźeń tych słódkich chlěbow, na kotrymž so jutrowne jehnjo woprowaše.<text:s/>((Mat. 26, 17. Mark. 14, 12.))</text:p>
      <text:p text:style-name="PreformattedText"/>
      <text:p text:style-name="PreformattedText">8. Tuž pósła wón Pětra a Jana a dźeše: Dźitaj a přihotujtaj nam to jutrowne jehnjo, zo bychmy to same jědli.</text:p>
      <text:p text:style-name="PreformattedText"/>
      <text:p text:style-name="PreformattedText">9. Wonaj pak dźeštaj k njemu: Hdźe chceš, zo bychmój to same přihotowałaj?</text:p>
      <text:p text:style-name="PreformattedText"/>
      <text:p text:style-name="PreformattedText">10. Wón dźeše k nimaj: Hlaj, hdyž do města přińdźetaj, budźe waju čłowjek zetkać, tón njese wódny karan; dźitaj za nim do teho doma, hdźež wón nutř dźe,</text:p>
      <text:p text:style-name="PreformattedText"/>
      <text:p text:style-name="PreformattedText">11. A rjekńtaj k hospodarjej teho doma: Mištr da ći prajić: Hdźe je ta hospoda, hdźež ja móžu jutrowne jehnjo jěsć z mojimi wučomnikami?</text:p>
      <text:p text:style-name="PreformattedText"/>
      <text:p text:style-name="PreformattedText">12. A wón budźe wamaj wulku łubju, kotraž z kamjenjemi wusadźena je, pokazać; tam jo přihotujtaj.</text:p>
      <text:p text:style-name="PreformattedText"/>
      <text:p text:style-name="PreformattedText">13. Wonaj dźěštaj a namakaštaj, kaž wón jimaj běše prajił, a přihotowaštaj to jutrowne jehnjo.<text:s/>((St. 19, 32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10">detail((Tekst na zeleny štwórtk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4.<text:s/><text:span text:style-name="T311">[</text:span>A jako ta štunda přińdźe, synu wón so k blidu, a ći dwanaćo japoštoli z nim.<text:s/>((Mat. 26, 20.))</text:p>
      <text:p text:style-name="PreformattedText"/>
      <text:p text:style-name="PreformattedText">15. A wón dźeše k nim: Ja sym z wutrobu sebi žadał, zo bych to jutrowne jehnjo z wami pojědł, prjedy dyžli ja ćerpju;</text:p>
      <text:p text:style-name="PreformattedText"/>
      <text:p text:style-name="PreformattedText">16. Přetož ja praju wam, zo dale wot njeho jěsć njebudu, hač dopjelnjene budźe w Božim kralestwje.<text:s/>((Mat. 26, 29.))</text:p>
      <text:p text:style-name="PreformattedText"/>
      <text:p text:style-name="PreformattedText">17. A wón wza kelich, dźakowaše so a dźeše: Wzmiće tón a dźělće jón bjez sobu;</text:p>
      <text:p text:style-name="PreformattedText"/>
      <text:p text:style-name="PreformattedText">18. Přetož ja praju wam: Ja njebudu wjazy pić wot teho płoda winoweho pjeńka, hač Bože kralestwo přińdźe.<text:s/>((Mat. 26, 29.))</text:p>
      <text:p text:style-name="PreformattedText"/>
      <text:p text:style-name="PreformattedText">19. A wón wza tón chlěb, dźakowaše so a łamaše a da jón jim a dźeše: To je moje ćěło, kotrež budźe za was date; to čińće k mojemu wopomnjenju.<text:s/>((Mat. 26, 26. Mark. 14, 22. 1 Kor. 11, 23.))</text:p>
      <text:p text:style-name="PreformattedText"/>
      <text:p text:style-name="PreformattedText">20. Teho runja wza wón tež tón kelich po tej wječeri a dźeše: Tón kelich je tón nowy zakoń w mojej krej, kotraž za was přelata budźe.<text:span text:style-name="T312">]</text:span></text:p>
      <text:p text:style-name="PreformattedText"/>
      <text:p text:style-name="PreformattedText">21. Ale hlaj, ruka mojeho přeradnika je zo mnu za blidom.</text:p>
      <text:p text:style-name="PreformattedText"/>
      <text:p text:style-name="PreformattedText">22. Čłowski syn derje tam dźe, kaž je wobzanknjene; ale běda temu čłowjekej, přez kotrehož wón přeradźeny budźe.</text:p>
      <text:p text:style-name="PreformattedText"/>
      <text:p text:style-name="PreformattedText">23. A woni počachu so sami bjez sobu prašeć, kotry by tež bjez nimi był, kiž to činić budźe</text:p>
      <text:p text:style-name="PreformattedText"/>
      <text:p text:style-name="PreformattedText">24. Zwada so pak tež zběhnu bjez nimi, kotry bjez nimi dyrbjał za najwjetšeho dźeržany być.<text:s/>((Mark. 9, 34.))</text:p>
      <text:p text:style-name="PreformattedText"/>
      <text:p text:style-name="PreformattedText">25. Wón pak dźeše k nim: Ći swětni kralojo knježa, a tym mócnym rěkaju miłosćiwi knježa;<text:s/>((Mat. 20, 25. Mark. 10, 42.))</text:p>
      <text:soft-page-break/>
      <text:p text:style-name="P313"><text:s/></text:p>
      <text:p text:style-name="PreformattedText">%-----------------------------------</text:p>
      <text:p text:style-name="PreformattedText"><text:span text:style-name="T314">% https://digital.slub-dresden.de/data/kitodo/BibltojeZ_478590679/BibltojeZ_478590679_tif/jpegs/00001432.tif.large.jpg</text:span></text:p>
      <text:p text:style-name="PreformattedText">%-----------------------------------------------------------</text:p>
      <text:p text:style-name="PreformattedText"/>
      <text:p text:style-name="PreformattedText">26. Wam pak nic tak; ale tón wjetši bjez wami dyrbi być jako młódši, a tón wosebniši jako słužomnik.<text:s/>((1 Pětr. 5, 3. 5. 6.))</text:p>
      <text:p text:style-name="PreformattedText"/>
      <text:p text:style-name="PreformattedText">27. Přetož kotry je wjetši? Tón, kiž za blidom sedźi, abo tón, kiž słuži? Njeje temu tak, zo tón, kiž za blidom sedźi? Ja pak sym srjedźa bjez wami jako słužomnik.<text:s/>((Mat. 20, 28. Jan. 13, 14. Phil. 2, 7.))</text:p>
      <text:p text:style-name="PreformattedText"/>
      <text:p text:style-name="PreformattedText">28. Wy pak sće wobstajni při mni wostali w mojich spytowanjach;<text:s/>((St. 18, 28.))</text:p>
      <text:p text:style-name="PreformattedText"/>
      <text:p text:style-name="PreformattedText">29. A ja chcu wam kralestwo wotkazać, kaž mi mój Wótc wotkazał je;<text:s/>((St. 12, 82.))</text:p>
      <text:p text:style-name="PreformattedText"/>
      <text:p text:style-name="PreformattedText">30. So budźeće jěsć a pić za mojim blidom w mojim kralestwje a sedźić na stołach a sudźić te dwanaće Israelske šlachty.<text:s/>((Mat. 19, 28.))</text:p>
      <text:p text:style-name="PreformattedText"/>
      <text:p text:style-name="PreformattedText">31. Tón Knjez tež dźeše: Šimanje, Šimanje, hlaj, zatanas je was požadał, zo by was mohł sać jako pšeńcu;<text:s/>((1 Pětr. 5, 8.))</text:p>
      <text:p text:style-name="PreformattedText"/>
      <text:p text:style-name="PreformattedText">32. Ale ja sym prosył za tebje, zo by twoja wěra njepřestała; a hdyž ty so něhdy nakazaš, dha posylń swojich bratrow.<text:s/>((Jan. 17; 20: Ps<text:s/>51, 15.))</text:p>
      <text:p text:style-name="PreformattedText"/>
      <text:p text:style-name="PreformattedText">33. Wón pak dźeše k njemu: Knježe, ja sym hotowy z tobu do jastwa a do smjerće hić.</text:p>
      <text:p text:style-name="PreformattedText"/>
      <text:p text:style-name="PreformattedText">34. Wón pak dźeše: Pětrje, ja ći praju, kapon dźensa njebudźe zaspěwać, hač ty prjedy tři króć zaprěł sy, zo mje njeznaješ.<text:s/>((Mat. 26, 34. Mark. 14, 30. Jan. 13, 38.))</text:p>
      <text:p text:style-name="PreformattedText"/>
      <text:p text:style-name="PreformattedText">35. Wón tež dźeše k nim: Tak často, jako sym ja was pósłał bjez móšnje, bjez wačoka a bjez črijow, sće wy tež hdy nuzu měli? Woni dźachu: Nihdy žanu. ((Ps.23, 1. Ps. 33, 19. Ps. 34, 10. Mat. 10, 9.))</text:p>
      <text:p text:style-name="PreformattedText"/>
      <text:p text:style-name="PreformattedText">36. Tuž dźeše wón k nim: Ale nětk, štóž móšeń ma, tón wzmi tu samu, teho runja tež wačok. A štóž nima, njech předa swoju drastu a kup sebi mječ.</text:p>
      <text:p text:style-name="PreformattedText"/>
      <text:p text:style-name="PreformattedText">37. Přetož ja praju wam, zo so hišće na mni dyrbi dokonjeć, štož pisane steji: Wón je bjez złóstnikow rachnowany. Přetož štož wote mnje pisane je, to ma kónc.<text:s/>((Jez. 53, 13.))</text:p>
      <text:p text:style-name="PreformattedText"/>
      <text:p text:style-name="PreformattedText">38. Woni pak dźachu: Knježe, hlaj, tu staj dwaj mječej.</text:p>
      <text:p text:style-name="PreformattedText"/>
      <text:p text:style-name="PreformattedText">39. Wón pak dźeše k nim: Dosć je. A wón dźěše won po swojim wašnju na wolijowu horu. A jeho wučomnicy dźěchu za nim.<text:s/>((Mat. 26, 30. Mark. 14, 26. Jan. 18, 1.))</text:p>
      <text:p text:style-name="PreformattedText"/>
      <text:p text:style-name="PreformattedText">40. A hdyž wón tam přińdźe, dźeše wón k nim: Modlće so, zo byšće do spytowanja njepanyli.</text:p>
      <text:p text:style-name="PreformattedText"/>
      <text:p text:style-name="PreformattedText">41. A wón so wot nich wottorže, tak daloko, jako něhdźe jedyn z kamjenjom doćisnje, a poklaknu na kolena, modleše so<text:s/>((Mat. 26, 39.))</text:p>
      <text:p text:style-name="PreformattedText"/>
      <text:p text:style-name="PreformattedText">42. A dźeše: Wótče, chceš-li, dha wzmi tón kelich wote mnje; nic pak moja wola, ale twoja wola so stań.</text:p>
      <text:p text:style-name="PreformattedText"/>
      <text:p text:style-name="PreformattedText">43. A jandźel z njebjes zjewi so jemu a posylni jeho.</text:p>
      <text:p text:style-name="PreformattedText"/>
      <text:soft-page-break/>
      <text:p text:style-name="PreformattedText">44. A jako wón so ze smjerću bědźeše, modleše wón so nutrnišo. A jeho pót bě jako krawne krjepki, te padachu dele na zemju.</text:p>
      <text:p text:style-name="PreformattedText"/>
      <text:p text:style-name="PreformattedText">45. A stanywši wot modlitwy přińdźe wón k swojim wučomnikam a namaka jich spicy zrudoby dla;</text:p>
      <text:p text:style-name="PreformattedText"/>
      <text:p text:style-name="PreformattedText">46. A dźeše k nim: Što spiće? Stańće a modlće so, zo do spytowanja njepanjeće.</text:p>
      <text:p text:style-name="PreformattedText"/>
      <text:p text:style-name="PreformattedText">47. A jako wón hišće rěčeše, hlaj, tuž přińdźe črjóda, a jedyn wot tych dwanaće, mjenowany Judaš, dźěše prjedy nich a přibliža so k Jezusej, zo by jeho wokošał.<text:s/>((Mat. 26, 47. Mark. 14, 413. Jan. 18, 3.))</text:p>
      <text:p text:style-name="PreformattedText"/>
      <text:p text:style-name="PreformattedText">48. Jezus pak dźeše k njemu: Judašo, přeradźiš ty člorózkeho syna z wokošenjom?</text:p>
      <text:p text:style-name="PreformattedText"/>
      <text:p text:style-name="PreformattedText">49. Jako pak to widźichu ći, kiž wokoło njeho běchu, što to być zechcyše, dźachu woni k njemu: Knježe, dyrbimy my z mječom do nich rubać?</text:p>
      <text:soft-page-break/>
      <text:p text:style-name="P315"><text:s/></text:p>
      <text:p text:style-name="PreformattedText">%-----------------------------------</text:p>
      <text:p text:style-name="PreformattedText"><text:span text:style-name="T316">% https://digital.slub-dresden.de/data/kitodo/BibltojeZ_478590679/BibltojeZ_478590679_tif/jpegs/00001433.tif.large.jpg</text:span></text:p>
      <text:p text:style-name="PreformattedText">%-----------------------------------------------------------</text:p>
      <text:p text:style-name="PreformattedText"/>
      <text:p text:style-name="PreformattedText">50. A jedyn wot nich rubnu wyšeho měšnika wotročka a wotća jemu jeho prawe wucho.<text:s/>((Mat. 26, 51. Mark. 14, 47. Jan. 18, 10.))</text:p>
      <text:p text:style-name="PreformattedText"/>
      <text:p text:style-name="PreformattedText">51. Jezus pak wotmołwi a dźeše: Njech jeno woni tak nětk činja. A wón so jeho wucha dótknu a zahoji jeho.</text:p>
      <text:p text:style-name="PreformattedText"/>
      <text:p text:style-name="PreformattedText">52. Jezus pak dźeše k wyšim měšnikam a k hejtmanam teho templa a k staršim, kiž na njeho přišli běchu: Wy sće jako na mordarja z mječemi a ze žerdźemi wušli;<text:s/>((Mat. 26, 55. Mark. 14, 48.))</text:p>
      <text:p text:style-name="PreformattedText"/>
      <text:p text:style-name="PreformattedText">53. Ja sym wšědnje pola was w templu był, a wy njejsće žaneje ruki na mnje załožili; ale to je ta waša štunda a ta móc teje ćěmnosće.<text:s/>((Jan. 7, 30. St. 8, 20.))</text:p>
      <text:p text:style-name="PreformattedText"/>
      <text:p text:style-name="PreformattedText">54. Woni jeho pak zapřijachu a wjedźechu jeho a přiwjedźechu jeho do wyšeho měšnika chěže. Pětr pak dźěše nazdala za nim.<text:s/>((Mat. 26, 57. 58. Mark. 14, 53. Jan. 18, 13.))</text:p>
      <text:p text:style-name="PreformattedText"/>
      <text:p text:style-name="PreformattedText">55. A jako pak běchu woheń zaswěćili srjedźa w hrodźe a so wokoło zesydali, synu so Pětr tež bjez nich.<text:s/>((Mat. 26, 69.))</text:p>
      <text:p text:style-name="PreformattedText"/>
      <text:p text:style-name="PreformattedText">56. Tuž wuhlada jeho sedźo jena dźowka při swětłym a pohlada runje na njeho a dźeše: A tón běše tež z nim.</text:p>
      <text:p text:style-name="PreformattedText"/>
      <text:p text:style-name="PreformattedText">57. Wón pak jeho zaprě a dźeše: Zónska, ja jeho njeznaju.</text:p>
      <text:p text:style-name="PreformattedText"/>
      <text:p text:style-name="PreformattedText">58. A po małej chwili wuhlada jeho druhi a dźeše: Ty sy tež tych samych jedyn. Pětr pak dźeše: Čłowječe, ja njejsym.</text:p>
      <text:p text:style-name="PreformattedText"/>
      <text:p text:style-name="PreformattedText">59. A po małej chwili, po jenej štundźe, wobtwjerdźi to někajki druhi a dźeše: Zawěrnje, tón běše tež z nim;<text:s/>přetož wón je tež Galilejski.</text:p>
      <text:p text:style-name="PreformattedText"/>
      <text:p text:style-name="PreformattedText">60. Pětr pak dźeše: Čłowječe, ja njewěm, što ty prajiš. A hnydom, hdyž wón hišće rěčeše, zaspěwa kapon.<text:s/>((Mat. 26, 74.))</text:p>
      <text:p text:style-name="PreformattedText"/>
      <text:p text:style-name="PreformattedText">61. A tón Knjez so wobroći a pohlada na Pětra. A Pětr so dopomni teho Knjeza słowa, jako wón k njemu běše prajił: Prjedy dyžli kapon zaspěwa, budźeš ty mje tři króć zaprěć.<text:s/>((Mat. 26, 34. 75. Mark. 14, 30. 72. Jan. 13, 38.))</text:p>
      <text:p text:style-name="PreformattedText"/>
      <text:p text:style-name="PreformattedText">62. A Pětr płakaše žałostnje, ducy won.</text:p>
      <text:p text:style-name="PreformattedText"/>
      <text:p text:style-name="PreformattedText">63. Ći mucy pak, kiž Jezusa dźeržachu, přešpotowachu a bijachu jeho;<text:s/>((Jez. 50, 6.))</text:p>
      <text:p text:style-name="PreformattedText"/>
      <text:p text:style-name="PreformattedText">64. A přikrywši jeho bijachu jeho do wobliča a prašachu jeho a dźachu: Hódaj, štó je, kiž će dyri?</text:p>
      <text:p text:style-name="PreformattedText"/>
      <text:p text:style-name="PreformattedText">65. A wšelke druhe hanjenja ryčachu woni přećiwo njemu.</text:p>
      <text:p text:style-name="PreformattedText"/>
      <text:p text:style-name="PreformattedText">66. A hdyž dźeń bě, zeńdźechu so starši teho luda, wyši měšnicy a pismawučeni; a wjedźechu jeho před swoju radu,<text:s/>((Mat. 27, 1. Mark. 15, 1. Jan. 18, 28.))</text:p>
      <text:p text:style-name="PreformattedText"/>
      <text:p text:style-name="PreformattedText">67. A dźachu: Sy ty Chrystus? powjes nam. Wón dźeše pak k nim: Powěm ja wam runje, wy jo wšak njewěriće;<text:s/>((Mat. 26, 63.))</text:p>
      <text:p text:style-name="PreformattedText"/>
      <text:p text:style-name="PreformattedText">68. Prašam pak ja was, dha wy mi njewotmołwiće ani mje tež njepušćiće.</text:p>
      <text:p text:style-name="PreformattedText"/>
      <text:p text:style-name="PreformattedText">69. Teho dla wot nětk budźe člorózki syn sedźić k prawicy teje mocy Božeje.<text:s/>((Mat. 24, 30. Mark. 14, 62.))</text:p>
      <text:p text:style-name="PreformattedText"/>
      <text:p text:style-name="PreformattedText">70. Tuž dźachu woni wšitcy: Sy dha ty tón Syn Boži? Wón pak dźeše k tym samym: Wy jo prajiće; přetož ja sym.</text:p>
      <text:p text:style-name="PreformattedText"/>
      <text:p text:style-name="PreformattedText">71. Tuž dźachu woni: Što wjazy swědčenja potrjebamy? My smy jo sami z jeho erta słyšeli.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317">kapitl((Sćenje swjateho Lukaša))</text:p>
      <text:p text:style-name="P318"/>
      <text:p text:style-name="P319">staw((23. staw))</text:p>
      <text:p text:style-name="P320"/>
      <text:p text:style-name="PreformattedText"><text:span text:style-name="T321">detail((</text:span><text:span text:style-name="T322">Chrystusowe ćerpjenje před Pilatusom; jeho křižowanje, smjerć a pohrjebanje.</text:span><text:span text:style-name="T323">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 A cyła jich zhromadźizna postanu a wjedźeše jeho před Pilata;<text:s/>((Mat. 27, 2.))</text:p>
      <text:p text:style-name="PreformattedText"/>
      <text:p text:style-name="PreformattedText">2. Woni počachu pak jeho wobskoržić a dźachu: Na tym my namakamy, zo wón lud zawjedźe a zakazuje, danje chěžorej dawać, a praji, zo wón je Chrystus, tón kral.<text:s/>((St. 20, 25.))</text:p>
      <text:soft-page-break/>
      <text:p text:style-name="P324"><text:s/></text:p>
      <text:p text:style-name="PreformattedText">%-----------------------------------</text:p>
      <text:p text:style-name="PreformattedText"><text:span text:style-name="T325">% https://digital.slub-dresden.de/data/kitodo/BibltojeZ_478590679/BibltojeZ_478590679_tif/jpegs/00001434.tif.large.jpg</text:span></text:p>
      <text:p text:style-name="PreformattedText">%-----------------------------------------------------------</text:p>
      <text:p text:style-name="PreformattedText"/>
      <text:p text:style-name="PreformattedText">3. Pilatus pak jeho wopraša a dźeše: Sy ty tych židow kral? Wón wotmołwi jemu a dźeše: Ty jo prajiš.<text:s/>((Mat. 27, 11. Mark. 15, 2. Jan. 18, 33.))</text:p>
      <text:p text:style-name="PreformattedText"/>
      <text:p text:style-name="PreformattedText">4. Pilatus pak dźeše k wyšim měšnikam a k ludu: Ja žaneje winy njenamakam na tym čłowjeku.</text:p>
      <text:p text:style-name="PreformattedText"/>
      <text:p text:style-name="PreformattedText">5. Woni pak ćim bóle wołachu a dźachu: Wón je lud zaměšał, wučiwši tam a sem po wšěm Židowskim kraju, a je w Galilejskej spočał hač sem.</text:p>
      <text:p text:style-name="PreformattedText"/>
      <text:p text:style-name="PreformattedText">6. Jako pak Pilatus wot Galilejskeje słyšeše, prašeše wón, hač tón čłowjek Galilejski je;</text:p>
      <text:p text:style-name="PreformattedText"/>
      <text:p text:style-name="PreformattedText">7. A jako wón zrozumi, zo wón pod Herodašowej wyšnosću běše, pósła wón jeho k Herodašej, kotryž tež w tych samych dnjach we Jerusalemje běše.<text:s/>((St. 3, 1.))</text:p>
      <text:p text:style-name="PreformattedText"/>
      <text:p text:style-name="PreformattedText">8. Jako pak Herodas Jezusa wuhlada, zwjeseli wón so jara; přetož wón by jeho dawno rad widźił, dokelž wjele wot njeho słyšał běše, a nadźiješe so, zo budźe někajki dźiw wot njeho wohladać.<text:s/>((St. 9, 9.))</text:p>
      <text:p text:style-name="PreformattedText"/>
      <text:p text:style-name="PreformattedText">9. A prašeše jeho wšelke; wón pak jemu ničo njewotmołwi.</text:p>
      <text:p text:style-name="PreformattedText"/>
      <text:p text:style-name="PreformattedText">10. Ći wyši měšnicy pak a pismawučeni stejachu a wobskoržowachu jeho twjerdźe.</text:p>
      <text:p text:style-name="PreformattedText"/>
      <text:p text:style-name="PreformattedText">11. Ale Herodas ze swojimi wojakami jeho zaspi a měješe jeho za směch a wobleče jeho běłu drastu a pósła jeho zaso k Pilatej.</text:p>
      <text:p text:style-name="PreformattedText"/>
      <text:p text:style-name="PreformattedText">12. A na tón dźeń buštaj Pilatus a Herodas zaso přećelej bjez sobu; přetož prjedy běštaj wonaj njepřećelej na so.</text:p>
      <text:p text:style-name="PreformattedText"/>
      <text:p text:style-name="PreformattedText">13. Pilatus pak zawoła tych wyšich měšnikow a druhich wyšich a lud hromadu,</text:p>
      <text:p text:style-name="PreformattedText"/>
      <text:p text:style-name="PreformattedText">14. A dźeše k nim: Wy sće teho čłowjeka ke mni přiwjedli, jako by wón lud wotwróćał. A hlaj, ja sym jeho před wami přesłyšał a njenamakam na tym čłowjeku teje winy žaneje, kotruž wy jemu dawaće;<text:s/>((Mat. 27, 23. Mark. 15, 14. Jan. 18, 38.))</text:p>
      <text:p text:style-name="PreformattedText"/>
      <text:p text:style-name="PreformattedText">15. Ani tež Herodas; přetož ja sym was k njemu pósłał; a hlaj, ničo njeje jemu dowjedźene, štož by smjerće winowate było.</text:p>
      <text:p text:style-name="PreformattedText"/>
      <text:p text:style-name="PreformattedText">16. Teho dla chcu jeho khoztać a pušćić.</text:p>
      <text:p text:style-name="PreformattedText"/>
      <text:p text:style-name="PreformattedText">17. Na róčny čas pak dyrbješe wón jim jeneho jateho po wašnju pušćić.</text:p>
      <text:p text:style-name="PreformattedText"/>
      <text:p text:style-name="PreformattedText">18. Tuž zawoła cyła zhromadźizna a dźeše: Preč z tym a pušćnam Barabbasa.<text:s/>((Mat. 27, 22. 23.))</text:p>
      <text:p text:style-name="PreformattedText"/>
      <text:p text:style-name="PreformattedText">19. (Kotryž běše někajkeje zwady a mordarstwa dla, kiž so w měsće stało běše, do jastwa ćisnjeny.)</text:p>
      <text:p text:style-name="PreformattedText"/>
      <text:p text:style-name="PreformattedText">20. Tuž rěčeše Pilatus zaso k nim a chcyše Jezusa pušćić.</text:p>
      <text:p text:style-name="PreformattedText"/>
      <text:p text:style-name="PreformattedText">21. Woni wotmołwichu pak a dźachu: Křižuj, křižuj jeho!</text:p>
      <text:p text:style-name="PreformattedText"/>
      <text:p text:style-name="PreformattedText">22. Wón pak k třećemu dźeše k nim: Što pak je tón złeho činił? Ja žaneje winy teje smjerće na<text:s/><text:soft-page-break/>nim njenamakam; teho dla chcu jeho khoztać a pušćić.</text:p>
      <text:p text:style-name="PreformattedText"/>
      <text:p text:style-name="PreformattedText">23. Ale woni z wulkim wołanjom na nim ležachu, žadajcy, zo by křižowany był. A jich a tych wyšich měšnikow wołanje rozsylni so a přemóže.<text:s/>((Jan. 19, 12.))</text:p>
      <text:p text:style-name="PreformattedText"/>
      <text:p text:style-name="PreformattedText">24. Tuž wotsudźi Pilatus, zo by so po jich próstwje stało;</text:p>
      <text:p text:style-name="PreformattedText"/>
      <text:p text:style-name="PreformattedText">25. A pušći jim teho, kotryž zběžka a mordarstwa dla bě do jastwa ćisnjeny, pře kotrehož woni prošachu; ale Jezusa poda wón jich woli.<text:s/>((Mat. 27, 26.))</text:p>
      <text:p text:style-name="PreformattedText"/>
      <text:p text:style-name="PreformattedText">26. Jako woni jeho pak won wjedźechu, zapřijachu woni jeneho, Šimana Cirenskeho, kotryž z pola přińdźe, a połožichu tón křiž na njeho, zo by jón za Jezusom njesł.<text:s/>((Mat. 27, 32. Mark. 15, 21. Jan. 19, 17.))</text:p>
      <text:p text:style-name="PreformattedText"/>
      <text:p text:style-name="PreformattedText">27. Sa nim pak dźěše wulka črjóda ludźi a žónskich, kotrež jeho žarowachu a wopłakowachu.</text:p>
      <text:p text:style-name="PreformattedText"/>
      <text:p text:style-name="PreformattedText">28. Jezus pak so wobroći k nim a dźeše: Wy dźowki z Jerusalema,<text:s/>njepłačće pře mnje, ale płačće same na so a na swoje dźěći.</text:p>
      <text:soft-page-break/>
      <text:p text:style-name="P326"><text:s/></text:p>
      <text:p text:style-name="PreformattedText">%-----------------------------------</text:p>
      <text:p text:style-name="PreformattedText"><text:span text:style-name="T327">% https://digital.slub-dresden.de/data/kitodo/BibltojeZ_478590679/BibltojeZ_478590679_tif/jpegs/00001435.tif.large.jpg</text:span></text:p>
      <text:p text:style-name="PreformattedText">%-----------------------------------------------------------</text:p>
      <text:p text:style-name="PreformattedText"/>
      <text:p text:style-name="PreformattedText">29. Přetož hlaj, čas budźe přińć, w kotrymž budźe prajene: Zbóžne su te njepłódne a te žiwoty, kiž njejsu ćěšiłe.<text:s/>((Jez. 54, 1. Mat. 24, 19.))</text:p>
      <text:p text:style-name="PreformattedText"/>
      <text:p text:style-name="PreformattedText">30. Tehdy budźa počinać prajić k horam: Padajće na nas! a k hórkam: Přikrywajće nas!<text:s/>((Jez. 2, 19. Hoz. 10, 8. Zjew. 6, 16. St. 9, 6.))</text:p>
      <text:p text:style-name="PreformattedText"/>
      <text:p text:style-name="PreformattedText">31. Přetož hdyž so to stanje na syrym drjewje, što dha na suchim budźe?<text:s/>((1 Pětr. 4, 17.))</text:p>
      <text:p text:style-name="PreformattedText"/>
      <text:p text:style-name="PreformattedText">32. Buštaj pak tež druhaj dwaj złóstnikaj wuwjedźenaj, zo byštaj z nim skóncowanaj byłaj. ((Jez. 53, 13. Jan. 19, 18.))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28">detail((Sćenje na ćichi pjatk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3.<text:s/><text:span text:style-name="T329">[</text:span>A jako pak přińdźechu na to město, kotremuž rěkaju nopowišćo, křižowachu woni jeho tam a teju złóstnikow z nim, jeneho k prawicy a druheho k lěwicy.<text:s/>((Mat. 27, 33. Mark. 15, 22.))</text:p>
      <text:p text:style-name="PreformattedText"/>
      <text:p text:style-name="PreformattedText">34. Jezus pak dźeše: Wótče, wodaj jim; přetož woni njewjedźa, što činja. Woni pak rozdźělichu jeho drastu a ćiskachu lós wo nju.<text:s/>((Ps. 22, 19. Mat. 27, 35. Mark. 15, 24. Jan. 19, 24.))</text:p>
      <text:p text:style-name="PreformattedText"/>
      <text:p text:style-name="PreformattedText">35. A lud steješe a přihladowaše. Ći wyši pak tež z nimi zaničowachu jeho a dźachu: Druhim je wón pomhał, njech sebi sam pomha, jeli zo wón je tón<text:s/>Chrystus, tón wuzwoleny Boži. ((Mat. 27, 42.))</text:p>
      <text:p text:style-name="PreformattedText"/>
      <text:p text:style-name="PreformattedText">36. Tež ći wojerscy wotročcy zaničowachu jeho, přistupichu k njemu a podachu jemu kisało,</text:p>
      <text:p text:style-name="PreformattedText"/>
      <text:p text:style-name="PreformattedText">37. A dźachu: Syli ty tón židowski kral, dha pomhaj sam sebi.</text:p>
      <text:p text:style-name="PreformattedText"/>
      <text:p text:style-name="PreformattedText">38. Tež běše nad nim pismo napisane z grichiskimi a z łaćonskimi a z hebrejskimi pismikami: Tutón je tón židowski kral.<text:s/>((Mat. 27, 37.))</text:p>
      <text:p text:style-name="PreformattedText"/>
      <text:p text:style-name="PreformattedText">39. A jedyn teju złóstnikow, kiž z nim wisaštaj, hanješe jeho a dźeše: Syli ty Chrystus, dha pomhaj sebi a namaj.</text:p>
      <text:p text:style-name="PreformattedText"/>
      <text:p text:style-name="PreformattedText">40. Tuž wotmołwi tón druhi, poswari jeho a dźeše: A ty so tež njebojiš před Bohom, kiž ty wšak w runym satamanstwje sy?</text:p>
      <text:p text:style-name="PreformattedText"/>
      <text:p text:style-name="PreformattedText">41. A mój wšak smój po prawym w tym samym,; přetož namaj so prawje dóstanje, štož z našimi skutkami smój zasłužiłaj. Tón pak ničo njezdobneho njeje činił.</text:p>
      <text:p text:style-name="PreformattedText"/>
      <text:p text:style-name="PreformattedText">42. A dźeše k Jezusej: Knježe, spomń na mnje, hdyž<text:s/>do swojeho kralestwa přińdźeš. ((Mat. 16, 28.))</text:p>
      <text:p text:style-name="PreformattedText"/>
      <text:p text:style-name="PreformattedText">43. A Jezus dźeše k njemu: Zawěrnje, ja praju ći: Dźensa budźeš ty zo mnu w paradizu.</text:p>
      <text:p text:style-name="PreformattedText"/>
      <text:p text:style-name="PreformattedText">44. Běše pak wokoło šesteje štundy, a bu ćma po wšej zemi hač do dźewjateje štundy.<text:s/>((Mat. 27, 45. Mark. 15, 33.))</text:p>
      <text:p text:style-name="PreformattedText"/>
      <text:p text:style-name="PreformattedText">45. A słónco so zaćmi a zawješk teho templa rostorže so na poł.</text:p>
      <text:p text:style-name="PreformattedText"/>
      <text:p text:style-name="PreformattedText">46. A Jezus zawoła z wulkim hłosom a dźeše: Wótče, ja poruču swoju dušu do twojeju rukow. A jako wón to běše wurjeknuł, da wón swojeho ducha wot so. ((Mat. 27, 50. Ps. 31, 6.))</text:p>
      <text:p text:style-name="PreformattedText"/>
      <text:p text:style-name="PreformattedText">47. Jako pak hejtman to widźeše, štož so sta, chwaleše wón Boha a dźeše: Zawěsće, tón čłowjek je prawy był.</text:p>
      <text:p text:style-name="PreformattedText"/>
      <text:p text:style-name="PreformattedText">48. A wšitcy ludźo, kiž pódla běchu a přihladowachu, jako widźichu, štož so sta, dyrichu<text:s/>na swoju wutrobu a wróćichu so.<text:span text:style-name="T330">]</text:span></text:p>
      <text:p text:style-name="PreformattedText"/>
      <text:p text:style-name="PreformattedText">49. Jeho znajomni pak wšitcy stejachu nazdala a te žónske, kotrež běchu za nim z Galilejskeje šłe, hladawši to wšitko widźichu.</text:p>
      <text:p text:style-name="PreformattedText"/>
      <text:p text:style-name="PreformattedText">50. A hlaj, muž, z mjenom Jozef, radny knjez, kiž běše dobry a bohabojazny muž,<text:s/>((Mat. 27, 57. Mark. 15, 43. Jan. 19, 38.))</text:p>
      <text:p text:style-name="PreformattedText"/>
      <text:p text:style-name="PreformattedText">51. Tón njeběše zwolił do jich rady a skutka, běše z Arimathije, ze židowskeho města, kiž tež na Bože kralestwo wočakowaše;<text:s/>((St. 2, 25. 38.))</text:p>
      <text:p text:style-name="PreformattedText"/>
      <text:p text:style-name="PreformattedText">52. Tón přišedši k Pilatej prošeše pře to ćěło Jezusowe;</text:p>
      <text:soft-page-break/>
      <text:p text:style-name="P331"><text:s/></text:p>
      <text:p text:style-name="PreformattedText">%-----------------------------------</text:p>
      <text:p text:style-name="PreformattedText"><text:span text:style-name="T332">% https://digital.slub-dresden.de/data/kitodo/BibltojeZ_478590679/BibltojeZ_478590679_tif/jpegs/00001436.tif.large.jpg</text:span></text:p>
      <text:p text:style-name="PreformattedText">%-----------------------------------------------------------</text:p>
      <text:p text:style-name="PreformattedText"/>
      <text:p text:style-name="PreformattedText">53. A wón wza jo dele, zawali to same do čisteho płatu a połoži jo do wurubaneho rowa, w kotrymž hišće nihdy nichtó njeběše ležał.</text:p>
      <text:p text:style-name="PreformattedText"/>
      <text:p text:style-name="PreformattedText">54. A běše dźeń teho přihotowanja, a sabat nastawaše.<text:s/>((Mat. 27, 62.))</text:p>
      <text:p text:style-name="PreformattedText"/>
      <text:p text:style-name="PreformattedText">55. Te žónske pak přińdźechu za nim, kotrež běchu za nim šłe z Galilejskeje, a wobhladowachu row a kak jeho ćěło połožene bu.<text:s/>((St. 8, 2.))</text:p>
      <text:p text:style-name="PreformattedText"/>
      <text:p text:style-name="PreformattedText">56. Wone so pak wróćichu a přihotowachu te wonjace wěcy a žałby. Apšes sabat wone wotpočowachu po přikazni.<text:s/>((2 Mójz. 20, 10.))</text:p>
      <text:p text:style-name="PreformattedText"/>
      <text:p text:style-name="PreformattedText"/>
      <text:p text:style-name="PreformattedText">%-----------------------------------------------------------</text:p>
      <text:p text:style-name="PreformattedText"/>
      <text:p text:style-name="P333">kapitl((Sćenje swjateho Lukaša))</text:p>
      <text:p text:style-name="P334"/>
      <text:p text:style-name="P335">staw((24. staw))</text:p>
      <text:p text:style-name="P336"/>
      <text:p text:style-name="P337">detail((Chrystusowe horjestaće a knjebjuztpiće.))</text:p>
      <text:p text:style-name="P338"/>
      <text:p text:style-name="PreformattedText"><text:span text:style-name="T339">detail((Tekst na jutrowničku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.<text:s/><text:span text:style-name="T340">[</text:span>Ale prěni dźeń po sabaće jara rano přińdźechu wone k rowu a njesechu te wonjace wěcy, kotrež běchu přihotowałe, a tež běchu někotre druhe z nimi.<text:s/>((Mat. 28, 1. Mark. 16, 1. Jan. 20, 1.))</text:p>
      <text:p text:style-name="PreformattedText"/>
      <text:p text:style-name="PreformattedText">2. Namakachu pak kamjeń wotwaleny wot rowa;</text:p>
      <text:p text:style-name="PreformattedText"/>
      <text:p text:style-name="PreformattedText">3. Tuž zańdźechu wone nutř a njenamakachu teho Knjeza Jezusa ćěło.</text:p>
      <text:p text:style-name="PreformattedText"/>
      <text:p text:style-name="PreformattedText">4. A sta so, jako wo to same we wulkej starosći běchu, hlaj, dha nahle přistupištaj dwaj muskaj k nim we jasnych drastach.<text:s/>((Jan. 20, 12. Jap. zk. 1, 10.))</text:p>
      <text:p text:style-name="PreformattedText"/>
      <text:p text:style-name="PreformattedText">5. A wone so stróžichu a pochilichu swoje wobličo k zemi. Tuž dźeštaj wonaj k nim: Što pytaće wy žiweho pola morwych?</text:p>
      <text:p text:style-name="PreformattedText"/>
      <text:p text:style-name="PreformattedText">6. Wón tu njeje, ale je stanył. Dopomńće so teho, kak wam praješe, jako wón hišće w Galilejskej běše,</text:p>
      <text:p text:style-name="PreformattedText"/>
      <text:p text:style-name="PreformattedText">7. A dźeše: Čłoróski syn dyrbi do rukow tych hrěšnikow podaty a křižowany być, a na třeći dźeń budźe wón horjestanuć.<text:s/>((Mat. 17, 22.))</text:p>
      <text:p text:style-name="PreformattedText"/>
      <text:p text:style-name="PreformattedText">8. A wone so dopomnichu jeho słowow.</text:p>
      <text:p text:style-name="PreformattedText"/>
      <text:p text:style-name="PreformattedText">9. A wróćichu so zaso wot rowa a připowjedachu to wšitko tym jědnaće a druhim wšitkim.)</text:p>
      <text:p text:style-name="PreformattedText"/>
      <text:p text:style-name="PreformattedText">10. Běchu pak Marja Madlena a Johanna a Marja, Jakubowa mać, a druhe někotre z nimi, kotrež to tym japoštołam powědachu.<text:s/>((St. 8, 2. 3))</text:p>
      <text:p text:style-name="PreformattedText"/>
      <text:soft-page-break/>
      <text:p text:style-name="PreformattedText">11. Ale jich słowa so jim zdachu, jako bychu basnički byłe, a njewěrjachu jim.</text:p>
      <text:p text:style-name="PreformattedText"/>
      <text:p text:style-name="PreformattedText">12. Pětr pak stanu a běžeše k rowu, a nachili so do njeho a wuhlada te rubjane płachty same ležo, a woteńdźe; a dźiwaše so při sebi temu, štož so stało běše.<text:s/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41">detail((Sćenje na 2. swjedźeń jutrow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13. [A hlaj, dwaj wot nich dźěštaj tón samy dźeń do městka, kotrež běše wot Jerusalema šěsćdźesać honow daloko, z mjenom Emmaws.<text:s/>((Mark. 16, 12.))</text:p>
      <text:p text:style-name="PreformattedText"/>
      <text:p text:style-name="PreformattedText">14. A ryčeštaj bjez sobu wot teho wšeho, štož so stało běše.</text:p>
      <text:p text:style-name="PreformattedText"/>
      <text:p text:style-name="PreformattedText">15. A poda so, jako wonaj tak ryčeštaj a so woprašowaštaj bjez sobu, přibližowa so Jezus k nimaj a dźěše z nimaj.<text:s/>((Mat. 18, 20.))</text:p>
      <text:p text:style-name="PreformattedText"/>
      <text:p text:style-name="PreformattedText">16. Ale jeju woči běštej dźeržanej, zo jeho njeznaještaj.</text:p>
      <text:p text:style-name="PreformattedText"/>
      <text:p text:style-name="PreformattedText">17. Wón pak dźeše k nimaj: Kajke su to ryče, kotrež wój ducy bjez sobu mataj a staj zrudnaj?</text:p>
      <text:p text:style-name="PreformattedText"/>
      <text:p text:style-name="PreformattedText">18. Tuž wotmołwi jedyn, z mjenom Kleophas, a dźeše k njemu: Sy ty tón jenički cuznik we Jerusalemje, kiž by njewědźał, što so w tych dnjach tam stało je?</text:p>
      <text:p text:style-name="PreformattedText"/>
      <text:p text:style-name="PreformattedText">19. A wón dźeše k nimaj: Kajke? Wonaj pak dźeštaj k njemu: To ždyn wot Jezusa Nacarenskeho, kotryž běše profeta, mócny w skutkach a słowach, před Bohom a přede wšěm ludom;<text:s/>((Mat. 21, 11.))</text:p>
      <text:p text:style-name="PreformattedText"/>
      <text:p text:style-name="PreformattedText">20. Kak jeho naši wyši měšnicy a knježa podali su k satamanstwu teje smjerće a jeho křižowali.</text:p>
      <text:p text:style-name="PreformattedText"/>
      <text:p text:style-name="PreformattedText">21. My so pak nadźijachmy, zo wón budźe JIzraela wumóž; a přewšo je dźensa třeći dźeń, jako so to stało je.</text:p>
      <text:soft-page-break/>
      <text:p text:style-name="P342"><text:s/></text:p>
      <text:p text:style-name="PreformattedText">%-----------------------------------</text:p>
      <text:p text:style-name="PreformattedText"><text:span text:style-name="T343">% https://digital.slub-dresden.de/data/kitodo/BibltojeZ_478590679/BibltojeZ_478590679_tif/jpegs/00001437.tif.large.jpg</text:span></text:p>
      <text:p text:style-name="PreformattedText">%-----------------------------------------------------------</text:p>
      <text:p text:style-name="PreformattedText"/>
      <text:p text:style-name="PreformattedText">22. Tež su nas nastróžałe někotre žónske tych našich, kiž su rano pola rowa byłe;<text:s/>((Mat. 28, 8. Mark. 16, 10.))</text:p>
      <text:p text:style-name="PreformattedText"/>
      <text:p text:style-name="PreformattedText">23. A jako jeho ćěło njenamakachu, přińdźechu prajuzy, zo su tež widźiłe widźenje tych jandźelow, kotřiž praja, zo je žiwy.</text:p>
      <text:p text:style-name="PreformattedText"/>
      <text:p text:style-name="PreformattedText">24. A někotři bjez nami dźěchu tam k rowu a namakachu jo tak, kaž žónske prajachu; ale jeho njewidźachu.</text:p>
      <text:p text:style-name="PreformattedText"/>
      <text:p text:style-name="PreformattedText">25. A wón dźeše k nimaj: O wy hłupeje a lěnjeje wutroby k wěrjenju temu wšitkemu, štož profetojo <text:s/>ryčeli su!</text:p>
      <text:p text:style-name="PreformattedText"/>
      <text:p text:style-name="PreformattedText">26. Njedyrbješe Chrystus to ćerpić a k swojej krasnosći zańć?<text:s/>((Jez. 50, 6.))</text:p>
      <text:p text:style-name="PreformattedText"/>
      <text:p text:style-name="PreformattedText">27. A počinawši wot Mójzasa a wot wšěch profetow wukładowaše jimaj, štož we wšěm pismje wot njeho rěčane bě.<text:s/>((1 Mójz. 3, 15. Ps. 8, 6. 16,<text:s/>9. 10. 22, 1. Hiob. 19, 25. Jez. 53, 1. Hoz: 6, 1. 2.))</text:p>
      <text:p text:style-name="PreformattedText"/>
      <text:p text:style-name="PreformattedText">28. A woni přibližachu so k temu městku, hdźež dźěchu, a wón činješe, jako by chcył dale hić.</text:p>
      <text:p text:style-name="PreformattedText"/>
      <text:p text:style-name="PreformattedText">29. A wonaj nuzowaštaj jeho a dźeštaj: Wostań pola nas, dokelž so k wječoru přibližuje a dźeń je so nachilił. A wón dźěše nutř, zo by pola njeju wostał.<text:s/>((1 Mójz. 19, 3.))</text:p>
      <text:p text:style-name="PreformattedText"/>
      <text:p text:style-name="PreformattedText">30. A sta so, jako z nimaj za blidom sedźeše, wza wón tón chlěb, dźakowaše so, łamaše a poda jón jimaj.</text:p>
      <text:p text:style-name="PreformattedText"/>
      <text:p text:style-name="PreformattedText">31. Tuž buštej jeju woči wotewrjenej, a póznaštaj jeho. A wón so zhubi před nimaj.</text:p>
      <text:p text:style-name="PreformattedText"/>
      <text:p text:style-name="PreformattedText">32. A wonaj dźeštaj bjez sobu: Njehorješe so naju wutroba w namaj, jako z namaj rěčeše na puću a namaj to pismo wotewri?</text:p>
      <text:p text:style-name="PreformattedText"/>
      <text:p text:style-name="PreformattedText">33. A wonaj stanyštaj w tej samej štundźe, wróćištaj so do Jerusalema a namakaštaj tych jědnaće zhromadźenych a tych, kiž při nich běchu,</text:p>
      <text:p text:style-name="PreformattedText"/>
      <text:p text:style-name="PreformattedText">34. Kotřiž dźachu: Tón Knjez je woprawdźe stanył a Šimanej so zjewił.<text:s/>((1 Kor. 15, 4. 5.))</text:p>
      <text:p text:style-name="PreformattedText"/>
      <text:p text:style-name="PreformattedText">35. A wonaj powědaštaj jim, što so na puću stało bě, a kak wón wot njeju póznaty je na tym, jako chlěb łamaše.<text:span text:style-name="T344">]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45">detail((Tekst na 2. swjedźeń jutrow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36. [Jako woni pak wot teho ryčachu, steješe Jezus sam srjedźa bjez nimi a dźeše k nim: Měr budź z wami!<text:s/>((Mark. 16, 14. Jan. 20, 19.))</text:p>
      <text:p text:style-name="PreformattedText"/>
      <text:p text:style-name="PreformattedText">37. Woni so pak stróžichu a bojachu so, pomysliwši sebi, zo ducha widźa.</text:p>
      <text:p text:style-name="PreformattedText"/>
      <text:soft-page-break/>
      <text:p text:style-name="PreformattedText">38. A wón dźeše k nim: Što sće tak nastróženi? a čoho dla so tajke mysle zběhaju we wašich wutrobach?<text:s/>((Mark. 4, 40.))</text:p>
      <text:p text:style-name="PreformattedText"/>
      <text:p text:style-name="PreformattedText">39. Wohladajće mojej rucy a mojej nocy, ja sym sam tudy; dótkajće so mje a hladajće; přetož duch nima ćěła ani kosće, jako wy widźiće, zo ja mam. 1</text:p>
      <text:p text:style-name="PreformattedText"/>
      <text:p text:style-name="PreformattedText">40. A hdyž wón to prajił běše, pokaza jim rucy a nocy.<text:span text:style-name="T346">]</text:span></text:p>
      <text:p text:style-name="PreformattedText"/>
      <text:p text:style-name="PreformattedText">41. Jako woni pak hišće njewěrjachu před wjesołosću a so dźiwachu, dźeše wón k nim: Maće tu što jěsć?</text:p>
      <text:p text:style-name="PreformattedText"/>
      <text:p text:style-name="PreformattedText">42. A woni podachu jemu kruch pječeneje ryby a płast mjeda.<text:s/>((Jan. 21;, 10.))</text:p>
      <text:p text:style-name="PreformattedText"/>
      <text:p text:style-name="PreformattedText">43. A wón je wza a jědźiše před nimi,</text:p>
      <text:p text:style-name="PreformattedText"/>
      <text:p text:style-name="PreformattedText">44. A dźeše k nim: To su te ryče, kotrež ja k wam rěčał sym, jako hišće pola was běch, zo wšitko dyrbi dopjelnjene być, štož wote mnje pisane je w Mójzasowym zakonju a w profetach a w psalmach.</text:p>
      <text:p text:style-name="PreformattedText"/>
      <text:p text:style-name="PreformattedText">45. Tehdy wotewri wón jim rozum, zo bychu pismo zrozumili,</text:p>
      <text:p text:style-name="PreformattedText"/>
      <text:p text:style-name="PreformattedText">46. A dźeše k nim: Tak je pisane a tak dyrbješe Chrystus ćerpić a na třeći dźeń horjestanuć wot morwych, ((Scht. 27. Ps. 22, 7. 16.))</text:p>
      <text:p text:style-name="PreformattedText"/>
      <text:p text:style-name="PreformattedText">47. A dać prědować w swojim mjenje pokutu a hrěchow wodaće bje wšěmi ludźimi a započeć we Jerusalemje.</text:p>
      <text:soft-page-break/>
      <text:p text:style-name="P347"><text:s/></text:p>
      <text:p text:style-name="PreformattedText">%-----------------------------------</text:p>
      <text:p text:style-name="PreformattedText"><text:span text:style-name="T348">% https://digital.slub-dresden.de/data/kitodo/BibltojeZ_478590679/BibltojeZ_478590679_tif/jpegs/00001438.tif.large.jpg</text:span></text:p>
      <text:p text:style-name="PreformattedText">%-----------------------------------------------------------</text:p>
      <text:p text:style-name="PreformattedText"/>
      <text:p text:style-name="PreformattedText">48. Wy pak sće teho wšitkeho swědkojo.</text:p>
      <text:p text:style-name="PreformattedText"/>
      <text:p text:style-name="PreformattedText">49. A hlaj, ja chcu pósłać to slubjenje swojeho Wótca na was. Wy pak wostańće w měsće Jerusalemje, hač budźeće woblečeni z mozu z wysokosće. Jan. 15, S6. St. 1s6, 7. Jap. zk. 1, 4.<text:s/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<text:span text:style-name="T349">detail((Tekst na Bože spěće. IV.))</text:span></text:p>
      <text:p text:style-name="PreformattedText"/>
      <text:p text:style-name="PreformattedText">%-----------------------------------------------------------</text:p>
      <text:p text:style-name="PreformattedText"/>
      <text:p text:style-name="PreformattedText">50. [Wón wuwjedźe jich pak won hač do Bethanije a pozběže swojej rucy horje a požohnowa jich.<text:s/>((Jap. zk. 1, 12.))</text:p>
      <text:p text:style-name="PreformattedText"/>
      <text:p text:style-name="PreformattedText">51. A sta so, jako wón jich požohnowa, pušći wón so wot nich a bu horje zběhnjeny do njebjes.<text:s/>((Mark. 16, 19. Jap. zk. 1, 9))</text:p>
      <text:p text:style-name="PreformattedText"/>
      <text:p text:style-name="PreformattedText">52. A woni modlachu so k njemu a wróćichu so zaso do Jerusalema z wulkej wjesołosću;</text:p>
      <text:p text:style-name="PreformattedText"/>
      <text:p text:style-name="PreformattedText">53. A běchu stajnje w templu, česćachu a chwalachu Boha. (Hamjeń.)<text:span text:style-name="T350">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sb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Sprechblasentext" style:display-name="Sprechblasentext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4-11-15T08:00:00Z</meta:creation-date>
    <dc:date>2024-11-21T14:07:00Z</dc:date>
    <meta:template xlink:href="Normal.dotm" xlink:type="simple"/>
    <meta:editing-cycles>16</meta:editing-cycles>
    <meta:editing-duration>PT0S</meta:editing-duration>
    <meta:document-statistic meta:page-count="103" meta:paragraph-count="343" meta:word-count="25689" meta:character-count="171775" meta:row-count="1220" meta:non-whitespace-character-count="146429"/>
  </office:meta>
</office:document-meta>
</file>